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ing_mn_Newto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formula="of:=[.F1]/1000" office:value-type="float" office:value="422.283" calcext:value-type="float">
            <text:p>422.283</text:p>
          </table:table-cell>
          <table:table-cell table:formula="of:=[.G1]/1000" office:value-type="float" office:value="39.979" calcext:value-type="float">
            <text:p>39.979</text:p>
          </table:table-cell>
          <table:table-cell table:formula="of:=[.H1]/1000"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table:formula="of:=SUM([.A1:.D1])" office:value-type="float" office:value="462.594" calcext:value-type="float">
            <text:p>462.594</text:p>
          </table:table-cell>
          <table:table-cell office:value-type="float" office:value="422283" calcext:value-type="float">
            <text:p>422283</text:p>
          </table:table-cell>
          <table:table-cell office:value-type="float" office:value="39979" calcext:value-type="float">
            <text:p>39979</text:p>
          </table:table-cell>
          <table:table-cell office:value-type="float" office:value="332" calcext:value-type="float">
            <text:p>332</text:p>
          </table:table-cell>
          <table:table-cell table:number-columns-repeated="9"/>
          <table:table-cell office:value-type="float" office:value="7980390" calcext:value-type="float">
            <text:p>7980390</text:p>
          </table:table-cell>
          <table:table-cell office:value-type="float" office:value="39629" calcext:value-type="float">
            <text:p>3962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formula="of:=[.F2]/1000" office:value-type="float" office:value="44.759" calcext:value-type="float">
            <text:p>44.759</text:p>
          </table:table-cell>
          <table:table-cell table:formula="of:=[.G2]/1000" office:value-type="float" office:value="39.951" calcext:value-type="float">
            <text:p>39.951</text:p>
          </table:table-cell>
          <table:table-cell table:formula="of:=[.H2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2:.D2])" office:value-type="float" office:value="85.039" calcext:value-type="float">
            <text:p>85.039</text:p>
          </table:table-cell>
          <table:table-cell office:value-type="float" office:value="44759" calcext:value-type="float">
            <text:p>44759</text:p>
          </table:table-cell>
          <table:table-cell office:value-type="float" office:value="39951" calcext:value-type="float">
            <text:p>39951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43649" calcext:value-type="float">
            <text:p>43649</text:p>
          </table:table-cell>
          <table:table-cell office:value-type="float" office:value="39618" calcext:value-type="float">
            <text:p>3961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formula="of:=[.F3]/1000" office:value-type="float" office:value="68.298" calcext:value-type="float">
            <text:p>68.298</text:p>
          </table:table-cell>
          <table:table-cell table:formula="of:=[.G3]/1000" office:value-type="float" office:value="39.982" calcext:value-type="float">
            <text:p>39.982</text:p>
          </table:table-cell>
          <table:table-cell table:formula="of:=[.H3]/1000"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SUM([.A3:.D3])" office:value-type="float" office:value="108.613" calcext:value-type="float">
            <text:p>108.613</text:p>
          </table:table-cell>
          <table:table-cell office:value-type="float" office:value="68298" calcext:value-type="float">
            <text:p>68298</text:p>
          </table:table-cell>
          <table:table-cell office:value-type="float" office:value="39982" calcext:value-type="float">
            <text:p>39982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811584" calcext:value-type="float">
            <text:p>811584</text:p>
          </table:table-cell>
          <table:table-cell office:value-type="float" office:value="39498" calcext:value-type="float">
            <text:p>3949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formula="of:=[.F4]/1000" office:value-type="float" office:value="85.954" calcext:value-type="float">
            <text:p>85.954</text:p>
          </table:table-cell>
          <table:table-cell table:formula="of:=[.G4]/1000" office:value-type="float" office:value="39.846" calcext:value-type="float">
            <text:p>39.846</text:p>
          </table:table-cell>
          <table:table-cell table:formula="of:=[.H4]/1000"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  <table:table-cell table:formula="of:=SUM([.A4:.D4])" office:value-type="float" office:value="126.127" calcext:value-type="float">
            <text:p>126.127</text:p>
          </table:table-cell>
          <table:table-cell office:value-type="float" office:value="85954" calcext:value-type="float">
            <text:p>85954</text:p>
          </table:table-cell>
          <table:table-cell office:value-type="float" office:value="39846" calcext:value-type="float">
            <text:p>39846</text:p>
          </table:table-cell>
          <table:table-cell office:value-type="float" office:value="327" calcext:value-type="float">
            <text:p>327</text:p>
          </table:table-cell>
          <table:table-cell table:number-columns-repeated="9"/>
          <table:table-cell office:value-type="float" office:value="1507834" calcext:value-type="float">
            <text:p>1507834</text:p>
          </table:table-cell>
          <table:table-cell office:value-type="float" office:value="39521" calcext:value-type="float">
            <text:p>3952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formula="of:=[.F5]/1000" office:value-type="float" office:value="103.338" calcext:value-type="float">
            <text:p>103.338</text:p>
          </table:table-cell>
          <table:table-cell table:formula="of:=[.G5]/1000" office:value-type="float" office:value="39.986" calcext:value-type="float">
            <text:p>39.986</text:p>
          </table:table-cell>
          <table:table-cell table:formula="of:=[.H5]/1000" office:value-type="float" office:value="0.338" calcext:value-type="float">
            <text:p>0.338</text:p>
          </table:table-cell>
          <table:table-cell office:value-type="float" office:value="0" calcext:value-type="float">
            <text:p>0</text:p>
          </table:table-cell>
          <table:table-cell table:formula="of:=SUM([.A5:.D5])" office:value-type="float" office:value="143.662" calcext:value-type="float">
            <text:p>143.662</text:p>
          </table:table-cell>
          <table:table-cell office:value-type="float" office:value="103338" calcext:value-type="float">
            <text:p>103338</text:p>
          </table:table-cell>
          <table:table-cell office:value-type="float" office:value="39986" calcext:value-type="float">
            <text:p>39986</text:p>
          </table:table-cell>
          <table:table-cell office:value-type="float" office:value="338" calcext:value-type="float">
            <text:p>338</text:p>
          </table:table-cell>
          <table:table-cell table:number-columns-repeated="9"/>
          <table:table-cell office:value-type="float" office:value="2100663" calcext:value-type="float">
            <text:p>2100663</text:p>
          </table:table-cell>
          <table:table-cell office:value-type="float" office:value="39912" calcext:value-type="float">
            <text:p>3991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formula="of:=[.F6]/1000" office:value-type="float" office:value="122.66" calcext:value-type="float">
            <text:p>122.66</text:p>
          </table:table-cell>
          <table:table-cell table:formula="of:=[.G6]/1000" office:value-type="float" office:value="39.876" calcext:value-type="float">
            <text:p>39.876</text:p>
          </table:table-cell>
          <table:table-cell table:formula="of:=[.H6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6:.D6])" office:value-type="float" office:value="162.865" calcext:value-type="float">
            <text:p>162.865</text:p>
          </table:table-cell>
          <table:table-cell office:value-type="float" office:value="122660" calcext:value-type="float">
            <text:p>122660</text:p>
          </table:table-cell>
          <table:table-cell office:value-type="float" office:value="39876" calcext:value-type="float">
            <text:p>39876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2645926" calcext:value-type="float">
            <text:p>2645926</text:p>
          </table:table-cell>
          <table:table-cell office:value-type="float" office:value="39685" calcext:value-type="float">
            <text:p>3968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formula="of:=[.F7]/1000" office:value-type="float" office:value="138.093" calcext:value-type="float">
            <text:p>138.093</text:p>
          </table:table-cell>
          <table:table-cell table:formula="of:=[.G7]/1000" office:value-type="float" office:value="39.79" calcext:value-type="float">
            <text:p>39.79</text:p>
          </table:table-cell>
          <table:table-cell table:formula="of:=[.H7]/1000"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table:formula="of:=SUM([.A7:.D7])" office:value-type="float" office:value="178.215" calcext:value-type="float">
            <text:p>178.215</text:p>
          </table:table-cell>
          <table:table-cell office:value-type="float" office:value="138093" calcext:value-type="float">
            <text:p>138093</text:p>
          </table:table-cell>
          <table:table-cell office:value-type="float" office:value="39790" calcext:value-type="float">
            <text:p>39790</text:p>
          </table:table-cell>
          <table:table-cell office:value-type="float" office:value="332" calcext:value-type="float">
            <text:p>332</text:p>
          </table:table-cell>
          <table:table-cell table:number-columns-repeated="9"/>
          <table:table-cell office:value-type="float" office:value="3227332" calcext:value-type="float">
            <text:p>3227332</text:p>
          </table:table-cell>
          <table:table-cell office:value-type="float" office:value="39811" calcext:value-type="float">
            <text:p>3981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formula="of:=[.F8]/1000" office:value-type="float" office:value="158.379" calcext:value-type="float">
            <text:p>158.379</text:p>
          </table:table-cell>
          <table:table-cell table:formula="of:=[.G8]/1000" office:value-type="float" office:value="48.509" calcext:value-type="float">
            <text:p>48.509</text:p>
          </table:table-cell>
          <table:table-cell table:formula="of:=[.H8]/1000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SUM([.A8:.D8])" office:value-type="float" office:value="207.338" calcext:value-type="float">
            <text:p>207.338</text:p>
          </table:table-cell>
          <table:table-cell office:value-type="float" office:value="158379" calcext:value-type="float">
            <text:p>158379</text:p>
          </table:table-cell>
          <table:table-cell office:value-type="float" office:value="48509" calcext:value-type="float">
            <text:p>48509</text:p>
          </table:table-cell>
          <table:table-cell office:value-type="float" office:value="450" calcext:value-type="float">
            <text:p>450</text:p>
          </table:table-cell>
          <table:table-cell table:number-columns-repeated="9"/>
          <table:table-cell office:value-type="float" office:value="3827720" calcext:value-type="float">
            <text:p>3827720</text:p>
          </table:table-cell>
          <table:table-cell office:value-type="float" office:value="39590" calcext:value-type="float">
            <text:p>3959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formula="of:=[.F9]/1000" office:value-type="float" office:value="187.009" calcext:value-type="float">
            <text:p>187.009</text:p>
          </table:table-cell>
          <table:table-cell table:formula="of:=[.G9]/1000" office:value-type="float" office:value="39.954" calcext:value-type="float">
            <text:p>39.954</text:p>
          </table:table-cell>
          <table:table-cell table:formula="of:=[.H9]/1000"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  <table:table-cell table:formula="of:=SUM([.A9:.D9])" office:value-type="float" office:value="227.29" calcext:value-type="float">
            <text:p>227.29</text:p>
          </table:table-cell>
          <table:table-cell office:value-type="float" office:value="187009" calcext:value-type="float">
            <text:p>187009</text:p>
          </table:table-cell>
          <table:table-cell office:value-type="float" office:value="39954" calcext:value-type="float">
            <text:p>39954</text:p>
          </table:table-cell>
          <table:table-cell office:value-type="float" office:value="327" calcext:value-type="float">
            <text:p>327</text:p>
          </table:table-cell>
          <table:table-cell table:number-columns-repeated="9"/>
          <table:table-cell office:value-type="float" office:value="4260313" calcext:value-type="float">
            <text:p>4260313</text:p>
          </table:table-cell>
          <table:table-cell office:value-type="float" office:value="39512" calcext:value-type="float">
            <text:p>3951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formula="of:=[.F10]/1000" office:value-type="float" office:value="186.008" calcext:value-type="float">
            <text:p>186.008</text:p>
          </table:table-cell>
          <table:table-cell table:formula="of:=[.G10]/1000" office:value-type="float" office:value="39.845" calcext:value-type="float">
            <text:p>39.845</text:p>
          </table:table-cell>
          <table:table-cell table:formula="of:=[.H10]/1000"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SUM([.A10:.D10])" office:value-type="float" office:value="226.186" calcext:value-type="float">
            <text:p>226.186</text:p>
          </table:table-cell>
          <table:table-cell office:value-type="float" office:value="186008" calcext:value-type="float">
            <text:p>186008</text:p>
          </table:table-cell>
          <table:table-cell office:value-type="float" office:value="39845" calcext:value-type="float">
            <text:p>39845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4507564" calcext:value-type="float">
            <text:p>4507564</text:p>
          </table:table-cell>
          <table:table-cell office:value-type="float" office:value="40611" calcext:value-type="float">
            <text:p>4061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formula="of:=[.F11]/1000" office:value-type="float" office:value="193.034" calcext:value-type="float">
            <text:p>193.034</text:p>
          </table:table-cell>
          <table:table-cell table:formula="of:=[.G11]/1000" office:value-type="float" office:value="39.714" calcext:value-type="float">
            <text:p>39.714</text:p>
          </table:table-cell>
          <table:table-cell table:formula="of:=[.H11]/1000"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table:formula="of:=SUM([.A11:.D11])" office:value-type="float" office:value="233.082" calcext:value-type="float">
            <text:p>233.082</text:p>
          </table:table-cell>
          <table:table-cell office:value-type="float" office:value="193034" calcext:value-type="float">
            <text:p>193034</text:p>
          </table:table-cell>
          <table:table-cell office:value-type="float" office:value="39714" calcext:value-type="float">
            <text:p>39714</text:p>
          </table:table-cell>
          <table:table-cell office:value-type="float" office:value="334" calcext:value-type="float">
            <text:p>334</text:p>
          </table:table-cell>
          <table:table-cell table:number-columns-repeated="9"/>
          <table:table-cell office:value-type="float" office:value="4818042" calcext:value-type="float">
            <text:p>4818042</text:p>
          </table:table-cell>
          <table:table-cell office:value-type="float" office:value="39769" calcext:value-type="float">
            <text:p>3976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formula="of:=[.F12]/1000" office:value-type="float" office:value="195.38" calcext:value-type="float">
            <text:p>195.38</text:p>
          </table:table-cell>
          <table:table-cell table:formula="of:=[.G12]/1000" office:value-type="float" office:value="39.922" calcext:value-type="float">
            <text:p>39.922</text:p>
          </table:table-cell>
          <table:table-cell table:formula="of:=[.H12]/1000"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table:formula="of:=SUM([.A12:.D12])" office:value-type="float" office:value="235.634" calcext:value-type="float">
            <text:p>235.634</text:p>
          </table:table-cell>
          <table:table-cell office:value-type="float" office:value="195380" calcext:value-type="float">
            <text:p>195380</text:p>
          </table:table-cell>
          <table:table-cell office:value-type="float" office:value="39922" calcext:value-type="float">
            <text:p>39922</text:p>
          </table:table-cell>
          <table:table-cell office:value-type="float" office:value="332" calcext:value-type="float">
            <text:p>332</text:p>
          </table:table-cell>
          <table:table-cell table:number-columns-repeated="9"/>
          <table:table-cell office:value-type="float" office:value="5116193" calcext:value-type="float">
            <text:p>5116193</text:p>
          </table:table-cell>
          <table:table-cell office:value-type="float" office:value="39683" calcext:value-type="float">
            <text:p>3968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formula="of:=[.F13]/1000" office:value-type="float" office:value="206.247" calcext:value-type="float">
            <text:p>206.247</text:p>
          </table:table-cell>
          <table:table-cell table:formula="of:=[.G13]/1000" office:value-type="float" office:value="39.764" calcext:value-type="float">
            <text:p>39.764</text:p>
          </table:table-cell>
          <table:table-cell table:formula="of:=[.H13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13:.D13])" office:value-type="float" office:value="246.34" calcext:value-type="float">
            <text:p>246.34</text:p>
          </table:table-cell>
          <table:table-cell office:value-type="float" office:value="206247" calcext:value-type="float">
            <text:p>206247</text:p>
          </table:table-cell>
          <table:table-cell office:value-type="float" office:value="39764" calcext:value-type="float">
            <text:p>39764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5310589" calcext:value-type="float">
            <text:p>5310589</text:p>
          </table:table-cell>
          <table:table-cell office:value-type="float" office:value="39749" calcext:value-type="float">
            <text:p>3974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formula="of:=[.F14]/1000" office:value-type="float" office:value="215.969" calcext:value-type="float">
            <text:p>215.969</text:p>
          </table:table-cell>
          <table:table-cell table:formula="of:=[.G14]/1000" office:value-type="float" office:value="39.728" calcext:value-type="float">
            <text:p>39.728</text:p>
          </table:table-cell>
          <table:table-cell table:formula="of:=[.H14]/1000" office:value-type="float" office:value="0.338" calcext:value-type="float">
            <text:p>0.338</text:p>
          </table:table-cell>
          <table:table-cell office:value-type="float" office:value="0" calcext:value-type="float">
            <text:p>0</text:p>
          </table:table-cell>
          <table:table-cell table:formula="of:=SUM([.A14:.D14])" office:value-type="float" office:value="256.035" calcext:value-type="float">
            <text:p>256.035</text:p>
          </table:table-cell>
          <table:table-cell office:value-type="float" office:value="215969" calcext:value-type="float">
            <text:p>215969</text:p>
          </table:table-cell>
          <table:table-cell office:value-type="float" office:value="39728" calcext:value-type="float">
            <text:p>39728</text:p>
          </table:table-cell>
          <table:table-cell office:value-type="float" office:value="338" calcext:value-type="float">
            <text:p>338</text:p>
          </table:table-cell>
          <table:table-cell table:number-columns-repeated="9"/>
          <table:table-cell office:value-type="float" office:value="5675130" calcext:value-type="float">
            <text:p>5675130</text:p>
          </table:table-cell>
          <table:table-cell office:value-type="float" office:value="39277" calcext:value-type="float">
            <text:p>3927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formula="of:=[.F15]/1000" office:value-type="float" office:value="220.832" calcext:value-type="float">
            <text:p>220.832</text:p>
          </table:table-cell>
          <table:table-cell table:formula="of:=[.G15]/1000" office:value-type="float" office:value="39.799" calcext:value-type="float">
            <text:p>39.799</text:p>
          </table:table-cell>
          <table:table-cell table:formula="of:=[.H15]/1000" office:value-type="float" office:value="0.328" calcext:value-type="float">
            <text:p>0.328</text:p>
          </table:table-cell>
          <table:table-cell office:value-type="float" office:value="0" calcext:value-type="float">
            <text:p>0</text:p>
          </table:table-cell>
          <table:table-cell table:formula="of:=SUM([.A15:.D15])" office:value-type="float" office:value="260.959" calcext:value-type="float">
            <text:p>260.959</text:p>
          </table:table-cell>
          <table:table-cell office:value-type="float" office:value="220832" calcext:value-type="float">
            <text:p>220832</text:p>
          </table:table-cell>
          <table:table-cell office:value-type="float" office:value="39799" calcext:value-type="float">
            <text:p>39799</text:p>
          </table:table-cell>
          <table:table-cell office:value-type="float" office:value="328" calcext:value-type="float">
            <text:p>328</text:p>
          </table:table-cell>
          <table:table-cell table:number-columns-repeated="9"/>
          <table:table-cell office:value-type="float" office:value="5827818" calcext:value-type="float">
            <text:p>5827818</text:p>
          </table:table-cell>
          <table:table-cell office:value-type="float" office:value="39347" calcext:value-type="float">
            <text:p>3934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formula="of:=[.F16]/1000" office:value-type="float" office:value="226.177" calcext:value-type="float">
            <text:p>226.177</text:p>
          </table:table-cell>
          <table:table-cell table:formula="of:=[.G16]/1000" office:value-type="float" office:value="39.73" calcext:value-type="float">
            <text:p>39.73</text:p>
          </table:table-cell>
          <table:table-cell table:formula="of:=[.H16]/1000"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SUM([.A16:.D16])" office:value-type="float" office:value="266.24" calcext:value-type="float">
            <text:p>266.24</text:p>
          </table:table-cell>
          <table:table-cell office:value-type="float" office:value="226177" calcext:value-type="float">
            <text:p>226177</text:p>
          </table:table-cell>
          <table:table-cell office:value-type="float" office:value="39730" calcext:value-type="float">
            <text:p>39730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5909430" calcext:value-type="float">
            <text:p>5909430</text:p>
          </table:table-cell>
          <table:table-cell office:value-type="float" office:value="39449" calcext:value-type="float">
            <text:p>3944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formula="of:=[.F17]/1000" office:value-type="float" office:value="229.693" calcext:value-type="float">
            <text:p>229.693</text:p>
          </table:table-cell>
          <table:table-cell table:formula="of:=[.G17]/1000" office:value-type="float" office:value="39.764" calcext:value-type="float">
            <text:p>39.764</text:p>
          </table:table-cell>
          <table:table-cell table:formula="of:=[.H17]/1000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SUM([.A17:.D17])" office:value-type="float" office:value="269.787" calcext:value-type="float">
            <text:p>269.787</text:p>
          </table:table-cell>
          <table:table-cell office:value-type="float" office:value="229693" calcext:value-type="float">
            <text:p>229693</text:p>
          </table:table-cell>
          <table:table-cell office:value-type="float" office:value="39764" calcext:value-type="float">
            <text:p>39764</text:p>
          </table:table-cell>
          <table:table-cell office:value-type="float" office:value="330" calcext:value-type="float">
            <text:p>330</text:p>
          </table:table-cell>
          <table:table-cell table:number-columns-repeated="9"/>
          <table:table-cell office:value-type="float" office:value="5986271" calcext:value-type="float">
            <text:p>5986271</text:p>
          </table:table-cell>
          <table:table-cell office:value-type="float" office:value="39621" calcext:value-type="float">
            <text:p>3962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formula="of:=[.F18]/1000" office:value-type="float" office:value="236.563" calcext:value-type="float">
            <text:p>236.563</text:p>
          </table:table-cell>
          <table:table-cell table:formula="of:=[.G18]/1000" office:value-type="float" office:value="39.718" calcext:value-type="float">
            <text:p>39.718</text:p>
          </table:table-cell>
          <table:table-cell table:formula="of:=[.H18]/1000" office:value-type="float" office:value="0.323" calcext:value-type="float">
            <text:p>0.323</text:p>
          </table:table-cell>
          <table:table-cell office:value-type="float" office:value="0" calcext:value-type="float">
            <text:p>0</text:p>
          </table:table-cell>
          <table:table-cell table:formula="of:=SUM([.A18:.D18])" office:value-type="float" office:value="276.604" calcext:value-type="float">
            <text:p>276.604</text:p>
          </table:table-cell>
          <table:table-cell office:value-type="float" office:value="236563" calcext:value-type="float">
            <text:p>236563</text:p>
          </table:table-cell>
          <table:table-cell office:value-type="float" office:value="39718" calcext:value-type="float">
            <text:p>39718</text:p>
          </table:table-cell>
          <table:table-cell office:value-type="float" office:value="323" calcext:value-type="float">
            <text:p>323</text:p>
          </table:table-cell>
          <table:table-cell table:number-columns-repeated="9"/>
          <table:table-cell office:value-type="float" office:value="5912407" calcext:value-type="float">
            <text:p>5912407</text:p>
          </table:table-cell>
          <table:table-cell office:value-type="float" office:value="39569" calcext:value-type="float">
            <text:p>3956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formula="of:=[.F19]/1000" office:value-type="float" office:value="226.931" calcext:value-type="float">
            <text:p>226.931</text:p>
          </table:table-cell>
          <table:table-cell table:formula="of:=[.G19]/1000" office:value-type="float" office:value="39.687" calcext:value-type="float">
            <text:p>39.687</text:p>
          </table:table-cell>
          <table:table-cell table:formula="of:=[.H19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19:.D19])" office:value-type="float" office:value="266.947" calcext:value-type="float">
            <text:p>266.947</text:p>
          </table:table-cell>
          <table:table-cell office:value-type="float" office:value="226931" calcext:value-type="float">
            <text:p>226931</text:p>
          </table:table-cell>
          <table:table-cell office:value-type="float" office:value="39687" calcext:value-type="float">
            <text:p>39687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5968872" calcext:value-type="float">
            <text:p>5968872</text:p>
          </table:table-cell>
          <table:table-cell office:value-type="float" office:value="39877" calcext:value-type="float">
            <text:p>3987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formula="of:=[.F20]/1000" office:value-type="float" office:value="226.361" calcext:value-type="float">
            <text:p>226.361</text:p>
          </table:table-cell>
          <table:table-cell table:formula="of:=[.G20]/1000" office:value-type="float" office:value="39.724" calcext:value-type="float">
            <text:p>39.724</text:p>
          </table:table-cell>
          <table:table-cell table:formula="of:=[.H20]/1000" office:value-type="float" office:value="0.324" calcext:value-type="float">
            <text:p>0.324</text:p>
          </table:table-cell>
          <table:table-cell office:value-type="float" office:value="0" calcext:value-type="float">
            <text:p>0</text:p>
          </table:table-cell>
          <table:table-cell table:formula="of:=SUM([.A20:.D20])" office:value-type="float" office:value="266.409" calcext:value-type="float">
            <text:p>266.409</text:p>
          </table:table-cell>
          <table:table-cell office:value-type="float" office:value="226361" calcext:value-type="float">
            <text:p>226361</text:p>
          </table:table-cell>
          <table:table-cell office:value-type="float" office:value="39724" calcext:value-type="float">
            <text:p>39724</text:p>
          </table:table-cell>
          <table:table-cell office:value-type="float" office:value="324" calcext:value-type="float">
            <text:p>324</text:p>
          </table:table-cell>
          <table:table-cell table:number-columns-repeated="9"/>
          <table:table-cell office:value-type="float" office:value="6098475" calcext:value-type="float">
            <text:p>6098475</text:p>
          </table:table-cell>
          <table:table-cell office:value-type="float" office:value="39586" calcext:value-type="float">
            <text:p>3958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formula="of:=[.F21]/1000" office:value-type="float" office:value="230.372" calcext:value-type="float">
            <text:p>230.372</text:p>
          </table:table-cell>
          <table:table-cell table:formula="of:=[.G21]/1000" office:value-type="float" office:value="39.787" calcext:value-type="float">
            <text:p>39.787</text:p>
          </table:table-cell>
          <table:table-cell table:formula="of:=[.H21]/1000" office:value-type="float" office:value="0.338" calcext:value-type="float">
            <text:p>0.338</text:p>
          </table:table-cell>
          <table:table-cell office:value-type="float" office:value="0" calcext:value-type="float">
            <text:p>0</text:p>
          </table:table-cell>
          <table:table-cell table:formula="of:=SUM([.A21:.D21])" office:value-type="float" office:value="270.497" calcext:value-type="float">
            <text:p>270.497</text:p>
          </table:table-cell>
          <table:table-cell office:value-type="float" office:value="230372" calcext:value-type="float">
            <text:p>230372</text:p>
          </table:table-cell>
          <table:table-cell office:value-type="float" office:value="39787" calcext:value-type="float">
            <text:p>39787</text:p>
          </table:table-cell>
          <table:table-cell office:value-type="float" office:value="338" calcext:value-type="float">
            <text:p>338</text:p>
          </table:table-cell>
          <table:table-cell table:number-columns-repeated="9"/>
          <table:table-cell office:value-type="float" office:value="6159454" calcext:value-type="float">
            <text:p>6159454</text:p>
          </table:table-cell>
          <table:table-cell office:value-type="float" office:value="39678" calcext:value-type="float">
            <text:p>3967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formula="of:=[.F22]/1000" office:value-type="float" office:value="231.288" calcext:value-type="float">
            <text:p>231.288</text:p>
          </table:table-cell>
          <table:table-cell table:formula="of:=[.G22]/1000" office:value-type="float" office:value="39.655" calcext:value-type="float">
            <text:p>39.655</text:p>
          </table:table-cell>
          <table:table-cell table:formula="of:=[.H22]/1000"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  <table:table-cell table:formula="of:=SUM([.A22:.D22])" office:value-type="float" office:value="271.27" calcext:value-type="float">
            <text:p>271.27</text:p>
          </table:table-cell>
          <table:table-cell office:value-type="float" office:value="231288" calcext:value-type="float">
            <text:p>231288</text:p>
          </table:table-cell>
          <table:table-cell office:value-type="float" office:value="39655" calcext:value-type="float">
            <text:p>39655</text:p>
          </table:table-cell>
          <table:table-cell office:value-type="float" office:value="327" calcext:value-type="float">
            <text:p>327</text:p>
          </table:table-cell>
          <table:table-cell table:number-columns-repeated="9"/>
          <table:table-cell office:value-type="float" office:value="6058007" calcext:value-type="float">
            <text:p>6058007</text:p>
          </table:table-cell>
          <table:table-cell office:value-type="float" office:value="39199" calcext:value-type="float">
            <text:p>39199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formula="of:=[.F23]/1000" office:value-type="float" office:value="232.114" calcext:value-type="float">
            <text:p>232.114</text:p>
          </table:table-cell>
          <table:table-cell table:formula="of:=[.G23]/1000" office:value-type="float" office:value="39.78" calcext:value-type="float">
            <text:p>39.78</text:p>
          </table:table-cell>
          <table:table-cell table:formula="of:=[.H23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23:.D23])" office:value-type="float" office:value="272.223" calcext:value-type="float">
            <text:p>272.223</text:p>
          </table:table-cell>
          <table:table-cell office:value-type="float" office:value="232114" calcext:value-type="float">
            <text:p>232114</text:p>
          </table:table-cell>
          <table:table-cell office:value-type="float" office:value="39780" calcext:value-type="float">
            <text:p>39780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5901215" calcext:value-type="float">
            <text:p>5901215</text:p>
          </table:table-cell>
          <table:table-cell office:value-type="float" office:value="39214" calcext:value-type="float">
            <text:p>3921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formula="of:=[.F24]/1000" office:value-type="float" office:value="229.5" calcext:value-type="float">
            <text:p>229.5</text:p>
          </table:table-cell>
          <table:table-cell table:formula="of:=[.G24]/1000" office:value-type="float" office:value="39.803" calcext:value-type="float">
            <text:p>39.803</text:p>
          </table:table-cell>
          <table:table-cell table:formula="of:=[.H24]/1000"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table:formula="of:=SUM([.A24:.D24])" office:value-type="float" office:value="269.634" calcext:value-type="float">
            <text:p>269.634</text:p>
          </table:table-cell>
          <table:table-cell office:value-type="float" office:value="229500" calcext:value-type="float">
            <text:p>229500</text:p>
          </table:table-cell>
          <table:table-cell office:value-type="float" office:value="39803" calcext:value-type="float">
            <text:p>39803</text:p>
          </table:table-cell>
          <table:table-cell office:value-type="float" office:value="331" calcext:value-type="float">
            <text:p>331</text:p>
          </table:table-cell>
          <table:table-cell table:number-columns-repeated="9"/>
          <table:table-cell office:value-type="float" office:value="5913071" calcext:value-type="float">
            <text:p>5913071</text:p>
          </table:table-cell>
          <table:table-cell office:value-type="float" office:value="39219" calcext:value-type="float">
            <text:p>3921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formula="of:=[.F25]/1000" office:value-type="float" office:value="228.4" calcext:value-type="float">
            <text:p>228.4</text:p>
          </table:table-cell>
          <table:table-cell table:formula="of:=[.G25]/1000" office:value-type="float" office:value="39.883" calcext:value-type="float">
            <text:p>39.883</text:p>
          </table:table-cell>
          <table:table-cell table:formula="of:=[.H25]/1000"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formula="of:=SUM([.A25:.D25])" office:value-type="float" office:value="268.608" calcext:value-type="float">
            <text:p>268.608</text:p>
          </table:table-cell>
          <table:table-cell office:value-type="float" office:value="228400" calcext:value-type="float">
            <text:p>228400</text:p>
          </table:table-cell>
          <table:table-cell office:value-type="float" office:value="39883" calcext:value-type="float">
            <text:p>39883</text:p>
          </table:table-cell>
          <table:table-cell office:value-type="float" office:value="325" calcext:value-type="float">
            <text:p>325</text:p>
          </table:table-cell>
          <table:table-cell table:number-columns-repeated="9"/>
          <table:table-cell office:value-type="float" office:value="5919020" calcext:value-type="float">
            <text:p>5919020</text:p>
          </table:table-cell>
          <table:table-cell office:value-type="float" office:value="39367" calcext:value-type="float">
            <text:p>3936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formula="of:=[.F26]/1000" office:value-type="float" office:value="229.821" calcext:value-type="float">
            <text:p>229.821</text:p>
          </table:table-cell>
          <table:table-cell table:formula="of:=[.G26]/1000" office:value-type="float" office:value="39.693" calcext:value-type="float">
            <text:p>39.693</text:p>
          </table:table-cell>
          <table:table-cell table:formula="of:=[.H26]/1000" office:value-type="float" office:value="0.324" calcext:value-type="float">
            <text:p>0.324</text:p>
          </table:table-cell>
          <table:table-cell office:value-type="float" office:value="0" calcext:value-type="float">
            <text:p>0</text:p>
          </table:table-cell>
          <table:table-cell table:formula="of:=SUM([.A26:.D26])" office:value-type="float" office:value="269.838" calcext:value-type="float">
            <text:p>269.838</text:p>
          </table:table-cell>
          <table:table-cell office:value-type="float" office:value="229821" calcext:value-type="float">
            <text:p>229821</text:p>
          </table:table-cell>
          <table:table-cell office:value-type="float" office:value="39693" calcext:value-type="float">
            <text:p>39693</text:p>
          </table:table-cell>
          <table:table-cell office:value-type="float" office:value="324" calcext:value-type="float">
            <text:p>324</text:p>
          </table:table-cell>
          <table:table-cell table:number-columns-repeated="9"/>
          <table:table-cell office:value-type="float" office:value="5855787" calcext:value-type="float">
            <text:p>5855787</text:p>
          </table:table-cell>
          <table:table-cell office:value-type="float" office:value="39255" calcext:value-type="float">
            <text:p>3925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formula="of:=[.F27]/1000" office:value-type="float" office:value="228.989" calcext:value-type="float">
            <text:p>228.989</text:p>
          </table:table-cell>
          <table:table-cell table:formula="of:=[.G27]/1000" office:value-type="float" office:value="40.004" calcext:value-type="float">
            <text:p>40.004</text:p>
          </table:table-cell>
          <table:table-cell table:formula="of:=[.H27]/1000" office:value-type="float" office:value="0.357" calcext:value-type="float">
            <text:p>0.357</text:p>
          </table:table-cell>
          <table:table-cell office:value-type="float" office:value="0" calcext:value-type="float">
            <text:p>0</text:p>
          </table:table-cell>
          <table:table-cell table:formula="of:=SUM([.A27:.D27])" office:value-type="float" office:value="269.35" calcext:value-type="float">
            <text:p>269.35</text:p>
          </table:table-cell>
          <table:table-cell office:value-type="float" office:value="228989" calcext:value-type="float">
            <text:p>228989</text:p>
          </table:table-cell>
          <table:table-cell office:value-type="float" office:value="40004" calcext:value-type="float">
            <text:p>40004</text:p>
          </table:table-cell>
          <table:table-cell office:value-type="float" office:value="357" calcext:value-type="float">
            <text:p>357</text:p>
          </table:table-cell>
          <table:table-cell table:number-columns-repeated="9"/>
          <table:table-cell office:value-type="float" office:value="5860309" calcext:value-type="float">
            <text:p>5860309</text:p>
          </table:table-cell>
          <table:table-cell office:value-type="float" office:value="39186" calcext:value-type="float">
            <text:p>3918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formula="of:=[.F28]/1000" office:value-type="float" office:value="220.565" calcext:value-type="float">
            <text:p>220.565</text:p>
          </table:table-cell>
          <table:table-cell table:formula="of:=[.G28]/1000" office:value-type="float" office:value="39.68" calcext:value-type="float">
            <text:p>39.68</text:p>
          </table:table-cell>
          <table:table-cell table:formula="of:=[.H28]/1000"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  <table:table-cell table:formula="of:=SUM([.A28:.D28])" office:value-type="float" office:value="260.572" calcext:value-type="float">
            <text:p>260.572</text:p>
          </table:table-cell>
          <table:table-cell office:value-type="float" office:value="220565" calcext:value-type="float">
            <text:p>220565</text:p>
          </table:table-cell>
          <table:table-cell office:value-type="float" office:value="39680" calcext:value-type="float">
            <text:p>39680</text:p>
          </table:table-cell>
          <table:table-cell office:value-type="float" office:value="327" calcext:value-type="float">
            <text:p>327</text:p>
          </table:table-cell>
          <table:table-cell table:number-columns-repeated="9"/>
          <table:table-cell office:value-type="float" office:value="5843542" calcext:value-type="float">
            <text:p>5843542</text:p>
          </table:table-cell>
          <table:table-cell office:value-type="float" office:value="39252" calcext:value-type="float">
            <text:p>3925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formula="of:=[.F29]/1000" office:value-type="float" office:value="221.519" calcext:value-type="float">
            <text:p>221.519</text:p>
          </table:table-cell>
          <table:table-cell table:formula="of:=[.G29]/1000" office:value-type="float" office:value="39.733" calcext:value-type="float">
            <text:p>39.733</text:p>
          </table:table-cell>
          <table:table-cell table:formula="of:=[.H29]/1000"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  <table:table-cell table:formula="of:=SUM([.A29:.D29])" office:value-type="float" office:value="261.579" calcext:value-type="float">
            <text:p>261.579</text:p>
          </table:table-cell>
          <table:table-cell office:value-type="float" office:value="221519" calcext:value-type="float">
            <text:p>221519</text:p>
          </table:table-cell>
          <table:table-cell office:value-type="float" office:value="39733" calcext:value-type="float">
            <text:p>39733</text:p>
          </table:table-cell>
          <table:table-cell office:value-type="float" office:value="327" calcext:value-type="float">
            <text:p>327</text:p>
          </table:table-cell>
          <table:table-cell table:number-columns-repeated="9"/>
          <table:table-cell office:value-type="float" office:value="5785057" calcext:value-type="float">
            <text:p>5785057</text:p>
          </table:table-cell>
          <table:table-cell office:value-type="float" office:value="39332" calcext:value-type="float">
            <text:p>3933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formula="of:=[.F30]/1000" office:value-type="float" office:value="222.924" calcext:value-type="float">
            <text:p>222.924</text:p>
          </table:table-cell>
          <table:table-cell table:formula="of:=[.G30]/1000" office:value-type="float" office:value="39.747" calcext:value-type="float">
            <text:p>39.747</text:p>
          </table:table-cell>
          <table:table-cell table:formula="of:=[.H30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30:.D30])" office:value-type="float" office:value="263" calcext:value-type="float">
            <text:p>263</text:p>
          </table:table-cell>
          <table:table-cell office:value-type="float" office:value="222924" calcext:value-type="float">
            <text:p>222924</text:p>
          </table:table-cell>
          <table:table-cell office:value-type="float" office:value="39747" calcext:value-type="float">
            <text:p>39747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5783732" calcext:value-type="float">
            <text:p>5783732</text:p>
          </table:table-cell>
          <table:table-cell office:value-type="float" office:value="39134" calcext:value-type="float">
            <text:p>3913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formula="of:=[.F31]/1000" office:value-type="float" office:value="224.424" calcext:value-type="float">
            <text:p>224.424</text:p>
          </table:table-cell>
          <table:table-cell table:formula="of:=[.G31]/1000" office:value-type="float" office:value="39.981" calcext:value-type="float">
            <text:p>39.981</text:p>
          </table:table-cell>
          <table:table-cell table:formula="of:=[.H31]/1000"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table:formula="of:=SUM([.A31:.D31])" office:value-type="float" office:value="264.736" calcext:value-type="float">
            <text:p>264.736</text:p>
          </table:table-cell>
          <table:table-cell office:value-type="float" office:value="224424" calcext:value-type="float">
            <text:p>224424</text:p>
          </table:table-cell>
          <table:table-cell office:value-type="float" office:value="39981" calcext:value-type="float">
            <text:p>39981</text:p>
          </table:table-cell>
          <table:table-cell office:value-type="float" office:value="331" calcext:value-type="float">
            <text:p>331</text:p>
          </table:table-cell>
          <table:table-cell table:number-columns-repeated="9"/>
          <table:table-cell office:value-type="float" office:value="5757529" calcext:value-type="float">
            <text:p>5757529</text:p>
          </table:table-cell>
          <table:table-cell office:value-type="float" office:value="39333" calcext:value-type="float">
            <text:p>3933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formula="of:=[.F32]/1000" office:value-type="float" office:value="216.289" calcext:value-type="float">
            <text:p>216.289</text:p>
          </table:table-cell>
          <table:table-cell table:formula="of:=[.G32]/1000" office:value-type="float" office:value="39.857" calcext:value-type="float">
            <text:p>39.857</text:p>
          </table:table-cell>
          <table:table-cell table:formula="of:=[.H32]/1000"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table:formula="of:=SUM([.A32:.D32])" office:value-type="float" office:value="256.477" calcext:value-type="float">
            <text:p>256.477</text:p>
          </table:table-cell>
          <table:table-cell office:value-type="float" office:value="216289" calcext:value-type="float">
            <text:p>216289</text:p>
          </table:table-cell>
          <table:table-cell office:value-type="float" office:value="39857" calcext:value-type="float">
            <text:p>39857</text:p>
          </table:table-cell>
          <table:table-cell office:value-type="float" office:value="331" calcext:value-type="float">
            <text:p>331</text:p>
          </table:table-cell>
          <table:table-cell table:number-columns-repeated="9"/>
          <table:table-cell office:value-type="float" office:value="5722065" calcext:value-type="float">
            <text:p>5722065</text:p>
          </table:table-cell>
          <table:table-cell office:value-type="float" office:value="39436" calcext:value-type="float">
            <text:p>3943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formula="of:=[.F33]/1000" office:value-type="float" office:value="208.803" calcext:value-type="float">
            <text:p>208.803</text:p>
          </table:table-cell>
          <table:table-cell table:formula="of:=[.G33]/1000" office:value-type="float" office:value="39.707" calcext:value-type="float">
            <text:p>39.707</text:p>
          </table:table-cell>
          <table:table-cell table:formula="of:=[.H33]/1000" office:value-type="float" office:value="0.328" calcext:value-type="float">
            <text:p>0.328</text:p>
          </table:table-cell>
          <table:table-cell office:value-type="float" office:value="0" calcext:value-type="float">
            <text:p>0</text:p>
          </table:table-cell>
          <table:table-cell table:formula="of:=SUM([.A33:.D33])" office:value-type="float" office:value="248.838" calcext:value-type="float">
            <text:p>248.838</text:p>
          </table:table-cell>
          <table:table-cell office:value-type="float" office:value="208803" calcext:value-type="float">
            <text:p>208803</text:p>
          </table:table-cell>
          <table:table-cell office:value-type="float" office:value="39707" calcext:value-type="float">
            <text:p>39707</text:p>
          </table:table-cell>
          <table:table-cell office:value-type="float" office:value="328" calcext:value-type="float">
            <text:p>328</text:p>
          </table:table-cell>
          <table:table-cell table:number-columns-repeated="9"/>
          <table:table-cell office:value-type="float" office:value="5727356" calcext:value-type="float">
            <text:p>5727356</text:p>
          </table:table-cell>
          <table:table-cell office:value-type="float" office:value="39541" calcext:value-type="float">
            <text:p>3954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formula="of:=[.F34]/1000" office:value-type="float" office:value="208.535" calcext:value-type="float">
            <text:p>208.535</text:p>
          </table:table-cell>
          <table:table-cell table:formula="of:=[.G34]/1000" office:value-type="float" office:value="40.185" calcext:value-type="float">
            <text:p>40.185</text:p>
          </table:table-cell>
          <table:table-cell table:formula="of:=[.H34]/1000" office:value-type="float" office:value="0.364" calcext:value-type="float">
            <text:p>0.364</text:p>
          </table:table-cell>
          <table:table-cell office:value-type="float" office:value="0" calcext:value-type="float">
            <text:p>0</text:p>
          </table:table-cell>
          <table:table-cell table:formula="of:=SUM([.A34:.D34])" office:value-type="float" office:value="249.084" calcext:value-type="float">
            <text:p>249.084</text:p>
          </table:table-cell>
          <table:table-cell office:value-type="float" office:value="208535" calcext:value-type="float">
            <text:p>208535</text:p>
          </table:table-cell>
          <table:table-cell office:value-type="float" office:value="40185" calcext:value-type="float">
            <text:p>40185</text:p>
          </table:table-cell>
          <table:table-cell office:value-type="float" office:value="364" calcext:value-type="float">
            <text:p>364</text:p>
          </table:table-cell>
          <table:table-cell table:number-columns-repeated="9"/>
          <table:table-cell office:value-type="float" office:value="5811231" calcext:value-type="float">
            <text:p>5811231</text:p>
          </table:table-cell>
          <table:table-cell office:value-type="float" office:value="39952" calcext:value-type="float">
            <text:p>3995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formula="of:=[.F35]/1000" office:value-type="float" office:value="205.368" calcext:value-type="float">
            <text:p>205.368</text:p>
          </table:table-cell>
          <table:table-cell table:formula="of:=[.G35]/1000" office:value-type="float" office:value="40.132" calcext:value-type="float">
            <text:p>40.132</text:p>
          </table:table-cell>
          <table:table-cell table:formula="of:=[.H35]/1000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SUM([.A35:.D35])" office:value-type="float" office:value="245.83" calcext:value-type="float">
            <text:p>245.83</text:p>
          </table:table-cell>
          <table:table-cell office:value-type="float" office:value="205368" calcext:value-type="float">
            <text:p>205368</text:p>
          </table:table-cell>
          <table:table-cell office:value-type="float" office:value="40132" calcext:value-type="float">
            <text:p>40132</text:p>
          </table:table-cell>
          <table:table-cell office:value-type="float" office:value="330" calcext:value-type="float">
            <text:p>330</text:p>
          </table:table-cell>
          <table:table-cell table:number-columns-repeated="9"/>
          <table:table-cell office:value-type="float" office:value="5688613" calcext:value-type="float">
            <text:p>5688613</text:p>
          </table:table-cell>
          <table:table-cell office:value-type="float" office:value="39678" calcext:value-type="float">
            <text:p>3967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formula="of:=[.F36]/1000" office:value-type="float" office:value="205.289" calcext:value-type="float">
            <text:p>205.289</text:p>
          </table:table-cell>
          <table:table-cell table:formula="of:=[.G36]/1000" office:value-type="float" office:value="40.035" calcext:value-type="float">
            <text:p>40.035</text:p>
          </table:table-cell>
          <table:table-cell table:formula="of:=[.H36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36:.D36])" office:value-type="float" office:value="245.653" calcext:value-type="float">
            <text:p>245.653</text:p>
          </table:table-cell>
          <table:table-cell office:value-type="float" office:value="205289" calcext:value-type="float">
            <text:p>205289</text:p>
          </table:table-cell>
          <table:table-cell office:value-type="float" office:value="40035" calcext:value-type="float">
            <text:p>40035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5756176" calcext:value-type="float">
            <text:p>5756176</text:p>
          </table:table-cell>
          <table:table-cell office:value-type="float" office:value="39392" calcext:value-type="float">
            <text:p>3939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formula="of:=[.F37]/1000" office:value-type="float" office:value="203.475" calcext:value-type="float">
            <text:p>203.475</text:p>
          </table:table-cell>
          <table:table-cell table:formula="of:=[.G37]/1000" office:value-type="float" office:value="40.04" calcext:value-type="float">
            <text:p>40.04</text:p>
          </table:table-cell>
          <table:table-cell table:formula="of:=[.H37]/1000"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table:formula="of:=SUM([.A37:.D37])" office:value-type="float" office:value="243.847" calcext:value-type="float">
            <text:p>243.847</text:p>
          </table:table-cell>
          <table:table-cell office:value-type="float" office:value="203475" calcext:value-type="float">
            <text:p>203475</text:p>
          </table:table-cell>
          <table:table-cell office:value-type="float" office:value="40040" calcext:value-type="float">
            <text:p>40040</text:p>
          </table:table-cell>
          <table:table-cell office:value-type="float" office:value="332" calcext:value-type="float">
            <text:p>332</text:p>
          </table:table-cell>
          <table:table-cell table:number-columns-repeated="9"/>
          <table:table-cell office:value-type="float" office:value="5754727" calcext:value-type="float">
            <text:p>5754727</text:p>
          </table:table-cell>
          <table:table-cell office:value-type="float" office:value="39559" calcext:value-type="float">
            <text:p>3955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formula="of:=[.F38]/1000" office:value-type="float" office:value="200.355" calcext:value-type="float">
            <text:p>200.355</text:p>
          </table:table-cell>
          <table:table-cell table:formula="of:=[.G38]/1000" office:value-type="float" office:value="40.221" calcext:value-type="float">
            <text:p>40.221</text:p>
          </table:table-cell>
          <table:table-cell table:formula="of:=[.H38]/1000"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SUM([.A38:.D38])" office:value-type="float" office:value="240.909" calcext:value-type="float">
            <text:p>240.909</text:p>
          </table:table-cell>
          <table:table-cell office:value-type="float" office:value="200355" calcext:value-type="float">
            <text:p>200355</text:p>
          </table:table-cell>
          <table:table-cell office:value-type="float" office:value="40221" calcext:value-type="float">
            <text:p>40221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5636878" calcext:value-type="float">
            <text:p>5636878</text:p>
          </table:table-cell>
          <table:table-cell office:value-type="float" office:value="39349" calcext:value-type="float">
            <text:p>3934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formula="of:=[.F39]/1000" office:value-type="float" office:value="205.303" calcext:value-type="float">
            <text:p>205.303</text:p>
          </table:table-cell>
          <table:table-cell table:formula="of:=[.G39]/1000" office:value-type="float" office:value="40.081" calcext:value-type="float">
            <text:p>40.081</text:p>
          </table:table-cell>
          <table:table-cell table:formula="of:=[.H39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39:.D39])" office:value-type="float" office:value="245.713" calcext:value-type="float">
            <text:p>245.713</text:p>
          </table:table-cell>
          <table:table-cell office:value-type="float" office:value="205303" calcext:value-type="float">
            <text:p>205303</text:p>
          </table:table-cell>
          <table:table-cell office:value-type="float" office:value="40081" calcext:value-type="float">
            <text:p>40081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5654528" calcext:value-type="float">
            <text:p>5654528</text:p>
          </table:table-cell>
          <table:table-cell office:value-type="float" office:value="39608" calcext:value-type="float">
            <text:p>3960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formula="of:=[.F40]/1000" office:value-type="float" office:value="203.028" calcext:value-type="float">
            <text:p>203.028</text:p>
          </table:table-cell>
          <table:table-cell table:formula="of:=[.G40]/1000" office:value-type="float" office:value="40.239" calcext:value-type="float">
            <text:p>40.239</text:p>
          </table:table-cell>
          <table:table-cell table:formula="of:=[.H40]/1000" office:value-type="float" office:value="0.328" calcext:value-type="float">
            <text:p>0.328</text:p>
          </table:table-cell>
          <table:table-cell office:value-type="float" office:value="0" calcext:value-type="float">
            <text:p>0</text:p>
          </table:table-cell>
          <table:table-cell table:formula="of:=SUM([.A40:.D40])" office:value-type="float" office:value="243.595" calcext:value-type="float">
            <text:p>243.595</text:p>
          </table:table-cell>
          <table:table-cell office:value-type="float" office:value="203028" calcext:value-type="float">
            <text:p>203028</text:p>
          </table:table-cell>
          <table:table-cell office:value-type="float" office:value="40239" calcext:value-type="float">
            <text:p>40239</text:p>
          </table:table-cell>
          <table:table-cell office:value-type="float" office:value="328" calcext:value-type="float">
            <text:p>328</text:p>
          </table:table-cell>
          <table:table-cell table:number-columns-repeated="9"/>
          <table:table-cell office:value-type="float" office:value="5648219" calcext:value-type="float">
            <text:p>5648219</text:p>
          </table:table-cell>
          <table:table-cell office:value-type="float" office:value="39501" calcext:value-type="float">
            <text:p>3950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formula="of:=[.F41]/1000" office:value-type="float" office:value="202.481" calcext:value-type="float">
            <text:p>202.481</text:p>
          </table:table-cell>
          <table:table-cell table:formula="of:=[.G41]/1000" office:value-type="float" office:value="40.284" calcext:value-type="float">
            <text:p>40.284</text:p>
          </table:table-cell>
          <table:table-cell table:formula="of:=[.H41]/1000"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  <table:table-cell table:formula="of:=SUM([.A41:.D41])" office:value-type="float" office:value="243.092" calcext:value-type="float">
            <text:p>243.092</text:p>
          </table:table-cell>
          <table:table-cell office:value-type="float" office:value="202481" calcext:value-type="float">
            <text:p>202481</text:p>
          </table:table-cell>
          <table:table-cell office:value-type="float" office:value="40284" calcext:value-type="float">
            <text:p>40284</text:p>
          </table:table-cell>
          <table:table-cell office:value-type="float" office:value="327" calcext:value-type="float">
            <text:p>327</text:p>
          </table:table-cell>
          <table:table-cell table:number-columns-repeated="9"/>
          <table:table-cell office:value-type="float" office:value="5551356" calcext:value-type="float">
            <text:p>5551356</text:p>
          </table:table-cell>
          <table:table-cell office:value-type="float" office:value="39499" calcext:value-type="float">
            <text:p>394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formula="of:=[.F42]/1000" office:value-type="float" office:value="203.986" calcext:value-type="float">
            <text:p>203.986</text:p>
          </table:table-cell>
          <table:table-cell table:formula="of:=[.G42]/1000" office:value-type="float" office:value="40.048" calcext:value-type="float">
            <text:p>40.048</text:p>
          </table:table-cell>
          <table:table-cell table:formula="of:=[.H42]/1000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SUM([.A42:.D42])" office:value-type="float" office:value="244.364" calcext:value-type="float">
            <text:p>244.364</text:p>
          </table:table-cell>
          <table:table-cell office:value-type="float" office:value="203986" calcext:value-type="float">
            <text:p>203986</text:p>
          </table:table-cell>
          <table:table-cell office:value-type="float" office:value="40048" calcext:value-type="float">
            <text:p>40048</text:p>
          </table:table-cell>
          <table:table-cell office:value-type="float" office:value="330" calcext:value-type="float">
            <text:p>330</text:p>
          </table:table-cell>
          <table:table-cell table:number-columns-repeated="9"/>
          <table:table-cell office:value-type="float" office:value="5688204" calcext:value-type="float">
            <text:p>5688204</text:p>
          </table:table-cell>
          <table:table-cell office:value-type="float" office:value="41722" calcext:value-type="float">
            <text:p>4172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formula="of:=[.F43]/1000" office:value-type="float" office:value="229.397" calcext:value-type="float">
            <text:p>229.397</text:p>
          </table:table-cell>
          <table:table-cell table:formula="of:=[.G43]/1000" office:value-type="float" office:value="40.256" calcext:value-type="float">
            <text:p>40.256</text:p>
          </table:table-cell>
          <table:table-cell table:formula="of:=[.H43]/1000"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table:formula="of:=SUM([.A43:.D43])" office:value-type="float" office:value="269.984" calcext:value-type="float">
            <text:p>269.984</text:p>
          </table:table-cell>
          <table:table-cell office:value-type="float" office:value="229397" calcext:value-type="float">
            <text:p>229397</text:p>
          </table:table-cell>
          <table:table-cell office:value-type="float" office:value="40256" calcext:value-type="float">
            <text:p>40256</text:p>
          </table:table-cell>
          <table:table-cell office:value-type="float" office:value="331" calcext:value-type="float">
            <text:p>331</text:p>
          </table:table-cell>
          <table:table-cell table:number-columns-repeated="9"/>
          <table:table-cell office:value-type="float" office:value="5618829" calcext:value-type="float">
            <text:p>5618829</text:p>
          </table:table-cell>
          <table:table-cell office:value-type="float" office:value="39816" calcext:value-type="float">
            <text:p>3981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formula="of:=[.F44]/1000" office:value-type="float" office:value="201.218" calcext:value-type="float">
            <text:p>201.218</text:p>
          </table:table-cell>
          <table:table-cell table:formula="of:=[.G44]/1000" office:value-type="float" office:value="40.181" calcext:value-type="float">
            <text:p>40.181</text:p>
          </table:table-cell>
          <table:table-cell table:formula="of:=[.H44]/1000"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table:formula="of:=SUM([.A44:.D44])" office:value-type="float" office:value="241.731" calcext:value-type="float">
            <text:p>241.731</text:p>
          </table:table-cell>
          <table:table-cell office:value-type="float" office:value="201218" calcext:value-type="float">
            <text:p>201218</text:p>
          </table:table-cell>
          <table:table-cell office:value-type="float" office:value="40181" calcext:value-type="float">
            <text:p>40181</text:p>
          </table:table-cell>
          <table:table-cell office:value-type="float" office:value="332" calcext:value-type="float">
            <text:p>332</text:p>
          </table:table-cell>
          <table:table-cell table:number-columns-repeated="9"/>
          <table:table-cell office:value-type="float" office:value="5593933" calcext:value-type="float">
            <text:p>5593933</text:p>
          </table:table-cell>
          <table:table-cell office:value-type="float" office:value="39591" calcext:value-type="float">
            <text:p>3959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formula="of:=[.F45]/1000" office:value-type="float" office:value="200.711" calcext:value-type="float">
            <text:p>200.711</text:p>
          </table:table-cell>
          <table:table-cell table:formula="of:=[.G45]/1000" office:value-type="float" office:value="40.138" calcext:value-type="float">
            <text:p>40.138</text:p>
          </table:table-cell>
          <table:table-cell table:formula="of:=[.H45]/1000"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table:formula="of:=SUM([.A45:.D45])" office:value-type="float" office:value="241.18" calcext:value-type="float">
            <text:p>241.18</text:p>
          </table:table-cell>
          <table:table-cell office:value-type="float" office:value="200711" calcext:value-type="float">
            <text:p>200711</text:p>
          </table:table-cell>
          <table:table-cell office:value-type="float" office:value="40138" calcext:value-type="float">
            <text:p>40138</text:p>
          </table:table-cell>
          <table:table-cell office:value-type="float" office:value="331" calcext:value-type="float">
            <text:p>331</text:p>
          </table:table-cell>
          <table:table-cell table:number-columns-repeated="9"/>
          <table:table-cell office:value-type="float" office:value="5602822" calcext:value-type="float">
            <text:p>5602822</text:p>
          </table:table-cell>
          <table:table-cell office:value-type="float" office:value="39440" calcext:value-type="float">
            <text:p>3944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formula="of:=[.F46]/1000" office:value-type="float" office:value="201.472" calcext:value-type="float">
            <text:p>201.472</text:p>
          </table:table-cell>
          <table:table-cell table:formula="of:=[.G46]/1000" office:value-type="float" office:value="40.128" calcext:value-type="float">
            <text:p>40.128</text:p>
          </table:table-cell>
          <table:table-cell table:formula="of:=[.H46]/1000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SUM([.A46:.D46])" office:value-type="float" office:value="241.935" calcext:value-type="float">
            <text:p>241.935</text:p>
          </table:table-cell>
          <table:table-cell office:value-type="float" office:value="201472" calcext:value-type="float">
            <text:p>201472</text:p>
          </table:table-cell>
          <table:table-cell office:value-type="float" office:value="40128" calcext:value-type="float">
            <text:p>40128</text:p>
          </table:table-cell>
          <table:table-cell office:value-type="float" office:value="335" calcext:value-type="float">
            <text:p>335</text:p>
          </table:table-cell>
          <table:table-cell table:number-columns-repeated="9"/>
          <table:table-cell office:value-type="float" office:value="5557237" calcext:value-type="float">
            <text:p>5557237</text:p>
          </table:table-cell>
          <table:table-cell office:value-type="float" office:value="39671" calcext:value-type="float">
            <text:p>3967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formula="of:=[.F47]/1000" office:value-type="float" office:value="200.475" calcext:value-type="float">
            <text:p>200.475</text:p>
          </table:table-cell>
          <table:table-cell table:formula="of:=[.G47]/1000" office:value-type="float" office:value="40.625" calcext:value-type="float">
            <text:p>40.625</text:p>
          </table:table-cell>
          <table:table-cell table:formula="of:=[.H47]/1000" office:value-type="float" office:value="0.3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SUM([.A47:.D47])" office:value-type="float" office:value="241.456" calcext:value-type="float">
            <text:p>241.456</text:p>
          </table:table-cell>
          <table:table-cell office:value-type="float" office:value="200475" calcext:value-type="float">
            <text:p>200475</text:p>
          </table:table-cell>
          <table:table-cell office:value-type="float" office:value="40625" calcext:value-type="float">
            <text:p>40625</text:p>
          </table:table-cell>
          <table:table-cell office:value-type="float" office:value="356" calcext:value-type="float">
            <text:p>356</text:p>
          </table:table-cell>
          <table:table-cell table:number-columns-repeated="9"/>
          <table:table-cell office:value-type="float" office:value="5555470" calcext:value-type="float">
            <text:p>5555470</text:p>
          </table:table-cell>
          <table:table-cell office:value-type="float" office:value="39392" calcext:value-type="float">
            <text:p>3939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formula="of:=[.F48]/1000" office:value-type="float" office:value="201.437" calcext:value-type="float">
            <text:p>201.437</text:p>
          </table:table-cell>
          <table:table-cell table:formula="of:=[.G48]/1000" office:value-type="float" office:value="40.148" calcext:value-type="float">
            <text:p>40.148</text:p>
          </table:table-cell>
          <table:table-cell table:formula="of:=[.H48]/1000"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table:formula="of:=SUM([.A48:.D48])" office:value-type="float" office:value="241.927" calcext:value-type="float">
            <text:p>241.927</text:p>
          </table:table-cell>
          <table:table-cell office:value-type="float" office:value="201437" calcext:value-type="float">
            <text:p>201437</text:p>
          </table:table-cell>
          <table:table-cell office:value-type="float" office:value="40148" calcext:value-type="float">
            <text:p>40148</text:p>
          </table:table-cell>
          <table:table-cell office:value-type="float" office:value="342" calcext:value-type="float">
            <text:p>342</text:p>
          </table:table-cell>
          <table:table-cell table:number-columns-repeated="9"/>
          <table:table-cell office:value-type="float" office:value="5592805" calcext:value-type="float">
            <text:p>5592805</text:p>
          </table:table-cell>
          <table:table-cell office:value-type="float" office:value="39891" calcext:value-type="float">
            <text:p>3989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formula="of:=[.F49]/1000" office:value-type="float" office:value="199.473" calcext:value-type="float">
            <text:p>199.473</text:p>
          </table:table-cell>
          <table:table-cell table:formula="of:=[.G49]/1000" office:value-type="float" office:value="40.082" calcext:value-type="float">
            <text:p>40.082</text:p>
          </table:table-cell>
          <table:table-cell table:formula="of:=[.H49]/1000" office:value-type="float" office:value="0.373" calcext:value-type="float">
            <text:p>0.373</text:p>
          </table:table-cell>
          <table:table-cell office:value-type="float" office:value="0" calcext:value-type="float">
            <text:p>0</text:p>
          </table:table-cell>
          <table:table-cell table:formula="of:=SUM([.A49:.D49])" office:value-type="float" office:value="239.928" calcext:value-type="float">
            <text:p>239.928</text:p>
          </table:table-cell>
          <table:table-cell office:value-type="float" office:value="199473" calcext:value-type="float">
            <text:p>199473</text:p>
          </table:table-cell>
          <table:table-cell office:value-type="float" office:value="40082" calcext:value-type="float">
            <text:p>40082</text:p>
          </table:table-cell>
          <table:table-cell office:value-type="float" office:value="373" calcext:value-type="float">
            <text:p>373</text:p>
          </table:table-cell>
          <table:table-cell table:number-columns-repeated="9"/>
          <table:table-cell office:value-type="float" office:value="5569186" calcext:value-type="float">
            <text:p>5569186</text:p>
          </table:table-cell>
          <table:table-cell office:value-type="float" office:value="47278" calcext:value-type="float">
            <text:p>47278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formula="of:=[.F50]/1000" office:value-type="float" office:value="202.536" calcext:value-type="float">
            <text:p>202.536</text:p>
          </table:table-cell>
          <table:table-cell table:formula="of:=[.G50]/1000" office:value-type="float" office:value="40.145" calcext:value-type="float">
            <text:p>40.145</text:p>
          </table:table-cell>
          <table:table-cell table:formula="of:=[.H50]/1000"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  <table:table-cell table:formula="of:=SUM([.A50:.D50])" office:value-type="float" office:value="243.03" calcext:value-type="float">
            <text:p>243.03</text:p>
          </table:table-cell>
          <table:table-cell office:value-type="float" office:value="202536" calcext:value-type="float">
            <text:p>202536</text:p>
          </table:table-cell>
          <table:table-cell office:value-type="float" office:value="40145" calcext:value-type="float">
            <text:p>40145</text:p>
          </table:table-cell>
          <table:table-cell office:value-type="float" office:value="349" calcext:value-type="float">
            <text:p>349</text:p>
          </table:table-cell>
          <table:table-cell table:number-columns-repeated="9"/>
          <table:table-cell office:value-type="float" office:value="5588519" calcext:value-type="float">
            <text:p>5588519</text:p>
          </table:table-cell>
          <table:table-cell office:value-type="float" office:value="39802" calcext:value-type="float">
            <text:p>3980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formula="of:=[.F51]/1000" office:value-type="float" office:value="205.801" calcext:value-type="float">
            <text:p>205.801</text:p>
          </table:table-cell>
          <table:table-cell table:formula="of:=[.G51]/1000" office:value-type="float" office:value="40.3" calcext:value-type="float">
            <text:p>40.3</text:p>
          </table:table-cell>
          <table:table-cell table:formula="of:=[.H51]/1000" office:value-type="float" office:value="0.326" calcext:value-type="float">
            <text:p>0.326</text:p>
          </table:table-cell>
          <table:table-cell office:value-type="float" office:value="0" calcext:value-type="float">
            <text:p>0</text:p>
          </table:table-cell>
          <table:table-cell table:formula="of:=SUM([.A51:.D51])" office:value-type="float" office:value="246.427" calcext:value-type="float">
            <text:p>246.427</text:p>
          </table:table-cell>
          <table:table-cell office:value-type="float" office:value="205801" calcext:value-type="float">
            <text:p>205801</text:p>
          </table:table-cell>
          <table:table-cell office:value-type="float" office:value="40300" calcext:value-type="float">
            <text:p>40300</text:p>
          </table:table-cell>
          <table:table-cell office:value-type="float" office:value="326" calcext:value-type="float">
            <text:p>326</text:p>
          </table:table-cell>
          <table:table-cell table:number-columns-repeated="9"/>
          <table:table-cell office:value-type="float" office:value="5595176" calcext:value-type="float">
            <text:p>5595176</text:p>
          </table:table-cell>
          <table:table-cell office:value-type="float" office:value="39635" calcext:value-type="float">
            <text:p>3963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formula="of:=[.F52]/1000" office:value-type="float" office:value="197.835" calcext:value-type="float">
            <text:p>197.835</text:p>
          </table:table-cell>
          <table:table-cell table:formula="of:=[.G52]/1000" office:value-type="float" office:value="39.964" calcext:value-type="float">
            <text:p>39.964</text:p>
          </table:table-cell>
          <table:table-cell table:formula="of:=[.H52]/1000"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  <table:table-cell table:formula="of:=SUM([.A52:.D52])" office:value-type="float" office:value="238.126" calcext:value-type="float">
            <text:p>238.126</text:p>
          </table:table-cell>
          <table:table-cell office:value-type="float" office:value="197835" calcext:value-type="float">
            <text:p>197835</text:p>
          </table:table-cell>
          <table:table-cell office:value-type="float" office:value="39964" calcext:value-type="float">
            <text:p>39964</text:p>
          </table:table-cell>
          <table:table-cell office:value-type="float" office:value="327" calcext:value-type="float">
            <text:p>327</text:p>
          </table:table-cell>
          <table:table-cell table:number-columns-repeated="9"/>
          <table:table-cell office:value-type="float" office:value="5556001" calcext:value-type="float">
            <text:p>5556001</text:p>
          </table:table-cell>
          <table:table-cell office:value-type="float" office:value="39638" calcext:value-type="float">
            <text:p>3963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formula="of:=[.F53]/1000" office:value-type="float" office:value="198.788" calcext:value-type="float">
            <text:p>198.788</text:p>
          </table:table-cell>
          <table:table-cell table:formula="of:=[.G53]/1000" office:value-type="float" office:value="40.006" calcext:value-type="float">
            <text:p>40.006</text:p>
          </table:table-cell>
          <table:table-cell table:formula="of:=[.H53]/1000"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SUM([.A53:.D53])" office:value-type="float" office:value="239.127" calcext:value-type="float">
            <text:p>239.127</text:p>
          </table:table-cell>
          <table:table-cell office:value-type="float" office:value="198788" calcext:value-type="float">
            <text:p>198788</text:p>
          </table:table-cell>
          <table:table-cell office:value-type="float" office:value="40006" calcext:value-type="float">
            <text:p>40006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5570285" calcext:value-type="float">
            <text:p>5570285</text:p>
          </table:table-cell>
          <table:table-cell office:value-type="float" office:value="39418" calcext:value-type="float">
            <text:p>3941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formula="of:=[.F54]/1000" office:value-type="float" office:value="195.887" calcext:value-type="float">
            <text:p>195.887</text:p>
          </table:table-cell>
          <table:table-cell table:formula="of:=[.G54]/1000" office:value-type="float" office:value="40.047" calcext:value-type="float">
            <text:p>40.047</text:p>
          </table:table-cell>
          <table:table-cell table:formula="of:=[.H54]/1000"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formula="of:=SUM([.A54:.D54])" office:value-type="float" office:value="236.259" calcext:value-type="float">
            <text:p>236.259</text:p>
          </table:table-cell>
          <table:table-cell office:value-type="float" office:value="195887" calcext:value-type="float">
            <text:p>195887</text:p>
          </table:table-cell>
          <table:table-cell office:value-type="float" office:value="40047" calcext:value-type="float">
            <text:p>40047</text:p>
          </table:table-cell>
          <table:table-cell office:value-type="float" office:value="325" calcext:value-type="float">
            <text:p>325</text:p>
          </table:table-cell>
          <table:table-cell table:number-columns-repeated="9"/>
          <table:table-cell office:value-type="float" office:value="5568761" calcext:value-type="float">
            <text:p>5568761</text:p>
          </table:table-cell>
          <table:table-cell office:value-type="float" office:value="39498" calcext:value-type="float">
            <text:p>3949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formula="of:=[.F55]/1000" office:value-type="float" office:value="197.359" calcext:value-type="float">
            <text:p>197.359</text:p>
          </table:table-cell>
          <table:table-cell table:formula="of:=[.G55]/1000" office:value-type="float" office:value="39.88" calcext:value-type="float">
            <text:p>39.88</text:p>
          </table:table-cell>
          <table:table-cell table:formula="of:=[.H55]/1000"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SUM([.A55:.D55])" office:value-type="float" office:value="237.572" calcext:value-type="float">
            <text:p>237.572</text:p>
          </table:table-cell>
          <table:table-cell office:value-type="float" office:value="197359" calcext:value-type="float">
            <text:p>197359</text:p>
          </table:table-cell>
          <table:table-cell office:value-type="float" office:value="39880" calcext:value-type="float">
            <text:p>39880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5523415" calcext:value-type="float">
            <text:p>5523415</text:p>
          </table:table-cell>
          <table:table-cell office:value-type="float" office:value="39523" calcext:value-type="float">
            <text:p>3952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formula="of:=[.F56]/1000" office:value-type="float" office:value="196.84" calcext:value-type="float">
            <text:p>196.84</text:p>
          </table:table-cell>
          <table:table-cell table:formula="of:=[.G56]/1000" office:value-type="float" office:value="39.964" calcext:value-type="float">
            <text:p>39.964</text:p>
          </table:table-cell>
          <table:table-cell table:formula="of:=[.H56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56:.D56])" office:value-type="float" office:value="237.133" calcext:value-type="float">
            <text:p>237.133</text:p>
          </table:table-cell>
          <table:table-cell office:value-type="float" office:value="196840" calcext:value-type="float">
            <text:p>196840</text:p>
          </table:table-cell>
          <table:table-cell office:value-type="float" office:value="39964" calcext:value-type="float">
            <text:p>39964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5538721" calcext:value-type="float">
            <text:p>5538721</text:p>
          </table:table-cell>
          <table:table-cell office:value-type="float" office:value="39538" calcext:value-type="float">
            <text:p>3953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formula="of:=[.F57]/1000" office:value-type="float" office:value="193.763" calcext:value-type="float">
            <text:p>193.763</text:p>
          </table:table-cell>
          <table:table-cell table:formula="of:=[.G57]/1000" office:value-type="float" office:value="39.775" calcext:value-type="float">
            <text:p>39.775</text:p>
          </table:table-cell>
          <table:table-cell table:formula="of:=[.H57]/1000"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table:formula="of:=SUM([.A57:.D57])" office:value-type="float" office:value="233.869" calcext:value-type="float">
            <text:p>233.869</text:p>
          </table:table-cell>
          <table:table-cell office:value-type="float" office:value="193763" calcext:value-type="float">
            <text:p>193763</text:p>
          </table:table-cell>
          <table:table-cell office:value-type="float" office:value="39775" calcext:value-type="float">
            <text:p>39775</text:p>
          </table:table-cell>
          <table:table-cell office:value-type="float" office:value="331" calcext:value-type="float">
            <text:p>331</text:p>
          </table:table-cell>
          <table:table-cell table:number-columns-repeated="9"/>
          <table:table-cell office:value-type="float" office:value="5537954" calcext:value-type="float">
            <text:p>5537954</text:p>
          </table:table-cell>
          <table:table-cell office:value-type="float" office:value="39412" calcext:value-type="float">
            <text:p>3941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formula="of:=[.F58]/1000" office:value-type="float" office:value="195.193" calcext:value-type="float">
            <text:p>195.193</text:p>
          </table:table-cell>
          <table:table-cell table:formula="of:=[.G58]/1000" office:value-type="float" office:value="40.192" calcext:value-type="float">
            <text:p>40.192</text:p>
          </table:table-cell>
          <table:table-cell table:formula="of:=[.H58]/1000"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table:formula="of:=SUM([.A58:.D58])" office:value-type="float" office:value="235.721" calcext:value-type="float">
            <text:p>235.721</text:p>
          </table:table-cell>
          <table:table-cell office:value-type="float" office:value="195193" calcext:value-type="float">
            <text:p>195193</text:p>
          </table:table-cell>
          <table:table-cell office:value-type="float" office:value="40192" calcext:value-type="float">
            <text:p>40192</text:p>
          </table:table-cell>
          <table:table-cell office:value-type="float" office:value="336" calcext:value-type="float">
            <text:p>336</text:p>
          </table:table-cell>
          <table:table-cell table:number-columns-repeated="9"/>
          <table:table-cell office:value-type="float" office:value="5483901" calcext:value-type="float">
            <text:p>5483901</text:p>
          </table:table-cell>
          <table:table-cell office:value-type="float" office:value="39563" calcext:value-type="float">
            <text:p>3956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formula="of:=[.F59]/1000" office:value-type="float" office:value="192.083" calcext:value-type="float">
            <text:p>192.083</text:p>
          </table:table-cell>
          <table:table-cell table:formula="of:=[.G59]/1000" office:value-type="float" office:value="39.894" calcext:value-type="float">
            <text:p>39.894</text:p>
          </table:table-cell>
          <table:table-cell table:formula="of:=[.H59]/1000"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table:formula="of:=SUM([.A59:.D59])" office:value-type="float" office:value="232.308" calcext:value-type="float">
            <text:p>232.308</text:p>
          </table:table-cell>
          <table:table-cell office:value-type="float" office:value="192083" calcext:value-type="float">
            <text:p>192083</text:p>
          </table:table-cell>
          <table:table-cell office:value-type="float" office:value="39894" calcext:value-type="float">
            <text:p>39894</text:p>
          </table:table-cell>
          <table:table-cell office:value-type="float" office:value="331" calcext:value-type="float">
            <text:p>331</text:p>
          </table:table-cell>
          <table:table-cell table:number-columns-repeated="9"/>
          <table:table-cell office:value-type="float" office:value="5524677" calcext:value-type="float">
            <text:p>5524677</text:p>
          </table:table-cell>
          <table:table-cell office:value-type="float" office:value="39545" calcext:value-type="float">
            <text:p>3954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formula="of:=[.F60]/1000" office:value-type="float" office:value="191.597" calcext:value-type="float">
            <text:p>191.597</text:p>
          </table:table-cell>
          <table:table-cell table:formula="of:=[.G60]/1000" office:value-type="float" office:value="39.929" calcext:value-type="float">
            <text:p>39.929</text:p>
          </table:table-cell>
          <table:table-cell table:formula="of:=[.H60]/1000"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table:formula="of:=SUM([.A60:.D60])" office:value-type="float" office:value="231.858" calcext:value-type="float">
            <text:p>231.858</text:p>
          </table:table-cell>
          <table:table-cell office:value-type="float" office:value="191597" calcext:value-type="float">
            <text:p>191597</text:p>
          </table:table-cell>
          <table:table-cell office:value-type="float" office:value="39929" calcext:value-type="float">
            <text:p>39929</text:p>
          </table:table-cell>
          <table:table-cell office:value-type="float" office:value="332" calcext:value-type="float">
            <text:p>332</text:p>
          </table:table-cell>
          <table:table-cell table:number-columns-repeated="9"/>
          <table:table-cell office:value-type="float" office:value="5505976" calcext:value-type="float">
            <text:p>5505976</text:p>
          </table:table-cell>
          <table:table-cell office:value-type="float" office:value="39463" calcext:value-type="float">
            <text:p>394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formula="of:=[.F61]/1000" office:value-type="float" office:value="189.778" calcext:value-type="float">
            <text:p>189.778</text:p>
          </table:table-cell>
          <table:table-cell table:formula="of:=[.G61]/1000" office:value-type="float" office:value="39.93" calcext:value-type="float">
            <text:p>39.93</text:p>
          </table:table-cell>
          <table:table-cell table:formula="of:=[.H61]/1000" office:value-type="float" office:value="0.326" calcext:value-type="float">
            <text:p>0.326</text:p>
          </table:table-cell>
          <table:table-cell office:value-type="float" office:value="0" calcext:value-type="float">
            <text:p>0</text:p>
          </table:table-cell>
          <table:table-cell table:formula="of:=SUM([.A61:.D61])" office:value-type="float" office:value="230.034" calcext:value-type="float">
            <text:p>230.034</text:p>
          </table:table-cell>
          <table:table-cell office:value-type="float" office:value="189778" calcext:value-type="float">
            <text:p>189778</text:p>
          </table:table-cell>
          <table:table-cell office:value-type="float" office:value="39930" calcext:value-type="float">
            <text:p>39930</text:p>
          </table:table-cell>
          <table:table-cell office:value-type="float" office:value="326" calcext:value-type="float">
            <text:p>326</text:p>
          </table:table-cell>
          <table:table-cell table:number-columns-repeated="9"/>
          <table:table-cell office:value-type="float" office:value="5472389" calcext:value-type="float">
            <text:p>5472389</text:p>
          </table:table-cell>
          <table:table-cell office:value-type="float" office:value="39501" calcext:value-type="float">
            <text:p>3950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formula="of:=[.F62]/1000" office:value-type="float" office:value="188.579" calcext:value-type="float">
            <text:p>188.579</text:p>
          </table:table-cell>
          <table:table-cell table:formula="of:=[.G62]/1000" office:value-type="float" office:value="39.888" calcext:value-type="float">
            <text:p>39.888</text:p>
          </table:table-cell>
          <table:table-cell table:formula="of:=[.H62]/1000"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table:formula="of:=SUM([.A62:.D62])" office:value-type="float" office:value="228.809" calcext:value-type="float">
            <text:p>228.809</text:p>
          </table:table-cell>
          <table:table-cell office:value-type="float" office:value="188579" calcext:value-type="float">
            <text:p>188579</text:p>
          </table:table-cell>
          <table:table-cell office:value-type="float" office:value="39888" calcext:value-type="float">
            <text:p>39888</text:p>
          </table:table-cell>
          <table:table-cell office:value-type="float" office:value="342" calcext:value-type="float">
            <text:p>342</text:p>
          </table:table-cell>
          <table:table-cell table:number-columns-repeated="9"/>
          <table:table-cell office:value-type="float" office:value="5519575" calcext:value-type="float">
            <text:p>5519575</text:p>
          </table:table-cell>
          <table:table-cell office:value-type="float" office:value="40003" calcext:value-type="float">
            <text:p>4000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formula="of:=[.F63]/1000" office:value-type="float" office:value="192.782" calcext:value-type="float">
            <text:p>192.782</text:p>
          </table:table-cell>
          <table:table-cell table:formula="of:=[.G63]/1000" office:value-type="float" office:value="39.925" calcext:value-type="float">
            <text:p>39.925</text:p>
          </table:table-cell>
          <table:table-cell table:formula="of:=[.H63]/1000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SUM([.A63:.D63])" office:value-type="float" office:value="233.042" calcext:value-type="float">
            <text:p>233.042</text:p>
          </table:table-cell>
          <table:table-cell office:value-type="float" office:value="192782" calcext:value-type="float">
            <text:p>192782</text:p>
          </table:table-cell>
          <table:table-cell office:value-type="float" office:value="39925" calcext:value-type="float">
            <text:p>39925</text:p>
          </table:table-cell>
          <table:table-cell office:value-type="float" office:value="335" calcext:value-type="float">
            <text:p>335</text:p>
          </table:table-cell>
          <table:table-cell table:number-columns-repeated="9"/>
          <table:table-cell office:value-type="float" office:value="5489967" calcext:value-type="float">
            <text:p>5489967</text:p>
          </table:table-cell>
          <table:table-cell office:value-type="float" office:value="39718" calcext:value-type="float">
            <text:p>3971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formula="of:=[.F64]/1000" office:value-type="float" office:value="190.728" calcext:value-type="float">
            <text:p>190.728</text:p>
          </table:table-cell>
          <table:table-cell table:formula="of:=[.G64]/1000" office:value-type="float" office:value="39.921" calcext:value-type="float">
            <text:p>39.921</text:p>
          </table:table-cell>
          <table:table-cell table:formula="of:=[.H64]/1000"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table:formula="of:=SUM([.A64:.D64])" office:value-type="float" office:value="230.98" calcext:value-type="float">
            <text:p>230.98</text:p>
          </table:table-cell>
          <table:table-cell office:value-type="float" office:value="190728" calcext:value-type="float">
            <text:p>190728</text:p>
          </table:table-cell>
          <table:table-cell office:value-type="float" office:value="39921" calcext:value-type="float">
            <text:p>39921</text:p>
          </table:table-cell>
          <table:table-cell office:value-type="float" office:value="331" calcext:value-type="float">
            <text:p>331</text:p>
          </table:table-cell>
          <table:table-cell table:number-columns-repeated="9"/>
          <table:table-cell office:value-type="float" office:value="5507307" calcext:value-type="float">
            <text:p>5507307</text:p>
          </table:table-cell>
          <table:table-cell office:value-type="float" office:value="40254" calcext:value-type="float">
            <text:p>4025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formula="of:=[.F65]/1000" office:value-type="float" office:value="191.054" calcext:value-type="float">
            <text:p>191.054</text:p>
          </table:table-cell>
          <table:table-cell table:formula="of:=[.G65]/1000" office:value-type="float" office:value="39.859" calcext:value-type="float">
            <text:p>39.859</text:p>
          </table:table-cell>
          <table:table-cell table:formula="of:=[.H65]/1000"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SUM([.A65:.D65])" office:value-type="float" office:value="231.246" calcext:value-type="float">
            <text:p>231.246</text:p>
          </table:table-cell>
          <table:table-cell office:value-type="float" office:value="191054" calcext:value-type="float">
            <text:p>191054</text:p>
          </table:table-cell>
          <table:table-cell office:value-type="float" office:value="39859" calcext:value-type="float">
            <text:p>39859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5486327" calcext:value-type="float">
            <text:p>5486327</text:p>
          </table:table-cell>
          <table:table-cell office:value-type="float" office:value="39614" calcext:value-type="float">
            <text:p>396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formula="of:=[.F66]/1000" office:value-type="float" office:value="187.884" calcext:value-type="float">
            <text:p>187.884</text:p>
          </table:table-cell>
          <table:table-cell table:formula="of:=[.G66]/1000" office:value-type="float" office:value="39.826" calcext:value-type="float">
            <text:p>39.826</text:p>
          </table:table-cell>
          <table:table-cell table:formula="of:=[.H66]/1000"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SUM([.A66:.D66])" office:value-type="float" office:value="228.043" calcext:value-type="float">
            <text:p>228.043</text:p>
          </table:table-cell>
          <table:table-cell office:value-type="float" office:value="187884" calcext:value-type="float">
            <text:p>187884</text:p>
          </table:table-cell>
          <table:table-cell office:value-type="float" office:value="39826" calcext:value-type="float">
            <text:p>39826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5449883" calcext:value-type="float">
            <text:p>5449883</text:p>
          </table:table-cell>
          <table:table-cell office:value-type="float" office:value="39722" calcext:value-type="float">
            <text:p>3972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formula="of:=[.F67]/1000" office:value-type="float" office:value="188.391" calcext:value-type="float">
            <text:p>188.391</text:p>
          </table:table-cell>
          <table:table-cell table:formula="of:=[.G67]/1000" office:value-type="float" office:value="39.78" calcext:value-type="float">
            <text:p>39.78</text:p>
          </table:table-cell>
          <table:table-cell table:formula="of:=[.H67]/1000"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table:formula="of:=SUM([.A67:.D67])" office:value-type="float" office:value="228.503" calcext:value-type="float">
            <text:p>228.503</text:p>
          </table:table-cell>
          <table:table-cell office:value-type="float" office:value="188391" calcext:value-type="float">
            <text:p>188391</text:p>
          </table:table-cell>
          <table:table-cell office:value-type="float" office:value="39780" calcext:value-type="float">
            <text:p>39780</text:p>
          </table:table-cell>
          <table:table-cell office:value-type="float" office:value="332" calcext:value-type="float">
            <text:p>332</text:p>
          </table:table-cell>
          <table:table-cell table:number-columns-repeated="9"/>
          <table:table-cell office:value-type="float" office:value="5509551" calcext:value-type="float">
            <text:p>5509551</text:p>
          </table:table-cell>
          <table:table-cell office:value-type="float" office:value="39868" calcext:value-type="float">
            <text:p>3986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formula="of:=[.F68]/1000" office:value-type="float" office:value="187.684" calcext:value-type="float">
            <text:p>187.684</text:p>
          </table:table-cell>
          <table:table-cell table:formula="of:=[.G68]/1000" office:value-type="float" office:value="39.817" calcext:value-type="float">
            <text:p>39.817</text:p>
          </table:table-cell>
          <table:table-cell table:formula="of:=[.H68]/1000"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SUM([.A68:.D68])" office:value-type="float" office:value="227.834" calcext:value-type="float">
            <text:p>227.834</text:p>
          </table:table-cell>
          <table:table-cell office:value-type="float" office:value="187684" calcext:value-type="float">
            <text:p>187684</text:p>
          </table:table-cell>
          <table:table-cell office:value-type="float" office:value="39817" calcext:value-type="float">
            <text:p>39817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5499491" calcext:value-type="float">
            <text:p>5499491</text:p>
          </table:table-cell>
          <table:table-cell office:value-type="float" office:value="39563" calcext:value-type="float">
            <text:p>3956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formula="of:=[.F69]/1000" office:value-type="float" office:value="185.584" calcext:value-type="float">
            <text:p>185.584</text:p>
          </table:table-cell>
          <table:table-cell table:formula="of:=[.G69]/1000" office:value-type="float" office:value="39.857" calcext:value-type="float">
            <text:p>39.857</text:p>
          </table:table-cell>
          <table:table-cell table:formula="of:=[.H69]/1000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SUM([.A69:.D69])" office:value-type="float" office:value="225.771" calcext:value-type="float">
            <text:p>225.771</text:p>
          </table:table-cell>
          <table:table-cell office:value-type="float" office:value="185584" calcext:value-type="float">
            <text:p>185584</text:p>
          </table:table-cell>
          <table:table-cell office:value-type="float" office:value="39857" calcext:value-type="float">
            <text:p>39857</text:p>
          </table:table-cell>
          <table:table-cell office:value-type="float" office:value="330" calcext:value-type="float">
            <text:p>330</text:p>
          </table:table-cell>
          <table:table-cell table:number-columns-repeated="9"/>
          <table:table-cell office:value-type="float" office:value="5437154" calcext:value-type="float">
            <text:p>5437154</text:p>
          </table:table-cell>
          <table:table-cell office:value-type="float" office:value="39795" calcext:value-type="float">
            <text:p>3979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formula="of:=[.F70]/1000" office:value-type="float" office:value="182.125" calcext:value-type="float">
            <text:p>182.125</text:p>
          </table:table-cell>
          <table:table-cell table:formula="of:=[.G70]/1000" office:value-type="float" office:value="39.852" calcext:value-type="float">
            <text:p>39.852</text:p>
          </table:table-cell>
          <table:table-cell table:formula="of:=[.H70]/1000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SUM([.A70:.D70])" office:value-type="float" office:value="222.312" calcext:value-type="float">
            <text:p>222.312</text:p>
          </table:table-cell>
          <table:table-cell office:value-type="float" office:value="182125" calcext:value-type="float">
            <text:p>182125</text:p>
          </table:table-cell>
          <table:table-cell office:value-type="float" office:value="39852" calcext:value-type="float">
            <text:p>39852</text:p>
          </table:table-cell>
          <table:table-cell office:value-type="float" office:value="335" calcext:value-type="float">
            <text:p>335</text:p>
          </table:table-cell>
          <table:table-cell table:number-columns-repeated="9"/>
          <table:table-cell office:value-type="float" office:value="5477921" calcext:value-type="float">
            <text:p>5477921</text:p>
          </table:table-cell>
          <table:table-cell office:value-type="float" office:value="39737" calcext:value-type="float">
            <text:p>3973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formula="of:=[.F71]/1000" office:value-type="float" office:value="185.313" calcext:value-type="float">
            <text:p>185.313</text:p>
          </table:table-cell>
          <table:table-cell table:formula="of:=[.G71]/1000" office:value-type="float" office:value="39.834" calcext:value-type="float">
            <text:p>39.834</text:p>
          </table:table-cell>
          <table:table-cell table:formula="of:=[.H71]/1000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SUM([.A71:.D71])" office:value-type="float" office:value="225.482" calcext:value-type="float">
            <text:p>225.482</text:p>
          </table:table-cell>
          <table:table-cell office:value-type="float" office:value="185313" calcext:value-type="float">
            <text:p>185313</text:p>
          </table:table-cell>
          <table:table-cell office:value-type="float" office:value="39834" calcext:value-type="float">
            <text:p>39834</text:p>
          </table:table-cell>
          <table:table-cell office:value-type="float" office:value="335" calcext:value-type="float">
            <text:p>335</text:p>
          </table:table-cell>
          <table:table-cell table:number-columns-repeated="9"/>
          <table:table-cell office:value-type="float" office:value="5470643" calcext:value-type="float">
            <text:p>5470643</text:p>
          </table:table-cell>
          <table:table-cell office:value-type="float" office:value="39762" calcext:value-type="float">
            <text:p>3976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formula="of:=[.F72]/1000" office:value-type="float" office:value="185.399" calcext:value-type="float">
            <text:p>185.399</text:p>
          </table:table-cell>
          <table:table-cell table:formula="of:=[.G72]/1000" office:value-type="float" office:value="39.833" calcext:value-type="float">
            <text:p>39.833</text:p>
          </table:table-cell>
          <table:table-cell table:formula="of:=[.H72]/1000" office:value-type="float" office:value="0.3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SUM([.A72:.D72])" office:value-type="float" office:value="225.588" calcext:value-type="float">
            <text:p>225.588</text:p>
          </table:table-cell>
          <table:table-cell office:value-type="float" office:value="185399" calcext:value-type="float">
            <text:p>185399</text:p>
          </table:table-cell>
          <table:table-cell office:value-type="float" office:value="39833" calcext:value-type="float">
            <text:p>39833</text:p>
          </table:table-cell>
          <table:table-cell office:value-type="float" office:value="356" calcext:value-type="float">
            <text:p>356</text:p>
          </table:table-cell>
          <table:table-cell table:number-columns-repeated="9"/>
          <table:table-cell office:value-type="float" office:value="5427949" calcext:value-type="float">
            <text:p>5427949</text:p>
          </table:table-cell>
          <table:table-cell office:value-type="float" office:value="39738" calcext:value-type="float">
            <text:p>3973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formula="of:=[.F73]/1000" office:value-type="float" office:value="184.361" calcext:value-type="float">
            <text:p>184.361</text:p>
          </table:table-cell>
          <table:table-cell table:formula="of:=[.G73]/1000" office:value-type="float" office:value="39.931" calcext:value-type="float">
            <text:p>39.931</text:p>
          </table:table-cell>
          <table:table-cell table:formula="of:=[.H73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73:.D73])" office:value-type="float" office:value="224.621" calcext:value-type="float">
            <text:p>224.621</text:p>
          </table:table-cell>
          <table:table-cell office:value-type="float" office:value="184361" calcext:value-type="float">
            <text:p>184361</text:p>
          </table:table-cell>
          <table:table-cell office:value-type="float" office:value="39931" calcext:value-type="float">
            <text:p>39931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5448611" calcext:value-type="float">
            <text:p>5448611</text:p>
          </table:table-cell>
          <table:table-cell office:value-type="float" office:value="39832" calcext:value-type="float">
            <text:p>3983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formula="of:=[.F74]/1000" office:value-type="float" office:value="185.356" calcext:value-type="float">
            <text:p>185.356</text:p>
          </table:table-cell>
          <table:table-cell table:formula="of:=[.G74]/1000" office:value-type="float" office:value="39.875" calcext:value-type="float">
            <text:p>39.875</text:p>
          </table:table-cell>
          <table:table-cell table:formula="of:=[.H74]/1000" office:value-type="float" office:value="0.341" calcext:value-type="float">
            <text:p>0.341</text:p>
          </table:table-cell>
          <table:table-cell office:value-type="float" office:value="0" calcext:value-type="float">
            <text:p>0</text:p>
          </table:table-cell>
          <table:table-cell table:formula="of:=SUM([.A74:.D74])" office:value-type="float" office:value="225.572" calcext:value-type="float">
            <text:p>225.572</text:p>
          </table:table-cell>
          <table:table-cell office:value-type="float" office:value="185356" calcext:value-type="float">
            <text:p>185356</text:p>
          </table:table-cell>
          <table:table-cell office:value-type="float" office:value="39875" calcext:value-type="float">
            <text:p>39875</text:p>
          </table:table-cell>
          <table:table-cell office:value-type="float" office:value="341" calcext:value-type="float">
            <text:p>341</text:p>
          </table:table-cell>
          <table:table-cell table:number-columns-repeated="9"/>
          <table:table-cell office:value-type="float" office:value="5435027" calcext:value-type="float">
            <text:p>5435027</text:p>
          </table:table-cell>
          <table:table-cell office:value-type="float" office:value="39710" calcext:value-type="float">
            <text:p>3971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formula="of:=[.F75]/1000" office:value-type="float" office:value="180.847" calcext:value-type="float">
            <text:p>180.847</text:p>
          </table:table-cell>
          <table:table-cell table:formula="of:=[.G75]/1000" office:value-type="float" office:value="39.913" calcext:value-type="float">
            <text:p>39.913</text:p>
          </table:table-cell>
          <table:table-cell table:formula="of:=[.H75]/1000" office:value-type="float" office:value="0.326" calcext:value-type="float">
            <text:p>0.326</text:p>
          </table:table-cell>
          <table:table-cell office:value-type="float" office:value="0" calcext:value-type="float">
            <text:p>0</text:p>
          </table:table-cell>
          <table:table-cell table:formula="of:=SUM([.A75:.D75])" office:value-type="float" office:value="221.086" calcext:value-type="float">
            <text:p>221.086</text:p>
          </table:table-cell>
          <table:table-cell office:value-type="float" office:value="180847" calcext:value-type="float">
            <text:p>180847</text:p>
          </table:table-cell>
          <table:table-cell office:value-type="float" office:value="39913" calcext:value-type="float">
            <text:p>39913</text:p>
          </table:table-cell>
          <table:table-cell office:value-type="float" office:value="326" calcext:value-type="float">
            <text:p>326</text:p>
          </table:table-cell>
          <table:table-cell table:number-columns-repeated="9"/>
          <table:table-cell office:value-type="float" office:value="5455470" calcext:value-type="float">
            <text:p>5455470</text:p>
          </table:table-cell>
          <table:table-cell office:value-type="float" office:value="39526" calcext:value-type="float">
            <text:p>3952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formula="of:=[.F76]/1000" office:value-type="float" office:value="181.446" calcext:value-type="float">
            <text:p>181.446</text:p>
          </table:table-cell>
          <table:table-cell table:formula="of:=[.G76]/1000" office:value-type="float" office:value="42.084" calcext:value-type="float">
            <text:p>42.084</text:p>
          </table:table-cell>
          <table:table-cell table:formula="of:=[.H76]/1000"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  <table:table-cell table:formula="of:=SUM([.A76:.D76])" office:value-type="float" office:value="223.857" calcext:value-type="float">
            <text:p>223.857</text:p>
          </table:table-cell>
          <table:table-cell office:value-type="float" office:value="181446" calcext:value-type="float">
            <text:p>181446</text:p>
          </table:table-cell>
          <table:table-cell office:value-type="float" office:value="42084" calcext:value-type="float">
            <text:p>42084</text:p>
          </table:table-cell>
          <table:table-cell office:value-type="float" office:value="327" calcext:value-type="float">
            <text:p>327</text:p>
          </table:table-cell>
          <table:table-cell table:number-columns-repeated="9"/>
          <table:table-cell office:value-type="float" office:value="5436668" calcext:value-type="float">
            <text:p>5436668</text:p>
          </table:table-cell>
          <table:table-cell office:value-type="float" office:value="39535" calcext:value-type="float">
            <text:p>3953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formula="of:=[.F77]/1000" office:value-type="float" office:value="186.29" calcext:value-type="float">
            <text:p>186.29</text:p>
          </table:table-cell>
          <table:table-cell table:formula="of:=[.G77]/1000" office:value-type="float" office:value="40.01" calcext:value-type="float">
            <text:p>40.01</text:p>
          </table:table-cell>
          <table:table-cell table:formula="of:=[.H77]/1000"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table:formula="of:=SUM([.A77:.D77])" office:value-type="float" office:value="226.636" calcext:value-type="float">
            <text:p>226.636</text:p>
          </table:table-cell>
          <table:table-cell office:value-type="float" office:value="186290" calcext:value-type="float">
            <text:p>186290</text:p>
          </table:table-cell>
          <table:table-cell office:value-type="float" office:value="40010" calcext:value-type="float">
            <text:p>40010</text:p>
          </table:table-cell>
          <table:table-cell office:value-type="float" office:value="336" calcext:value-type="float">
            <text:p>336</text:p>
          </table:table-cell>
          <table:table-cell table:number-columns-repeated="9"/>
          <table:table-cell office:value-type="float" office:value="5395102" calcext:value-type="float">
            <text:p>5395102</text:p>
          </table:table-cell>
          <table:table-cell office:value-type="float" office:value="39640" calcext:value-type="float">
            <text:p>3964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formula="of:=[.F78]/1000" office:value-type="float" office:value="185.751" calcext:value-type="float">
            <text:p>185.751</text:p>
          </table:table-cell>
          <table:table-cell table:formula="of:=[.G78]/1000" office:value-type="float" office:value="39.949" calcext:value-type="float">
            <text:p>39.949</text:p>
          </table:table-cell>
          <table:table-cell table:formula="of:=[.H78]/1000" office:value-type="float" office:value="0.343" calcext:value-type="float">
            <text:p>0.343</text:p>
          </table:table-cell>
          <table:table-cell office:value-type="float" office:value="0" calcext:value-type="float">
            <text:p>0</text:p>
          </table:table-cell>
          <table:table-cell table:formula="of:=SUM([.A78:.D78])" office:value-type="float" office:value="226.043" calcext:value-type="float">
            <text:p>226.043</text:p>
          </table:table-cell>
          <table:table-cell office:value-type="float" office:value="185751" calcext:value-type="float">
            <text:p>185751</text:p>
          </table:table-cell>
          <table:table-cell office:value-type="float" office:value="39949" calcext:value-type="float">
            <text:p>39949</text:p>
          </table:table-cell>
          <table:table-cell office:value-type="float" office:value="343" calcext:value-type="float">
            <text:p>343</text:p>
          </table:table-cell>
          <table:table-cell table:number-columns-repeated="9"/>
          <table:table-cell office:value-type="float" office:value="5416369" calcext:value-type="float">
            <text:p>5416369</text:p>
          </table:table-cell>
          <table:table-cell office:value-type="float" office:value="40102" calcext:value-type="float">
            <text:p>4010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formula="of:=[.F79]/1000" office:value-type="float" office:value="181.996" calcext:value-type="float">
            <text:p>181.996</text:p>
          </table:table-cell>
          <table:table-cell table:formula="of:=[.G79]/1000" office:value-type="float" office:value="39.878" calcext:value-type="float">
            <text:p>39.878</text:p>
          </table:table-cell>
          <table:table-cell table:formula="of:=[.H79]/1000"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table:formula="of:=SUM([.A79:.D79])" office:value-type="float" office:value="222.208" calcext:value-type="float">
            <text:p>222.208</text:p>
          </table:table-cell>
          <table:table-cell office:value-type="float" office:value="181996" calcext:value-type="float">
            <text:p>181996</text:p>
          </table:table-cell>
          <table:table-cell office:value-type="float" office:value="39878" calcext:value-type="float">
            <text:p>39878</text:p>
          </table:table-cell>
          <table:table-cell office:value-type="float" office:value="334" calcext:value-type="float">
            <text:p>334</text:p>
          </table:table-cell>
          <table:table-cell table:number-columns-repeated="9"/>
          <table:table-cell office:value-type="float" office:value="5395889" calcext:value-type="float">
            <text:p>5395889</text:p>
          </table:table-cell>
          <table:table-cell office:value-type="float" office:value="39751" calcext:value-type="float">
            <text:p>3975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formula="of:=[.F80]/1000" office:value-type="float" office:value="220.948" calcext:value-type="float">
            <text:p>220.948</text:p>
          </table:table-cell>
          <table:table-cell table:formula="of:=[.G80]/1000" office:value-type="float" office:value="40.163" calcext:value-type="float">
            <text:p>40.163</text:p>
          </table:table-cell>
          <table:table-cell table:formula="of:=[.H80]/1000"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formula="of:=SUM([.A80:.D80])" office:value-type="float" office:value="261.436" calcext:value-type="float">
            <text:p>261.436</text:p>
          </table:table-cell>
          <table:table-cell office:value-type="float" office:value="220948" calcext:value-type="float">
            <text:p>220948</text:p>
          </table:table-cell>
          <table:table-cell office:value-type="float" office:value="40163" calcext:value-type="float">
            <text:p>40163</text:p>
          </table:table-cell>
          <table:table-cell office:value-type="float" office:value="325" calcext:value-type="float">
            <text:p>325</text:p>
          </table:table-cell>
          <table:table-cell table:number-columns-repeated="9"/>
          <table:table-cell office:value-type="float" office:value="5376829" calcext:value-type="float">
            <text:p>5376829</text:p>
          </table:table-cell>
          <table:table-cell office:value-type="float" office:value="39623" calcext:value-type="float">
            <text:p>3962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formula="of:=[.F81]/1000" office:value-type="float" office:value="181.777" calcext:value-type="float">
            <text:p>181.777</text:p>
          </table:table-cell>
          <table:table-cell table:formula="of:=[.G81]/1000" office:value-type="float" office:value="39.954" calcext:value-type="float">
            <text:p>39.954</text:p>
          </table:table-cell>
          <table:table-cell table:formula="of:=[.H81]/1000"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table:formula="of:=SUM([.A81:.D81])" office:value-type="float" office:value="222.063" calcext:value-type="float">
            <text:p>222.063</text:p>
          </table:table-cell>
          <table:table-cell office:value-type="float" office:value="181777" calcext:value-type="float">
            <text:p>181777</text:p>
          </table:table-cell>
          <table:table-cell office:value-type="float" office:value="39954" calcext:value-type="float">
            <text:p>39954</text:p>
          </table:table-cell>
          <table:table-cell office:value-type="float" office:value="332" calcext:value-type="float">
            <text:p>332</text:p>
          </table:table-cell>
          <table:table-cell table:number-columns-repeated="9"/>
          <table:table-cell office:value-type="float" office:value="5400761" calcext:value-type="float">
            <text:p>5400761</text:p>
          </table:table-cell>
          <table:table-cell office:value-type="float" office:value="39490" calcext:value-type="float">
            <text:p>3949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formula="of:=[.F82]/1000" office:value-type="float" office:value="182.168" calcext:value-type="float">
            <text:p>182.168</text:p>
          </table:table-cell>
          <table:table-cell table:formula="of:=[.G82]/1000" office:value-type="float" office:value="39.937" calcext:value-type="float">
            <text:p>39.937</text:p>
          </table:table-cell>
          <table:table-cell table:formula="of:=[.H82]/1000"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SUM([.A82:.D82])" office:value-type="float" office:value="222.438" calcext:value-type="float">
            <text:p>222.438</text:p>
          </table:table-cell>
          <table:table-cell office:value-type="float" office:value="182168" calcext:value-type="float">
            <text:p>182168</text:p>
          </table:table-cell>
          <table:table-cell office:value-type="float" office:value="39937" calcext:value-type="float">
            <text:p>39937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5375960" calcext:value-type="float">
            <text:p>5375960</text:p>
          </table:table-cell>
          <table:table-cell office:value-type="float" office:value="40046" calcext:value-type="float">
            <text:p>4004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formula="of:=[.F83]/1000" office:value-type="float" office:value="187.352" calcext:value-type="float">
            <text:p>187.352</text:p>
          </table:table-cell>
          <table:table-cell table:formula="of:=[.G83]/1000" office:value-type="float" office:value="39.874" calcext:value-type="float">
            <text:p>39.874</text:p>
          </table:table-cell>
          <table:table-cell table:formula="of:=[.H83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83:.D83])" office:value-type="float" office:value="227.555" calcext:value-type="float">
            <text:p>227.555</text:p>
          </table:table-cell>
          <table:table-cell office:value-type="float" office:value="187352" calcext:value-type="float">
            <text:p>187352</text:p>
          </table:table-cell>
          <table:table-cell office:value-type="float" office:value="39874" calcext:value-type="float">
            <text:p>39874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5406599" calcext:value-type="float">
            <text:p>5406599</text:p>
          </table:table-cell>
          <table:table-cell office:value-type="float" office:value="39551" calcext:value-type="float">
            <text:p>3955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formula="of:=[.F84]/1000" office:value-type="float" office:value="181.26" calcext:value-type="float">
            <text:p>181.26</text:p>
          </table:table-cell>
          <table:table-cell table:formula="of:=[.G84]/1000" office:value-type="float" office:value="39.958" calcext:value-type="float">
            <text:p>39.958</text:p>
          </table:table-cell>
          <table:table-cell table:formula="of:=[.H84]/1000"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SUM([.A84:.D84])" office:value-type="float" office:value="221.551" calcext:value-type="float">
            <text:p>221.551</text:p>
          </table:table-cell>
          <table:table-cell office:value-type="float" office:value="181260" calcext:value-type="float">
            <text:p>181260</text:p>
          </table:table-cell>
          <table:table-cell office:value-type="float" office:value="39958" calcext:value-type="float">
            <text:p>39958</text:p>
          </table:table-cell>
          <table:table-cell office:value-type="float" office:value="333" calcext:value-type="float">
            <text:p>333</text:p>
          </table:table-cell>
          <table:table-cell table:number-columns-repeated="9"/>
          <table:table-cell office:value-type="float" office:value="5403683" calcext:value-type="float">
            <text:p>5403683</text:p>
          </table:table-cell>
          <table:table-cell office:value-type="float" office:value="39743" calcext:value-type="float">
            <text:p>3974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formula="of:=[.F85]/1000" office:value-type="float" office:value="181.818" calcext:value-type="float">
            <text:p>181.818</text:p>
          </table:table-cell>
          <table:table-cell table:formula="of:=[.G85]/1000" office:value-type="float" office:value="39.91" calcext:value-type="float">
            <text:p>39.91</text:p>
          </table:table-cell>
          <table:table-cell table:formula="of:=[.H85]/1000"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table:formula="of:=SUM([.A85:.D85])" office:value-type="float" office:value="222.062" calcext:value-type="float">
            <text:p>222.062</text:p>
          </table:table-cell>
          <table:table-cell office:value-type="float" office:value="181818" calcext:value-type="float">
            <text:p>181818</text:p>
          </table:table-cell>
          <table:table-cell office:value-type="float" office:value="39910" calcext:value-type="float">
            <text:p>39910</text:p>
          </table:table-cell>
          <table:table-cell office:value-type="float" office:value="334" calcext:value-type="float">
            <text:p>334</text:p>
          </table:table-cell>
          <table:table-cell table:number-columns-repeated="9"/>
          <table:table-cell office:value-type="float" office:value="5382580" calcext:value-type="float">
            <text:p>5382580</text:p>
          </table:table-cell>
          <table:table-cell office:value-type="float" office:value="40081" calcext:value-type="float">
            <text:p>4008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formula="of:=[.F86]/1000" office:value-type="float" office:value="181.02" calcext:value-type="float">
            <text:p>181.02</text:p>
          </table:table-cell>
          <table:table-cell table:formula="of:=[.G86]/1000" office:value-type="float" office:value="39.944" calcext:value-type="float">
            <text:p>39.944</text:p>
          </table:table-cell>
          <table:table-cell table:formula="of:=[.H86]/1000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SUM([.A86:.D86])" office:value-type="float" office:value="221.294" calcext:value-type="float">
            <text:p>221.294</text:p>
          </table:table-cell>
          <table:table-cell office:value-type="float" office:value="181020" calcext:value-type="float">
            <text:p>181020</text:p>
          </table:table-cell>
          <table:table-cell office:value-type="float" office:value="39944" calcext:value-type="float">
            <text:p>39944</text:p>
          </table:table-cell>
          <table:table-cell office:value-type="float" office:value="330" calcext:value-type="float">
            <text:p>330</text:p>
          </table:table-cell>
          <table:table-cell table:number-columns-repeated="9"/>
          <table:table-cell office:value-type="float" office:value="5416700" calcext:value-type="float">
            <text:p>5416700</text:p>
          </table:table-cell>
          <table:table-cell office:value-type="float" office:value="39678" calcext:value-type="float">
            <text:p>3967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formula="of:=[.F87]/1000" office:value-type="float" office:value="180.74" calcext:value-type="float">
            <text:p>180.74</text:p>
          </table:table-cell>
          <table:table-cell table:formula="of:=[.G87]/1000" office:value-type="float" office:value="39.931" calcext:value-type="float">
            <text:p>39.931</text:p>
          </table:table-cell>
          <table:table-cell table:formula="of:=[.H87]/1000" office:value-type="float" office:value="0.339" calcext:value-type="float">
            <text:p>0.339</text:p>
          </table:table-cell>
          <table:table-cell office:value-type="float" office:value="0" calcext:value-type="float">
            <text:p>0</text:p>
          </table:table-cell>
          <table:table-cell table:formula="of:=SUM([.A87:.D87])" office:value-type="float" office:value="221.01" calcext:value-type="float">
            <text:p>221.01</text:p>
          </table:table-cell>
          <table:table-cell office:value-type="float" office:value="180740" calcext:value-type="float">
            <text:p>180740</text:p>
          </table:table-cell>
          <table:table-cell office:value-type="float" office:value="39931" calcext:value-type="float">
            <text:p>39931</text:p>
          </table:table-cell>
          <table:table-cell office:value-type="float" office:value="339" calcext:value-type="float">
            <text:p>339</text:p>
          </table:table-cell>
          <table:table-cell table:number-columns-repeated="9"/>
          <table:table-cell office:value-type="float" office:value="5402334" calcext:value-type="float">
            <text:p>5402334</text:p>
          </table:table-cell>
          <table:table-cell office:value-type="float" office:value="39756" calcext:value-type="float">
            <text:p>3975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formula="of:=[.F88]/1000" office:value-type="float" office:value="180.175" calcext:value-type="float">
            <text:p>180.175</text:p>
          </table:table-cell>
          <table:table-cell table:formula="of:=[.G88]/1000" office:value-type="float" office:value="39.911" calcext:value-type="float">
            <text:p>39.911</text:p>
          </table:table-cell>
          <table:table-cell table:formula="of:=[.H88]/1000"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table:formula="of:=SUM([.A88:.D88])" office:value-type="float" office:value="220.428" calcext:value-type="float">
            <text:p>220.428</text:p>
          </table:table-cell>
          <table:table-cell office:value-type="float" office:value="180175" calcext:value-type="float">
            <text:p>180175</text:p>
          </table:table-cell>
          <table:table-cell office:value-type="float" office:value="39911" calcext:value-type="float">
            <text:p>39911</text:p>
          </table:table-cell>
          <table:table-cell office:value-type="float" office:value="342" calcext:value-type="float">
            <text:p>342</text:p>
          </table:table-cell>
          <table:table-cell table:number-columns-repeated="9"/>
          <table:table-cell office:value-type="float" office:value="5379369" calcext:value-type="float">
            <text:p>5379369</text:p>
          </table:table-cell>
          <table:table-cell office:value-type="float" office:value="39645" calcext:value-type="float">
            <text:p>3964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formula="of:=[.F89]/1000" office:value-type="float" office:value="179.773" calcext:value-type="float">
            <text:p>179.773</text:p>
          </table:table-cell>
          <table:table-cell table:formula="of:=[.G89]/1000" office:value-type="float" office:value="39.978" calcext:value-type="float">
            <text:p>39.978</text:p>
          </table:table-cell>
          <table:table-cell table:formula="of:=[.H89]/1000"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table:formula="of:=SUM([.A89:.D89])" office:value-type="float" office:value="220.08" calcext:value-type="float">
            <text:p>220.08</text:p>
          </table:table-cell>
          <table:table-cell office:value-type="float" office:value="179773" calcext:value-type="float">
            <text:p>179773</text:p>
          </table:table-cell>
          <table:table-cell office:value-type="float" office:value="39978" calcext:value-type="float">
            <text:p>39978</text:p>
          </table:table-cell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5398479" calcext:value-type="float">
            <text:p>5398479</text:p>
          </table:table-cell>
          <table:table-cell office:value-type="float" office:value="39948" calcext:value-type="float">
            <text:p>3994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formula="of:=[.F90]/1000" office:value-type="float" office:value="179.376" calcext:value-type="float">
            <text:p>179.376</text:p>
          </table:table-cell>
          <table:table-cell table:formula="of:=[.G90]/1000" office:value-type="float" office:value="39.899" calcext:value-type="float">
            <text:p>39.899</text:p>
          </table:table-cell>
          <table:table-cell table:formula="of:=[.H90]/1000"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table:formula="of:=SUM([.A90:.D90])" office:value-type="float" office:value="219.609" calcext:value-type="float">
            <text:p>219.609</text:p>
          </table:table-cell>
          <table:table-cell office:value-type="float" office:value="179376" calcext:value-type="float">
            <text:p>179376</text:p>
          </table:table-cell>
          <table:table-cell office:value-type="float" office:value="39899" calcext:value-type="float">
            <text:p>39899</text:p>
          </table:table-cell>
          <table:table-cell office:value-type="float" office:value="334" calcext:value-type="float">
            <text:p>334</text:p>
          </table:table-cell>
          <table:table-cell table:number-columns-repeated="9"/>
          <table:table-cell office:value-type="float" office:value="5370578" calcext:value-type="float">
            <text:p>5370578</text:p>
          </table:table-cell>
          <table:table-cell office:value-type="float" office:value="39782" calcext:value-type="float">
            <text:p>3978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formula="of:=[.F91]/1000" office:value-type="float" office:value="179.072" calcext:value-type="float">
            <text:p>179.072</text:p>
          </table:table-cell>
          <table:table-cell table:formula="of:=[.G91]/1000" office:value-type="float" office:value="39.9" calcext:value-type="float">
            <text:p>39.9</text:p>
          </table:table-cell>
          <table:table-cell table:formula="of:=[.H91]/1000"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table:formula="of:=SUM([.A91:.D91])" office:value-type="float" office:value="219.303" calcext:value-type="float">
            <text:p>219.303</text:p>
          </table:table-cell>
          <table:table-cell office:value-type="float" office:value="179072" calcext:value-type="float">
            <text:p>179072</text:p>
          </table:table-cell>
          <table:table-cell office:value-type="float" office:value="39900" calcext:value-type="float">
            <text:p>39900</text:p>
          </table:table-cell>
          <table:table-cell office:value-type="float" office:value="331" calcext:value-type="float">
            <text:p>331</text:p>
          </table:table-cell>
          <table:table-cell table:number-columns-repeated="9"/>
          <table:table-cell office:value-type="float" office:value="5383644" calcext:value-type="float">
            <text:p>5383644</text:p>
          </table:table-cell>
          <table:table-cell office:value-type="float" office:value="39960" calcext:value-type="float">
            <text:p>3996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formula="of:=[.F92]/1000" office:value-type="float" office:value="178.578" calcext:value-type="float">
            <text:p>178.578</text:p>
          </table:table-cell>
          <table:table-cell table:formula="of:=[.G92]/1000" office:value-type="float" office:value="39.919" calcext:value-type="float">
            <text:p>39.919</text:p>
          </table:table-cell>
          <table:table-cell table:formula="of:=[.H92]/1000" office:value-type="float" office:value="0.327" calcext:value-type="float">
            <text:p>0.327</text:p>
          </table:table-cell>
          <table:table-cell office:value-type="float" office:value="0" calcext:value-type="float">
            <text:p>0</text:p>
          </table:table-cell>
          <table:table-cell table:formula="of:=SUM([.A92:.D92])" office:value-type="float" office:value="218.824" calcext:value-type="float">
            <text:p>218.824</text:p>
          </table:table-cell>
          <table:table-cell office:value-type="float" office:value="178578" calcext:value-type="float">
            <text:p>178578</text:p>
          </table:table-cell>
          <table:table-cell office:value-type="float" office:value="39919" calcext:value-type="float">
            <text:p>39919</text:p>
          </table:table-cell>
          <table:table-cell office:value-type="float" office:value="327" calcext:value-type="float">
            <text:p>327</text:p>
          </table:table-cell>
          <table:table-cell table:number-columns-repeated="9"/>
          <table:table-cell office:value-type="float" office:value="5378532" calcext:value-type="float">
            <text:p>5378532</text:p>
          </table:table-cell>
          <table:table-cell office:value-type="float" office:value="39872" calcext:value-type="float">
            <text:p>3987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formula="of:=[.F93]/1000" office:value-type="float" office:value="179.05" calcext:value-type="float">
            <text:p>179.05</text:p>
          </table:table-cell>
          <table:table-cell table:formula="of:=[.G93]/1000" office:value-type="float" office:value="39.943" calcext:value-type="float">
            <text:p>39.943</text:p>
          </table:table-cell>
          <table:table-cell table:formula="of:=[.H93]/1000"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table:formula="of:=SUM([.A93:.D93])" office:value-type="float" office:value="219.325" calcext:value-type="float">
            <text:p>219.325</text:p>
          </table:table-cell>
          <table:table-cell office:value-type="float" office:value="179050" calcext:value-type="float">
            <text:p>179050</text:p>
          </table:table-cell>
          <table:table-cell office:value-type="float" office:value="39943" calcext:value-type="float">
            <text:p>39943</text:p>
          </table:table-cell>
          <table:table-cell office:value-type="float" office:value="332" calcext:value-type="float">
            <text:p>332</text:p>
          </table:table-cell>
          <table:table-cell table:number-columns-repeated="9"/>
          <table:table-cell office:value-type="float" office:value="5334391" calcext:value-type="float">
            <text:p>5334391</text:p>
          </table:table-cell>
          <table:table-cell office:value-type="float" office:value="39748" calcext:value-type="float">
            <text:p>3974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formula="of:=[.F94]/1000" office:value-type="float" office:value="178.913" calcext:value-type="float">
            <text:p>178.913</text:p>
          </table:table-cell>
          <table:table-cell table:formula="of:=[.G94]/1000" office:value-type="float" office:value="39.933" calcext:value-type="float">
            <text:p>39.933</text:p>
          </table:table-cell>
          <table:table-cell table:formula="of:=[.H94]/1000"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table:formula="of:=SUM([.A94:.D94])" office:value-type="float" office:value="219.18" calcext:value-type="float">
            <text:p>219.18</text:p>
          </table:table-cell>
          <table:table-cell office:value-type="float" office:value="178913" calcext:value-type="float">
            <text:p>178913</text:p>
          </table:table-cell>
          <table:table-cell office:value-type="float" office:value="39933" calcext:value-type="float">
            <text:p>39933</text:p>
          </table:table-cell>
          <table:table-cell office:value-type="float" office:value="334" calcext:value-type="float">
            <text:p>334</text:p>
          </table:table-cell>
          <table:table-cell table:number-columns-repeated="9"/>
          <table:table-cell office:value-type="float" office:value="5407379" calcext:value-type="float">
            <text:p>5407379</text:p>
          </table:table-cell>
          <table:table-cell office:value-type="float" office:value="39676" calcext:value-type="float">
            <text:p>3967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formula="of:=[.F95]/1000" office:value-type="float" office:value="178.542" calcext:value-type="float">
            <text:p>178.542</text:p>
          </table:table-cell>
          <table:table-cell table:formula="of:=[.G95]/1000" office:value-type="float" office:value="39.945" calcext:value-type="float">
            <text:p>39.945</text:p>
          </table:table-cell>
          <table:table-cell table:formula="of:=[.H95]/1000"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  <table:table-cell table:formula="of:=SUM([.A95:.D95])" office:value-type="float" office:value="218.836" calcext:value-type="float">
            <text:p>218.836</text:p>
          </table:table-cell>
          <table:table-cell office:value-type="float" office:value="178542" calcext:value-type="float">
            <text:p>178542</text:p>
          </table:table-cell>
          <table:table-cell office:value-type="float" office:value="39945" calcext:value-type="float">
            <text:p>39945</text:p>
          </table:table-cell>
          <table:table-cell office:value-type="float" office:value="349" calcext:value-type="float">
            <text:p>349</text:p>
          </table:table-cell>
          <table:table-cell table:number-columns-repeated="9"/>
          <table:table-cell office:value-type="float" office:value="5378571" calcext:value-type="float">
            <text:p>5378571</text:p>
          </table:table-cell>
          <table:table-cell office:value-type="float" office:value="40146" calcext:value-type="float">
            <text:p>4014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formula="of:=[.F96]/1000" office:value-type="float" office:value="177.952" calcext:value-type="float">
            <text:p>177.952</text:p>
          </table:table-cell>
          <table:table-cell table:formula="of:=[.G96]/1000" office:value-type="float" office:value="39.931" calcext:value-type="float">
            <text:p>39.931</text:p>
          </table:table-cell>
          <table:table-cell table:formula="of:=[.H96]/1000" office:value-type="float" office:value="0.338" calcext:value-type="float">
            <text:p>0.338</text:p>
          </table:table-cell>
          <table:table-cell office:value-type="float" office:value="0" calcext:value-type="float">
            <text:p>0</text:p>
          </table:table-cell>
          <table:table-cell table:formula="of:=SUM([.A96:.D96])" office:value-type="float" office:value="218.221" calcext:value-type="float">
            <text:p>218.221</text:p>
          </table:table-cell>
          <table:table-cell office:value-type="float" office:value="177952" calcext:value-type="float">
            <text:p>177952</text:p>
          </table:table-cell>
          <table:table-cell office:value-type="float" office:value="39931" calcext:value-type="float">
            <text:p>39931</text:p>
          </table:table-cell>
          <table:table-cell office:value-type="float" office:value="338" calcext:value-type="float">
            <text:p>338</text:p>
          </table:table-cell>
          <table:table-cell table:number-columns-repeated="9"/>
          <table:table-cell office:value-type="float" office:value="5327732" calcext:value-type="float">
            <text:p>5327732</text:p>
          </table:table-cell>
          <table:table-cell office:value-type="float" office:value="40034" calcext:value-type="float">
            <text:p>400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formula="of:=[.F97]/1000" office:value-type="float" office:value="177.602" calcext:value-type="float">
            <text:p>177.602</text:p>
          </table:table-cell>
          <table:table-cell table:formula="of:=[.G97]/1000" office:value-type="float" office:value="39.921" calcext:value-type="float">
            <text:p>39.921</text:p>
          </table:table-cell>
          <table:table-cell table:formula="of:=[.H97]/1000"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table:formula="of:=SUM([.A97:.D97])" office:value-type="float" office:value="217.857" calcext:value-type="float">
            <text:p>217.857</text:p>
          </table:table-cell>
          <table:table-cell office:value-type="float" office:value="177602" calcext:value-type="float">
            <text:p>177602</text:p>
          </table:table-cell>
          <table:table-cell office:value-type="float" office:value="39921" calcext:value-type="float">
            <text:p>39921</text:p>
          </table:table-cell>
          <table:table-cell office:value-type="float" office:value="334" calcext:value-type="float">
            <text:p>334</text:p>
          </table:table-cell>
          <table:table-cell table:number-columns-repeated="9"/>
          <table:table-cell office:value-type="float" office:value="5345592" calcext:value-type="float">
            <text:p>5345592</text:p>
          </table:table-cell>
          <table:table-cell office:value-type="float" office:value="39801" calcext:value-type="float">
            <text:p>3980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formula="of:=[.F98]/1000" office:value-type="float" office:value="178.124" calcext:value-type="float">
            <text:p>178.124</text:p>
          </table:table-cell>
          <table:table-cell table:formula="of:=[.G98]/1000" office:value-type="float" office:value="39.953" calcext:value-type="float">
            <text:p>39.953</text:p>
          </table:table-cell>
          <table:table-cell table:formula="of:=[.H98]/1000"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table:formula="of:=SUM([.A98:.D98])" office:value-type="float" office:value="218.409" calcext:value-type="float">
            <text:p>218.409</text:p>
          </table:table-cell>
          <table:table-cell office:value-type="float" office:value="178124" calcext:value-type="float">
            <text:p>178124</text:p>
          </table:table-cell>
          <table:table-cell office:value-type="float" office:value="39953" calcext:value-type="float">
            <text:p>39953</text:p>
          </table:table-cell>
          <table:table-cell office:value-type="float" office:value="332" calcext:value-type="float">
            <text:p>332</text:p>
          </table:table-cell>
          <table:table-cell table:number-columns-repeated="9"/>
          <table:table-cell office:value-type="float" office:value="5306043" calcext:value-type="float">
            <text:p>5306043</text:p>
          </table:table-cell>
          <table:table-cell office:value-type="float" office:value="39746" calcext:value-type="float">
            <text:p>3974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formula="of:=[.F99]/1000" office:value-type="float" office:value="177.862" calcext:value-type="float">
            <text:p>177.862</text:p>
          </table:table-cell>
          <table:table-cell table:formula="of:=[.G99]/1000" office:value-type="float" office:value="39.959" calcext:value-type="float">
            <text:p>39.959</text:p>
          </table:table-cell>
          <table:table-cell table:formula="of:=[.H99]/1000"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table:formula="of:=SUM([.A99:.D99])" office:value-type="float" office:value="218.157" calcext:value-type="float">
            <text:p>218.157</text:p>
          </table:table-cell>
          <table:table-cell office:value-type="float" office:value="177862" calcext:value-type="float">
            <text:p>177862</text:p>
          </table:table-cell>
          <table:table-cell office:value-type="float" office:value="39959" calcext:value-type="float">
            <text:p>39959</text:p>
          </table:table-cell>
          <table:table-cell office:value-type="float" office:value="336" calcext:value-type="float">
            <text:p>336</text:p>
          </table:table-cell>
          <table:table-cell table:number-columns-repeated="9"/>
          <table:table-cell office:value-type="float" office:value="5331980" calcext:value-type="float">
            <text:p>5331980</text:p>
          </table:table-cell>
          <table:table-cell office:value-type="float" office:value="39765" calcext:value-type="float">
            <text:p>3976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formula="of:=[.F100]/1000" office:value-type="float" office:value="178.038" calcext:value-type="float">
            <text:p>178.038</text:p>
          </table:table-cell>
          <table:table-cell table:formula="of:=[.G100]/1000" office:value-type="float" office:value="39.911" calcext:value-type="float">
            <text:p>39.911</text:p>
          </table:table-cell>
          <table:table-cell table:formula="of:=[.H100]/1000"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table:formula="of:=SUM([.A100:.D100])" office:value-type="float" office:value="218.281" calcext:value-type="float">
            <text:p>218.281</text:p>
          </table:table-cell>
          <table:table-cell office:value-type="float" office:value="178038" calcext:value-type="float">
            <text:p>178038</text:p>
          </table:table-cell>
          <table:table-cell office:value-type="float" office:value="39911" calcext:value-type="float">
            <text:p>39911</text:p>
          </table:table-cell>
          <table:table-cell office:value-type="float" office:value="332" calcext:value-type="float">
            <text:p>332</text:p>
          </table:table-cell>
          <table:table-cell table:number-columns-repeated="9"/>
          <table:table-cell office:value-type="float" office:value="5336017" calcext:value-type="float">
            <text:p>5336017</text:p>
          </table:table-cell>
          <table:table-cell office:value-type="float" office:value="39797" calcext:value-type="float">
            <text:p>3979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formula="of:=[.F101]/1000" office:value-type="float" office:value="178.148" calcext:value-type="float">
            <text:p>178.148</text:p>
          </table:table-cell>
          <table:table-cell table:formula="of:=[.G101]/1000" office:value-type="float" office:value="39.922" calcext:value-type="float">
            <text:p>39.922</text:p>
          </table:table-cell>
          <table:table-cell table:formula="of:=[.H101]/1000"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SUM([.A101:.D101])" office:value-type="float" office:value="218.41" calcext:value-type="float">
            <text:p>218.41</text:p>
          </table:table-cell>
          <table:table-cell office:value-type="float" office:value="178148" calcext:value-type="float">
            <text:p>178148</text:p>
          </table:table-cell>
          <table:table-cell office:value-type="float" office:value="39922" calcext:value-type="float">
            <text:p>39922</text:p>
          </table:table-cell>
          <table:table-cell office:value-type="float" office:value="340" calcext:value-type="float">
            <text:p>340</text:p>
          </table:table-cell>
          <table:table-cell table:number-columns-repeated="9"/>
          <table:table-cell office:value-type="float" office:value="5304798" calcext:value-type="float">
            <text:p>5304798</text:p>
          </table:table-cell>
          <table:table-cell office:value-type="float" office:value="39802" calcext:value-type="float">
            <text:p>3980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17"/>
          <table:table-cell office:value-type="float" office:value="5332575" calcext:value-type="float">
            <text:p>5332575</text:p>
          </table:table-cell>
          <table:table-cell office:value-type="float" office:value="39954" calcext:value-type="float">
            <text:p>3995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formula="of:=AVERAGE([.A18:.A101])" office:value-type="float" office:value="197.54980952381" calcext:value-type="float">
            <text:p>197.54980952381</text:p>
          </table:table-cell>
          <table:table-cell table:formula="of:=AVERAGE([.B1:.B101])/2" office:value-type="float" office:value="20.0205693069307" calcext:value-type="float">
            <text:p>20.0205693069307</text:p>
          </table:table-cell>
          <table:table-cell table:formula="of:=AVERAGE([.C1:.C101])" office:value-type="float" office:value="0.334554455445544" calcext:value-type="float">
            <text:p>0.334554455445544</text:p>
          </table:table-cell>
          <table:table-cell table:formula="of:=AVERAGE([.D1:.D101])" office:value-type="float" office:value="0" calcext:value-type="float">
            <text:p>0</text:p>
          </table:table-cell>
          <table:table-cell table:formula="of:=SUM([.A103:.D103])" office:value-type="float" office:value="217.904933286186" calcext:value-type="float">
            <text:p>217.904933286186</text:p>
          </table:table-cell>
          <table:table-cell/>
          <table:table-cell office:value-type="float" office:value="201707" calcext:value-type="float">
            <text:p>201707</text:p>
          </table:table-cell>
          <table:table-cell office:value-type="float" office:value="433.831" calcext:value-type="float">
            <text:p>433.831</text:p>
          </table:table-cell>
          <table:table-cell office:value-type="float" office:value="5.688" calcext:value-type="float">
            <text:p>5.688</text:p>
          </table:table-cell>
          <table:table-cell office:value-type="float" office:value="6.012" calcext:value-type="float">
            <text:p>6.012</text:p>
          </table:table-cell>
          <table:table-cell table:formula="of:=SUM([.G103:.J103])" office:value-type="float" office:value="202152.531" calcext:value-type="float">
            <text:p>202152.531</text:p>
          </table:table-cell>
          <table:table-cell table:number-columns-repeated="6"/>
          <table:table-cell office:value-type="float" office:value="5326829" calcext:value-type="float">
            <text:p>5326829</text:p>
          </table:table-cell>
          <table:table-cell office:value-type="float" office:value="40004" calcext:value-type="float">
            <text:p>4000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formula="of:=STDEV([.A$11:.A$101])" office:value-type="float" office:value="17.5686976080743" calcext:value-type="float">
            <text:p>17.5686976080743</text:p>
          </table:table-cell>
          <table:table-cell table:formula="of:=STDEV([.B$1:.B$101])" office:value-type="float" office:value="0.891710805471179" calcext:value-type="float">
            <text:p>0.891710805471179</text:p>
          </table:table-cell>
          <table:table-cell table:formula="of:=STDEV([.C$1:.C$101])" office:value-type="float" office:value="0.0141693156133419" calcext:value-type="float">
            <text:p>0.0141693156133419</text:p>
          </table:table-cell>
          <table:table-cell table:formula="of:=STDEV([.D$1:.D$101])" office:value-type="float" office:value="0" calcext:value-type="float">
            <text:p>0</text:p>
          </table:table-cell>
          <table:table-cell table:formula="of:=STDEV([.E$7:.E$101])" office:value-type="float" office:value="18.5878608344685" calcext:value-type="float">
            <text:p>18.5878608344685</text:p>
          </table:table-cell>
          <table:table-cell/>
          <table:table-cell office:value-type="float" office:value="5.1581647688086" calcext:value-type="float">
            <text:p>5.1581647688086</text:p>
          </table:table-cell>
          <table:table-cell office:value-type="float" office:value="0.763632461617263" calcext:value-type="float">
            <text:p>0.763632461617263</text:p>
          </table:table-cell>
          <table:table-cell office:value-type="float" office:value="0.0879931725524292" calcext:value-type="float">
            <text:p>0.0879931725524292</text:p>
          </table:table-cell>
          <table:table-cell office:value-type="float" office:value="0.164094785456033" calcext:value-type="float">
            <text:p>0.164094785456033</text:p>
          </table:table-cell>
          <table:table-cell table:number-columns-repeated="7"/>
          <table:table-cell office:value-type="float" office:value="5359914" calcext:value-type="float">
            <text:p>5359914</text:p>
          </table:table-cell>
          <table:table-cell office:value-type="float" office:value="40383" calcext:value-type="float">
            <text:p>4038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17"/>
          <table:table-cell office:value-type="float" office:value="5385245" calcext:value-type="float">
            <text:p>5385245</text:p>
          </table:table-cell>
          <table:table-cell office:value-type="float" office:value="39718" calcext:value-type="float">
            <text:p>3971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formula="of:=[.A103]/([.D103]+[.C103]+[.B103]+[.A103])*100" office:value-type="float" office:value="90.658713662236" calcext:value-type="float">
            <text:p>90.658713662236</text:p>
          </table:table-cell>
          <table:table-cell table:formula="of:=[.B103]/([.D103]+[.C103]+[.B103]+[.A103])*100" office:value-type="float" office:value="9.18775403796694" calcext:value-type="float">
            <text:p>9.18775403796694</text:p>
          </table:table-cell>
          <table:table-cell table:formula="of:=[.C103]/([.D103]+[.C103]+[.B103]+[.A103])*100" office:value-type="float" office:value="0.153532299797067" calcext:value-type="float">
            <text:p>0.153532299797067</text:p>
          </table:table-cell>
          <table:table-cell table:formula="of:=[.D103]/([.D103]+[.C103]+[.B103]+[.A103])*100" office:value-type="float" office:value="0" calcext:value-type="float">
            <text:p>0</text:p>
          </table:table-cell>
          <table:table-cell table:number-columns-repeated="2"/>
          <table:table-cell table:formula="of:=[.G103]/([.J103]+[.I103]+[.H103]+[.G103])*100" office:value-type="float" office:value="99.7796065190003" calcext:value-type="float">
            <text:p>99.7796065190003</text:p>
          </table:table-cell>
          <table:table-cell table:formula="of:=[.H103]/([.J103]+[.I103]+[.H103]+[.G103])*100" office:value-type="float" office:value="0.214605772113731" calcext:value-type="float">
            <text:p>0.214605772113731</text:p>
          </table:table-cell>
          <table:table-cell table:formula="of:=[.I103]/([.J103]+[.I103]+[.H103]+[.G103])*100" office:value-type="float" office:value="0.00281371693535709" calcext:value-type="float">
            <text:p>0.00281371693535709</text:p>
          </table:table-cell>
          <table:table-cell table:formula="of:=[.J103]/([.J103]+[.I103]+[.H103]+[.G103])*100" office:value-type="float" office:value="0.00297399195066225" calcext:value-type="float">
            <text:p>0.00297399195066225</text:p>
          </table:table-cell>
          <table:table-cell table:number-columns-repeated="7"/>
          <table:table-cell office:value-type="float" office:value="5312592" calcext:value-type="float">
            <text:p>5312592</text:p>
          </table:table-cell>
          <table:table-cell office:value-type="float" office:value="39938" calcext:value-type="float">
            <text:p>3993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formula="of:=[.A104]/([.D103]+[.C103]+[.B103]+[.A103])*100" office:value-type="float" office:value="8.06255156463137" calcext:value-type="float">
            <text:p>8.06255156463137</text:p>
          </table:table-cell>
          <table:table-cell table:formula="of:=[.B104]/([.D103]+[.C103]+[.B103]+[.A103])*100" office:value-type="float" office:value="0.409220108982136" calcext:value-type="float">
            <text:p>0.409220108982136</text:p>
          </table:table-cell>
          <table:table-cell table:formula="of:=[.C104]/([.D103]+[.C103]+[.B103]+[.A103])*100" office:value-type="float" office:value="0.0065025217188326" calcext:value-type="float">
            <text:p>0.0065025217188326</text:p>
          </table:table-cell>
          <table:table-cell table:formula="of:=[.D104]/([.D103]+[.C103]+[.B103]+[.A103])*100" office:value-type="float" office:value="0" calcext:value-type="float">
            <text:p>0</text:p>
          </table:table-cell>
          <table:table-cell table:number-columns-repeated="2"/>
          <table:table-cell table:formula="of:=[.G104]/([.J103]+[.I103]+[.H103]+[.G103])*100" office:value-type="float" office:value="0.00255162017675089" calcext:value-type="float">
            <text:p>0.00255162017675089</text:p>
          </table:table-cell>
          <table:table-cell table:formula="of:=[.H104]/([.J103]+[.I103]+[.H103]+[.G103])*100" office:value-type="float" office:value="0.000377750631090175" calcext:value-type="float">
            <text:p>0.000377750631090175</text:p>
          </table:table-cell>
          <table:table-cell table:formula="of:=[.I104]/([.J103]+[.I103]+[.H103]+[.G103])*100" office:value-type="float" office:value="0.0000435281082641648" calcext:value-type="float">
            <text:p>4.35281082641648E-05</text:p>
          </table:table-cell>
          <table:table-cell table:formula="of:=[.J104]/([.J103]+[.I103]+[.H103]+[.G103])*100" office:value-type="float" office:value="0.0000811737476866083" calcext:value-type="float">
            <text:p>8.11737476866083E-05</text:p>
          </table:table-cell>
          <table:table-cell table:number-columns-repeated="7"/>
          <table:table-cell office:value-type="float" office:value="5344023" calcext:value-type="float">
            <text:p>5344023</text:p>
          </table:table-cell>
          <table:table-cell office:value-type="float" office:value="43616" calcext:value-type="float">
            <text:p>4361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17"/>
          <table:table-cell office:value-type="float" office:value="5307956" calcext:value-type="float">
            <text:p>5307956</text:p>
          </table:table-cell>
          <table:table-cell office:value-type="float" office:value="39563" calcext:value-type="float">
            <text:p>3956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5316093" calcext:value-type="float">
            <text:p>5316093</text:p>
          </table:table-cell>
          <table:table-cell office:value-type="float" office:value="39945" calcext:value-type="float">
            <text:p>3994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4"/>
          <table:table-cell office:value-type="float" office:value="202152.531" calcext:value-type="float">
            <text:p>202152.531</text:p>
          </table:table-cell>
          <table:table-cell table:number-columns-repeated="12"/>
          <table:table-cell office:value-type="float" office:value="5288602" calcext:value-type="float">
            <text:p>5288602</text:p>
          </table:table-cell>
          <table:table-cell office:value-type="float" office:value="39905" calcext:value-type="float">
            <text:p>3990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4"/>
          <table:table-cell office:value-type="float" office:value="1699.63084653465" calcext:value-type="float">
            <text:p>1699.63084653465</text:p>
          </table:table-cell>
          <table:table-cell table:number-columns-repeated="12"/>
          <table:table-cell office:value-type="float" office:value="5236819" calcext:value-type="float">
            <text:p>5236819</text:p>
          </table:table-cell>
          <table:table-cell office:value-type="float" office:value="39756" calcext:value-type="float">
            <text:p>3975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5311861" calcext:value-type="float">
            <text:p>5311861</text:p>
          </table:table-cell>
          <table:table-cell office:value-type="float" office:value="40091" calcext:value-type="float">
            <text:p>4009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17"/>
          <table:table-cell office:value-type="float" office:value="5316138" calcext:value-type="float">
            <text:p>5316138</text:p>
          </table:table-cell>
          <table:table-cell office:value-type="float" office:value="41131" calcext:value-type="float">
            <text:p>4113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8"/>
          <table:table-cell office:value-type="float" office:value="1543.02267326733" calcext:value-type="float">
            <text:p>1543.02267326733</text:p>
          </table:table-cell>
          <table:table-cell table:formula="of:=[.I116]/[.I114]" office:value-type="float" office:value="0.491172166897055" calcext:value-type="float">
            <text:p>0.491172166897055</text:p>
          </table:table-cell>
          <table:table-cell table:number-columns-repeated="7"/>
          <table:table-cell office:value-type="float" office:value="5288479" calcext:value-type="float">
            <text:p>5288479</text:p>
          </table:table-cell>
          <table:table-cell office:value-type="float" office:value="41016" calcext:value-type="float">
            <text:p>4101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5305683" calcext:value-type="float">
            <text:p>5305683</text:p>
          </table:table-cell>
          <table:table-cell office:value-type="float" office:value="41142" calcext:value-type="float">
            <text:p>4114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4"/>
          <table:table-cell table:formula="of:=SUM([.B103:.D103])" office:value-type="float" office:value="20.3551237623762" calcext:value-type="float">
            <text:p>20.3551237623762</text:p>
          </table:table-cell>
          <table:table-cell table:number-columns-repeated="3"/>
          <table:table-cell office:value-type="float" office:value="757.88979" calcext:value-type="float">
            <text:p>757.88979</text:p>
          </table:table-cell>
          <table:table-cell table:number-columns-repeated="8"/>
          <table:table-cell office:value-type="float" office:value="5315598" calcext:value-type="float">
            <text:p>5315598</text:p>
          </table:table-cell>
          <table:table-cell office:value-type="float" office:value="49024" calcext:value-type="float">
            <text:p>4902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number-columns-repeated="8"/>
          <table:table-cell office:value-type="float" office:value="80.810305" calcext:value-type="float">
            <text:p>80.810305</text:p>
          </table:table-cell>
          <table:table-cell table:number-columns-repeated="8"/>
          <table:table-cell office:value-type="float" office:value="5317782" calcext:value-type="float">
            <text:p>5317782</text:p>
          </table:table-cell>
          <table:table-cell office:value-type="float" office:value="40791" calcext:value-type="float">
            <text:p>4079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17"/>
          <table:table-cell office:value-type="float" office:value="5305292" calcext:value-type="float">
            <text:p>5305292</text:p>
          </table:table-cell>
          <table:table-cell office:value-type="float" office:value="40424" calcext:value-type="float">
            <text:p>4042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17"/>
          <table:table-cell office:value-type="float" office:value="5278237" calcext:value-type="float">
            <text:p>5278237</text:p>
          </table:table-cell>
          <table:table-cell office:value-type="float" office:value="40105" calcext:value-type="float">
            <text:p>4010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17"/>
          <table:table-cell office:value-type="float" office:value="5343514" calcext:value-type="float">
            <text:p>5343514</text:p>
          </table:table-cell>
          <table:table-cell office:value-type="float" office:value="40264" calcext:value-type="float">
            <text:p>4026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17"/>
          <table:table-cell office:value-type="float" office:value="5335628" calcext:value-type="float">
            <text:p>5335628</text:p>
          </table:table-cell>
          <table:table-cell office:value-type="float" office:value="40044" calcext:value-type="float">
            <text:p>4004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17"/>
          <table:table-cell office:value-type="float" office:value="5520227" calcext:value-type="float">
            <text:p>5520227</text:p>
          </table:table-cell>
          <table:table-cell office:value-type="float" office:value="40504" calcext:value-type="float">
            <text:p>4050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7"/>
          <table:table-cell office:value-type="float" office:value="5632640" calcext:value-type="float">
            <text:p>5632640</text:p>
          </table:table-cell>
          <table:table-cell office:value-type="float" office:value="40052" calcext:value-type="float">
            <text:p>4005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5273339" calcext:value-type="float">
            <text:p>5273339</text:p>
          </table:table-cell>
          <table:table-cell office:value-type="float" office:value="40105" calcext:value-type="float">
            <text:p>4010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5224909" calcext:value-type="float">
            <text:p>5224909</text:p>
          </table:table-cell>
          <table:table-cell office:value-type="float" office:value="40570" calcext:value-type="float">
            <text:p>4057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7"/>
          <table:table-cell office:value-type="float" office:value="5275445" calcext:value-type="float">
            <text:p>5275445</text:p>
          </table:table-cell>
          <table:table-cell office:value-type="float" office:value="40878" calcext:value-type="float">
            <text:p>4087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17"/>
          <table:table-cell office:value-type="float" office:value="5235962" calcext:value-type="float">
            <text:p>5235962</text:p>
          </table:table-cell>
          <table:table-cell office:value-type="float" office:value="40533" calcext:value-type="float">
            <text:p>4053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number-columns-repeated="17"/>
          <table:table-cell office:value-type="float" office:value="5295279" calcext:value-type="float">
            <text:p>5295279</text:p>
          </table:table-cell>
          <table:table-cell office:value-type="float" office:value="40816" calcext:value-type="float">
            <text:p>4081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17"/>
          <table:table-cell office:value-type="float" office:value="5282479" calcext:value-type="float">
            <text:p>5282479</text:p>
          </table:table-cell>
          <table:table-cell office:value-type="float" office:value="40520" calcext:value-type="float">
            <text:p>4052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17"/>
          <table:table-cell office:value-type="float" office:value="5257049" calcext:value-type="float">
            <text:p>5257049</text:p>
          </table:table-cell>
          <table:table-cell office:value-type="float" office:value="40451" calcext:value-type="float">
            <text:p>4045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17"/>
          <table:table-cell office:value-type="float" office:value="5276434" calcext:value-type="float">
            <text:p>5276434</text:p>
          </table:table-cell>
          <table:table-cell office:value-type="float" office:value="40523" calcext:value-type="float">
            <text:p>4052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17"/>
          <table:table-cell office:value-type="float" office:value="5244740" calcext:value-type="float">
            <text:p>5244740</text:p>
          </table:table-cell>
          <table:table-cell office:value-type="float" office:value="40579" calcext:value-type="float">
            <text:p>4057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17"/>
          <table:table-cell office:value-type="float" office:value="5274014" calcext:value-type="float">
            <text:p>5274014</text:p>
          </table:table-cell>
          <table:table-cell office:value-type="float" office:value="40425" calcext:value-type="float">
            <text:p>4042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17"/>
          <table:table-cell office:value-type="float" office:value="5324920" calcext:value-type="float">
            <text:p>5324920</text:p>
          </table:table-cell>
          <table:table-cell office:value-type="float" office:value="40755" calcext:value-type="float">
            <text:p>4075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17"/>
          <table:table-cell office:value-type="float" office:value="5247934" calcext:value-type="float">
            <text:p>5247934</text:p>
          </table:table-cell>
          <table:table-cell office:value-type="float" office:value="40422" calcext:value-type="float">
            <text:p>4042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17"/>
          <table:table-cell office:value-type="float" office:value="5304962" calcext:value-type="float">
            <text:p>5304962</text:p>
          </table:table-cell>
          <table:table-cell office:value-type="float" office:value="40834" calcext:value-type="float">
            <text:p>4083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17"/>
          <table:table-cell office:value-type="float" office:value="5287241" calcext:value-type="float">
            <text:p>5287241</text:p>
          </table:table-cell>
          <table:table-cell office:value-type="float" office:value="40821" calcext:value-type="float">
            <text:p>4082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17"/>
          <table:table-cell office:value-type="float" office:value="5237412" calcext:value-type="float">
            <text:p>5237412</text:p>
          </table:table-cell>
          <table:table-cell office:value-type="float" office:value="40815" calcext:value-type="float">
            <text:p>4081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17"/>
          <table:table-cell office:value-type="float" office:value="5261814" calcext:value-type="float">
            <text:p>5261814</text:p>
          </table:table-cell>
          <table:table-cell office:value-type="float" office:value="42018" calcext:value-type="float">
            <text:p>4201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17"/>
          <table:table-cell office:value-type="float" office:value="5230668" calcext:value-type="float">
            <text:p>5230668</text:p>
          </table:table-cell>
          <table:table-cell office:value-type="float" office:value="40414" calcext:value-type="float">
            <text:p>4041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5261799" calcext:value-type="float">
            <text:p>5261799</text:p>
          </table:table-cell>
          <table:table-cell office:value-type="float" office:value="41134" calcext:value-type="float">
            <text:p>4113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17"/>
          <table:table-cell office:value-type="float" office:value="5249803" calcext:value-type="float">
            <text:p>5249803</text:p>
          </table:table-cell>
          <table:table-cell office:value-type="float" office:value="40773" calcext:value-type="float">
            <text:p>4077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17"/>
          <table:table-cell office:value-type="float" office:value="5216913" calcext:value-type="float">
            <text:p>5216913</text:p>
          </table:table-cell>
          <table:table-cell office:value-type="float" office:value="40526" calcext:value-type="float">
            <text:p>4052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17"/>
          <table:table-cell office:value-type="float" office:value="5238011" calcext:value-type="float">
            <text:p>5238011</text:p>
          </table:table-cell>
          <table:table-cell office:value-type="float" office:value="40474" calcext:value-type="float">
            <text:p>4047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17"/>
          <table:table-cell office:value-type="float" office:value="5199936" calcext:value-type="float">
            <text:p>5199936</text:p>
          </table:table-cell>
          <table:table-cell office:value-type="float" office:value="40217" calcext:value-type="float">
            <text:p>4021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17"/>
          <table:table-cell office:value-type="float" office:value="5226318" calcext:value-type="float">
            <text:p>5226318</text:p>
          </table:table-cell>
          <table:table-cell office:value-type="float" office:value="40399" calcext:value-type="float">
            <text:p>4039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7"/>
          <table:table-cell office:value-type="float" office:value="5223600" calcext:value-type="float">
            <text:p>5223600</text:p>
          </table:table-cell>
          <table:table-cell office:value-type="float" office:value="40463" calcext:value-type="float">
            <text:p>4046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17"/>
          <table:table-cell office:value-type="float" office:value="5192728" calcext:value-type="float">
            <text:p>5192728</text:p>
          </table:table-cell>
          <table:table-cell office:value-type="float" office:value="40590" calcext:value-type="float">
            <text:p>4059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17"/>
          <table:table-cell office:value-type="float" office:value="5240500" calcext:value-type="float">
            <text:p>5240500</text:p>
          </table:table-cell>
          <table:table-cell office:value-type="float" office:value="40627" calcext:value-type="float">
            <text:p>4062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17"/>
          <table:table-cell office:value-type="float" office:value="5196393" calcext:value-type="float">
            <text:p>5196393</text:p>
          </table:table-cell>
          <table:table-cell office:value-type="float" office:value="40532" calcext:value-type="float">
            <text:p>4053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17"/>
          <table:table-cell office:value-type="float" office:value="5232048" calcext:value-type="float">
            <text:p>5232048</text:p>
          </table:table-cell>
          <table:table-cell office:value-type="float" office:value="44916" calcext:value-type="float">
            <text:p>4491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17"/>
          <table:table-cell office:value-type="float" office:value="5201184" calcext:value-type="float">
            <text:p>5201184</text:p>
          </table:table-cell>
          <table:table-cell office:value-type="float" office:value="40093" calcext:value-type="float">
            <text:p>4009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17"/>
          <table:table-cell office:value-type="float" office:value="5160421" calcext:value-type="float">
            <text:p>5160421</text:p>
          </table:table-cell>
          <table:table-cell office:value-type="float" office:value="41359" calcext:value-type="float">
            <text:p>4135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17"/>
          <table:table-cell office:value-type="float" office:value="5148836" calcext:value-type="float">
            <text:p>5148836</text:p>
          </table:table-cell>
          <table:table-cell office:value-type="float" office:value="39967" calcext:value-type="float">
            <text:p>3996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number-columns-repeated="17"/>
          <table:table-cell office:value-type="float" office:value="5091582" calcext:value-type="float">
            <text:p>5091582</text:p>
          </table:table-cell>
          <table:table-cell office:value-type="float" office:value="44453" calcext:value-type="float">
            <text:p>4445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7"/>
          <table:table-cell office:value-type="float" office:value="5189387" calcext:value-type="float">
            <text:p>5189387</text:p>
          </table:table-cell>
          <table:table-cell office:value-type="float" office:value="43820" calcext:value-type="float">
            <text:p>4382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number-columns-repeated="17"/>
          <table:table-cell office:value-type="float" office:value="5132589" calcext:value-type="float">
            <text:p>5132589</text:p>
          </table:table-cell>
          <table:table-cell office:value-type="float" office:value="41135" calcext:value-type="float">
            <text:p>4113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17"/>
          <table:table-cell office:value-type="float" office:value="5136555" calcext:value-type="float">
            <text:p>5136555</text:p>
          </table:table-cell>
          <table:table-cell office:value-type="float" office:value="39986" calcext:value-type="float">
            <text:p>3998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5162529" calcext:value-type="float">
            <text:p>5162529</text:p>
          </table:table-cell>
          <table:table-cell office:value-type="float" office:value="40106" calcext:value-type="float">
            <text:p>4010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5128237" calcext:value-type="float">
            <text:p>5128237</text:p>
          </table:table-cell>
          <table:table-cell office:value-type="float" office:value="40109" calcext:value-type="float">
            <text:p>4010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5144830" calcext:value-type="float">
            <text:p>5144830</text:p>
          </table:table-cell>
          <table:table-cell office:value-type="float" office:value="40119" calcext:value-type="float">
            <text:p>4011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5149250" calcext:value-type="float">
            <text:p>5149250</text:p>
          </table:table-cell>
          <table:table-cell office:value-type="float" office:value="40610" calcext:value-type="float">
            <text:p>4061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17"/>
          <table:table-cell office:value-type="float" office:value="5112576" calcext:value-type="float">
            <text:p>5112576</text:p>
          </table:table-cell>
          <table:table-cell office:value-type="float" office:value="39864" calcext:value-type="float">
            <text:p>3986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5135331" calcext:value-type="float">
            <text:p>5135331</text:p>
          </table:table-cell>
          <table:table-cell office:value-type="float" office:value="40125" calcext:value-type="float">
            <text:p>4012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17"/>
          <table:table-cell office:value-type="float" office:value="5106175" calcext:value-type="float">
            <text:p>5106175</text:p>
          </table:table-cell>
          <table:table-cell office:value-type="float" office:value="40000" calcext:value-type="float">
            <text:p>400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5129822" calcext:value-type="float">
            <text:p>5129822</text:p>
          </table:table-cell>
          <table:table-cell office:value-type="float" office:value="39940" calcext:value-type="float">
            <text:p>3994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5127751" calcext:value-type="float">
            <text:p>5127751</text:p>
          </table:table-cell>
          <table:table-cell office:value-type="float" office:value="40053" calcext:value-type="float">
            <text:p>4005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17"/>
          <table:table-cell office:value-type="float" office:value="5088396" calcext:value-type="float">
            <text:p>5088396</text:p>
          </table:table-cell>
          <table:table-cell office:value-type="float" office:value="39727" calcext:value-type="float">
            <text:p>3972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17"/>
          <table:table-cell office:value-type="float" office:value="5106658" calcext:value-type="float">
            <text:p>5106658</text:p>
          </table:table-cell>
          <table:table-cell office:value-type="float" office:value="39925" calcext:value-type="float">
            <text:p>3992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17"/>
          <table:table-cell office:value-type="float" office:value="5084448" calcext:value-type="float">
            <text:p>5084448</text:p>
          </table:table-cell>
          <table:table-cell office:value-type="float" office:value="39818" calcext:value-type="float">
            <text:p>3981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17"/>
          <table:table-cell office:value-type="float" office:value="5092835" calcext:value-type="float">
            <text:p>5092835</text:p>
          </table:table-cell>
          <table:table-cell office:value-type="float" office:value="41284" calcext:value-type="float">
            <text:p>4128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17"/>
          <table:table-cell office:value-type="float" office:value="5103438" calcext:value-type="float">
            <text:p>5103438</text:p>
          </table:table-cell>
          <table:table-cell office:value-type="float" office:value="40025" calcext:value-type="float">
            <text:p>4002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5050078" calcext:value-type="float">
            <text:p>5050078</text:p>
          </table:table-cell>
          <table:table-cell office:value-type="float" office:value="39536" calcext:value-type="float">
            <text:p>3953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7"/>
          <table:table-cell office:value-type="float" office:value="5114189" calcext:value-type="float">
            <text:p>5114189</text:p>
          </table:table-cell>
          <table:table-cell office:value-type="float" office:value="42275" calcext:value-type="float">
            <text:p>4227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17"/>
          <table:table-cell office:value-type="float" office:value="5146171" calcext:value-type="float">
            <text:p>5146171</text:p>
          </table:table-cell>
          <table:table-cell office:value-type="float" office:value="40283" calcext:value-type="float">
            <text:p>4028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5136939" calcext:value-type="float">
            <text:p>5136939</text:p>
          </table:table-cell>
          <table:table-cell office:value-type="float" office:value="40047" calcext:value-type="float">
            <text:p>4004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5125400" calcext:value-type="float">
            <text:p>5125400</text:p>
          </table:table-cell>
          <table:table-cell office:value-type="float" office:value="43291" calcext:value-type="float">
            <text:p>4329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17"/>
          <table:table-cell office:value-type="float" office:value="5101170" calcext:value-type="float">
            <text:p>5101170</text:p>
          </table:table-cell>
          <table:table-cell office:value-type="float" office:value="40179" calcext:value-type="float">
            <text:p>4017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17"/>
          <table:table-cell office:value-type="float" office:value="5123292" calcext:value-type="float">
            <text:p>5123292</text:p>
          </table:table-cell>
          <table:table-cell office:value-type="float" office:value="40169" calcext:value-type="float">
            <text:p>4016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5131811" calcext:value-type="float">
            <text:p>5131811</text:p>
          </table:table-cell>
          <table:table-cell office:value-type="float" office:value="40215" calcext:value-type="float">
            <text:p>4021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7"/>
          <table:table-cell office:value-type="float" office:value="5124982" calcext:value-type="float">
            <text:p>5124982</text:p>
          </table:table-cell>
          <table:table-cell office:value-type="float" office:value="40361" calcext:value-type="float">
            <text:p>4036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7"/>
          <table:table-cell office:value-type="float" office:value="5061488" calcext:value-type="float">
            <text:p>5061488</text:p>
          </table:table-cell>
          <table:table-cell office:value-type="float" office:value="39887" calcext:value-type="float">
            <text:p>3988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5084443" calcext:value-type="float">
            <text:p>5084443</text:p>
          </table:table-cell>
          <table:table-cell office:value-type="float" office:value="39928" calcext:value-type="float">
            <text:p>3992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5079595" calcext:value-type="float">
            <text:p>5079595</text:p>
          </table:table-cell>
          <table:table-cell office:value-type="float" office:value="39893" calcext:value-type="float">
            <text:p>3989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5046937" calcext:value-type="float">
            <text:p>5046937</text:p>
          </table:table-cell>
          <table:table-cell office:value-type="float" office:value="40092" calcext:value-type="float">
            <text:p>4009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17"/>
          <table:table-cell office:value-type="float" office:value="5080978" calcext:value-type="float">
            <text:p>5080978</text:p>
          </table:table-cell>
          <table:table-cell office:value-type="float" office:value="39957" calcext:value-type="float">
            <text:p>3995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5034579" calcext:value-type="float">
            <text:p>5034579</text:p>
          </table:table-cell>
          <table:table-cell office:value-type="float" office:value="39911" calcext:value-type="float">
            <text:p>3991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5074688" calcext:value-type="float">
            <text:p>5074688</text:p>
          </table:table-cell>
          <table:table-cell office:value-type="float" office:value="39949" calcext:value-type="float">
            <text:p>3994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5073377" calcext:value-type="float">
            <text:p>5073377</text:p>
          </table:table-cell>
          <table:table-cell office:value-type="float" office:value="39816" calcext:value-type="float">
            <text:p>3981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17"/>
          <table:table-cell office:value-type="float" office:value="5031710" calcext:value-type="float">
            <text:p>5031710</text:p>
          </table:table-cell>
          <table:table-cell office:value-type="float" office:value="39856" calcext:value-type="float">
            <text:p>3985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7"/>
          <table:table-cell office:value-type="float" office:value="5104160" calcext:value-type="float">
            <text:p>5104160</text:p>
          </table:table-cell>
          <table:table-cell office:value-type="float" office:value="40203" calcext:value-type="float">
            <text:p>4020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17"/>
          <table:table-cell office:value-type="float" office:value="5070529" calcext:value-type="float">
            <text:p>5070529</text:p>
          </table:table-cell>
          <table:table-cell office:value-type="float" office:value="39918" calcext:value-type="float">
            <text:p>3991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17"/>
          <table:table-cell office:value-type="float" office:value="5075079" calcext:value-type="float">
            <text:p>5075079</text:p>
          </table:table-cell>
          <table:table-cell office:value-type="float" office:value="39719" calcext:value-type="float">
            <text:p>3971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5063086" calcext:value-type="float">
            <text:p>5063086</text:p>
          </table:table-cell>
          <table:table-cell office:value-type="float" office:value="40667" calcext:value-type="float">
            <text:p>4066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17"/>
          <table:table-cell office:value-type="float" office:value="5092027" calcext:value-type="float">
            <text:p>5092027</text:p>
          </table:table-cell>
          <table:table-cell office:value-type="float" office:value="40238" calcext:value-type="float">
            <text:p>4023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5104497" calcext:value-type="float">
            <text:p>5104497</text:p>
          </table:table-cell>
          <table:table-cell office:value-type="float" office:value="40342" calcext:value-type="float">
            <text:p>403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17"/>
          <table:table-cell office:value-type="float" office:value="5058111" calcext:value-type="float">
            <text:p>5058111</text:p>
          </table:table-cell>
          <table:table-cell office:value-type="float" office:value="40466" calcext:value-type="float">
            <text:p>404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5086832" calcext:value-type="float">
            <text:p>5086832</text:p>
          </table:table-cell>
          <table:table-cell office:value-type="float" office:value="40329" calcext:value-type="float">
            <text:p>4032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17"/>
          <table:table-cell office:value-type="float" office:value="5047728" calcext:value-type="float">
            <text:p>5047728</text:p>
          </table:table-cell>
          <table:table-cell office:value-type="float" office:value="40296" calcext:value-type="float">
            <text:p>4029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17"/>
          <table:table-cell office:value-type="float" office:value="5081443" calcext:value-type="float">
            <text:p>5081443</text:p>
          </table:table-cell>
          <table:table-cell office:value-type="float" office:value="40251" calcext:value-type="float">
            <text:p>4025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5068754" calcext:value-type="float">
            <text:p>5068754</text:p>
          </table:table-cell>
          <table:table-cell office:value-type="float" office:value="40136" calcext:value-type="float">
            <text:p>4013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5024257" calcext:value-type="float">
            <text:p>5024257</text:p>
          </table:table-cell>
          <table:table-cell office:value-type="float" office:value="40123" calcext:value-type="float">
            <text:p>4012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5073113" calcext:value-type="float">
            <text:p>5073113</text:p>
          </table:table-cell>
          <table:table-cell office:value-type="float" office:value="40057" calcext:value-type="float">
            <text:p>4005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17"/>
          <table:table-cell office:value-type="float" office:value="5026361" calcext:value-type="float">
            <text:p>5026361</text:p>
          </table:table-cell>
          <table:table-cell office:value-type="float" office:value="40051" calcext:value-type="float">
            <text:p>4005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17"/>
          <table:table-cell office:value-type="float" office:value="5074079" calcext:value-type="float">
            <text:p>5074079</text:p>
          </table:table-cell>
          <table:table-cell office:value-type="float" office:value="40524" calcext:value-type="float">
            <text:p>4052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17"/>
          <table:table-cell office:value-type="float" office:value="5051525" calcext:value-type="float">
            <text:p>5051525</text:p>
          </table:table-cell>
          <table:table-cell office:value-type="float" office:value="40343" calcext:value-type="float">
            <text:p>4034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17"/>
          <table:table-cell office:value-type="float" office:value="4979866" calcext:value-type="float">
            <text:p>4979866</text:p>
          </table:table-cell>
          <table:table-cell office:value-type="float" office:value="40127" calcext:value-type="float">
            <text:p>4012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7"/>
          <table:table-cell office:value-type="float" office:value="5027291" calcext:value-type="float">
            <text:p>5027291</text:p>
          </table:table-cell>
          <table:table-cell office:value-type="float" office:value="40538" calcext:value-type="float">
            <text:p>4053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7"/>
          <table:table-cell office:value-type="float" office:value="5027225" calcext:value-type="float">
            <text:p>5027225</text:p>
          </table:table-cell>
          <table:table-cell office:value-type="float" office:value="41552" calcext:value-type="float">
            <text:p>4155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17"/>
          <table:table-cell office:value-type="float" office:value="5058108" calcext:value-type="float">
            <text:p>5058108</text:p>
          </table:table-cell>
          <table:table-cell office:value-type="float" office:value="40232" calcext:value-type="float">
            <text:p>402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17"/>
          <table:table-cell office:value-type="float" office:value="5015277" calcext:value-type="float">
            <text:p>5015277</text:p>
          </table:table-cell>
          <table:table-cell office:value-type="float" office:value="40298" calcext:value-type="float">
            <text:p>4029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number-columns-repeated="17"/>
          <table:table-cell office:value-type="float" office:value="5046538" calcext:value-type="float">
            <text:p>5046538</text:p>
          </table:table-cell>
          <table:table-cell office:value-type="float" office:value="40220" calcext:value-type="float">
            <text:p>4022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5092436" calcext:value-type="float">
            <text:p>5092436</text:p>
          </table:table-cell>
          <table:table-cell office:value-type="float" office:value="44115" calcext:value-type="float">
            <text:p>4411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17"/>
          <table:table-cell office:value-type="float" office:value="5012090" calcext:value-type="float">
            <text:p>5012090</text:p>
          </table:table-cell>
          <table:table-cell office:value-type="float" office:value="40365" calcext:value-type="float">
            <text:p>4036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5075245" calcext:value-type="float">
            <text:p>5075245</text:p>
          </table:table-cell>
          <table:table-cell office:value-type="float" office:value="42822" calcext:value-type="float">
            <text:p>4282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17"/>
          <table:table-cell office:value-type="float" office:value="5070101" calcext:value-type="float">
            <text:p>5070101</text:p>
          </table:table-cell>
          <table:table-cell office:value-type="float" office:value="44025" calcext:value-type="float">
            <text:p>4402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17"/>
          <table:table-cell office:value-type="float" office:value="5072349" calcext:value-type="float">
            <text:p>5072349</text:p>
          </table:table-cell>
          <table:table-cell office:value-type="float" office:value="40613" calcext:value-type="float">
            <text:p>4061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5038177" calcext:value-type="float">
            <text:p>5038177</text:p>
          </table:table-cell>
          <table:table-cell office:value-type="float" office:value="40493" calcext:value-type="float">
            <text:p>4049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17"/>
          <table:table-cell office:value-type="float" office:value="4992481" calcext:value-type="float">
            <text:p>4992481</text:p>
          </table:table-cell>
          <table:table-cell office:value-type="float" office:value="39969" calcext:value-type="float">
            <text:p>3996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7"/>
          <table:table-cell office:value-type="float" office:value="5001690" calcext:value-type="float">
            <text:p>5001690</text:p>
          </table:table-cell>
          <table:table-cell office:value-type="float" office:value="39967" calcext:value-type="float">
            <text:p>3996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17"/>
          <table:table-cell office:value-type="float" office:value="4934949" calcext:value-type="float">
            <text:p>4934949</text:p>
          </table:table-cell>
          <table:table-cell office:value-type="float" office:value="40282" calcext:value-type="float">
            <text:p>4028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17"/>
          <table:table-cell office:value-type="float" office:value="5017296" calcext:value-type="float">
            <text:p>5017296</text:p>
          </table:table-cell>
          <table:table-cell office:value-type="float" office:value="42451" calcext:value-type="float">
            <text:p>4245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17"/>
          <table:table-cell office:value-type="float" office:value="4988132" calcext:value-type="float">
            <text:p>4988132</text:p>
          </table:table-cell>
          <table:table-cell office:value-type="float" office:value="39922" calcext:value-type="float">
            <text:p>3992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7"/>
          <table:table-cell office:value-type="float" office:value="4964935" calcext:value-type="float">
            <text:p>4964935</text:p>
          </table:table-cell>
          <table:table-cell office:value-type="float" office:value="41040" calcext:value-type="float">
            <text:p>4104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17"/>
          <table:table-cell office:value-type="float" office:value="4969846" calcext:value-type="float">
            <text:p>4969846</text:p>
          </table:table-cell>
          <table:table-cell office:value-type="float" office:value="40738" calcext:value-type="float">
            <text:p>4073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7"/>
          <table:table-cell office:value-type="float" office:value="4965842" calcext:value-type="float">
            <text:p>4965842</text:p>
          </table:table-cell>
          <table:table-cell office:value-type="float" office:value="40266" calcext:value-type="float">
            <text:p>402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17"/>
          <table:table-cell office:value-type="float" office:value="4993114" calcext:value-type="float">
            <text:p>4993114</text:p>
          </table:table-cell>
          <table:table-cell office:value-type="float" office:value="41683" calcext:value-type="float">
            <text:p>4168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17"/>
          <table:table-cell office:value-type="float" office:value="4956827" calcext:value-type="float">
            <text:p>4956827</text:p>
          </table:table-cell>
          <table:table-cell office:value-type="float" office:value="40297" calcext:value-type="float">
            <text:p>4029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17"/>
          <table:table-cell office:value-type="float" office:value="4994280" calcext:value-type="float">
            <text:p>4994280</text:p>
          </table:table-cell>
          <table:table-cell office:value-type="float" office:value="40451" calcext:value-type="float">
            <text:p>4045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17"/>
          <table:table-cell office:value-type="float" office:value="4982903" calcext:value-type="float">
            <text:p>4982903</text:p>
          </table:table-cell>
          <table:table-cell office:value-type="float" office:value="40523" calcext:value-type="float">
            <text:p>4052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17"/>
          <table:table-cell office:value-type="float" office:value="4940085" calcext:value-type="float">
            <text:p>4940085</text:p>
          </table:table-cell>
          <table:table-cell office:value-type="float" office:value="40569" calcext:value-type="float">
            <text:p>4056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7"/>
          <table:table-cell office:value-type="float" office:value="4983978" calcext:value-type="float">
            <text:p>4983978</text:p>
          </table:table-cell>
          <table:table-cell office:value-type="float" office:value="40721" calcext:value-type="float">
            <text:p>4072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7"/>
          <table:table-cell office:value-type="float" office:value="4951724" calcext:value-type="float">
            <text:p>4951724</text:p>
          </table:table-cell>
          <table:table-cell office:value-type="float" office:value="40637" calcext:value-type="float">
            <text:p>4063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17"/>
          <table:table-cell office:value-type="float" office:value="5021126" calcext:value-type="float">
            <text:p>5021126</text:p>
          </table:table-cell>
          <table:table-cell office:value-type="float" office:value="40435" calcext:value-type="float">
            <text:p>4043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17"/>
          <table:table-cell office:value-type="float" office:value="4939337" calcext:value-type="float">
            <text:p>4939337</text:p>
          </table:table-cell>
          <table:table-cell office:value-type="float" office:value="42367" calcext:value-type="float">
            <text:p>4236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number-columns-repeated="17"/>
          <table:table-cell office:value-type="float" office:value="4958783" calcext:value-type="float">
            <text:p>4958783</text:p>
          </table:table-cell>
          <table:table-cell office:value-type="float" office:value="40364" calcext:value-type="float">
            <text:p>4036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17"/>
          <table:table-cell office:value-type="float" office:value="4946826" calcext:value-type="float">
            <text:p>4946826</text:p>
          </table:table-cell>
          <table:table-cell office:value-type="float" office:value="40236" calcext:value-type="float">
            <text:p>4023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17"/>
          <table:table-cell office:value-type="float" office:value="4914313" calcext:value-type="float">
            <text:p>4914313</text:p>
          </table:table-cell>
          <table:table-cell office:value-type="float" office:value="40328" calcext:value-type="float">
            <text:p>4032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7"/>
          <table:table-cell office:value-type="float" office:value="4940855" calcext:value-type="float">
            <text:p>4940855</text:p>
          </table:table-cell>
          <table:table-cell office:value-type="float" office:value="40567" calcext:value-type="float">
            <text:p>4056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17"/>
          <table:table-cell office:value-type="float" office:value="4916662" calcext:value-type="float">
            <text:p>4916662</text:p>
          </table:table-cell>
          <table:table-cell office:value-type="float" office:value="40756" calcext:value-type="float">
            <text:p>40756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17"/>
          <table:table-cell office:value-type="float" office:value="4932341" calcext:value-type="float">
            <text:p>4932341</text:p>
          </table:table-cell>
          <table:table-cell office:value-type="float" office:value="40054" calcext:value-type="float">
            <text:p>4005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17"/>
          <table:table-cell office:value-type="float" office:value="4872535" calcext:value-type="float">
            <text:p>4872535</text:p>
          </table:table-cell>
          <table:table-cell office:value-type="float" office:value="48466" calcext:value-type="float">
            <text:p>4846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17"/>
          <table:table-cell office:value-type="float" office:value="4914989" calcext:value-type="float">
            <text:p>4914989</text:p>
          </table:table-cell>
          <table:table-cell office:value-type="float" office:value="40375" calcext:value-type="float">
            <text:p>4037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17"/>
          <table:table-cell office:value-type="float" office:value="4899612" calcext:value-type="float">
            <text:p>4899612</text:p>
          </table:table-cell>
          <table:table-cell office:value-type="float" office:value="39805" calcext:value-type="float">
            <text:p>3980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4847266" calcext:value-type="float">
            <text:p>4847266</text:p>
          </table:table-cell>
          <table:table-cell office:value-type="float" office:value="39841" calcext:value-type="float">
            <text:p>3984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17"/>
          <table:table-cell office:value-type="float" office:value="4906690" calcext:value-type="float">
            <text:p>4906690</text:p>
          </table:table-cell>
          <table:table-cell office:value-type="float" office:value="40228" calcext:value-type="float">
            <text:p>402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17"/>
          <table:table-cell office:value-type="float" office:value="4870852" calcext:value-type="float">
            <text:p>4870852</text:p>
          </table:table-cell>
          <table:table-cell office:value-type="float" office:value="40079" calcext:value-type="float">
            <text:p>4007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17"/>
          <table:table-cell office:value-type="float" office:value="4911643" calcext:value-type="float">
            <text:p>4911643</text:p>
          </table:table-cell>
          <table:table-cell office:value-type="float" office:value="40253" calcext:value-type="float">
            <text:p>4025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17"/>
          <table:table-cell office:value-type="float" office:value="4872099" calcext:value-type="float">
            <text:p>4872099</text:p>
          </table:table-cell>
          <table:table-cell office:value-type="float" office:value="40270" calcext:value-type="float">
            <text:p>4027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7"/>
          <table:table-cell office:value-type="float" office:value="4874025" calcext:value-type="float">
            <text:p>4874025</text:p>
          </table:table-cell>
          <table:table-cell office:value-type="float" office:value="40234" calcext:value-type="float">
            <text:p>4023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4892015" calcext:value-type="float">
            <text:p>4892015</text:p>
          </table:table-cell>
          <table:table-cell office:value-type="float" office:value="41696" calcext:value-type="float">
            <text:p>4169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4823917" calcext:value-type="float">
            <text:p>4823917</text:p>
          </table:table-cell>
          <table:table-cell office:value-type="float" office:value="39907" calcext:value-type="float">
            <text:p>3990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17"/>
          <table:table-cell office:value-type="float" office:value="4828461" calcext:value-type="float">
            <text:p>4828461</text:p>
          </table:table-cell>
          <table:table-cell office:value-type="float" office:value="40161" calcext:value-type="float">
            <text:p>4016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17"/>
          <table:table-cell office:value-type="float" office:value="4837528" calcext:value-type="float">
            <text:p>4837528</text:p>
          </table:table-cell>
          <table:table-cell office:value-type="float" office:value="40101" calcext:value-type="float">
            <text:p>4010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4896676" calcext:value-type="float">
            <text:p>4896676</text:p>
          </table:table-cell>
          <table:table-cell office:value-type="float" office:value="41222" calcext:value-type="float">
            <text:p>4122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17"/>
          <table:table-cell office:value-type="float" office:value="4848300" calcext:value-type="float">
            <text:p>4848300</text:p>
          </table:table-cell>
          <table:table-cell office:value-type="float" office:value="40031" calcext:value-type="float">
            <text:p>400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4874139" calcext:value-type="float">
            <text:p>4874139</text:p>
          </table:table-cell>
          <table:table-cell office:value-type="float" office:value="41256" calcext:value-type="float">
            <text:p>4125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17"/>
          <table:table-cell office:value-type="float" office:value="4871129" calcext:value-type="float">
            <text:p>4871129</text:p>
          </table:table-cell>
          <table:table-cell office:value-type="float" office:value="40254" calcext:value-type="float">
            <text:p>4025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17"/>
          <table:table-cell office:value-type="float" office:value="4822680" calcext:value-type="float">
            <text:p>4822680</text:p>
          </table:table-cell>
          <table:table-cell office:value-type="float" office:value="40196" calcext:value-type="float">
            <text:p>4019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17"/>
          <table:table-cell office:value-type="float" office:value="4856509" calcext:value-type="float">
            <text:p>4856509</text:p>
          </table:table-cell>
          <table:table-cell office:value-type="float" office:value="41409" calcext:value-type="float">
            <text:p>4140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4810966" calcext:value-type="float">
            <text:p>4810966</text:p>
          </table:table-cell>
          <table:table-cell office:value-type="float" office:value="40171" calcext:value-type="float">
            <text:p>4017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17"/>
          <table:table-cell office:value-type="float" office:value="4841417" calcext:value-type="float">
            <text:p>4841417</text:p>
          </table:table-cell>
          <table:table-cell office:value-type="float" office:value="40164" calcext:value-type="float">
            <text:p>4016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17"/>
          <table:table-cell office:value-type="float" office:value="4771174" calcext:value-type="float">
            <text:p>4771174</text:p>
          </table:table-cell>
          <table:table-cell office:value-type="float" office:value="40379" calcext:value-type="float">
            <text:p>4037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17"/>
          <table:table-cell office:value-type="float" office:value="4844883" calcext:value-type="float">
            <text:p>4844883</text:p>
          </table:table-cell>
          <table:table-cell office:value-type="float" office:value="40382" calcext:value-type="float">
            <text:p>4038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17"/>
          <table:table-cell office:value-type="float" office:value="4807032" calcext:value-type="float">
            <text:p>4807032</text:p>
          </table:table-cell>
          <table:table-cell office:value-type="float" office:value="40533" calcext:value-type="float">
            <text:p>4053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17"/>
          <table:table-cell office:value-type="float" office:value="4819026" calcext:value-type="float">
            <text:p>4819026</text:p>
          </table:table-cell>
          <table:table-cell office:value-type="float" office:value="40342" calcext:value-type="float">
            <text:p>4034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17"/>
          <table:table-cell office:value-type="float" office:value="4846662" calcext:value-type="float">
            <text:p>4846662</text:p>
          </table:table-cell>
          <table:table-cell office:value-type="float" office:value="40335" calcext:value-type="float">
            <text:p>4033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17"/>
          <table:table-cell office:value-type="float" office:value="4792386" calcext:value-type="float">
            <text:p>4792386</text:p>
          </table:table-cell>
          <table:table-cell office:value-type="float" office:value="40278" calcext:value-type="float">
            <text:p>4027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4838296" calcext:value-type="float">
            <text:p>4838296</text:p>
          </table:table-cell>
          <table:table-cell office:value-type="float" office:value="40455" calcext:value-type="float">
            <text:p>4045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17"/>
          <table:table-cell office:value-type="float" office:value="4789795" calcext:value-type="float">
            <text:p>4789795</text:p>
          </table:table-cell>
          <table:table-cell office:value-type="float" office:value="40263" calcext:value-type="float">
            <text:p>4026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17"/>
          <table:table-cell office:value-type="float" office:value="4824389" calcext:value-type="float">
            <text:p>4824389</text:p>
          </table:table-cell>
          <table:table-cell office:value-type="float" office:value="40294" calcext:value-type="float">
            <text:p>4029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17"/>
          <table:table-cell office:value-type="float" office:value="4858228" calcext:value-type="float">
            <text:p>4858228</text:p>
          </table:table-cell>
          <table:table-cell office:value-type="float" office:value="40239" calcext:value-type="float">
            <text:p>4023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4831624" calcext:value-type="float">
            <text:p>4831624</text:p>
          </table:table-cell>
          <table:table-cell office:value-type="float" office:value="40147" calcext:value-type="float">
            <text:p>4014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17"/>
          <table:table-cell office:value-type="float" office:value="4817787" calcext:value-type="float">
            <text:p>4817787</text:p>
          </table:table-cell>
          <table:table-cell office:value-type="float" office:value="40465" calcext:value-type="float">
            <text:p>4046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17"/>
          <table:table-cell office:value-type="float" office:value="4771698" calcext:value-type="float">
            <text:p>4771698</text:p>
          </table:table-cell>
          <table:table-cell office:value-type="float" office:value="40541" calcext:value-type="float">
            <text:p>4054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17"/>
          <table:table-cell office:value-type="float" office:value="4799888" calcext:value-type="float">
            <text:p>4799888</text:p>
          </table:table-cell>
          <table:table-cell office:value-type="float" office:value="40270" calcext:value-type="float">
            <text:p>4027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17"/>
          <table:table-cell office:value-type="float" office:value="4767619" calcext:value-type="float">
            <text:p>4767619</text:p>
          </table:table-cell>
          <table:table-cell office:value-type="float" office:value="41095" calcext:value-type="float">
            <text:p>4109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17"/>
          <table:table-cell office:value-type="float" office:value="4754313" calcext:value-type="float">
            <text:p>4754313</text:p>
          </table:table-cell>
          <table:table-cell office:value-type="float" office:value="39868" calcext:value-type="float">
            <text:p>3986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17"/>
          <table:table-cell office:value-type="float" office:value="4708016" calcext:value-type="float">
            <text:p>4708016</text:p>
          </table:table-cell>
          <table:table-cell office:value-type="float" office:value="39760" calcext:value-type="float">
            <text:p>3976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4779239" calcext:value-type="float">
            <text:p>4779239</text:p>
          </table:table-cell>
          <table:table-cell office:value-type="float" office:value="40472" calcext:value-type="float">
            <text:p>4047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4762202" calcext:value-type="float">
            <text:p>4762202</text:p>
          </table:table-cell>
          <table:table-cell office:value-type="float" office:value="40489" calcext:value-type="float">
            <text:p>4048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17"/>
          <table:table-cell office:value-type="float" office:value="4815987" calcext:value-type="float">
            <text:p>4815987</text:p>
          </table:table-cell>
          <table:table-cell office:value-type="float" office:value="40275" calcext:value-type="float">
            <text:p>4027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17"/>
          <table:table-cell office:value-type="float" office:value="4789766" calcext:value-type="float">
            <text:p>4789766</text:p>
          </table:table-cell>
          <table:table-cell office:value-type="float" office:value="40856" calcext:value-type="float">
            <text:p>4085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17"/>
          <table:table-cell office:value-type="float" office:value="4733167" calcext:value-type="float">
            <text:p>4733167</text:p>
          </table:table-cell>
          <table:table-cell office:value-type="float" office:value="40333" calcext:value-type="float">
            <text:p>4033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17"/>
          <table:table-cell office:value-type="float" office:value="4731075" calcext:value-type="float">
            <text:p>4731075</text:p>
          </table:table-cell>
          <table:table-cell office:value-type="float" office:value="39852" calcext:value-type="float">
            <text:p>3985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17"/>
          <table:table-cell office:value-type="float" office:value="4703856" calcext:value-type="float">
            <text:p>4703856</text:p>
          </table:table-cell>
          <table:table-cell office:value-type="float" office:value="39972" calcext:value-type="float">
            <text:p>399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7"/>
          <table:table-cell office:value-type="float" office:value="4730643" calcext:value-type="float">
            <text:p>4730643</text:p>
          </table:table-cell>
          <table:table-cell office:value-type="float" office:value="39941" calcext:value-type="float">
            <text:p>3994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17"/>
          <table:table-cell office:value-type="float" office:value="4685824" calcext:value-type="float">
            <text:p>4685824</text:p>
          </table:table-cell>
          <table:table-cell office:value-type="float" office:value="40356" calcext:value-type="float">
            <text:p>4035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17"/>
          <table:table-cell office:value-type="float" office:value="4757676" calcext:value-type="float">
            <text:p>4757676</text:p>
          </table:table-cell>
          <table:table-cell office:value-type="float" office:value="40385" calcext:value-type="float">
            <text:p>4038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7"/>
          <table:table-cell office:value-type="float" office:value="4717465" calcext:value-type="float">
            <text:p>4717465</text:p>
          </table:table-cell>
          <table:table-cell office:value-type="float" office:value="40305" calcext:value-type="float">
            <text:p>4030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17"/>
          <table:table-cell office:value-type="float" office:value="4760383" calcext:value-type="float">
            <text:p>4760383</text:p>
          </table:table-cell>
          <table:table-cell office:value-type="float" office:value="40513" calcext:value-type="float">
            <text:p>4051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17"/>
          <table:table-cell office:value-type="float" office:value="4707907" calcext:value-type="float">
            <text:p>4707907</text:p>
          </table:table-cell>
          <table:table-cell office:value-type="float" office:value="40292" calcext:value-type="float">
            <text:p>4029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17"/>
          <table:table-cell office:value-type="float" office:value="4739333" calcext:value-type="float">
            <text:p>4739333</text:p>
          </table:table-cell>
          <table:table-cell office:value-type="float" office:value="40382" calcext:value-type="float">
            <text:p>4038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7"/>
          <table:table-cell office:value-type="float" office:value="4740071" calcext:value-type="float">
            <text:p>4740071</text:p>
          </table:table-cell>
          <table:table-cell office:value-type="float" office:value="40466" calcext:value-type="float">
            <text:p>404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17"/>
          <table:table-cell office:value-type="float" office:value="4707448" calcext:value-type="float">
            <text:p>4707448</text:p>
          </table:table-cell>
          <table:table-cell office:value-type="float" office:value="40435" calcext:value-type="float">
            <text:p>404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17"/>
          <table:table-cell office:value-type="float" office:value="4727191" calcext:value-type="float">
            <text:p>4727191</text:p>
          </table:table-cell>
          <table:table-cell office:value-type="float" office:value="40286" calcext:value-type="float">
            <text:p>4028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17"/>
          <table:table-cell office:value-type="float" office:value="4682650" calcext:value-type="float">
            <text:p>4682650</text:p>
          </table:table-cell>
          <table:table-cell office:value-type="float" office:value="40323" calcext:value-type="float">
            <text:p>4032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17"/>
          <table:table-cell office:value-type="float" office:value="4724810" calcext:value-type="float">
            <text:p>4724810</text:p>
          </table:table-cell>
          <table:table-cell office:value-type="float" office:value="40545" calcext:value-type="float">
            <text:p>4054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17"/>
          <table:table-cell office:value-type="float" office:value="4689809" calcext:value-type="float">
            <text:p>4689809</text:p>
          </table:table-cell>
          <table:table-cell office:value-type="float" office:value="40212" calcext:value-type="float">
            <text:p>4021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17"/>
          <table:table-cell office:value-type="float" office:value="4716195" calcext:value-type="float">
            <text:p>4716195</text:p>
          </table:table-cell>
          <table:table-cell office:value-type="float" office:value="40397" calcext:value-type="float">
            <text:p>4039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4671152" calcext:value-type="float">
            <text:p>4671152</text:p>
          </table:table-cell>
          <table:table-cell office:value-type="float" office:value="40496" calcext:value-type="float">
            <text:p>4049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17"/>
          <table:table-cell office:value-type="float" office:value="4696420" calcext:value-type="float">
            <text:p>4696420</text:p>
          </table:table-cell>
          <table:table-cell office:value-type="float" office:value="40366" calcext:value-type="float">
            <text:p>40366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4667632" calcext:value-type="float">
            <text:p>4667632</text:p>
          </table:table-cell>
          <table:table-cell office:value-type="float" office:value="45866" calcext:value-type="float">
            <text:p>4586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number-columns-repeated="17"/>
          <table:table-cell office:value-type="float" office:value="4644969" calcext:value-type="float">
            <text:p>4644969</text:p>
          </table:table-cell>
          <table:table-cell office:value-type="float" office:value="39830" calcext:value-type="float">
            <text:p>3983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17"/>
          <table:table-cell office:value-type="float" office:value="4629110" calcext:value-type="float">
            <text:p>4629110</text:p>
          </table:table-cell>
          <table:table-cell office:value-type="float" office:value="39739" calcext:value-type="float">
            <text:p>3973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17"/>
          <table:table-cell office:value-type="float" office:value="4639925" calcext:value-type="float">
            <text:p>4639925</text:p>
          </table:table-cell>
          <table:table-cell office:value-type="float" office:value="40392" calcext:value-type="float">
            <text:p>4039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17"/>
          <table:table-cell office:value-type="float" office:value="4669687" calcext:value-type="float">
            <text:p>4669687</text:p>
          </table:table-cell>
          <table:table-cell office:value-type="float" office:value="39987" calcext:value-type="float">
            <text:p>3998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4622460" calcext:value-type="float">
            <text:p>4622460</text:p>
          </table:table-cell>
          <table:table-cell office:value-type="float" office:value="40417" calcext:value-type="float">
            <text:p>4041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17"/>
          <table:table-cell office:value-type="float" office:value="4671011" calcext:value-type="float">
            <text:p>4671011</text:p>
          </table:table-cell>
          <table:table-cell office:value-type="float" office:value="40188" calcext:value-type="float">
            <text:p>4018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7"/>
          <table:table-cell office:value-type="float" office:value="4640077" calcext:value-type="float">
            <text:p>4640077</text:p>
          </table:table-cell>
          <table:table-cell office:value-type="float" office:value="40110" calcext:value-type="float">
            <text:p>401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17"/>
          <table:table-cell office:value-type="float" office:value="4663675" calcext:value-type="float">
            <text:p>4663675</text:p>
          </table:table-cell>
          <table:table-cell office:value-type="float" office:value="40276" calcext:value-type="float">
            <text:p>4027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7"/>
          <table:table-cell office:value-type="float" office:value="4624615" calcext:value-type="float">
            <text:p>4624615</text:p>
          </table:table-cell>
          <table:table-cell office:value-type="float" office:value="40252" calcext:value-type="float">
            <text:p>4025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17"/>
          <table:table-cell office:value-type="float" office:value="4661363" calcext:value-type="float">
            <text:p>4661363</text:p>
          </table:table-cell>
          <table:table-cell office:value-type="float" office:value="41805" calcext:value-type="float">
            <text:p>4180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17"/>
          <table:table-cell office:value-type="float" office:value="4616218" calcext:value-type="float">
            <text:p>4616218</text:p>
          </table:table-cell>
          <table:table-cell office:value-type="float" office:value="40267" calcext:value-type="float">
            <text:p>4026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7"/>
          <table:table-cell office:value-type="float" office:value="4649143" calcext:value-type="float">
            <text:p>4649143</text:p>
          </table:table-cell>
          <table:table-cell office:value-type="float" office:value="40313" calcext:value-type="float">
            <text:p>4031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4645666" calcext:value-type="float">
            <text:p>4645666</text:p>
          </table:table-cell>
          <table:table-cell office:value-type="float" office:value="40358" calcext:value-type="float">
            <text:p>4035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7"/>
          <table:table-cell office:value-type="float" office:value="4602030" calcext:value-type="float">
            <text:p>4602030</text:p>
          </table:table-cell>
          <table:table-cell office:value-type="float" office:value="43610" calcext:value-type="float">
            <text:p>4361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4627270" calcext:value-type="float">
            <text:p>4627270</text:p>
          </table:table-cell>
          <table:table-cell office:value-type="float" office:value="40082" calcext:value-type="float">
            <text:p>4008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17"/>
          <table:table-cell office:value-type="float" office:value="4585700" calcext:value-type="float">
            <text:p>4585700</text:p>
          </table:table-cell>
          <table:table-cell office:value-type="float" office:value="40397" calcext:value-type="float">
            <text:p>4039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17"/>
          <table:table-cell office:value-type="float" office:value="4612633" calcext:value-type="float">
            <text:p>4612633</text:p>
          </table:table-cell>
          <table:table-cell office:value-type="float" office:value="40241" calcext:value-type="float">
            <text:p>4024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4592563" calcext:value-type="float">
            <text:p>4592563</text:p>
          </table:table-cell>
          <table:table-cell office:value-type="float" office:value="40765" calcext:value-type="float">
            <text:p>4076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17"/>
          <table:table-cell office:value-type="float" office:value="4664653" calcext:value-type="float">
            <text:p>4664653</text:p>
          </table:table-cell>
          <table:table-cell office:value-type="float" office:value="45078" calcext:value-type="float">
            <text:p>4507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17"/>
          <table:table-cell office:value-type="float" office:value="4578001" calcext:value-type="float">
            <text:p>4578001</text:p>
          </table:table-cell>
          <table:table-cell office:value-type="float" office:value="40514" calcext:value-type="float">
            <text:p>4051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4613047" calcext:value-type="float">
            <text:p>4613047</text:p>
          </table:table-cell>
          <table:table-cell office:value-type="float" office:value="40398" calcext:value-type="float">
            <text:p>4039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17"/>
          <table:table-cell office:value-type="float" office:value="4568218" calcext:value-type="float">
            <text:p>4568218</text:p>
          </table:table-cell>
          <table:table-cell office:value-type="float" office:value="39854" calcext:value-type="float">
            <text:p>3985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4575588" calcext:value-type="float">
            <text:p>4575588</text:p>
          </table:table-cell>
          <table:table-cell office:value-type="float" office:value="40153" calcext:value-type="float">
            <text:p>4015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4561029" calcext:value-type="float">
            <text:p>4561029</text:p>
          </table:table-cell>
          <table:table-cell office:value-type="float" office:value="40214" calcext:value-type="float">
            <text:p>4021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7"/>
          <table:table-cell office:value-type="float" office:value="4598064" calcext:value-type="float">
            <text:p>4598064</text:p>
          </table:table-cell>
          <table:table-cell office:value-type="float" office:value="39990" calcext:value-type="float">
            <text:p>3999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17"/>
          <table:table-cell office:value-type="float" office:value="4548978" calcext:value-type="float">
            <text:p>4548978</text:p>
          </table:table-cell>
          <table:table-cell office:value-type="float" office:value="40105" calcext:value-type="float">
            <text:p>4010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4603257" calcext:value-type="float">
            <text:p>4603257</text:p>
          </table:table-cell>
          <table:table-cell office:value-type="float" office:value="40251" calcext:value-type="float">
            <text:p>4025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17"/>
          <table:table-cell office:value-type="float" office:value="4578862" calcext:value-type="float">
            <text:p>4578862</text:p>
          </table:table-cell>
          <table:table-cell office:value-type="float" office:value="42163" calcext:value-type="float">
            <text:p>4216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17"/>
          <table:table-cell office:value-type="float" office:value="4533273" calcext:value-type="float">
            <text:p>4533273</text:p>
          </table:table-cell>
          <table:table-cell office:value-type="float" office:value="39793" calcext:value-type="float">
            <text:p>3979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4525544" calcext:value-type="float">
            <text:p>4525544</text:p>
          </table:table-cell>
          <table:table-cell office:value-type="float" office:value="39813" calcext:value-type="float">
            <text:p>3981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4537654" calcext:value-type="float">
            <text:p>4537654</text:p>
          </table:table-cell>
          <table:table-cell office:value-type="float" office:value="40238" calcext:value-type="float">
            <text:p>4023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17"/>
          <table:table-cell office:value-type="float" office:value="4534020" calcext:value-type="float">
            <text:p>4534020</text:p>
          </table:table-cell>
          <table:table-cell office:value-type="float" office:value="39905" calcext:value-type="float">
            <text:p>3990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4503406" calcext:value-type="float">
            <text:p>4503406</text:p>
          </table:table-cell>
          <table:table-cell office:value-type="float" office:value="39755" calcext:value-type="float">
            <text:p>3975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4527598" calcext:value-type="float">
            <text:p>4527598</text:p>
          </table:table-cell>
          <table:table-cell office:value-type="float" office:value="39821" calcext:value-type="float">
            <text:p>398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4495609" calcext:value-type="float">
            <text:p>4495609</text:p>
          </table:table-cell>
          <table:table-cell office:value-type="float" office:value="42012" calcext:value-type="float">
            <text:p>4201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17"/>
          <table:table-cell office:value-type="float" office:value="4592087" calcext:value-type="float">
            <text:p>4592087</text:p>
          </table:table-cell>
          <table:table-cell office:value-type="float" office:value="48723" calcext:value-type="float">
            <text:p>4872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4553834" calcext:value-type="float">
            <text:p>4553834</text:p>
          </table:table-cell>
          <table:table-cell office:value-type="float" office:value="40479" calcext:value-type="float">
            <text:p>4047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7"/>
          <table:table-cell office:value-type="float" office:value="4541831" calcext:value-type="float">
            <text:p>4541831</text:p>
          </table:table-cell>
          <table:table-cell office:value-type="float" office:value="40287" calcext:value-type="float">
            <text:p>4028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17"/>
          <table:table-cell office:value-type="float" office:value="4506293" calcext:value-type="float">
            <text:p>4506293</text:p>
          </table:table-cell>
          <table:table-cell office:value-type="float" office:value="40438" calcext:value-type="float">
            <text:p>4043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17"/>
          <table:table-cell office:value-type="float" office:value="4555479" calcext:value-type="float">
            <text:p>4555479</text:p>
          </table:table-cell>
          <table:table-cell office:value-type="float" office:value="40222" calcext:value-type="float">
            <text:p>4022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17"/>
          <table:table-cell office:value-type="float" office:value="4497031" calcext:value-type="float">
            <text:p>4497031</text:p>
          </table:table-cell>
          <table:table-cell office:value-type="float" office:value="40394" calcext:value-type="float">
            <text:p>4039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17"/>
          <table:table-cell office:value-type="float" office:value="4532521" calcext:value-type="float">
            <text:p>4532521</text:p>
          </table:table-cell>
          <table:table-cell office:value-type="float" office:value="40353" calcext:value-type="float">
            <text:p>4035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17"/>
          <table:table-cell office:value-type="float" office:value="4484584" calcext:value-type="float">
            <text:p>4484584</text:p>
          </table:table-cell>
          <table:table-cell office:value-type="float" office:value="40781" calcext:value-type="float">
            <text:p>4078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17"/>
          <table:table-cell office:value-type="float" office:value="4527568" calcext:value-type="float">
            <text:p>4527568</text:p>
          </table:table-cell>
          <table:table-cell office:value-type="float" office:value="40821" calcext:value-type="float">
            <text:p>4082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4482707" calcext:value-type="float">
            <text:p>4482707</text:p>
          </table:table-cell>
          <table:table-cell office:value-type="float" office:value="40536" calcext:value-type="float">
            <text:p>4053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17"/>
          <table:table-cell office:value-type="float" office:value="4525463" calcext:value-type="float">
            <text:p>4525463</text:p>
          </table:table-cell>
          <table:table-cell office:value-type="float" office:value="40326" calcext:value-type="float">
            <text:p>4032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17"/>
          <table:table-cell office:value-type="float" office:value="4523138" calcext:value-type="float">
            <text:p>4523138</text:p>
          </table:table-cell>
          <table:table-cell office:value-type="float" office:value="50738" calcext:value-type="float">
            <text:p>5073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17"/>
          <table:table-cell office:value-type="float" office:value="4537561" calcext:value-type="float">
            <text:p>4537561</text:p>
          </table:table-cell>
          <table:table-cell office:value-type="float" office:value="40229" calcext:value-type="float">
            <text:p>4022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17"/>
          <table:table-cell office:value-type="float" office:value="4489606" calcext:value-type="float">
            <text:p>4489606</text:p>
          </table:table-cell>
          <table:table-cell office:value-type="float" office:value="48874" calcext:value-type="float">
            <text:p>4887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17"/>
          <table:table-cell office:value-type="float" office:value="4464813" calcext:value-type="float">
            <text:p>4464813</text:p>
          </table:table-cell>
          <table:table-cell office:value-type="float" office:value="40216" calcext:value-type="float">
            <text:p>4021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17"/>
          <table:table-cell office:value-type="float" office:value="4490493" calcext:value-type="float">
            <text:p>4490493</text:p>
          </table:table-cell>
          <table:table-cell office:value-type="float" office:value="40520" calcext:value-type="float">
            <text:p>4052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4462547" calcext:value-type="float">
            <text:p>4462547</text:p>
          </table:table-cell>
          <table:table-cell office:value-type="float" office:value="40251" calcext:value-type="float">
            <text:p>4025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17"/>
          <table:table-cell office:value-type="float" office:value="4487275" calcext:value-type="float">
            <text:p>4487275</text:p>
          </table:table-cell>
          <table:table-cell office:value-type="float" office:value="40766" calcext:value-type="float">
            <text:p>4076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17"/>
          <table:table-cell office:value-type="float" office:value="4440020" calcext:value-type="float">
            <text:p>4440020</text:p>
          </table:table-cell>
          <table:table-cell office:value-type="float" office:value="40271" calcext:value-type="float">
            <text:p>4027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17"/>
          <table:table-cell office:value-type="float" office:value="4457475" calcext:value-type="float">
            <text:p>4457475</text:p>
          </table:table-cell>
          <table:table-cell office:value-type="float" office:value="40152" calcext:value-type="float">
            <text:p>4015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4412995" calcext:value-type="float">
            <text:p>4412995</text:p>
          </table:table-cell>
          <table:table-cell office:value-type="float" office:value="39972" calcext:value-type="float">
            <text:p>3997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4459875" calcext:value-type="float">
            <text:p>4459875</text:p>
          </table:table-cell>
          <table:table-cell office:value-type="float" office:value="40165" calcext:value-type="float">
            <text:p>4016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4409818" calcext:value-type="float">
            <text:p>4409818</text:p>
          </table:table-cell>
          <table:table-cell office:value-type="float" office:value="40157" calcext:value-type="float">
            <text:p>4015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17"/>
          <table:table-cell office:value-type="float" office:value="4439261" calcext:value-type="float">
            <text:p>4439261</text:p>
          </table:table-cell>
          <table:table-cell office:value-type="float" office:value="40152" calcext:value-type="float">
            <text:p>4015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4398821" calcext:value-type="float">
            <text:p>4398821</text:p>
          </table:table-cell>
          <table:table-cell office:value-type="float" office:value="40049" calcext:value-type="float">
            <text:p>4004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4438023" calcext:value-type="float">
            <text:p>4438023</text:p>
          </table:table-cell>
          <table:table-cell office:value-type="float" office:value="40004" calcext:value-type="float">
            <text:p>4000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4394223" calcext:value-type="float">
            <text:p>4394223</text:p>
          </table:table-cell>
          <table:table-cell office:value-type="float" office:value="39998" calcext:value-type="float">
            <text:p>3999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4421863" calcext:value-type="float">
            <text:p>4421863</text:p>
          </table:table-cell>
          <table:table-cell office:value-type="float" office:value="40195" calcext:value-type="float">
            <text:p>4019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4390626" calcext:value-type="float">
            <text:p>4390626</text:p>
          </table:table-cell>
          <table:table-cell office:value-type="float" office:value="40073" calcext:value-type="float">
            <text:p>4007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4411257" calcext:value-type="float">
            <text:p>4411257</text:p>
          </table:table-cell>
          <table:table-cell office:value-type="float" office:value="40643" calcext:value-type="float">
            <text:p>4064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4358807" calcext:value-type="float">
            <text:p>4358807</text:p>
          </table:table-cell>
          <table:table-cell office:value-type="float" office:value="39746" calcext:value-type="float">
            <text:p>3974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4395733" calcext:value-type="float">
            <text:p>4395733</text:p>
          </table:table-cell>
          <table:table-cell office:value-type="float" office:value="40042" calcext:value-type="float">
            <text:p>4004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4357635" calcext:value-type="float">
            <text:p>4357635</text:p>
          </table:table-cell>
          <table:table-cell office:value-type="float" office:value="39953" calcext:value-type="float">
            <text:p>3995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7"/>
          <table:table-cell office:value-type="float" office:value="4389208" calcext:value-type="float">
            <text:p>4389208</text:p>
          </table:table-cell>
          <table:table-cell office:value-type="float" office:value="39948" calcext:value-type="float">
            <text:p>3994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4354384" calcext:value-type="float">
            <text:p>4354384</text:p>
          </table:table-cell>
          <table:table-cell office:value-type="float" office:value="39991" calcext:value-type="float">
            <text:p>3999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4382948" calcext:value-type="float">
            <text:p>4382948</text:p>
          </table:table-cell>
          <table:table-cell office:value-type="float" office:value="39897" calcext:value-type="float">
            <text:p>3989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4350914" calcext:value-type="float">
            <text:p>4350914</text:p>
          </table:table-cell>
          <table:table-cell office:value-type="float" office:value="40078" calcext:value-type="float">
            <text:p>4007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4367823" calcext:value-type="float">
            <text:p>4367823</text:p>
          </table:table-cell>
          <table:table-cell office:value-type="float" office:value="39961" calcext:value-type="float">
            <text:p>3996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7"/>
          <table:table-cell office:value-type="float" office:value="4324497" calcext:value-type="float">
            <text:p>4324497</text:p>
          </table:table-cell>
          <table:table-cell office:value-type="float" office:value="40118" calcext:value-type="float">
            <text:p>4011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4365773" calcext:value-type="float">
            <text:p>4365773</text:p>
          </table:table-cell>
          <table:table-cell office:value-type="float" office:value="40248" calcext:value-type="float">
            <text:p>4024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4330447" calcext:value-type="float">
            <text:p>4330447</text:p>
          </table:table-cell>
          <table:table-cell office:value-type="float" office:value="40239" calcext:value-type="float">
            <text:p>4023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17"/>
          <table:table-cell office:value-type="float" office:value="4348888" calcext:value-type="float">
            <text:p>4348888</text:p>
          </table:table-cell>
          <table:table-cell office:value-type="float" office:value="40206" calcext:value-type="float">
            <text:p>4020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4330725" calcext:value-type="float">
            <text:p>4330725</text:p>
          </table:table-cell>
          <table:table-cell office:value-type="float" office:value="40217" calcext:value-type="float">
            <text:p>4021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4352872" calcext:value-type="float">
            <text:p>4352872</text:p>
          </table:table-cell>
          <table:table-cell office:value-type="float" office:value="39949" calcext:value-type="float">
            <text:p>39949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17"/>
          <table:table-cell office:value-type="float" office:value="4319645" calcext:value-type="float">
            <text:p>4319645</text:p>
          </table:table-cell>
          <table:table-cell office:value-type="float" office:value="40169" calcext:value-type="float">
            <text:p>4016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4337660" calcext:value-type="float">
            <text:p>4337660</text:p>
          </table:table-cell>
          <table:table-cell office:value-type="float" office:value="40166" calcext:value-type="float">
            <text:p>401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17"/>
          <table:table-cell office:value-type="float" office:value="4301786" calcext:value-type="float">
            <text:p>4301786</text:p>
          </table:table-cell>
          <table:table-cell office:value-type="float" office:value="40130" calcext:value-type="float">
            <text:p>4013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17"/>
          <table:table-cell office:value-type="float" office:value="4328455" calcext:value-type="float">
            <text:p>4328455</text:p>
          </table:table-cell>
          <table:table-cell office:value-type="float" office:value="40128" calcext:value-type="float">
            <text:p>4012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17"/>
          <table:table-cell office:value-type="float" office:value="4298225" calcext:value-type="float">
            <text:p>4298225</text:p>
          </table:table-cell>
          <table:table-cell office:value-type="float" office:value="40167" calcext:value-type="float">
            <text:p>4016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17"/>
          <table:table-cell office:value-type="float" office:value="4283459" calcext:value-type="float">
            <text:p>4283459</text:p>
          </table:table-cell>
          <table:table-cell office:value-type="float" office:value="39629" calcext:value-type="float">
            <text:p>3962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4235187" calcext:value-type="float">
            <text:p>4235187</text:p>
          </table:table-cell>
          <table:table-cell office:value-type="float" office:value="39695" calcext:value-type="float">
            <text:p>3969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17"/>
          <table:table-cell office:value-type="float" office:value="4297734" calcext:value-type="float">
            <text:p>4297734</text:p>
          </table:table-cell>
          <table:table-cell office:value-type="float" office:value="39979" calcext:value-type="float">
            <text:p>3997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4274135" calcext:value-type="float">
            <text:p>4274135</text:p>
          </table:table-cell>
          <table:table-cell office:value-type="float" office:value="39967" calcext:value-type="float">
            <text:p>3996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17"/>
          <table:table-cell office:value-type="float" office:value="4304578" calcext:value-type="float">
            <text:p>4304578</text:p>
          </table:table-cell>
          <table:table-cell office:value-type="float" office:value="40000" calcext:value-type="float">
            <text:p>400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4267808" calcext:value-type="float">
            <text:p>4267808</text:p>
          </table:table-cell>
          <table:table-cell office:value-type="float" office:value="40017" calcext:value-type="float">
            <text:p>4001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7"/>
          <table:table-cell office:value-type="float" office:value="4299310" calcext:value-type="float">
            <text:p>4299310</text:p>
          </table:table-cell>
          <table:table-cell office:value-type="float" office:value="39963" calcext:value-type="float">
            <text:p>3996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4257704" calcext:value-type="float">
            <text:p>4257704</text:p>
          </table:table-cell>
          <table:table-cell office:value-type="float" office:value="39917" calcext:value-type="float">
            <text:p>3991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4293371" calcext:value-type="float">
            <text:p>4293371</text:p>
          </table:table-cell>
          <table:table-cell office:value-type="float" office:value="40061" calcext:value-type="float">
            <text:p>4006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17"/>
          <table:table-cell office:value-type="float" office:value="4248680" calcext:value-type="float">
            <text:p>4248680</text:p>
          </table:table-cell>
          <table:table-cell office:value-type="float" office:value="40015" calcext:value-type="float">
            <text:p>400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4276169" calcext:value-type="float">
            <text:p>4276169</text:p>
          </table:table-cell>
          <table:table-cell office:value-type="float" office:value="40010" calcext:value-type="float">
            <text:p>4001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17"/>
          <table:table-cell office:value-type="float" office:value="4234036" calcext:value-type="float">
            <text:p>4234036</text:p>
          </table:table-cell>
          <table:table-cell office:value-type="float" office:value="39931" calcext:value-type="float">
            <text:p>39931</text:p>
          </table:table-cell>
          <table:table-cell office:value-type="float" office:value="312" calcext:value-type="float">
            <text:p>312</text:p>
          </table:table-cell>
        </table:table-row>
      </table:table>
      <table:table table:name="timing_mn_neural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19" table:default-cell-style-name="Default"/>
        <table:table-row table:style-name="ro1">
          <table:table-cell table:formula="of:=[.F1]/1000" office:value-type="float" office:value="0.366" calcext:value-type="float">
            <text:p>0.366</text:p>
          </table:table-cell>
          <table:table-cell table:formula="of:=[.G1]/1000" office:value-type="float" office:value="43.339" calcext:value-type="float">
            <text:p>43.339</text:p>
          </table:table-cell>
          <table:table-cell table:formula="of:=[.H1]/1000"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table:formula="of:=SUM([.A1:.D1])" office:value-type="float" office:value="44.097" calcext:value-type="float">
            <text:p>44.097</text:p>
          </table:table-cell>
          <table:table-cell office:value-type="float" office:value="366" calcext:value-type="float">
            <text:p>366</text:p>
          </table:table-cell>
          <table:table-cell office:value-type="float" office:value="43339" calcext:value-type="float">
            <text:p>43339</text:p>
          </table:table-cell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75467" calcext:value-type="float">
            <text:p>75467</text:p>
          </table:table-cell>
          <table:table-cell office:value-type="float" office:value="43265" calcext:value-type="float">
            <text:p>43265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630613" calcext:value-type="float">
            <text:p>630613</text:p>
          </table:table-cell>
          <table:table-cell office:value-type="float" office:value="47159" calcext:value-type="float">
            <text:p>47159</text:p>
          </table:table-cell>
          <table:table-cell office:value-type="float" office:value="5551" calcext:value-type="float">
            <text:p>5551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43379" calcext:value-type="float">
            <text:p>4337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formula="of:=[.F2]/1000" office:value-type="float" office:value="0.437" calcext:value-type="float">
            <text:p>0.437</text:p>
          </table:table-cell>
          <table:table-cell table:formula="of:=[.G2]/1000" office:value-type="float" office:value="43.374" calcext:value-type="float">
            <text:p>43.374</text:p>
          </table:table-cell>
          <table:table-cell table:formula="of:=[.H2]/1000" office:value-type="float" office:value="0.398" calcext:value-type="float">
            <text:p>0.398</text:p>
          </table:table-cell>
          <table:table-cell office:value-type="float" office:value="0" calcext:value-type="float">
            <text:p>0</text:p>
          </table:table-cell>
          <table:table-cell table:formula="of:=SUM([.A2:.D2])" office:value-type="float" office:value="44.209" calcext:value-type="float">
            <text:p>44.209</text:p>
          </table:table-cell>
          <table:table-cell office:value-type="float" office:value="437" calcext:value-type="float">
            <text:p>437</text:p>
          </table:table-cell>
          <table:table-cell office:value-type="float" office:value="43374" calcext:value-type="float">
            <text:p>43374</text:p>
          </table:table-cell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75186" calcext:value-type="float">
            <text:p>75186</text:p>
          </table:table-cell>
          <table:table-cell office:value-type="float" office:value="43233" calcext:value-type="float">
            <text:p>43233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633212" calcext:value-type="float">
            <text:p>633212</text:p>
          </table:table-cell>
          <table:table-cell office:value-type="float" office:value="47553" calcext:value-type="float">
            <text:p>47553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43241" calcext:value-type="float">
            <text:p>4324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formula="of:=[.F3]/1000" office:value-type="float" office:value="0.362" calcext:value-type="float">
            <text:p>0.362</text:p>
          </table:table-cell>
          <table:table-cell table:formula="of:=[.G3]/1000" office:value-type="float" office:value="43.307" calcext:value-type="float">
            <text:p>43.307</text:p>
          </table:table-cell>
          <table:table-cell table:formula="of:=[.H3]/1000"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table:formula="of:=SUM([.A3:.D3])" office:value-type="float" office:value="44.066" calcext:value-type="float">
            <text:p>44.066</text:p>
          </table:table-cell>
          <table:table-cell office:value-type="float" office:value="362" calcext:value-type="float">
            <text:p>362</text:p>
          </table:table-cell>
          <table:table-cell office:value-type="float" office:value="43307" calcext:value-type="float">
            <text:p>43307</text:p>
          </table:table-cell>
          <table:table-cell office:value-type="float" office:value="397" calcext:value-type="float">
            <text:p>397</text:p>
          </table:table-cell>
          <table:table-cell table:number-columns-repeated="3"/>
          <table:table-cell office:value-type="float" office:value="78459" calcext:value-type="float">
            <text:p>78459</text:p>
          </table:table-cell>
          <table:table-cell office:value-type="float" office:value="43210" calcext:value-type="float">
            <text:p>43210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633112" calcext:value-type="float">
            <text:p>633112</text:p>
          </table:table-cell>
          <table:table-cell office:value-type="float" office:value="47470" calcext:value-type="float">
            <text:p>47470</text:p>
          </table:table-cell>
          <table:table-cell office:value-type="float" office:value="5517" calcext:value-type="float">
            <text:p>5517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43646" calcext:value-type="float">
            <text:p>4364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formula="of:=[.F4]/1000" office:value-type="float" office:value="0.362" calcext:value-type="float">
            <text:p>0.362</text:p>
          </table:table-cell>
          <table:table-cell table:formula="of:=[.G4]/1000" office:value-type="float" office:value="43.366" calcext:value-type="float">
            <text:p>43.366</text:p>
          </table:table-cell>
          <table:table-cell table:formula="of:=[.H4]/1000" office:value-type="float" office:value="0.382" calcext:value-type="float">
            <text:p>0.382</text:p>
          </table:table-cell>
          <table:table-cell office:value-type="float" office:value="0" calcext:value-type="float">
            <text:p>0</text:p>
          </table:table-cell>
          <table:table-cell table:formula="of:=SUM([.A4:.D4])" office:value-type="float" office:value="44.11" calcext:value-type="float">
            <text:p>44.11</text:p>
          </table:table-cell>
          <table:table-cell office:value-type="float" office:value="362" calcext:value-type="float">
            <text:p>362</text:p>
          </table:table-cell>
          <table:table-cell office:value-type="float" office:value="43366" calcext:value-type="float">
            <text:p>43366</text:p>
          </table:table-cell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75375" calcext:value-type="float">
            <text:p>75375</text:p>
          </table:table-cell>
          <table:table-cell office:value-type="float" office:value="43267" calcext:value-type="float">
            <text:p>43267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644336" calcext:value-type="float">
            <text:p>644336</text:p>
          </table:table-cell>
          <table:table-cell office:value-type="float" office:value="47582" calcext:value-type="float">
            <text:p>47582</text:p>
          </table:table-cell>
          <table:table-cell office:value-type="float" office:value="5462" calcext:value-type="float">
            <text:p>5462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43334" calcext:value-type="float">
            <text:p>4333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formula="of:=[.F5]/1000" office:value-type="float" office:value="0.359" calcext:value-type="float">
            <text:p>0.359</text:p>
          </table:table-cell>
          <table:table-cell table:formula="of:=[.G5]/1000" office:value-type="float" office:value="46.122" calcext:value-type="float">
            <text:p>46.122</text:p>
          </table:table-cell>
          <table:table-cell table:formula="of:=[.H5]/1000" office:value-type="float" office:value="0.407" calcext:value-type="float">
            <text:p>0.407</text:p>
          </table:table-cell>
          <table:table-cell office:value-type="float" office:value="0" calcext:value-type="float">
            <text:p>0</text:p>
          </table:table-cell>
          <table:table-cell table:formula="of:=SUM([.A5:.D5])" office:value-type="float" office:value="46.888" calcext:value-type="float">
            <text:p>46.888</text:p>
          </table:table-cell>
          <table:table-cell office:value-type="float" office:value="359" calcext:value-type="float">
            <text:p>359</text:p>
          </table:table-cell>
          <table:table-cell office:value-type="float" office:value="46122" calcext:value-type="float">
            <text:p>46122</text:p>
          </table:table-cell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73130" calcext:value-type="float">
            <text:p>73130</text:p>
          </table:table-cell>
          <table:table-cell office:value-type="float" office:value="43363" calcext:value-type="float">
            <text:p>43363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625490" calcext:value-type="float">
            <text:p>625490</text:p>
          </table:table-cell>
          <table:table-cell office:value-type="float" office:value="47317" calcext:value-type="float">
            <text:p>47317</text:p>
          </table:table-cell>
          <table:table-cell office:value-type="float" office:value="5450" calcext:value-type="float">
            <text:p>5450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43324" calcext:value-type="float">
            <text:p>4332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formula="of:=[.F6]/1000" office:value-type="float" office:value="0.361" calcext:value-type="float">
            <text:p>0.361</text:p>
          </table:table-cell>
          <table:table-cell table:formula="of:=[.G6]/1000" office:value-type="float" office:value="44.08" calcext:value-type="float">
            <text:p>44.08</text:p>
          </table:table-cell>
          <table:table-cell table:formula="of:=[.H6]/1000"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  <table:table-cell table:formula="of:=SUM([.A6:.D6])" office:value-type="float" office:value="44.905" calcext:value-type="float">
            <text:p>44.905</text:p>
          </table:table-cell>
          <table:table-cell office:value-type="float" office:value="361" calcext:value-type="float">
            <text:p>361</text:p>
          </table:table-cell>
          <table:table-cell office:value-type="float" office:value="44080" calcext:value-type="float">
            <text:p>44080</text:p>
          </table:table-cell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74466" calcext:value-type="float">
            <text:p>74466</text:p>
          </table:table-cell>
          <table:table-cell office:value-type="float" office:value="43247" calcext:value-type="float">
            <text:p>43247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627891" calcext:value-type="float">
            <text:p>627891</text:p>
          </table:table-cell>
          <table:table-cell office:value-type="float" office:value="47224" calcext:value-type="float">
            <text:p>47224</text:p>
          </table:table-cell>
          <table:table-cell office:value-type="float" office:value="5456" calcext:value-type="float">
            <text:p>5456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43276" calcext:value-type="float">
            <text:p>4327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formula="of:=[.F7]/1000" office:value-type="float" office:value="0.361" calcext:value-type="float">
            <text:p>0.361</text:p>
          </table:table-cell>
          <table:table-cell table:formula="of:=[.G7]/1000" office:value-type="float" office:value="43.376" calcext:value-type="float">
            <text:p>43.376</text:p>
          </table:table-cell>
          <table:table-cell table:formula="of:=[.H7]/1000" office:value-type="float" office:value="0.385" calcext:value-type="float">
            <text:p>0.385</text:p>
          </table:table-cell>
          <table:table-cell office:value-type="float" office:value="0" calcext:value-type="float">
            <text:p>0</text:p>
          </table:table-cell>
          <table:table-cell table:formula="of:=SUM([.A7:.D7])" office:value-type="float" office:value="44.122" calcext:value-type="float">
            <text:p>44.122</text:p>
          </table:table-cell>
          <table:table-cell office:value-type="float" office:value="361" calcext:value-type="float">
            <text:p>361</text:p>
          </table:table-cell>
          <table:table-cell office:value-type="float" office:value="43376" calcext:value-type="float">
            <text:p>43376</text:p>
          </table:table-cell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74352" calcext:value-type="float">
            <text:p>74352</text:p>
          </table:table-cell>
          <table:table-cell office:value-type="float" office:value="43203" calcext:value-type="float">
            <text:p>43203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630840" calcext:value-type="float">
            <text:p>630840</text:p>
          </table:table-cell>
          <table:table-cell office:value-type="float" office:value="47245" calcext:value-type="float">
            <text:p>47245</text:p>
          </table:table-cell>
          <table:table-cell office:value-type="float" office:value="5455" calcext:value-type="float">
            <text:p>5455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43655" calcext:value-type="float">
            <text:p>4365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formula="of:=[.F8]/1000" office:value-type="float" office:value="0.344" calcext:value-type="float">
            <text:p>0.344</text:p>
          </table:table-cell>
          <table:table-cell table:formula="of:=[.G8]/1000" office:value-type="float" office:value="43.379" calcext:value-type="float">
            <text:p>43.379</text:p>
          </table:table-cell>
          <table:table-cell table:formula="of:=[.H8]/1000" office:value-type="float" office:value="0.423" calcext:value-type="float">
            <text:p>0.423</text:p>
          </table:table-cell>
          <table:table-cell office:value-type="float" office:value="0" calcext:value-type="float">
            <text:p>0</text:p>
          </table:table-cell>
          <table:table-cell table:formula="of:=SUM([.A8:.D8])" office:value-type="float" office:value="44.146" calcext:value-type="float">
            <text:p>44.146</text:p>
          </table:table-cell>
          <table:table-cell office:value-type="float" office:value="344" calcext:value-type="float">
            <text:p>344</text:p>
          </table:table-cell>
          <table:table-cell office:value-type="float" office:value="43379" calcext:value-type="float">
            <text:p>43379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75392" calcext:value-type="float">
            <text:p>75392</text:p>
          </table:table-cell>
          <table:table-cell office:value-type="float" office:value="43203" calcext:value-type="float">
            <text:p>43203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632549" calcext:value-type="float">
            <text:p>632549</text:p>
          </table:table-cell>
          <table:table-cell office:value-type="float" office:value="47785" calcext:value-type="float">
            <text:p>47785</text:p>
          </table:table-cell>
          <table:table-cell office:value-type="float" office:value="5580" calcext:value-type="float">
            <text:p>558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43301" calcext:value-type="float">
            <text:p>4330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formula="of:=[.F9]/1000" office:value-type="float" office:value="0.433" calcext:value-type="float">
            <text:p>0.433</text:p>
          </table:table-cell>
          <table:table-cell table:formula="of:=[.G9]/1000" office:value-type="float" office:value="43.574" calcext:value-type="float">
            <text:p>43.574</text:p>
          </table:table-cell>
          <table:table-cell table:formula="of:=[.H9]/1000" office:value-type="float" office:value="0.383" calcext:value-type="float">
            <text:p>0.383</text:p>
          </table:table-cell>
          <table:table-cell office:value-type="float" office:value="0" calcext:value-type="float">
            <text:p>0</text:p>
          </table:table-cell>
          <table:table-cell table:formula="of:=SUM([.A9:.D9])" office:value-type="float" office:value="44.39" calcext:value-type="float">
            <text:p>44.39</text:p>
          </table:table-cell>
          <table:table-cell office:value-type="float" office:value="433" calcext:value-type="float">
            <text:p>433</text:p>
          </table:table-cell>
          <table:table-cell office:value-type="float" office:value="43574" calcext:value-type="float">
            <text:p>43574</text:p>
          </table:table-cell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75304" calcext:value-type="float">
            <text:p>75304</text:p>
          </table:table-cell>
          <table:table-cell office:value-type="float" office:value="43186" calcext:value-type="float">
            <text:p>43186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628373" calcext:value-type="float">
            <text:p>628373</text:p>
          </table:table-cell>
          <table:table-cell office:value-type="float" office:value="47767" calcext:value-type="float">
            <text:p>47767</text:p>
          </table:table-cell>
          <table:table-cell office:value-type="float" office:value="5559" calcext:value-type="float">
            <text:p>5559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43293" calcext:value-type="float">
            <text:p>4329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formula="of:=[.F10]/1000" office:value-type="float" office:value="0.402" calcext:value-type="float">
            <text:p>0.402</text:p>
          </table:table-cell>
          <table:table-cell table:formula="of:=[.G10]/1000" office:value-type="float" office:value="43.933" calcext:value-type="float">
            <text:p>43.933</text:p>
          </table:table-cell>
          <table:table-cell table:formula="of:=[.H10]/1000"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table:formula="of:=SUM([.A10:.D10])" office:value-type="float" office:value="44.732" calcext:value-type="float">
            <text:p>44.732</text:p>
          </table:table-cell>
          <table:table-cell office:value-type="float" office:value="402" calcext:value-type="float">
            <text:p>402</text:p>
          </table:table-cell>
          <table:table-cell office:value-type="float" office:value="43933" calcext:value-type="float">
            <text:p>43933</text:p>
          </table:table-cell>
          <table:table-cell office:value-type="float" office:value="397" calcext:value-type="float">
            <text:p>397</text:p>
          </table:table-cell>
          <table:table-cell table:number-columns-repeated="3"/>
          <table:table-cell office:value-type="float" office:value="79698" calcext:value-type="float">
            <text:p>79698</text:p>
          </table:table-cell>
          <table:table-cell office:value-type="float" office:value="43072" calcext:value-type="float">
            <text:p>43072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626507" calcext:value-type="float">
            <text:p>626507</text:p>
          </table:table-cell>
          <table:table-cell office:value-type="float" office:value="48112" calcext:value-type="float">
            <text:p>48112</text:p>
          </table:table-cell>
          <table:table-cell office:value-type="float" office:value="5536" calcext:value-type="float">
            <text:p>5536</text:p>
          </table:table-cell>
          <table:table-cell/>
          <table:table-cell office:value-type="float" office:value="3449" calcext:value-type="float">
            <text:p>3449</text:p>
          </table:table-cell>
          <table:table-cell office:value-type="float" office:value="43338" calcext:value-type="float">
            <text:p>4333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formula="of:=[.F11]/1000" office:value-type="float" office:value="0.406" calcext:value-type="float">
            <text:p>0.406</text:p>
          </table:table-cell>
          <table:table-cell table:formula="of:=[.G11]/1000" office:value-type="float" office:value="45.04" calcext:value-type="float">
            <text:p>45.04</text:p>
          </table:table-cell>
          <table:table-cell table:formula="of:=[.H11]/1000"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  <table:table-cell table:formula="of:=SUM([.A11:.D11])" office:value-type="float" office:value="45.854" calcext:value-type="float">
            <text:p>45.854</text:p>
          </table:table-cell>
          <table:table-cell office:value-type="float" office:value="406" calcext:value-type="float">
            <text:p>406</text:p>
          </table:table-cell>
          <table:table-cell office:value-type="float" office:value="45040" calcext:value-type="float">
            <text:p>45040</text:p>
          </table:table-cell>
          <table:table-cell office:value-type="float" office:value="408" calcext:value-type="float">
            <text:p>408</text:p>
          </table:table-cell>
          <table:table-cell table:number-columns-repeated="3"/>
          <table:table-cell office:value-type="float" office:value="76868" calcext:value-type="float">
            <text:p>76868</text:p>
          </table:table-cell>
          <table:table-cell office:value-type="float" office:value="43277" calcext:value-type="float">
            <text:p>4327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627366" calcext:value-type="float">
            <text:p>627366</text:p>
          </table:table-cell>
          <table:table-cell office:value-type="float" office:value="47933" calcext:value-type="float">
            <text:p>47933</text:p>
          </table:table-cell>
          <table:table-cell office:value-type="float" office:value="5496" calcext:value-type="float">
            <text:p>5496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43340" calcext:value-type="float">
            <text:p>4334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formula="of:=[.F12]/1000" office:value-type="float" office:value="0.347" calcext:value-type="float">
            <text:p>0.347</text:p>
          </table:table-cell>
          <table:table-cell table:formula="of:=[.G12]/1000" office:value-type="float" office:value="45.907" calcext:value-type="float">
            <text:p>45.907</text:p>
          </table:table-cell>
          <table:table-cell table:formula="of:=[.H12]/1000" office:value-type="float" office:value="0.411" calcext:value-type="float">
            <text:p>0.411</text:p>
          </table:table-cell>
          <table:table-cell office:value-type="float" office:value="0" calcext:value-type="float">
            <text:p>0</text:p>
          </table:table-cell>
          <table:table-cell table:formula="of:=SUM([.A12:.D12])" office:value-type="float" office:value="46.665" calcext:value-type="float">
            <text:p>46.665</text:p>
          </table:table-cell>
          <table:table-cell office:value-type="float" office:value="347" calcext:value-type="float">
            <text:p>347</text:p>
          </table:table-cell>
          <table:table-cell office:value-type="float" office:value="45907" calcext:value-type="float">
            <text:p>45907</text:p>
          </table:table-cell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74843" calcext:value-type="float">
            <text:p>74843</text:p>
          </table:table-cell>
          <table:table-cell office:value-type="float" office:value="43249" calcext:value-type="float">
            <text:p>43249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631735" calcext:value-type="float">
            <text:p>631735</text:p>
          </table:table-cell>
          <table:table-cell office:value-type="float" office:value="47730" calcext:value-type="float">
            <text:p>47730</text:p>
          </table:table-cell>
          <table:table-cell office:value-type="float" office:value="5554" calcext:value-type="float">
            <text:p>5554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43629" calcext:value-type="float">
            <text:p>4362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formula="of:=[.F13]/1000" office:value-type="float" office:value="0.357" calcext:value-type="float">
            <text:p>0.357</text:p>
          </table:table-cell>
          <table:table-cell table:formula="of:=[.G13]/1000" office:value-type="float" office:value="43.853" calcext:value-type="float">
            <text:p>43.853</text:p>
          </table:table-cell>
          <table:table-cell table:formula="of:=[.H13]/1000" office:value-type="float" office:value="0.398" calcext:value-type="float">
            <text:p>0.398</text:p>
          </table:table-cell>
          <table:table-cell office:value-type="float" office:value="0" calcext:value-type="float">
            <text:p>0</text:p>
          </table:table-cell>
          <table:table-cell table:formula="of:=SUM([.A13:.D13])" office:value-type="float" office:value="44.608" calcext:value-type="float">
            <text:p>44.608</text:p>
          </table:table-cell>
          <table:table-cell office:value-type="float" office:value="357" calcext:value-type="float">
            <text:p>357</text:p>
          </table:table-cell>
          <table:table-cell office:value-type="float" office:value="43853" calcext:value-type="float">
            <text:p>43853</text:p>
          </table:table-cell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76787" calcext:value-type="float">
            <text:p>76787</text:p>
          </table:table-cell>
          <table:table-cell office:value-type="float" office:value="43248" calcext:value-type="float">
            <text:p>43248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638878" calcext:value-type="float">
            <text:p>638878</text:p>
          </table:table-cell>
          <table:table-cell office:value-type="float" office:value="47764" calcext:value-type="float">
            <text:p>47764</text:p>
          </table:table-cell>
          <table:table-cell office:value-type="float" office:value="5820" calcext:value-type="float">
            <text:p>5820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43390" calcext:value-type="float">
            <text:p>4339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formula="of:=[.F14]/1000" office:value-type="float" office:value="0.362" calcext:value-type="float">
            <text:p>0.362</text:p>
          </table:table-cell>
          <table:table-cell table:formula="of:=[.G14]/1000" office:value-type="float" office:value="43.483" calcext:value-type="float">
            <text:p>43.483</text:p>
          </table:table-cell>
          <table:table-cell table:formula="of:=[.H14]/1000" office:value-type="float" office:value="0.386" calcext:value-type="float">
            <text:p>0.386</text:p>
          </table:table-cell>
          <table:table-cell office:value-type="float" office:value="0" calcext:value-type="float">
            <text:p>0</text:p>
          </table:table-cell>
          <table:table-cell table:formula="of:=SUM([.A14:.D14])" office:value-type="float" office:value="44.231" calcext:value-type="float">
            <text:p>44.231</text:p>
          </table:table-cell>
          <table:table-cell office:value-type="float" office:value="362" calcext:value-type="float">
            <text:p>362</text:p>
          </table:table-cell>
          <table:table-cell office:value-type="float" office:value="43483" calcext:value-type="float">
            <text:p>43483</text:p>
          </table:table-cell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76025" calcext:value-type="float">
            <text:p>76025</text:p>
          </table:table-cell>
          <table:table-cell office:value-type="float" office:value="45519" calcext:value-type="float">
            <text:p>45519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632842" calcext:value-type="float">
            <text:p>632842</text:p>
          </table:table-cell>
          <table:table-cell office:value-type="float" office:value="47779" calcext:value-type="float">
            <text:p>47779</text:p>
          </table:table-cell>
          <table:table-cell office:value-type="float" office:value="5712" calcext:value-type="float">
            <text:p>5712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43203" calcext:value-type="float">
            <text:p>4320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formula="of:=[.F15]/1000" office:value-type="float" office:value="0.395" calcext:value-type="float">
            <text:p>0.395</text:p>
          </table:table-cell>
          <table:table-cell table:formula="of:=[.G15]/1000" office:value-type="float" office:value="44.017" calcext:value-type="float">
            <text:p>44.017</text:p>
          </table:table-cell>
          <table:table-cell table:formula="of:=[.H15]/1000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SUM([.A15:.D15])" office:value-type="float" office:value="44.802" calcext:value-type="float">
            <text:p>44.802</text:p>
          </table:table-cell>
          <table:table-cell office:value-type="float" office:value="395" calcext:value-type="float">
            <text:p>395</text:p>
          </table:table-cell>
          <table:table-cell office:value-type="float" office:value="44017" calcext:value-type="float">
            <text:p>44017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75926" calcext:value-type="float">
            <text:p>75926</text:p>
          </table:table-cell>
          <table:table-cell office:value-type="float" office:value="43212" calcext:value-type="float">
            <text:p>43212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632543" calcext:value-type="float">
            <text:p>632543</text:p>
          </table:table-cell>
          <table:table-cell office:value-type="float" office:value="47428" calcext:value-type="float">
            <text:p>47428</text:p>
          </table:table-cell>
          <table:table-cell office:value-type="float" office:value="5684" calcext:value-type="float">
            <text:p>5684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47123" calcext:value-type="float">
            <text:p>4712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formula="of:=[.F16]/1000" office:value-type="float" office:value="0.468" calcext:value-type="float">
            <text:p>0.468</text:p>
          </table:table-cell>
          <table:table-cell table:formula="of:=[.G16]/1000" office:value-type="float" office:value="43.307" calcext:value-type="float">
            <text:p>43.307</text:p>
          </table:table-cell>
          <table:table-cell table:formula="of:=[.H16]/1000" office:value-type="float" office:value="0.373" calcext:value-type="float">
            <text:p>0.373</text:p>
          </table:table-cell>
          <table:table-cell office:value-type="float" office:value="0" calcext:value-type="float">
            <text:p>0</text:p>
          </table:table-cell>
          <table:table-cell table:formula="of:=SUM([.A16:.D16])" office:value-type="float" office:value="44.148" calcext:value-type="float">
            <text:p>44.148</text:p>
          </table:table-cell>
          <table:table-cell office:value-type="float" office:value="468" calcext:value-type="float">
            <text:p>468</text:p>
          </table:table-cell>
          <table:table-cell office:value-type="float" office:value="43307" calcext:value-type="float">
            <text:p>43307</text:p>
          </table:table-cell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73854" calcext:value-type="float">
            <text:p>73854</text:p>
          </table:table-cell>
          <table:table-cell office:value-type="float" office:value="43341" calcext:value-type="float">
            <text:p>43341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641765" calcext:value-type="float">
            <text:p>641765</text:p>
          </table:table-cell>
          <table:table-cell office:value-type="float" office:value="47546" calcext:value-type="float">
            <text:p>47546</text:p>
          </table:table-cell>
          <table:table-cell office:value-type="float" office:value="5683" calcext:value-type="float">
            <text:p>56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3200" calcext:value-type="float">
            <text:p>4320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formula="of:=[.F17]/1000" office:value-type="float" office:value="0.365" calcext:value-type="float">
            <text:p>0.365</text:p>
          </table:table-cell>
          <table:table-cell table:formula="of:=[.G17]/1000" office:value-type="float" office:value="43.654" calcext:value-type="float">
            <text:p>43.654</text:p>
          </table:table-cell>
          <table:table-cell table:formula="of:=[.H17]/1000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formula="of:=SUM([.A17:.D17])" office:value-type="float" office:value="44.439" calcext:value-type="float">
            <text:p>44.439</text:p>
          </table:table-cell>
          <table:table-cell office:value-type="float" office:value="365" calcext:value-type="float">
            <text:p>365</text:p>
          </table:table-cell>
          <table:table-cell office:value-type="float" office:value="43654" calcext:value-type="float">
            <text:p>43654</text:p>
          </table:table-cell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73565" calcext:value-type="float">
            <text:p>73565</text:p>
          </table:table-cell>
          <table:table-cell office:value-type="float" office:value="43418" calcext:value-type="float">
            <text:p>43418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636145" calcext:value-type="float">
            <text:p>636145</text:p>
          </table:table-cell>
          <table:table-cell office:value-type="float" office:value="47560" calcext:value-type="float">
            <text:p>47560</text:p>
          </table:table-cell>
          <table:table-cell office:value-type="float" office:value="5698" calcext:value-type="float">
            <text:p>5698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3127" calcext:value-type="float">
            <text:p>43127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formula="of:=[.F18]/1000" office:value-type="float" office:value="0.371" calcext:value-type="float">
            <text:p>0.371</text:p>
          </table:table-cell>
          <table:table-cell table:formula="of:=[.G18]/1000" office:value-type="float" office:value="43.794" calcext:value-type="float">
            <text:p>43.794</text:p>
          </table:table-cell>
          <table:table-cell table:formula="of:=[.H18]/1000"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table:formula="of:=SUM([.A18:.D18])" office:value-type="float" office:value="44.58" calcext:value-type="float">
            <text:p>44.58</text:p>
          </table:table-cell>
          <table:table-cell office:value-type="float" office:value="371" calcext:value-type="float">
            <text:p>371</text:p>
          </table:table-cell>
          <table:table-cell office:value-type="float" office:value="43794" calcext:value-type="float">
            <text:p>43794</text:p>
          </table:table-cell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76633" calcext:value-type="float">
            <text:p>76633</text:p>
          </table:table-cell>
          <table:table-cell office:value-type="float" office:value="43255" calcext:value-type="float">
            <text:p>43255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634791" calcext:value-type="float">
            <text:p>634791</text:p>
          </table:table-cell>
          <table:table-cell office:value-type="float" office:value="47052" calcext:value-type="float">
            <text:p>47052</text:p>
          </table:table-cell>
          <table:table-cell office:value-type="float" office:value="5450" calcext:value-type="float">
            <text:p>5450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3114" calcext:value-type="float">
            <text:p>4311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formula="of:=[.F19]/1000" office:value-type="float" office:value="0.352" calcext:value-type="float">
            <text:p>0.352</text:p>
          </table:table-cell>
          <table:table-cell table:formula="of:=[.G19]/1000" office:value-type="float" office:value="43.795" calcext:value-type="float">
            <text:p>43.795</text:p>
          </table:table-cell>
          <table:table-cell table:formula="of:=[.H19]/1000"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  <table:table-cell table:formula="of:=SUM([.A19:.D19])" office:value-type="float" office:value="44.556" calcext:value-type="float">
            <text:p>44.556</text:p>
          </table:table-cell>
          <table:table-cell office:value-type="float" office:value="352" calcext:value-type="float">
            <text:p>352</text:p>
          </table:table-cell>
          <table:table-cell office:value-type="float" office:value="43795" calcext:value-type="float">
            <text:p>43795</text:p>
          </table:table-cell>
          <table:table-cell office:value-type="float" office:value="409" calcext:value-type="float">
            <text:p>409</text:p>
          </table:table-cell>
          <table:table-cell table:number-columns-repeated="3"/>
          <table:table-cell office:value-type="float" office:value="73582" calcext:value-type="float">
            <text:p>73582</text:p>
          </table:table-cell>
          <table:table-cell office:value-type="float" office:value="43562" calcext:value-type="float">
            <text:p>43562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637570" calcext:value-type="float">
            <text:p>637570</text:p>
          </table:table-cell>
          <table:table-cell office:value-type="float" office:value="47033" calcext:value-type="float">
            <text:p>47033</text:p>
          </table:table-cell>
          <table:table-cell office:value-type="float" office:value="5459" calcext:value-type="float">
            <text:p>54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3623" calcext:value-type="float">
            <text:p>4362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formula="of:=[.F20]/1000" office:value-type="float" office:value="0.379" calcext:value-type="float">
            <text:p>0.379</text:p>
          </table:table-cell>
          <table:table-cell table:formula="of:=[.G20]/1000" office:value-type="float" office:value="43.334" calcext:value-type="float">
            <text:p>43.334</text:p>
          </table:table-cell>
          <table:table-cell table:formula="of:=[.H20]/1000" office:value-type="float" office:value="0.392" calcext:value-type="float">
            <text:p>0.392</text:p>
          </table:table-cell>
          <table:table-cell office:value-type="float" office:value="0" calcext:value-type="float">
            <text:p>0</text:p>
          </table:table-cell>
          <table:table-cell table:formula="of:=SUM([.A20:.D20])" office:value-type="float" office:value="44.105" calcext:value-type="float">
            <text:p>44.105</text:p>
          </table:table-cell>
          <table:table-cell office:value-type="float" office:value="379" calcext:value-type="float">
            <text:p>379</text:p>
          </table:table-cell>
          <table:table-cell office:value-type="float" office:value="43334" calcext:value-type="float">
            <text:p>43334</text:p>
          </table:table-cell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75467" calcext:value-type="float">
            <text:p>75467</text:p>
          </table:table-cell>
          <table:table-cell office:value-type="float" office:value="43457" calcext:value-type="float">
            <text:p>43457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636681" calcext:value-type="float">
            <text:p>636681</text:p>
          </table:table-cell>
          <table:table-cell office:value-type="float" office:value="47239" calcext:value-type="float">
            <text:p>47239</text:p>
          </table:table-cell>
          <table:table-cell office:value-type="float" office:value="5475" calcext:value-type="float">
            <text:p>5475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43397" calcext:value-type="float">
            <text:p>4339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formula="of:=[.F21]/1000" office:value-type="float" office:value="0.36" calcext:value-type="float">
            <text:p>0.36</text:p>
          </table:table-cell>
          <table:table-cell table:formula="of:=[.G21]/1000" office:value-type="float" office:value="43.669" calcext:value-type="float">
            <text:p>43.669</text:p>
          </table:table-cell>
          <table:table-cell table:formula="of:=[.H21]/1000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SUM([.A21:.D21])" office:value-type="float" office:value="44.419" calcext:value-type="float">
            <text:p>44.419</text:p>
          </table:table-cell>
          <table:table-cell office:value-type="float" office:value="360" calcext:value-type="float">
            <text:p>360</text:p>
          </table:table-cell>
          <table:table-cell office:value-type="float" office:value="43669" calcext:value-type="float">
            <text:p>43669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75101" calcext:value-type="float">
            <text:p>75101</text:p>
          </table:table-cell>
          <table:table-cell office:value-type="float" office:value="43295" calcext:value-type="float">
            <text:p>4329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634326" calcext:value-type="float">
            <text:p>634326</text:p>
          </table:table-cell>
          <table:table-cell office:value-type="float" office:value="47048" calcext:value-type="float">
            <text:p>47048</text:p>
          </table:table-cell>
          <table:table-cell office:value-type="float" office:value="5409" calcext:value-type="float">
            <text:p>5409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3162" calcext:value-type="float">
            <text:p>4316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[.F22]/1000" office:value-type="float" office:value="0.361" calcext:value-type="float">
            <text:p>0.361</text:p>
          </table:table-cell>
          <table:table-cell table:formula="of:=[.G22]/1000" office:value-type="float" office:value="43.421" calcext:value-type="float">
            <text:p>43.421</text:p>
          </table:table-cell>
          <table:table-cell table:formula="of:=[.H22]/1000" office:value-type="float" office:value="0.3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SUM([.A22:.D22])" office:value-type="float" office:value="44.138" calcext:value-type="float">
            <text:p>44.138</text:p>
          </table:table-cell>
          <table:table-cell office:value-type="float" office:value="361" calcext:value-type="float">
            <text:p>361</text:p>
          </table:table-cell>
          <table:table-cell office:value-type="float" office:value="43421" calcext:value-type="float">
            <text:p>43421</text:p>
          </table:table-cell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74147" calcext:value-type="float">
            <text:p>74147</text:p>
          </table:table-cell>
          <table:table-cell office:value-type="float" office:value="43328" calcext:value-type="float">
            <text:p>43328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639568" calcext:value-type="float">
            <text:p>639568</text:p>
          </table:table-cell>
          <table:table-cell office:value-type="float" office:value="47384" calcext:value-type="float">
            <text:p>47384</text:p>
          </table:table-cell>
          <table:table-cell office:value-type="float" office:value="5574" calcext:value-type="float">
            <text:p>55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3393" calcext:value-type="float">
            <text:p>4339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formula="of:=[.F23]/1000" office:value-type="float" office:value="0.363" calcext:value-type="float">
            <text:p>0.363</text:p>
          </table:table-cell>
          <table:table-cell table:formula="of:=[.G23]/1000" office:value-type="float" office:value="43.564" calcext:value-type="float">
            <text:p>43.564</text:p>
          </table:table-cell>
          <table:table-cell table:formula="of:=[.H23]/1000"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table:formula="of:=SUM([.A23:.D23])" office:value-type="float" office:value="44.311" calcext:value-type="float">
            <text:p>44.311</text:p>
          </table:table-cell>
          <table:table-cell office:value-type="float" office:value="363" calcext:value-type="float">
            <text:p>363</text:p>
          </table:table-cell>
          <table:table-cell office:value-type="float" office:value="43564" calcext:value-type="float">
            <text:p>43564</text:p>
          </table:table-cell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77869" calcext:value-type="float">
            <text:p>77869</text:p>
          </table:table-cell>
          <table:table-cell office:value-type="float" office:value="43398" calcext:value-type="float">
            <text:p>43398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638287" calcext:value-type="float">
            <text:p>638287</text:p>
          </table:table-cell>
          <table:table-cell office:value-type="float" office:value="47633" calcext:value-type="float">
            <text:p>47633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float" office:value="2135" calcext:value-type="float">
            <text:p>2135</text:p>
          </table:table-cell>
          <table:table-cell office:value-type="float" office:value="43569" calcext:value-type="float">
            <text:p>4356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formula="of:=[.F24]/1000" office:value-type="float" office:value="0.355" calcext:value-type="float">
            <text:p>0.355</text:p>
          </table:table-cell>
          <table:table-cell table:formula="of:=[.G24]/1000" office:value-type="float" office:value="43.682" calcext:value-type="float">
            <text:p>43.682</text:p>
          </table:table-cell>
          <table:table-cell table:formula="of:=[.H24]/1000"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  <table:table-cell table:formula="of:=SUM([.A24:.D24])" office:value-type="float" office:value="44.463" calcext:value-type="float">
            <text:p>44.463</text:p>
          </table:table-cell>
          <table:table-cell office:value-type="float" office:value="355" calcext:value-type="float">
            <text:p>355</text:p>
          </table:table-cell>
          <table:table-cell office:value-type="float" office:value="43682" calcext:value-type="float">
            <text:p>43682</text:p>
          </table:table-cell>
          <table:table-cell office:value-type="float" office:value="426" calcext:value-type="float">
            <text:p>426</text:p>
          </table:table-cell>
          <table:table-cell table:number-columns-repeated="3"/>
          <table:table-cell office:value-type="float" office:value="76084" calcext:value-type="float">
            <text:p>76084</text:p>
          </table:table-cell>
          <table:table-cell office:value-type="float" office:value="43405" calcext:value-type="float">
            <text:p>43405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636228" calcext:value-type="float">
            <text:p>636228</text:p>
          </table:table-cell>
          <table:table-cell office:value-type="float" office:value="48640" calcext:value-type="float">
            <text:p>48640</text:p>
          </table:table-cell>
          <table:table-cell office:value-type="float" office:value="5526" calcext:value-type="float">
            <text:p>5526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43164" calcext:value-type="float">
            <text:p>4316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formula="of:=[.F25]/1000" office:value-type="float" office:value="0.355" calcext:value-type="float">
            <text:p>0.355</text:p>
          </table:table-cell>
          <table:table-cell table:formula="of:=[.G25]/1000" office:value-type="float" office:value="43.085" calcext:value-type="float">
            <text:p>43.085</text:p>
          </table:table-cell>
          <table:table-cell table:formula="of:=[.H25]/1000"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table:formula="of:=SUM([.A25:.D25])" office:value-type="float" office:value="43.852" calcext:value-type="float">
            <text:p>43.852</text:p>
          </table:table-cell>
          <table:table-cell office:value-type="float" office:value="355" calcext:value-type="float">
            <text:p>355</text:p>
          </table:table-cell>
          <table:table-cell office:value-type="float" office:value="43085" calcext:value-type="float">
            <text:p>43085</text:p>
          </table:table-cell>
          <table:table-cell office:value-type="float" office:value="412" calcext:value-type="float">
            <text:p>412</text:p>
          </table:table-cell>
          <table:table-cell table:number-columns-repeated="3"/>
          <table:table-cell office:value-type="float" office:value="74696" calcext:value-type="float">
            <text:p>74696</text:p>
          </table:table-cell>
          <table:table-cell office:value-type="float" office:value="43248" calcext:value-type="float">
            <text:p>43248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636656" calcext:value-type="float">
            <text:p>636656</text:p>
          </table:table-cell>
          <table:table-cell office:value-type="float" office:value="47108" calcext:value-type="float">
            <text:p>47108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43544" calcext:value-type="float">
            <text:p>4354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formula="of:=[.F26]/1000" office:value-type="float" office:value="0.348" calcext:value-type="float">
            <text:p>0.348</text:p>
          </table:table-cell>
          <table:table-cell table:formula="of:=[.G26]/1000" office:value-type="float" office:value="43.705" calcext:value-type="float">
            <text:p>43.705</text:p>
          </table:table-cell>
          <table:table-cell table:formula="of:=[.H26]/1000" office:value-type="float" office:value="0.376" calcext:value-type="float">
            <text:p>0.376</text:p>
          </table:table-cell>
          <table:table-cell office:value-type="float" office:value="0" calcext:value-type="float">
            <text:p>0</text:p>
          </table:table-cell>
          <table:table-cell table:formula="of:=SUM([.A26:.D26])" office:value-type="float" office:value="44.429" calcext:value-type="float">
            <text:p>44.429</text:p>
          </table:table-cell>
          <table:table-cell office:value-type="float" office:value="348" calcext:value-type="float">
            <text:p>348</text:p>
          </table:table-cell>
          <table:table-cell office:value-type="float" office:value="43705" calcext:value-type="float">
            <text:p>43705</text:p>
          </table:table-cell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74591" calcext:value-type="float">
            <text:p>74591</text:p>
          </table:table-cell>
          <table:table-cell office:value-type="float" office:value="43253" calcext:value-type="float">
            <text:p>43253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636796" calcext:value-type="float">
            <text:p>636796</text:p>
          </table:table-cell>
          <table:table-cell office:value-type="float" office:value="47037" calcext:value-type="float">
            <text:p>47037</text:p>
          </table:table-cell>
          <table:table-cell office:value-type="float" office:value="5546" calcext:value-type="float">
            <text:p>5546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43701" calcext:value-type="float">
            <text:p>4370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formula="of:=[.F27]/1000" office:value-type="float" office:value="0.363" calcext:value-type="float">
            <text:p>0.363</text:p>
          </table:table-cell>
          <table:table-cell table:formula="of:=[.G27]/1000" office:value-type="float" office:value="42.928" calcext:value-type="float">
            <text:p>42.928</text:p>
          </table:table-cell>
          <table:table-cell table:formula="of:=[.H27]/1000" office:value-type="float" office:value="0.364" calcext:value-type="float">
            <text:p>0.364</text:p>
          </table:table-cell>
          <table:table-cell office:value-type="float" office:value="0" calcext:value-type="float">
            <text:p>0</text:p>
          </table:table-cell>
          <table:table-cell table:formula="of:=SUM([.A27:.D27])" office:value-type="float" office:value="43.655" calcext:value-type="float">
            <text:p>43.655</text:p>
          </table:table-cell>
          <table:table-cell office:value-type="float" office:value="363" calcext:value-type="float">
            <text:p>363</text:p>
          </table:table-cell>
          <table:table-cell office:value-type="float" office:value="42928" calcext:value-type="float">
            <text:p>42928</text:p>
          </table:table-cell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75254" calcext:value-type="float">
            <text:p>75254</text:p>
          </table:table-cell>
          <table:table-cell office:value-type="float" office:value="43317" calcext:value-type="float">
            <text:p>43317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634180" calcext:value-type="float">
            <text:p>634180</text:p>
          </table:table-cell>
          <table:table-cell office:value-type="float" office:value="47083" calcext:value-type="float">
            <text:p>47083</text:p>
          </table:table-cell>
          <table:table-cell office:value-type="float" office:value="5426" calcext:value-type="float">
            <text:p>5426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4110" calcext:value-type="float">
            <text:p>4411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formula="of:=[.F28]/1000" office:value-type="float" office:value="0.361" calcext:value-type="float">
            <text:p>0.361</text:p>
          </table:table-cell>
          <table:table-cell table:formula="of:=[.G28]/1000" office:value-type="float" office:value="43.053" calcext:value-type="float">
            <text:p>43.053</text:p>
          </table:table-cell>
          <table:table-cell table:formula="of:=[.H28]/1000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SUM([.A28:.D28])" office:value-type="float" office:value="43.776" calcext:value-type="float">
            <text:p>43.776</text:p>
          </table:table-cell>
          <table:table-cell office:value-type="float" office:value="361" calcext:value-type="float">
            <text:p>361</text:p>
          </table:table-cell>
          <table:table-cell office:value-type="float" office:value="43053" calcext:value-type="float">
            <text:p>43053</text:p>
          </table:table-cell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75588" calcext:value-type="float">
            <text:p>75588</text:p>
          </table:table-cell>
          <table:table-cell office:value-type="float" office:value="43703" calcext:value-type="float">
            <text:p>43703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646490" calcext:value-type="float">
            <text:p>646490</text:p>
          </table:table-cell>
          <table:table-cell office:value-type="float" office:value="47104" calcext:value-type="float">
            <text:p>47104</text:p>
          </table:table-cell>
          <table:table-cell office:value-type="float" office:value="5437" calcext:value-type="float">
            <text:p>5437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43586" calcext:value-type="float">
            <text:p>4358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formula="of:=[.F29]/1000" office:value-type="float" office:value="0.426" calcext:value-type="float">
            <text:p>0.426</text:p>
          </table:table-cell>
          <table:table-cell table:formula="of:=[.G29]/1000" office:value-type="float" office:value="42.996" calcext:value-type="float">
            <text:p>42.996</text:p>
          </table:table-cell>
          <table:table-cell table:formula="of:=[.H29]/1000"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table:formula="of:=SUM([.A29:.D29])" office:value-type="float" office:value="43.806" calcext:value-type="float">
            <text:p>43.806</text:p>
          </table:table-cell>
          <table:table-cell office:value-type="float" office:value="426" calcext:value-type="float">
            <text:p>426</text:p>
          </table:table-cell>
          <table:table-cell office:value-type="float" office:value="42996" calcext:value-type="float">
            <text:p>42996</text:p>
          </table:table-cell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77777" calcext:value-type="float">
            <text:p>77777</text:p>
          </table:table-cell>
          <table:table-cell office:value-type="float" office:value="43314" calcext:value-type="float">
            <text:p>433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639077" calcext:value-type="float">
            <text:p>639077</text:p>
          </table:table-cell>
          <table:table-cell office:value-type="float" office:value="47213" calcext:value-type="float">
            <text:p>47213</text:p>
          </table:table-cell>
          <table:table-cell office:value-type="float" office:value="5481" calcext:value-type="float">
            <text:p>5481</text:p>
          </table:table-cell>
          <table:table-cell/>
          <table:table-cell office:value-type="float" office:value="1336" calcext:value-type="float">
            <text:p>1336</text:p>
          </table:table-cell>
          <table:table-cell office:value-type="float" office:value="43167" calcext:value-type="float">
            <text:p>4316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formula="of:=[.F30]/1000" office:value-type="float" office:value="0.356" calcext:value-type="float">
            <text:p>0.356</text:p>
          </table:table-cell>
          <table:table-cell table:formula="of:=[.G30]/1000" office:value-type="float" office:value="42.964" calcext:value-type="float">
            <text:p>42.964</text:p>
          </table:table-cell>
          <table:table-cell table:formula="of:=[.H30]/1000"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table:formula="of:=SUM([.A30:.D30])" office:value-type="float" office:value="43.686" calcext:value-type="float">
            <text:p>43.686</text:p>
          </table:table-cell>
          <table:table-cell office:value-type="float" office:value="356" calcext:value-type="float">
            <text:p>356</text:p>
          </table:table-cell>
          <table:table-cell office:value-type="float" office:value="42964" calcext:value-type="float">
            <text:p>42964</text:p>
          </table:table-cell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74806" calcext:value-type="float">
            <text:p>74806</text:p>
          </table:table-cell>
          <table:table-cell office:value-type="float" office:value="43330" calcext:value-type="float">
            <text:p>4333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635162" calcext:value-type="float">
            <text:p>635162</text:p>
          </table:table-cell>
          <table:table-cell office:value-type="float" office:value="47069" calcext:value-type="float">
            <text:p>47069</text:p>
          </table:table-cell>
          <table:table-cell office:value-type="float" office:value="5467" calcext:value-type="float">
            <text:p>5467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43486" calcext:value-type="float">
            <text:p>4348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formula="of:=[.F31]/1000" office:value-type="float" office:value="0.362" calcext:value-type="float">
            <text:p>0.362</text:p>
          </table:table-cell>
          <table:table-cell table:formula="of:=[.G31]/1000" office:value-type="float" office:value="42.93" calcext:value-type="float">
            <text:p>42.93</text:p>
          </table:table-cell>
          <table:table-cell table:formula="of:=[.H31]/1000" office:value-type="float" office:value="0.353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table:formula="of:=SUM([.A31:.D31])" office:value-type="float" office:value="43.645" calcext:value-type="float">
            <text:p>43.645</text:p>
          </table:table-cell>
          <table:table-cell office:value-type="float" office:value="362" calcext:value-type="float">
            <text:p>362</text:p>
          </table:table-cell>
          <table:table-cell office:value-type="float" office:value="42930" calcext:value-type="float">
            <text:p>42930</text:p>
          </table:table-cell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78389" calcext:value-type="float">
            <text:p>78389</text:p>
          </table:table-cell>
          <table:table-cell office:value-type="float" office:value="43313" calcext:value-type="float">
            <text:p>43313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641044" calcext:value-type="float">
            <text:p>641044</text:p>
          </table:table-cell>
          <table:table-cell office:value-type="float" office:value="47156" calcext:value-type="float">
            <text:p>47156</text:p>
          </table:table-cell>
          <table:table-cell office:value-type="float" office:value="5431" calcext:value-type="float">
            <text:p>5431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43882" calcext:value-type="float">
            <text:p>4388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formula="of:=[.F32]/1000" office:value-type="float" office:value="0.368" calcext:value-type="float">
            <text:p>0.368</text:p>
          </table:table-cell>
          <table:table-cell table:formula="of:=[.G32]/1000" office:value-type="float" office:value="43.02" calcext:value-type="float">
            <text:p>43.02</text:p>
          </table:table-cell>
          <table:table-cell table:formula="of:=[.H32]/1000"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table:formula="of:=SUM([.A32:.D32])" office:value-type="float" office:value="43.746" calcext:value-type="float">
            <text:p>43.746</text:p>
          </table:table-cell>
          <table:table-cell office:value-type="float" office:value="368" calcext:value-type="float">
            <text:p>368</text:p>
          </table:table-cell>
          <table:table-cell office:value-type="float" office:value="43020" calcext:value-type="float">
            <text:p>43020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76457" calcext:value-type="float">
            <text:p>76457</text:p>
          </table:table-cell>
          <table:table-cell office:value-type="float" office:value="44108" calcext:value-type="float">
            <text:p>44108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637643" calcext:value-type="float">
            <text:p>637643</text:p>
          </table:table-cell>
          <table:table-cell office:value-type="float" office:value="47246" calcext:value-type="float">
            <text:p>47246</text:p>
          </table:table-cell>
          <table:table-cell office:value-type="float" office:value="5458" calcext:value-type="float">
            <text:p>5458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43341" calcext:value-type="float">
            <text:p>4334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formula="of:=[.F33]/1000" office:value-type="float" office:value="0.354" calcext:value-type="float">
            <text:p>0.354</text:p>
          </table:table-cell>
          <table:table-cell table:formula="of:=[.G33]/1000" office:value-type="float" office:value="42.951" calcext:value-type="float">
            <text:p>42.951</text:p>
          </table:table-cell>
          <table:table-cell table:formula="of:=[.H33]/1000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SUM([.A33:.D33])" office:value-type="float" office:value="43.665" calcext:value-type="float">
            <text:p>43.665</text:p>
          </table:table-cell>
          <table:table-cell office:value-type="float" office:value="354" calcext:value-type="float">
            <text:p>354</text:p>
          </table:table-cell>
          <table:table-cell office:value-type="float" office:value="42951" calcext:value-type="float">
            <text:p>42951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74094" calcext:value-type="float">
            <text:p>74094</text:p>
          </table:table-cell>
          <table:table-cell office:value-type="float" office:value="43289" calcext:value-type="float">
            <text:p>43289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635752" calcext:value-type="float">
            <text:p>635752</text:p>
          </table:table-cell>
          <table:table-cell office:value-type="float" office:value="47236" calcext:value-type="float">
            <text:p>47236</text:p>
          </table:table-cell>
          <table:table-cell office:value-type="float" office:value="5392" calcext:value-type="float">
            <text:p>53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3247" calcext:value-type="float">
            <text:p>4324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formula="of:=[.F34]/1000" office:value-type="float" office:value="0.366" calcext:value-type="float">
            <text:p>0.366</text:p>
          </table:table-cell>
          <table:table-cell table:formula="of:=[.G34]/1000" office:value-type="float" office:value="42.989" calcext:value-type="float">
            <text:p>42.989</text:p>
          </table:table-cell>
          <table:table-cell table:formula="of:=[.H34]/1000"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table:formula="of:=SUM([.A34:.D34])" office:value-type="float" office:value="43.716" calcext:value-type="float">
            <text:p>43.716</text:p>
          </table:table-cell>
          <table:table-cell office:value-type="float" office:value="366" calcext:value-type="float">
            <text:p>366</text:p>
          </table:table-cell>
          <table:table-cell office:value-type="float" office:value="42989" calcext:value-type="float">
            <text:p>42989</text:p>
          </table:table-cell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75094" calcext:value-type="float">
            <text:p>75094</text:p>
          </table:table-cell>
          <table:table-cell office:value-type="float" office:value="43415" calcext:value-type="float">
            <text:p>43415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639584" calcext:value-type="float">
            <text:p>639584</text:p>
          </table:table-cell>
          <table:table-cell office:value-type="float" office:value="47193" calcext:value-type="float">
            <text:p>47193</text:p>
          </table:table-cell>
          <table:table-cell office:value-type="float" office:value="5473" calcext:value-type="float">
            <text:p>5473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43116" calcext:value-type="float">
            <text:p>4311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formula="of:=[.F35]/1000" office:value-type="float" office:value="0.43" calcext:value-type="float">
            <text:p>0.43</text:p>
          </table:table-cell>
          <table:table-cell table:formula="of:=[.G35]/1000" office:value-type="float" office:value="43.043" calcext:value-type="float">
            <text:p>43.043</text:p>
          </table:table-cell>
          <table:table-cell table:formula="of:=[.H35]/1000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SUM([.A35:.D35])" office:value-type="float" office:value="43.835" calcext:value-type="float">
            <text:p>43.835</text:p>
          </table:table-cell>
          <table:table-cell office:value-type="float" office:value="430" calcext:value-type="float">
            <text:p>430</text:p>
          </table:table-cell>
          <table:table-cell office:value-type="float" office:value="43043" calcext:value-type="float">
            <text:p>43043</text:p>
          </table:table-cell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75662" calcext:value-type="float">
            <text:p>75662</text:p>
          </table:table-cell>
          <table:table-cell office:value-type="float" office:value="43309" calcext:value-type="float">
            <text:p>43309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637065" calcext:value-type="float">
            <text:p>637065</text:p>
          </table:table-cell>
          <table:table-cell office:value-type="float" office:value="47169" calcext:value-type="float">
            <text:p>47169</text:p>
          </table:table-cell>
          <table:table-cell office:value-type="float" office:value="5446" calcext:value-type="float">
            <text:p>5446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3549" calcext:value-type="float">
            <text:p>4354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formula="of:=[.F36]/1000" office:value-type="float" office:value="0.351" calcext:value-type="float">
            <text:p>0.351</text:p>
          </table:table-cell>
          <table:table-cell table:formula="of:=[.G36]/1000" office:value-type="float" office:value="43.035" calcext:value-type="float">
            <text:p>43.035</text:p>
          </table:table-cell>
          <table:table-cell table:formula="of:=[.H36]/1000"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table:formula="of:=SUM([.A36:.D36])" office:value-type="float" office:value="43.745" calcext:value-type="float">
            <text:p>43.745</text:p>
          </table:table-cell>
          <table:table-cell office:value-type="float" office:value="351" calcext:value-type="float">
            <text:p>351</text:p>
          </table:table-cell>
          <table:table-cell office:value-type="float" office:value="43035" calcext:value-type="float">
            <text:p>43035</text:p>
          </table:table-cell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74742" calcext:value-type="float">
            <text:p>74742</text:p>
          </table:table-cell>
          <table:table-cell office:value-type="float" office:value="43210" calcext:value-type="float">
            <text:p>43210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640463" calcext:value-type="float">
            <text:p>640463</text:p>
          </table:table-cell>
          <table:table-cell office:value-type="float" office:value="47360" calcext:value-type="float">
            <text:p>47360</text:p>
          </table:table-cell>
          <table:table-cell office:value-type="float" office:value="5415" calcext:value-type="float">
            <text:p>5415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43289" calcext:value-type="float">
            <text:p>4328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formula="of:=[.F37]/1000" office:value-type="float" office:value="0.353" calcext:value-type="float">
            <text:p>0.353</text:p>
          </table:table-cell>
          <table:table-cell table:formula="of:=[.G37]/1000" office:value-type="float" office:value="43.329" calcext:value-type="float">
            <text:p>43.329</text:p>
          </table:table-cell>
          <table:table-cell table:formula="of:=[.H37]/1000"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table:formula="of:=SUM([.A37:.D37])" office:value-type="float" office:value="44.043" calcext:value-type="float">
            <text:p>44.043</text:p>
          </table:table-cell>
          <table:table-cell office:value-type="float" office:value="353" calcext:value-type="float">
            <text:p>353</text:p>
          </table:table-cell>
          <table:table-cell office:value-type="float" office:value="43329" calcext:value-type="float">
            <text:p>43329</text:p>
          </table:table-cell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76247" calcext:value-type="float">
            <text:p>76247</text:p>
          </table:table-cell>
          <table:table-cell office:value-type="float" office:value="43361" calcext:value-type="float">
            <text:p>43361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644010" calcext:value-type="float">
            <text:p>644010</text:p>
          </table:table-cell>
          <table:table-cell office:value-type="float" office:value="47083" calcext:value-type="float">
            <text:p>47083</text:p>
          </table:table-cell>
          <table:table-cell office:value-type="float" office:value="5484" calcext:value-type="float">
            <text:p>5484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43474" calcext:value-type="float">
            <text:p>4347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formula="of:=[.F38]/1000" office:value-type="float" office:value="0.39" calcext:value-type="float">
            <text:p>0.39</text:p>
          </table:table-cell>
          <table:table-cell table:formula="of:=[.G38]/1000" office:value-type="float" office:value="43.371" calcext:value-type="float">
            <text:p>43.371</text:p>
          </table:table-cell>
          <table:table-cell table:formula="of:=[.H38]/1000" office:value-type="float" office:value="0.353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table:formula="of:=SUM([.A38:.D38])" office:value-type="float" office:value="44.114" calcext:value-type="float">
            <text:p>44.114</text:p>
          </table:table-cell>
          <table:table-cell office:value-type="float" office:value="390" calcext:value-type="float">
            <text:p>390</text:p>
          </table:table-cell>
          <table:table-cell office:value-type="float" office:value="43371" calcext:value-type="float">
            <text:p>43371</text:p>
          </table:table-cell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76035" calcext:value-type="float">
            <text:p>76035</text:p>
          </table:table-cell>
          <table:table-cell office:value-type="float" office:value="43800" calcext:value-type="float">
            <text:p>43800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639450" calcext:value-type="float">
            <text:p>639450</text:p>
          </table:table-cell>
          <table:table-cell office:value-type="float" office:value="47275" calcext:value-type="float">
            <text:p>47275</text:p>
          </table:table-cell>
          <table:table-cell office:value-type="float" office:value="5490" calcext:value-type="float">
            <text:p>5490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43694" calcext:value-type="float">
            <text:p>4369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formula="of:=[.F39]/1000" office:value-type="float" office:value="0.398" calcext:value-type="float">
            <text:p>0.398</text:p>
          </table:table-cell>
          <table:table-cell table:formula="of:=[.G39]/1000" office:value-type="float" office:value="43.232" calcext:value-type="float">
            <text:p>43.232</text:p>
          </table:table-cell>
          <table:table-cell table:formula="of:=[.H39]/1000"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  <table:table-cell table:formula="of:=SUM([.A39:.D39])" office:value-type="float" office:value="43.979" calcext:value-type="float">
            <text:p>43.979</text:p>
          </table:table-cell>
          <table:table-cell office:value-type="float" office:value="398" calcext:value-type="float">
            <text:p>398</text:p>
          </table:table-cell>
          <table:table-cell office:value-type="float" office:value="43232" calcext:value-type="float">
            <text:p>43232</text:p>
          </table:table-cell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79599" calcext:value-type="float">
            <text:p>79599</text:p>
          </table:table-cell>
          <table:table-cell office:value-type="float" office:value="43157" calcext:value-type="float">
            <text:p>43157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637915" calcext:value-type="float">
            <text:p>637915</text:p>
          </table:table-cell>
          <table:table-cell office:value-type="float" office:value="48205" calcext:value-type="float">
            <text:p>48205</text:p>
          </table:table-cell>
          <table:table-cell office:value-type="float" office:value="5538" calcext:value-type="float">
            <text:p>5538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43207" calcext:value-type="float">
            <text:p>4320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formula="of:=[.F40]/1000" office:value-type="float" office:value="0.37" calcext:value-type="float">
            <text:p>0.37</text:p>
          </table:table-cell>
          <table:table-cell table:formula="of:=[.G40]/1000" office:value-type="float" office:value="43.171" calcext:value-type="float">
            <text:p>43.171</text:p>
          </table:table-cell>
          <table:table-cell table:formula="of:=[.H40]/1000"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  <table:table-cell table:formula="of:=SUM([.A40:.D40])" office:value-type="float" office:value="43.912" calcext:value-type="float">
            <text:p>43.912</text:p>
          </table:table-cell>
          <table:table-cell office:value-type="float" office:value="370" calcext:value-type="float">
            <text:p>370</text:p>
          </table:table-cell>
          <table:table-cell office:value-type="float" office:value="43171" calcext:value-type="float">
            <text:p>43171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76996" calcext:value-type="float">
            <text:p>76996</text:p>
          </table:table-cell>
          <table:table-cell office:value-type="float" office:value="43859" calcext:value-type="float">
            <text:p>43859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648657" calcext:value-type="float">
            <text:p>648657</text:p>
          </table:table-cell>
          <table:table-cell office:value-type="float" office:value="48948" calcext:value-type="float">
            <text:p>48948</text:p>
          </table:table-cell>
          <table:table-cell office:value-type="float" office:value="5751" calcext:value-type="float">
            <text:p>5751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3332" calcext:value-type="float">
            <text:p>433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formula="of:=[.F41]/1000" office:value-type="float" office:value="0.342" calcext:value-type="float">
            <text:p>0.342</text:p>
          </table:table-cell>
          <table:table-cell table:formula="of:=[.G41]/1000" office:value-type="float" office:value="43.125" calcext:value-type="float">
            <text:p>43.125</text:p>
          </table:table-cell>
          <table:table-cell table:formula="of:=[.H41]/1000" office:value-type="float" office:value="0.365" calcext:value-type="float">
            <text:p>0.365</text:p>
          </table:table-cell>
          <table:table-cell office:value-type="float" office:value="0" calcext:value-type="float">
            <text:p>0</text:p>
          </table:table-cell>
          <table:table-cell table:formula="of:=SUM([.A41:.D41])" office:value-type="float" office:value="43.832" calcext:value-type="float">
            <text:p>43.832</text:p>
          </table:table-cell>
          <table:table-cell office:value-type="float" office:value="342" calcext:value-type="float">
            <text:p>342</text:p>
          </table:table-cell>
          <table:table-cell office:value-type="float" office:value="43125" calcext:value-type="float">
            <text:p>43125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74706" calcext:value-type="float">
            <text:p>74706</text:p>
          </table:table-cell>
          <table:table-cell office:value-type="float" office:value="44085" calcext:value-type="float">
            <text:p>44085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638924" calcext:value-type="float">
            <text:p>638924</text:p>
          </table:table-cell>
          <table:table-cell office:value-type="float" office:value="48321" calcext:value-type="float">
            <text:p>48321</text:p>
          </table:table-cell>
          <table:table-cell office:value-type="float" office:value="5527" calcext:value-type="float">
            <text:p>552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44251" calcext:value-type="float">
            <text:p>4425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formula="of:=[.F42]/1000" office:value-type="float" office:value="0.356" calcext:value-type="float">
            <text:p>0.356</text:p>
          </table:table-cell>
          <table:table-cell table:formula="of:=[.G42]/1000" office:value-type="float" office:value="43.654" calcext:value-type="float">
            <text:p>43.654</text:p>
          </table:table-cell>
          <table:table-cell table:formula="of:=[.H42]/1000" office:value-type="float" office:value="0.357" calcext:value-type="float">
            <text:p>0.357</text:p>
          </table:table-cell>
          <table:table-cell office:value-type="float" office:value="0" calcext:value-type="float">
            <text:p>0</text:p>
          </table:table-cell>
          <table:table-cell table:formula="of:=SUM([.A42:.D42])" office:value-type="float" office:value="44.367" calcext:value-type="float">
            <text:p>44.367</text:p>
          </table:table-cell>
          <table:table-cell office:value-type="float" office:value="356" calcext:value-type="float">
            <text:p>356</text:p>
          </table:table-cell>
          <table:table-cell office:value-type="float" office:value="43654" calcext:value-type="float">
            <text:p>43654</text:p>
          </table:table-cell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78287" calcext:value-type="float">
            <text:p>78287</text:p>
          </table:table-cell>
          <table:table-cell office:value-type="float" office:value="43217" calcext:value-type="float">
            <text:p>43217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643928" calcext:value-type="float">
            <text:p>643928</text:p>
          </table:table-cell>
          <table:table-cell office:value-type="float" office:value="48483" calcext:value-type="float">
            <text:p>48483</text:p>
          </table:table-cell>
          <table:table-cell office:value-type="float" office:value="5592" calcext:value-type="float">
            <text:p>5592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3672" calcext:value-type="float">
            <text:p>4367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formula="of:=[.F43]/1000" office:value-type="float" office:value="0.412" calcext:value-type="float">
            <text:p>0.412</text:p>
          </table:table-cell>
          <table:table-cell table:formula="of:=[.G43]/1000" office:value-type="float" office:value="47.274" calcext:value-type="float">
            <text:p>47.274</text:p>
          </table:table-cell>
          <table:table-cell table:formula="of:=[.H43]/1000" office:value-type="float" office:value="0.437" calcext:value-type="float">
            <text:p>0.437</text:p>
          </table:table-cell>
          <table:table-cell office:value-type="float" office:value="0" calcext:value-type="float">
            <text:p>0</text:p>
          </table:table-cell>
          <table:table-cell table:formula="of:=SUM([.A43:.D43])" office:value-type="float" office:value="48.123" calcext:value-type="float">
            <text:p>48.123</text:p>
          </table:table-cell>
          <table:table-cell office:value-type="float" office:value="412" calcext:value-type="float">
            <text:p>412</text:p>
          </table:table-cell>
          <table:table-cell office:value-type="float" office:value="47274" calcext:value-type="float">
            <text:p>47274</text:p>
          </table:table-cell>
          <table:table-cell office:value-type="float" office:value="437" calcext:value-type="float">
            <text:p>437</text:p>
          </table:table-cell>
          <table:table-cell table:number-columns-repeated="3"/>
          <table:table-cell office:value-type="float" office:value="78413" calcext:value-type="float">
            <text:p>78413</text:p>
          </table:table-cell>
          <table:table-cell office:value-type="float" office:value="43141" calcext:value-type="float">
            <text:p>43141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650095" calcext:value-type="float">
            <text:p>650095</text:p>
          </table:table-cell>
          <table:table-cell office:value-type="float" office:value="48670" calcext:value-type="float">
            <text:p>48670</text:p>
          </table:table-cell>
          <table:table-cell office:value-type="float" office:value="5406" calcext:value-type="float">
            <text:p>5406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43184" calcext:value-type="float">
            <text:p>4318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formula="of:=[.F44]/1000" office:value-type="float" office:value="0.381" calcext:value-type="float">
            <text:p>0.381</text:p>
          </table:table-cell>
          <table:table-cell table:formula="of:=[.G44]/1000" office:value-type="float" office:value="44.075" calcext:value-type="float">
            <text:p>44.075</text:p>
          </table:table-cell>
          <table:table-cell table:formula="of:=[.H44]/1000"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 table:formula="of:=SUM([.A44:.D44])" office:value-type="float" office:value="44.843" calcext:value-type="float">
            <text:p>44.843</text:p>
          </table:table-cell>
          <table:table-cell office:value-type="float" office:value="381" calcext:value-type="float">
            <text:p>381</text:p>
          </table:table-cell>
          <table:table-cell office:value-type="float" office:value="44075" calcext:value-type="float">
            <text:p>44075</text:p>
          </table:table-cell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76031" calcext:value-type="float">
            <text:p>76031</text:p>
          </table:table-cell>
          <table:table-cell office:value-type="float" office:value="43384" calcext:value-type="float">
            <text:p>43384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641927" calcext:value-type="float">
            <text:p>641927</text:p>
          </table:table-cell>
          <table:table-cell office:value-type="float" office:value="47458" calcext:value-type="float">
            <text:p>47458</text:p>
          </table:table-cell>
          <table:table-cell office:value-type="float" office:value="5352" calcext:value-type="float">
            <text:p>5352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43556" calcext:value-type="float">
            <text:p>4355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formula="of:=[.F45]/1000" office:value-type="float" office:value="0.36" calcext:value-type="float">
            <text:p>0.36</text:p>
          </table:table-cell>
          <table:table-cell table:formula="of:=[.G45]/1000" office:value-type="float" office:value="43.678" calcext:value-type="float">
            <text:p>43.678</text:p>
          </table:table-cell>
          <table:table-cell table:formula="of:=[.H45]/1000"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table:formula="of:=SUM([.A45:.D45])" office:value-type="float" office:value="44.422" calcext:value-type="float">
            <text:p>44.422</text:p>
          </table:table-cell>
          <table:table-cell office:value-type="float" office:value="360" calcext:value-type="float">
            <text:p>360</text:p>
          </table:table-cell>
          <table:table-cell office:value-type="float" office:value="43678" calcext:value-type="float">
            <text:p>43678</text:p>
          </table:table-cell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76057" calcext:value-type="float">
            <text:p>76057</text:p>
          </table:table-cell>
          <table:table-cell office:value-type="float" office:value="43229" calcext:value-type="float">
            <text:p>43229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640137" calcext:value-type="float">
            <text:p>640137</text:p>
          </table:table-cell>
          <table:table-cell office:value-type="float" office:value="47727" calcext:value-type="float">
            <text:p>47727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43299" calcext:value-type="float">
            <text:p>4329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formula="of:=[.F46]/1000" office:value-type="float" office:value="0.371" calcext:value-type="float">
            <text:p>0.371</text:p>
          </table:table-cell>
          <table:table-cell table:formula="of:=[.G46]/1000" office:value-type="float" office:value="43.881" calcext:value-type="float">
            <text:p>43.881</text:p>
          </table:table-cell>
          <table:table-cell table:formula="of:=[.H46]/1000" office:value-type="float" office:value="0.414" calcext:value-type="float">
            <text:p>0.414</text:p>
          </table:table-cell>
          <table:table-cell office:value-type="float" office:value="0" calcext:value-type="float">
            <text:p>0</text:p>
          </table:table-cell>
          <table:table-cell table:formula="of:=SUM([.A46:.D46])" office:value-type="float" office:value="44.666" calcext:value-type="float">
            <text:p>44.666</text:p>
          </table:table-cell>
          <table:table-cell office:value-type="float" office:value="371" calcext:value-type="float">
            <text:p>371</text:p>
          </table:table-cell>
          <table:table-cell office:value-type="float" office:value="43881" calcext:value-type="float">
            <text:p>43881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73669" calcext:value-type="float">
            <text:p>73669</text:p>
          </table:table-cell>
          <table:table-cell office:value-type="float" office:value="43314" calcext:value-type="float">
            <text:p>43314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639860" calcext:value-type="float">
            <text:p>639860</text:p>
          </table:table-cell>
          <table:table-cell office:value-type="float" office:value="47648" calcext:value-type="float">
            <text:p>47648</text:p>
          </table:table-cell>
          <table:table-cell office:value-type="float" office:value="5621" calcext:value-type="float">
            <text:p>5621</text:p>
          </table:table-cell>
          <table:table-cell/>
          <table:table-cell office:value-type="float" office:value="2601" calcext:value-type="float">
            <text:p>2601</text:p>
          </table:table-cell>
          <table:table-cell office:value-type="float" office:value="43390" calcext:value-type="float">
            <text:p>4339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formula="of:=[.F47]/1000" office:value-type="float" office:value="0.396" calcext:value-type="float">
            <text:p>0.396</text:p>
          </table:table-cell>
          <table:table-cell table:formula="of:=[.G47]/1000" office:value-type="float" office:value="43.312" calcext:value-type="float">
            <text:p>43.312</text:p>
          </table:table-cell>
          <table:table-cell table:formula="of:=[.H47]/1000" office:value-type="float" office:value="0.385" calcext:value-type="float">
            <text:p>0.385</text:p>
          </table:table-cell>
          <table:table-cell office:value-type="float" office:value="0" calcext:value-type="float">
            <text:p>0</text:p>
          </table:table-cell>
          <table:table-cell table:formula="of:=SUM([.A47:.D47])" office:value-type="float" office:value="44.093" calcext:value-type="float">
            <text:p>44.093</text:p>
          </table:table-cell>
          <table:table-cell office:value-type="float" office:value="396" calcext:value-type="float">
            <text:p>396</text:p>
          </table:table-cell>
          <table:table-cell office:value-type="float" office:value="43312" calcext:value-type="float">
            <text:p>43312</text:p>
          </table:table-cell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77547" calcext:value-type="float">
            <text:p>77547</text:p>
          </table:table-cell>
          <table:table-cell office:value-type="float" office:value="43351" calcext:value-type="float">
            <text:p>43351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637352" calcext:value-type="float">
            <text:p>637352</text:p>
          </table:table-cell>
          <table:table-cell office:value-type="float" office:value="47442" calcext:value-type="float">
            <text:p>47442</text:p>
          </table:table-cell>
          <table:table-cell office:value-type="float" office:value="5419" calcext:value-type="float">
            <text:p>5419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44003" calcext:value-type="float">
            <text:p>4400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formula="of:=[.F48]/1000" office:value-type="float" office:value="0.36" calcext:value-type="float">
            <text:p>0.36</text:p>
          </table:table-cell>
          <table:table-cell table:formula="of:=[.G48]/1000" office:value-type="float" office:value="43.305" calcext:value-type="float">
            <text:p>43.305</text:p>
          </table:table-cell>
          <table:table-cell table:formula="of:=[.H48]/1000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SUM([.A48:.D48])" office:value-type="float" office:value="44.065" calcext:value-type="float">
            <text:p>44.065</text:p>
          </table:table-cell>
          <table:table-cell office:value-type="float" office:value="360" calcext:value-type="float">
            <text:p>360</text:p>
          </table:table-cell>
          <table:table-cell office:value-type="float" office:value="43305" calcext:value-type="float">
            <text:p>43305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75961" calcext:value-type="float">
            <text:p>75961</text:p>
          </table:table-cell>
          <table:table-cell office:value-type="float" office:value="44538" calcext:value-type="float">
            <text:p>44538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638665" calcext:value-type="float">
            <text:p>638665</text:p>
          </table:table-cell>
          <table:table-cell office:value-type="float" office:value="47650" calcext:value-type="float">
            <text:p>47650</text:p>
          </table:table-cell>
          <table:table-cell office:value-type="float" office:value="5412" calcext:value-type="float">
            <text:p>541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43627" calcext:value-type="float">
            <text:p>4362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formula="of:=[.F49]/1000" office:value-type="float" office:value="0.383" calcext:value-type="float">
            <text:p>0.383</text:p>
          </table:table-cell>
          <table:table-cell table:formula="of:=[.G49]/1000" office:value-type="float" office:value="43.674" calcext:value-type="float">
            <text:p>43.674</text:p>
          </table:table-cell>
          <table:table-cell table:formula="of:=[.H49]/1000" office:value-type="float" office:value="0.393" calcext:value-type="float">
            <text:p>0.393</text:p>
          </table:table-cell>
          <table:table-cell office:value-type="float" office:value="0" calcext:value-type="float">
            <text:p>0</text:p>
          </table:table-cell>
          <table:table-cell table:formula="of:=SUM([.A49:.D49])" office:value-type="float" office:value="44.45" calcext:value-type="float">
            <text:p>44.45</text:p>
          </table:table-cell>
          <table:table-cell office:value-type="float" office:value="383" calcext:value-type="float">
            <text:p>383</text:p>
          </table:table-cell>
          <table:table-cell office:value-type="float" office:value="43674" calcext:value-type="float">
            <text:p>43674</text:p>
          </table:table-cell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74419" calcext:value-type="float">
            <text:p>74419</text:p>
          </table:table-cell>
          <table:table-cell office:value-type="float" office:value="43216" calcext:value-type="float">
            <text:p>43216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642987" calcext:value-type="float">
            <text:p>642987</text:p>
          </table:table-cell>
          <table:table-cell office:value-type="float" office:value="47614" calcext:value-type="float">
            <text:p>47614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44569" calcext:value-type="float">
            <text:p>4456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formula="of:=[.F50]/1000" office:value-type="float" office:value="0.374" calcext:value-type="float">
            <text:p>0.374</text:p>
          </table:table-cell>
          <table:table-cell table:formula="of:=[.G50]/1000" office:value-type="float" office:value="53.125" calcext:value-type="float">
            <text:p>53.125</text:p>
          </table:table-cell>
          <table:table-cell table:formula="of:=[.H50]/1000" office:value-type="float" office:value="0.441" calcext:value-type="float">
            <text:p>0.441</text:p>
          </table:table-cell>
          <table:table-cell office:value-type="float" office:value="0" calcext:value-type="float">
            <text:p>0</text:p>
          </table:table-cell>
          <table:table-cell table:formula="of:=SUM([.A50:.D50])" office:value-type="float" office:value="53.94" calcext:value-type="float">
            <text:p>53.94</text:p>
          </table:table-cell>
          <table:table-cell office:value-type="float" office:value="374" calcext:value-type="float">
            <text:p>374</text:p>
          </table:table-cell>
          <table:table-cell office:value-type="float" office:value="53125" calcext:value-type="float">
            <text:p>53125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75131" calcext:value-type="float">
            <text:p>75131</text:p>
          </table:table-cell>
          <table:table-cell office:value-type="float" office:value="43212" calcext:value-type="float">
            <text:p>43212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647077" calcext:value-type="float">
            <text:p>647077</text:p>
          </table:table-cell>
          <table:table-cell office:value-type="float" office:value="47872" calcext:value-type="float">
            <text:p>47872</text:p>
          </table:table-cell>
          <table:table-cell office:value-type="float" office:value="5565" calcext:value-type="float">
            <text:p>5565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50537" calcext:value-type="float">
            <text:p>5053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formula="of:=[.F51]/1000" office:value-type="float" office:value="0.408" calcext:value-type="float">
            <text:p>0.408</text:p>
          </table:table-cell>
          <table:table-cell table:formula="of:=[.G51]/1000" office:value-type="float" office:value="51.71" calcext:value-type="float">
            <text:p>51.71</text:p>
          </table:table-cell>
          <table:table-cell table:formula="of:=[.H51]/1000"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 table:formula="of:=SUM([.A51:.D51])" office:value-type="float" office:value="52.534" calcext:value-type="float">
            <text:p>52.534</text:p>
          </table:table-cell>
          <table:table-cell office:value-type="float" office:value="408" calcext:value-type="float">
            <text:p>408</text:p>
          </table:table-cell>
          <table:table-cell office:value-type="float" office:value="51710" calcext:value-type="float">
            <text:p>51710</text:p>
          </table:table-cell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72712" calcext:value-type="float">
            <text:p>72712</text:p>
          </table:table-cell>
          <table:table-cell office:value-type="float" office:value="43276" calcext:value-type="float">
            <text:p>43276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641588" calcext:value-type="float">
            <text:p>641588</text:p>
          </table:table-cell>
          <table:table-cell office:value-type="float" office:value="48379" calcext:value-type="float">
            <text:p>48379</text:p>
          </table:table-cell>
          <table:table-cell office:value-type="float" office:value="5487" calcext:value-type="float">
            <text:p>5487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43908" calcext:value-type="float">
            <text:p>4390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formula="of:=[.F52]/1000" office:value-type="float" office:value="0.345" calcext:value-type="float">
            <text:p>0.345</text:p>
          </table:table-cell>
          <table:table-cell table:formula="of:=[.G52]/1000" office:value-type="float" office:value="43.968" calcext:value-type="float">
            <text:p>43.968</text:p>
          </table:table-cell>
          <table:table-cell table:formula="of:=[.H52]/1000" office:value-type="float" office:value="0.391" calcext:value-type="float">
            <text:p>0.391</text:p>
          </table:table-cell>
          <table:table-cell office:value-type="float" office:value="0" calcext:value-type="float">
            <text:p>0</text:p>
          </table:table-cell>
          <table:table-cell table:formula="of:=SUM([.A52:.D52])" office:value-type="float" office:value="44.704" calcext:value-type="float">
            <text:p>44.704</text:p>
          </table:table-cell>
          <table:table-cell office:value-type="float" office:value="345" calcext:value-type="float">
            <text:p>345</text:p>
          </table:table-cell>
          <table:table-cell office:value-type="float" office:value="43968" calcext:value-type="float">
            <text:p>43968</text:p>
          </table:table-cell>
          <table:table-cell office:value-type="float" office:value="391" calcext:value-type="float">
            <text:p>391</text:p>
          </table:table-cell>
          <table:table-cell table:number-columns-repeated="3"/>
          <table:table-cell office:value-type="float" office:value="73705" calcext:value-type="float">
            <text:p>73705</text:p>
          </table:table-cell>
          <table:table-cell office:value-type="float" office:value="43225" calcext:value-type="float">
            <text:p>43225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657228" calcext:value-type="float">
            <text:p>657228</text:p>
          </table:table-cell>
          <table:table-cell office:value-type="float" office:value="48282" calcext:value-type="float">
            <text:p>48282</text:p>
          </table:table-cell>
          <table:table-cell office:value-type="float" office:value="5488" calcext:value-type="float">
            <text:p>5488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4342" calcext:value-type="float">
            <text:p>4434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formula="of:=[.F53]/1000" office:value-type="float" office:value="0.354" calcext:value-type="float">
            <text:p>0.354</text:p>
          </table:table-cell>
          <table:table-cell table:formula="of:=[.G53]/1000" office:value-type="float" office:value="43.883" calcext:value-type="float">
            <text:p>43.883</text:p>
          </table:table-cell>
          <table:table-cell table:formula="of:=[.H53]/1000"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  <table:table-cell table:formula="of:=SUM([.A53:.D53])" office:value-type="float" office:value="44.608" calcext:value-type="float">
            <text:p>44.608</text:p>
          </table:table-cell>
          <table:table-cell office:value-type="float" office:value="354" calcext:value-type="float">
            <text:p>354</text:p>
          </table:table-cell>
          <table:table-cell office:value-type="float" office:value="43883" calcext:value-type="float">
            <text:p>43883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74479" calcext:value-type="float">
            <text:p>74479</text:p>
          </table:table-cell>
          <table:table-cell office:value-type="float" office:value="43232" calcext:value-type="float">
            <text:p>4323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641327" calcext:value-type="float">
            <text:p>641327</text:p>
          </table:table-cell>
          <table:table-cell office:value-type="float" office:value="48220" calcext:value-type="float">
            <text:p>48220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3206" calcext:value-type="float">
            <text:p>4320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formula="of:=[.F54]/1000" office:value-type="float" office:value="0.364" calcext:value-type="float">
            <text:p>0.364</text:p>
          </table:table-cell>
          <table:table-cell table:formula="of:=[.G54]/1000" office:value-type="float" office:value="49.496" calcext:value-type="float">
            <text:p>49.496</text:p>
          </table:table-cell>
          <table:table-cell table:formula="of:=[.H54]/1000" office:value-type="float" office:value="0.372" calcext:value-type="float">
            <text:p>0.372</text:p>
          </table:table-cell>
          <table:table-cell office:value-type="float" office:value="0" calcext:value-type="float">
            <text:p>0</text:p>
          </table:table-cell>
          <table:table-cell table:formula="of:=SUM([.A54:.D54])" office:value-type="float" office:value="50.232" calcext:value-type="float">
            <text:p>50.232</text:p>
          </table:table-cell>
          <table:table-cell office:value-type="float" office:value="364" calcext:value-type="float">
            <text:p>364</text:p>
          </table:table-cell>
          <table:table-cell office:value-type="float" office:value="49496" calcext:value-type="float">
            <text:p>49496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73213" calcext:value-type="float">
            <text:p>73213</text:p>
          </table:table-cell>
          <table:table-cell office:value-type="float" office:value="43204" calcext:value-type="float">
            <text:p>43204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639442" calcext:value-type="float">
            <text:p>639442</text:p>
          </table:table-cell>
          <table:table-cell office:value-type="float" office:value="51035" calcext:value-type="float">
            <text:p>51035</text:p>
          </table:table-cell>
          <table:table-cell office:value-type="float" office:value="5744" calcext:value-type="float">
            <text:p>5744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43523" calcext:value-type="float">
            <text:p>4352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formula="of:=[.F55]/1000" office:value-type="float" office:value="0.361" calcext:value-type="float">
            <text:p>0.361</text:p>
          </table:table-cell>
          <table:table-cell table:formula="of:=[.G55]/1000" office:value-type="float" office:value="43.864" calcext:value-type="float">
            <text:p>43.864</text:p>
          </table:table-cell>
          <table:table-cell table:formula="of:=[.H55]/1000"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table:formula="of:=SUM([.A55:.D55])" office:value-type="float" office:value="44.622" calcext:value-type="float">
            <text:p>44.622</text:p>
          </table:table-cell>
          <table:table-cell office:value-type="float" office:value="361" calcext:value-type="float">
            <text:p>361</text:p>
          </table:table-cell>
          <table:table-cell office:value-type="float" office:value="43864" calcext:value-type="float">
            <text:p>43864</text:p>
          </table:table-cell>
          <table:table-cell office:value-type="float" office:value="397" calcext:value-type="float">
            <text:p>397</text:p>
          </table:table-cell>
          <table:table-cell table:number-columns-repeated="3"/>
          <table:table-cell office:value-type="float" office:value="94870" calcext:value-type="float">
            <text:p>94870</text:p>
          </table:table-cell>
          <table:table-cell office:value-type="float" office:value="50331" calcext:value-type="float">
            <text:p>50331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643542" calcext:value-type="float">
            <text:p>643542</text:p>
          </table:table-cell>
          <table:table-cell office:value-type="float" office:value="47242" calcext:value-type="float">
            <text:p>47242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43959" calcext:value-type="float">
            <text:p>4395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formula="of:=[.F56]/1000" office:value-type="float" office:value="0.378" calcext:value-type="float">
            <text:p>0.378</text:p>
          </table:table-cell>
          <table:table-cell table:formula="of:=[.G56]/1000" office:value-type="float" office:value="43.043" calcext:value-type="float">
            <text:p>43.043</text:p>
          </table:table-cell>
          <table:table-cell table:formula="of:=[.H56]/1000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SUM([.A56:.D56])" office:value-type="float" office:value="43.831" calcext:value-type="float">
            <text:p>43.831</text:p>
          </table:table-cell>
          <table:table-cell office:value-type="float" office:value="378" calcext:value-type="float">
            <text:p>378</text:p>
          </table:table-cell>
          <table:table-cell office:value-type="float" office:value="43043" calcext:value-type="float">
            <text:p>43043</text:p>
          </table:table-cell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81683" calcext:value-type="float">
            <text:p>81683</text:p>
          </table:table-cell>
          <table:table-cell office:value-type="float" office:value="43244" calcext:value-type="float">
            <text:p>43244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638526" calcext:value-type="float">
            <text:p>638526</text:p>
          </table:table-cell>
          <table:table-cell office:value-type="float" office:value="47509" calcext:value-type="float">
            <text:p>47509</text:p>
          </table:table-cell>
          <table:table-cell office:value-type="float" office:value="5476" calcext:value-type="float">
            <text:p>5476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43577" calcext:value-type="float">
            <text:p>4357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formula="of:=[.F57]/1000" office:value-type="float" office:value="0.367" calcext:value-type="float">
            <text:p>0.367</text:p>
          </table:table-cell>
          <table:table-cell table:formula="of:=[.G57]/1000" office:value-type="float" office:value="43.028" calcext:value-type="float">
            <text:p>43.028</text:p>
          </table:table-cell>
          <table:table-cell table:formula="of:=[.H57]/1000" office:value-type="float" office:value="0.379" calcext:value-type="float">
            <text:p>0.379</text:p>
          </table:table-cell>
          <table:table-cell office:value-type="float" office:value="0" calcext:value-type="float">
            <text:p>0</text:p>
          </table:table-cell>
          <table:table-cell table:formula="of:=SUM([.A57:.D57])" office:value-type="float" office:value="43.774" calcext:value-type="float">
            <text:p>43.774</text:p>
          </table:table-cell>
          <table:table-cell office:value-type="float" office:value="367" calcext:value-type="float">
            <text:p>367</text:p>
          </table:table-cell>
          <table:table-cell office:value-type="float" office:value="43028" calcext:value-type="float">
            <text:p>43028</text:p>
          </table:table-cell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74824" calcext:value-type="float">
            <text:p>74824</text:p>
          </table:table-cell>
          <table:table-cell office:value-type="float" office:value="43159" calcext:value-type="float">
            <text:p>43159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645322" calcext:value-type="float">
            <text:p>645322</text:p>
          </table:table-cell>
          <table:table-cell office:value-type="float" office:value="47290" calcext:value-type="float">
            <text:p>47290</text:p>
          </table:table-cell>
          <table:table-cell office:value-type="float" office:value="5504" calcext:value-type="float">
            <text:p>5504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3527" calcext:value-type="float">
            <text:p>4352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formula="of:=[.F58]/1000" office:value-type="float" office:value="0.353" calcext:value-type="float">
            <text:p>0.353</text:p>
          </table:table-cell>
          <table:table-cell table:formula="of:=[.G58]/1000" office:value-type="float" office:value="42.882" calcext:value-type="float">
            <text:p>42.882</text:p>
          </table:table-cell>
          <table:table-cell table:formula="of:=[.H58]/1000" office:value-type="float" office:value="0.417" calcext:value-type="float">
            <text:p>0.417</text:p>
          </table:table-cell>
          <table:table-cell office:value-type="float" office:value="0" calcext:value-type="float">
            <text:p>0</text:p>
          </table:table-cell>
          <table:table-cell table:formula="of:=SUM([.A58:.D58])" office:value-type="float" office:value="43.652" calcext:value-type="float">
            <text:p>43.652</text:p>
          </table:table-cell>
          <table:table-cell office:value-type="float" office:value="353" calcext:value-type="float">
            <text:p>353</text:p>
          </table:table-cell>
          <table:table-cell office:value-type="float" office:value="42882" calcext:value-type="float">
            <text:p>42882</text:p>
          </table:table-cell>
          <table:table-cell office:value-type="float" office:value="417" calcext:value-type="float">
            <text:p>417</text:p>
          </table:table-cell>
          <table:table-cell table:number-columns-repeated="3"/>
          <table:table-cell office:value-type="float" office:value="79151" calcext:value-type="float">
            <text:p>79151</text:p>
          </table:table-cell>
          <table:table-cell office:value-type="float" office:value="43266" calcext:value-type="float">
            <text:p>43266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646778" calcext:value-type="float">
            <text:p>646778</text:p>
          </table:table-cell>
          <table:table-cell office:value-type="float" office:value="47314" calcext:value-type="float">
            <text:p>47314</text:p>
          </table:table-cell>
          <table:table-cell office:value-type="float" office:value="5510" calcext:value-type="float">
            <text:p>5510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43553" calcext:value-type="float">
            <text:p>4355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formula="of:=[.F59]/1000" office:value-type="float" office:value="0.37" calcext:value-type="float">
            <text:p>0.37</text:p>
          </table:table-cell>
          <table:table-cell table:formula="of:=[.G59]/1000" office:value-type="float" office:value="43.131" calcext:value-type="float">
            <text:p>43.131</text:p>
          </table:table-cell>
          <table:table-cell table:formula="of:=[.H59]/1000" office:value-type="float" office:value="0.389" calcext:value-type="float">
            <text:p>0.389</text:p>
          </table:table-cell>
          <table:table-cell office:value-type="float" office:value="0" calcext:value-type="float">
            <text:p>0</text:p>
          </table:table-cell>
          <table:table-cell table:formula="of:=SUM([.A59:.D59])" office:value-type="float" office:value="43.89" calcext:value-type="float">
            <text:p>43.89</text:p>
          </table:table-cell>
          <table:table-cell office:value-type="float" office:value="370" calcext:value-type="float">
            <text:p>370</text:p>
          </table:table-cell>
          <table:table-cell office:value-type="float" office:value="43131" calcext:value-type="float">
            <text:p>43131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79858" calcext:value-type="float">
            <text:p>79858</text:p>
          </table:table-cell>
          <table:table-cell office:value-type="float" office:value="43216" calcext:value-type="float">
            <text:p>43216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639995" calcext:value-type="float">
            <text:p>639995</text:p>
          </table:table-cell>
          <table:table-cell office:value-type="float" office:value="47350" calcext:value-type="float">
            <text:p>47350</text:p>
          </table:table-cell>
          <table:table-cell office:value-type="float" office:value="5610" calcext:value-type="float">
            <text:p>5610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43393" calcext:value-type="float">
            <text:p>4339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formula="of:=[.F60]/1000" office:value-type="float" office:value="0.363" calcext:value-type="float">
            <text:p>0.363</text:p>
          </table:table-cell>
          <table:table-cell table:formula="of:=[.G60]/1000" office:value-type="float" office:value="43.363" calcext:value-type="float">
            <text:p>43.363</text:p>
          </table:table-cell>
          <table:table-cell table:formula="of:=[.H60]/1000"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table:formula="of:=SUM([.A60:.D60])" office:value-type="float" office:value="44.11" calcext:value-type="float">
            <text:p>44.11</text:p>
          </table:table-cell>
          <table:table-cell office:value-type="float" office:value="363" calcext:value-type="float">
            <text:p>363</text:p>
          </table:table-cell>
          <table:table-cell office:value-type="float" office:value="43363" calcext:value-type="float">
            <text:p>43363</text:p>
          </table:table-cell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77181" calcext:value-type="float">
            <text:p>77181</text:p>
          </table:table-cell>
          <table:table-cell office:value-type="float" office:value="43752" calcext:value-type="float">
            <text:p>43752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645520" calcext:value-type="float">
            <text:p>645520</text:p>
          </table:table-cell>
          <table:table-cell office:value-type="float" office:value="47182" calcext:value-type="float">
            <text:p>47182</text:p>
          </table:table-cell>
          <table:table-cell office:value-type="float" office:value="5493" calcext:value-type="float">
            <text:p>5493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43406" calcext:value-type="float">
            <text:p>4340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formula="of:=[.F61]/1000" office:value-type="float" office:value="0.349" calcext:value-type="float">
            <text:p>0.349</text:p>
          </table:table-cell>
          <table:table-cell table:formula="of:=[.G61]/1000" office:value-type="float" office:value="42.916" calcext:value-type="float">
            <text:p>42.916</text:p>
          </table:table-cell>
          <table:table-cell table:formula="of:=[.H61]/1000" office:value-type="float" office:value="0.386" calcext:value-type="float">
            <text:p>0.386</text:p>
          </table:table-cell>
          <table:table-cell office:value-type="float" office:value="0" calcext:value-type="float">
            <text:p>0</text:p>
          </table:table-cell>
          <table:table-cell table:formula="of:=SUM([.A61:.D61])" office:value-type="float" office:value="43.651" calcext:value-type="float">
            <text:p>43.651</text:p>
          </table:table-cell>
          <table:table-cell office:value-type="float" office:value="349" calcext:value-type="float">
            <text:p>349</text:p>
          </table:table-cell>
          <table:table-cell office:value-type="float" office:value="42916" calcext:value-type="float">
            <text:p>42916</text:p>
          </table:table-cell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76095" calcext:value-type="float">
            <text:p>76095</text:p>
          </table:table-cell>
          <table:table-cell office:value-type="float" office:value="43176" calcext:value-type="float">
            <text:p>43176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642318" calcext:value-type="float">
            <text:p>642318</text:p>
          </table:table-cell>
          <table:table-cell office:value-type="float" office:value="47036" calcext:value-type="float">
            <text:p>47036</text:p>
          </table:table-cell>
          <table:table-cell office:value-type="float" office:value="5473" calcext:value-type="float">
            <text:p>547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44270" calcext:value-type="float">
            <text:p>4427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formula="of:=[.F62]/1000" office:value-type="float" office:value="0.357" calcext:value-type="float">
            <text:p>0.357</text:p>
          </table:table-cell>
          <table:table-cell table:formula="of:=[.G62]/1000" office:value-type="float" office:value="43.105" calcext:value-type="float">
            <text:p>43.105</text:p>
          </table:table-cell>
          <table:table-cell table:formula="of:=[.H62]/1000"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table:formula="of:=SUM([.A62:.D62])" office:value-type="float" office:value="43.836" calcext:value-type="float">
            <text:p>43.836</text:p>
          </table:table-cell>
          <table:table-cell office:value-type="float" office:value="357" calcext:value-type="float">
            <text:p>357</text:p>
          </table:table-cell>
          <table:table-cell office:value-type="float" office:value="43105" calcext:value-type="float">
            <text:p>43105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77823" calcext:value-type="float">
            <text:p>77823</text:p>
          </table:table-cell>
          <table:table-cell office:value-type="float" office:value="43104" calcext:value-type="float">
            <text:p>43104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642207" calcext:value-type="float">
            <text:p>642207</text:p>
          </table:table-cell>
          <table:table-cell office:value-type="float" office:value="47174" calcext:value-type="float">
            <text:p>47174</text:p>
          </table:table-cell>
          <table:table-cell office:value-type="float" office:value="5506" calcext:value-type="float">
            <text:p>5506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43206" calcext:value-type="float">
            <text:p>43206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formula="of:=[.F63]/1000" office:value-type="float" office:value="0.355" calcext:value-type="float">
            <text:p>0.355</text:p>
          </table:table-cell>
          <table:table-cell table:formula="of:=[.G63]/1000" office:value-type="float" office:value="43.301" calcext:value-type="float">
            <text:p>43.301</text:p>
          </table:table-cell>
          <table:table-cell table:formula="of:=[.H63]/1000" office:value-type="float" office:value="0.406" calcext:value-type="float">
            <text:p>0.406</text:p>
          </table:table-cell>
          <table:table-cell office:value-type="float" office:value="0" calcext:value-type="float">
            <text:p>0</text:p>
          </table:table-cell>
          <table:table-cell table:formula="of:=SUM([.A63:.D63])" office:value-type="float" office:value="44.062" calcext:value-type="float">
            <text:p>44.062</text:p>
          </table:table-cell>
          <table:table-cell office:value-type="float" office:value="355" calcext:value-type="float">
            <text:p>355</text:p>
          </table:table-cell>
          <table:table-cell office:value-type="float" office:value="43301" calcext:value-type="float">
            <text:p>43301</text:p>
          </table:table-cell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74136" calcext:value-type="float">
            <text:p>74136</text:p>
          </table:table-cell>
          <table:table-cell office:value-type="float" office:value="43383" calcext:value-type="float">
            <text:p>43383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648297" calcext:value-type="float">
            <text:p>648297</text:p>
          </table:table-cell>
          <table:table-cell office:value-type="float" office:value="48899" calcext:value-type="float">
            <text:p>48899</text:p>
          </table:table-cell>
          <table:table-cell office:value-type="float" office:value="5581" calcext:value-type="float">
            <text:p>558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3076" calcext:value-type="float">
            <text:p>4307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formula="of:=[.F64]/1000" office:value-type="float" office:value="0.359" calcext:value-type="float">
            <text:p>0.359</text:p>
          </table:table-cell>
          <table:table-cell table:formula="of:=[.G64]/1000" office:value-type="float" office:value="43.01" calcext:value-type="float">
            <text:p>43.01</text:p>
          </table:table-cell>
          <table:table-cell table:formula="of:=[.H64]/1000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SUM([.A64:.D64])" office:value-type="float" office:value="43.744" calcext:value-type="float">
            <text:p>43.744</text:p>
          </table:table-cell>
          <table:table-cell office:value-type="float" office:value="359" calcext:value-type="float">
            <text:p>359</text:p>
          </table:table-cell>
          <table:table-cell office:value-type="float" office:value="43010" calcext:value-type="float">
            <text:p>43010</text:p>
          </table:table-cell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83925" calcext:value-type="float">
            <text:p>83925</text:p>
          </table:table-cell>
          <table:table-cell office:value-type="float" office:value="43344" calcext:value-type="float">
            <text:p>43344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649585" calcext:value-type="float">
            <text:p>649585</text:p>
          </table:table-cell>
          <table:table-cell office:value-type="float" office:value="49872" calcext:value-type="float">
            <text:p>49872</text:p>
          </table:table-cell>
          <table:table-cell office:value-type="float" office:value="5664" calcext:value-type="float">
            <text:p>5664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43095" calcext:value-type="float">
            <text:p>4309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formula="of:=[.F65]/1000" office:value-type="float" office:value="0.349" calcext:value-type="float">
            <text:p>0.349</text:p>
          </table:table-cell>
          <table:table-cell table:formula="of:=[.G65]/1000" office:value-type="float" office:value="42.883" calcext:value-type="float">
            <text:p>42.883</text:p>
          </table:table-cell>
          <table:table-cell table:formula="of:=[.H65]/1000" office:value-type="float" office:value="0.452" calcext:value-type="float">
            <text:p>0.452</text:p>
          </table:table-cell>
          <table:table-cell office:value-type="float" office:value="0" calcext:value-type="float">
            <text:p>0</text:p>
          </table:table-cell>
          <table:table-cell table:formula="of:=SUM([.A65:.D65])" office:value-type="float" office:value="43.684" calcext:value-type="float">
            <text:p>43.684</text:p>
          </table:table-cell>
          <table:table-cell office:value-type="float" office:value="349" calcext:value-type="float">
            <text:p>349</text:p>
          </table:table-cell>
          <table:table-cell office:value-type="float" office:value="42883" calcext:value-type="float">
            <text:p>42883</text:p>
          </table:table-cell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75846" calcext:value-type="float">
            <text:p>75846</text:p>
          </table:table-cell>
          <table:table-cell office:value-type="float" office:value="43412" calcext:value-type="float">
            <text:p>43412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639034" calcext:value-type="float">
            <text:p>639034</text:p>
          </table:table-cell>
          <table:table-cell office:value-type="float" office:value="48614" calcext:value-type="float">
            <text:p>48614</text:p>
          </table:table-cell>
          <table:table-cell office:value-type="float" office:value="5774" calcext:value-type="float">
            <text:p>5774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44271" calcext:value-type="float">
            <text:p>4427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formula="of:=[.F66]/1000" office:value-type="float" office:value="0.368" calcext:value-type="float">
            <text:p>0.368</text:p>
          </table:table-cell>
          <table:table-cell table:formula="of:=[.G66]/1000" office:value-type="float" office:value="43.202" calcext:value-type="float">
            <text:p>43.202</text:p>
          </table:table-cell>
          <table:table-cell table:formula="of:=[.H66]/1000"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table:formula="of:=SUM([.A66:.D66])" office:value-type="float" office:value="43.966" calcext:value-type="float">
            <text:p>43.966</text:p>
          </table:table-cell>
          <table:table-cell office:value-type="float" office:value="368" calcext:value-type="float">
            <text:p>368</text:p>
          </table:table-cell>
          <table:table-cell office:value-type="float" office:value="43202" calcext:value-type="float">
            <text:p>43202</text:p>
          </table:table-cell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74502" calcext:value-type="float">
            <text:p>74502</text:p>
          </table:table-cell>
          <table:table-cell office:value-type="float" office:value="43191" calcext:value-type="float">
            <text:p>43191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644468" calcext:value-type="float">
            <text:p>644468</text:p>
          </table:table-cell>
          <table:table-cell office:value-type="float" office:value="48114" calcext:value-type="float">
            <text:p>48114</text:p>
          </table:table-cell>
          <table:table-cell office:value-type="float" office:value="5730" calcext:value-type="float">
            <text:p>5730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43430" calcext:value-type="float">
            <text:p>4343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formula="of:=[.F67]/1000" office:value-type="float" office:value="0.472" calcext:value-type="float">
            <text:p>0.472</text:p>
          </table:table-cell>
          <table:table-cell table:formula="of:=[.G67]/1000" office:value-type="float" office:value="43.428" calcext:value-type="float">
            <text:p>43.428</text:p>
          </table:table-cell>
          <table:table-cell table:formula="of:=[.H67]/1000"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table:formula="of:=SUM([.A67:.D67])" office:value-type="float" office:value="44.255" calcext:value-type="float">
            <text:p>44.255</text:p>
          </table:table-cell>
          <table:table-cell office:value-type="float" office:value="472" calcext:value-type="float">
            <text:p>472</text:p>
          </table:table-cell>
          <table:table-cell office:value-type="float" office:value="43428" calcext:value-type="float">
            <text:p>43428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73956" calcext:value-type="float">
            <text:p>73956</text:p>
          </table:table-cell>
          <table:table-cell office:value-type="float" office:value="43239" calcext:value-type="float">
            <text:p>43239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640899" calcext:value-type="float">
            <text:p>640899</text:p>
          </table:table-cell>
          <table:table-cell office:value-type="float" office:value="48338" calcext:value-type="float">
            <text:p>48338</text:p>
          </table:table-cell>
          <table:table-cell office:value-type="float" office:value="5785" calcext:value-type="float">
            <text:p>5785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42985" calcext:value-type="float">
            <text:p>4298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formula="of:=[.F68]/1000" office:value-type="float" office:value="0.354" calcext:value-type="float">
            <text:p>0.354</text:p>
          </table:table-cell>
          <table:table-cell table:formula="of:=[.G68]/1000" office:value-type="float" office:value="43.066" calcext:value-type="float">
            <text:p>43.066</text:p>
          </table:table-cell>
          <table:table-cell table:formula="of:=[.H68]/1000"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formula="of:=SUM([.A68:.D68])" office:value-type="float" office:value="43.783" calcext:value-type="float">
            <text:p>43.783</text:p>
          </table:table-cell>
          <table:table-cell office:value-type="float" office:value="354" calcext:value-type="float">
            <text:p>354</text:p>
          </table:table-cell>
          <table:table-cell office:value-type="float" office:value="43066" calcext:value-type="float">
            <text:p>43066</text:p>
          </table:table-cell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76663" calcext:value-type="float">
            <text:p>76663</text:p>
          </table:table-cell>
          <table:table-cell office:value-type="float" office:value="45445" calcext:value-type="float">
            <text:p>45445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645925" calcext:value-type="float">
            <text:p>645925</text:p>
          </table:table-cell>
          <table:table-cell office:value-type="float" office:value="48362" calcext:value-type="float">
            <text:p>48362</text:p>
          </table:table-cell>
          <table:table-cell office:value-type="float" office:value="5854" calcext:value-type="float">
            <text:p>58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3214" calcext:value-type="float">
            <text:p>4321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formula="of:=[.F69]/1000" office:value-type="float" office:value="0.342" calcext:value-type="float">
            <text:p>0.342</text:p>
          </table:table-cell>
          <table:table-cell table:formula="of:=[.G69]/1000" office:value-type="float" office:value="46.547" calcext:value-type="float">
            <text:p>46.547</text:p>
          </table:table-cell>
          <table:table-cell table:formula="of:=[.H69]/1000" office:value-type="float" office:value="0.571" calcext:value-type="float">
            <text:p>0.571</text:p>
          </table:table-cell>
          <table:table-cell office:value-type="float" office:value="0" calcext:value-type="float">
            <text:p>0</text:p>
          </table:table-cell>
          <table:table-cell table:formula="of:=SUM([.A69:.D69])" office:value-type="float" office:value="47.46" calcext:value-type="float">
            <text:p>47.46</text:p>
          </table:table-cell>
          <table:table-cell office:value-type="float" office:value="342" calcext:value-type="float">
            <text:p>342</text:p>
          </table:table-cell>
          <table:table-cell office:value-type="float" office:value="46547" calcext:value-type="float">
            <text:p>46547</text:p>
          </table:table-cell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75160" calcext:value-type="float">
            <text:p>75160</text:p>
          </table:table-cell>
          <table:table-cell office:value-type="float" office:value="43122" calcext:value-type="float">
            <text:p>43122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636595" calcext:value-type="float">
            <text:p>636595</text:p>
          </table:table-cell>
          <table:table-cell office:value-type="float" office:value="48010" calcext:value-type="float">
            <text:p>48010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43008" calcext:value-type="float">
            <text:p>4300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formula="of:=[.F70]/1000" office:value-type="float" office:value="0.43" calcext:value-type="float">
            <text:p>0.43</text:p>
          </table:table-cell>
          <table:table-cell table:formula="of:=[.G70]/1000" office:value-type="float" office:value="43.811" calcext:value-type="float">
            <text:p>43.811</text:p>
          </table:table-cell>
          <table:table-cell table:formula="of:=[.H70]/1000" office:value-type="float" office:value="0.476" calcext:value-type="float">
            <text:p>0.476</text:p>
          </table:table-cell>
          <table:table-cell office:value-type="float" office:value="0" calcext:value-type="float">
            <text:p>0</text:p>
          </table:table-cell>
          <table:table-cell table:formula="of:=SUM([.A70:.D70])" office:value-type="float" office:value="44.717" calcext:value-type="float">
            <text:p>44.717</text:p>
          </table:table-cell>
          <table:table-cell office:value-type="float" office:value="430" calcext:value-type="float">
            <text:p>430</text:p>
          </table:table-cell>
          <table:table-cell office:value-type="float" office:value="43811" calcext:value-type="float">
            <text:p>43811</text:p>
          </table:table-cell>
          <table:table-cell office:value-type="float" office:value="476" calcext:value-type="float">
            <text:p>476</text:p>
          </table:table-cell>
          <table:table-cell table:number-columns-repeated="3"/>
          <table:table-cell office:value-type="float" office:value="75381" calcext:value-type="float">
            <text:p>75381</text:p>
          </table:table-cell>
          <table:table-cell office:value-type="float" office:value="43273" calcext:value-type="float">
            <text:p>43273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641414" calcext:value-type="float">
            <text:p>641414</text:p>
          </table:table-cell>
          <table:table-cell office:value-type="float" office:value="49920" calcext:value-type="float">
            <text:p>49920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43006" calcext:value-type="float">
            <text:p>4300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table:formula="of:=[.F71]/1000" office:value-type="float" office:value="0.377" calcext:value-type="float">
            <text:p>0.377</text:p>
          </table:table-cell>
          <table:table-cell table:formula="of:=[.G71]/1000" office:value-type="float" office:value="43.297" calcext:value-type="float">
            <text:p>43.297</text:p>
          </table:table-cell>
          <table:table-cell table:formula="of:=[.H71]/1000" office:value-type="float" office:value="0.382" calcext:value-type="float">
            <text:p>0.382</text:p>
          </table:table-cell>
          <table:table-cell office:value-type="float" office:value="0" calcext:value-type="float">
            <text:p>0</text:p>
          </table:table-cell>
          <table:table-cell table:formula="of:=SUM([.A71:.D71])" office:value-type="float" office:value="44.056" calcext:value-type="float">
            <text:p>44.056</text:p>
          </table:table-cell>
          <table:table-cell office:value-type="float" office:value="377" calcext:value-type="float">
            <text:p>377</text:p>
          </table:table-cell>
          <table:table-cell office:value-type="float" office:value="43297" calcext:value-type="float">
            <text:p>43297</text:p>
          </table:table-cell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77006" calcext:value-type="float">
            <text:p>77006</text:p>
          </table:table-cell>
          <table:table-cell office:value-type="float" office:value="43201" calcext:value-type="float">
            <text:p>43201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642133" calcext:value-type="float">
            <text:p>642133</text:p>
          </table:table-cell>
          <table:table-cell office:value-type="float" office:value="47756" calcext:value-type="float">
            <text:p>47756</text:p>
          </table:table-cell>
          <table:table-cell office:value-type="float" office:value="5452" calcext:value-type="float">
            <text:p>545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3044" calcext:value-type="float">
            <text:p>4304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formula="of:=[.F72]/1000" office:value-type="float" office:value="0.362" calcext:value-type="float">
            <text:p>0.362</text:p>
          </table:table-cell>
          <table:table-cell table:formula="of:=[.G72]/1000" office:value-type="float" office:value="43.495" calcext:value-type="float">
            <text:p>43.495</text:p>
          </table:table-cell>
          <table:table-cell table:formula="of:=[.H72]/1000"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 table:formula="of:=SUM([.A72:.D72])" office:value-type="float" office:value="44.244" calcext:value-type="float">
            <text:p>44.244</text:p>
          </table:table-cell>
          <table:table-cell office:value-type="float" office:value="362" calcext:value-type="float">
            <text:p>362</text:p>
          </table:table-cell>
          <table:table-cell office:value-type="float" office:value="43495" calcext:value-type="float">
            <text:p>43495</text:p>
          </table:table-cell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77353" calcext:value-type="float">
            <text:p>77353</text:p>
          </table:table-cell>
          <table:table-cell office:value-type="float" office:value="43270" calcext:value-type="float">
            <text:p>43270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645745" calcext:value-type="float">
            <text:p>645745</text:p>
          </table:table-cell>
          <table:table-cell office:value-type="float" office:value="47403" calcext:value-type="float">
            <text:p>47403</text:p>
          </table:table-cell>
          <table:table-cell office:value-type="float" office:value="5434" calcext:value-type="float">
            <text:p>543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44073" calcext:value-type="float">
            <text:p>4407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formula="of:=[.F73]/1000" office:value-type="float" office:value="0.351" calcext:value-type="float">
            <text:p>0.351</text:p>
          </table:table-cell>
          <table:table-cell table:formula="of:=[.G73]/1000" office:value-type="float" office:value="43.213" calcext:value-type="float">
            <text:p>43.213</text:p>
          </table:table-cell>
          <table:table-cell table:formula="of:=[.H73]/1000" office:value-type="float" office:value="0.389" calcext:value-type="float">
            <text:p>0.389</text:p>
          </table:table-cell>
          <table:table-cell office:value-type="float" office:value="0" calcext:value-type="float">
            <text:p>0</text:p>
          </table:table-cell>
          <table:table-cell table:formula="of:=SUM([.A73:.D73])" office:value-type="float" office:value="43.953" calcext:value-type="float">
            <text:p>43.953</text:p>
          </table:table-cell>
          <table:table-cell office:value-type="float" office:value="351" calcext:value-type="float">
            <text:p>351</text:p>
          </table:table-cell>
          <table:table-cell office:value-type="float" office:value="43213" calcext:value-type="float">
            <text:p>43213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77993" calcext:value-type="float">
            <text:p>77993</text:p>
          </table:table-cell>
          <table:table-cell office:value-type="float" office:value="43186" calcext:value-type="float">
            <text:p>43186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640872" calcext:value-type="float">
            <text:p>640872</text:p>
          </table:table-cell>
          <table:table-cell office:value-type="float" office:value="47670" calcext:value-type="float">
            <text:p>47670</text:p>
          </table:table-cell>
          <table:table-cell office:value-type="float" office:value="5401" calcext:value-type="float">
            <text:p>540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3051" calcext:value-type="float">
            <text:p>4305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formula="of:=[.F74]/1000" office:value-type="float" office:value="0.36" calcext:value-type="float">
            <text:p>0.36</text:p>
          </table:table-cell>
          <table:table-cell table:formula="of:=[.G74]/1000" office:value-type="float" office:value="43.437" calcext:value-type="float">
            <text:p>43.437</text:p>
          </table:table-cell>
          <table:table-cell table:formula="of:=[.H74]/1000" office:value-type="float" office:value="0.393" calcext:value-type="float">
            <text:p>0.393</text:p>
          </table:table-cell>
          <table:table-cell office:value-type="float" office:value="0" calcext:value-type="float">
            <text:p>0</text:p>
          </table:table-cell>
          <table:table-cell table:formula="of:=SUM([.A74:.D74])" office:value-type="float" office:value="44.19" calcext:value-type="float">
            <text:p>44.19</text:p>
          </table:table-cell>
          <table:table-cell office:value-type="float" office:value="360" calcext:value-type="float">
            <text:p>360</text:p>
          </table:table-cell>
          <table:table-cell office:value-type="float" office:value="43437" calcext:value-type="float">
            <text:p>43437</text:p>
          </table:table-cell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77473" calcext:value-type="float">
            <text:p>77473</text:p>
          </table:table-cell>
          <table:table-cell office:value-type="float" office:value="43152" calcext:value-type="float">
            <text:p>43152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643228" calcext:value-type="float">
            <text:p>643228</text:p>
          </table:table-cell>
          <table:table-cell office:value-type="float" office:value="47442" calcext:value-type="float">
            <text:p>47442</text:p>
          </table:table-cell>
          <table:table-cell office:value-type="float" office:value="5417" calcext:value-type="float">
            <text:p>5417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42792" calcext:value-type="float">
            <text:p>4279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formula="of:=[.F75]/1000" office:value-type="float" office:value="0.368" calcext:value-type="float">
            <text:p>0.368</text:p>
          </table:table-cell>
          <table:table-cell table:formula="of:=[.G75]/1000" office:value-type="float" office:value="43.202" calcext:value-type="float">
            <text:p>43.202</text:p>
          </table:table-cell>
          <table:table-cell table:formula="of:=[.H75]/1000"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table:formula="of:=SUM([.A75:.D75])" office:value-type="float" office:value="43.966" calcext:value-type="float">
            <text:p>43.966</text:p>
          </table:table-cell>
          <table:table-cell office:value-type="float" office:value="368" calcext:value-type="float">
            <text:p>368</text:p>
          </table:table-cell>
          <table:table-cell office:value-type="float" office:value="43202" calcext:value-type="float">
            <text:p>43202</text:p>
          </table:table-cell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75480" calcext:value-type="float">
            <text:p>75480</text:p>
          </table:table-cell>
          <table:table-cell office:value-type="float" office:value="43314" calcext:value-type="float">
            <text:p>43314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644580" calcext:value-type="float">
            <text:p>644580</text:p>
          </table:table-cell>
          <table:table-cell office:value-type="float" office:value="47397" calcext:value-type="float">
            <text:p>47397</text:p>
          </table:table-cell>
          <table:table-cell office:value-type="float" office:value="5419" calcext:value-type="float">
            <text:p>5419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43012" calcext:value-type="float">
            <text:p>4301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formula="of:=[.F76]/1000" office:value-type="float" office:value="0.472" calcext:value-type="float">
            <text:p>0.472</text:p>
          </table:table-cell>
          <table:table-cell table:formula="of:=[.G76]/1000" office:value-type="float" office:value="43.428" calcext:value-type="float">
            <text:p>43.428</text:p>
          </table:table-cell>
          <table:table-cell table:formula="of:=[.H76]/1000"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table:formula="of:=SUM([.A76:.D76])" office:value-type="float" office:value="44.255" calcext:value-type="float">
            <text:p>44.255</text:p>
          </table:table-cell>
          <table:table-cell office:value-type="float" office:value="472" calcext:value-type="float">
            <text:p>472</text:p>
          </table:table-cell>
          <table:table-cell office:value-type="float" office:value="43428" calcext:value-type="float">
            <text:p>43428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75823" calcext:value-type="float">
            <text:p>75823</text:p>
          </table:table-cell>
          <table:table-cell office:value-type="float" office:value="43190" calcext:value-type="float">
            <text:p>43190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658914" calcext:value-type="float">
            <text:p>658914</text:p>
          </table:table-cell>
          <table:table-cell office:value-type="float" office:value="47406" calcext:value-type="float">
            <text:p>47406</text:p>
          </table:table-cell>
          <table:table-cell office:value-type="float" office:value="5465" calcext:value-type="float">
            <text:p>5465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42872" calcext:value-type="float">
            <text:p>4287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formula="of:=[.F77]/1000" office:value-type="float" office:value="0.354" calcext:value-type="float">
            <text:p>0.354</text:p>
          </table:table-cell>
          <table:table-cell table:formula="of:=[.G77]/1000" office:value-type="float" office:value="43.066" calcext:value-type="float">
            <text:p>43.066</text:p>
          </table:table-cell>
          <table:table-cell table:formula="of:=[.H77]/1000"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formula="of:=SUM([.A77:.D77])" office:value-type="float" office:value="43.783" calcext:value-type="float">
            <text:p>43.783</text:p>
          </table:table-cell>
          <table:table-cell office:value-type="float" office:value="354" calcext:value-type="float">
            <text:p>354</text:p>
          </table:table-cell>
          <table:table-cell office:value-type="float" office:value="43066" calcext:value-type="float">
            <text:p>43066</text:p>
          </table:table-cell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80824" calcext:value-type="float">
            <text:p>80824</text:p>
          </table:table-cell>
          <table:table-cell office:value-type="float" office:value="43350" calcext:value-type="float">
            <text:p>43350</text:p>
          </table:table-cell>
          <table:table-cell office:value-type="float" office:value="371" calcext:value-type="float">
            <text:p>371</text:p>
          </table:table-cell>
          <table:table-cell table:number-columns-repeated="6"/>
          <table:table-cell office:value-type="float" office:value="367" calcext:value-type="float">
            <text:p>367</text:p>
          </table:table-cell>
          <table:table-cell office:value-type="float" office:value="43025" calcext:value-type="float">
            <text:p>4302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formula="of:=[.F78]/1000" office:value-type="float" office:value="0.342" calcext:value-type="float">
            <text:p>0.342</text:p>
          </table:table-cell>
          <table:table-cell table:formula="of:=[.G78]/1000" office:value-type="float" office:value="46.547" calcext:value-type="float">
            <text:p>46.547</text:p>
          </table:table-cell>
          <table:table-cell table:formula="of:=[.H78]/1000" office:value-type="float" office:value="0.571" calcext:value-type="float">
            <text:p>0.571</text:p>
          </table:table-cell>
          <table:table-cell office:value-type="float" office:value="0" calcext:value-type="float">
            <text:p>0</text:p>
          </table:table-cell>
          <table:table-cell table:formula="of:=SUM([.A78:.D78])" office:value-type="float" office:value="47.46" calcext:value-type="float">
            <text:p>47.46</text:p>
          </table:table-cell>
          <table:table-cell office:value-type="float" office:value="342" calcext:value-type="float">
            <text:p>342</text:p>
          </table:table-cell>
          <table:table-cell office:value-type="float" office:value="46547" calcext:value-type="float">
            <text:p>46547</text:p>
          </table:table-cell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73328" calcext:value-type="float">
            <text:p>73328</text:p>
          </table:table-cell>
          <table:table-cell office:value-type="float" office:value="43127" calcext:value-type="float">
            <text:p>43127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42904" calcext:value-type="float">
            <text:p>4290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formula="of:=[.F79]/1000" office:value-type="float" office:value="0.43" calcext:value-type="float">
            <text:p>0.43</text:p>
          </table:table-cell>
          <table:table-cell table:formula="of:=[.G79]/1000" office:value-type="float" office:value="43.811" calcext:value-type="float">
            <text:p>43.811</text:p>
          </table:table-cell>
          <table:table-cell table:formula="of:=[.H79]/1000" office:value-type="float" office:value="0.476" calcext:value-type="float">
            <text:p>0.476</text:p>
          </table:table-cell>
          <table:table-cell office:value-type="float" office:value="0" calcext:value-type="float">
            <text:p>0</text:p>
          </table:table-cell>
          <table:table-cell table:formula="of:=SUM([.A79:.D79])" office:value-type="float" office:value="44.717" calcext:value-type="float">
            <text:p>44.717</text:p>
          </table:table-cell>
          <table:table-cell office:value-type="float" office:value="430" calcext:value-type="float">
            <text:p>430</text:p>
          </table:table-cell>
          <table:table-cell office:value-type="float" office:value="43811" calcext:value-type="float">
            <text:p>43811</text:p>
          </table:table-cell>
          <table:table-cell office:value-type="float" office:value="476" calcext:value-type="float">
            <text:p>476</text:p>
          </table:table-cell>
          <table:table-cell table:number-columns-repeated="3"/>
          <table:table-cell office:value-type="float" office:value="74720" calcext:value-type="float">
            <text:p>74720</text:p>
          </table:table-cell>
          <table:table-cell office:value-type="float" office:value="43320" calcext:value-type="float">
            <text:p>43320</text:p>
          </table:table-cell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2921" calcext:value-type="float">
            <text:p>4292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formula="of:=[.F80]/1000" office:value-type="float" office:value="0.377" calcext:value-type="float">
            <text:p>0.377</text:p>
          </table:table-cell>
          <table:table-cell table:formula="of:=[.G80]/1000" office:value-type="float" office:value="43.297" calcext:value-type="float">
            <text:p>43.297</text:p>
          </table:table-cell>
          <table:table-cell table:formula="of:=[.H80]/1000" office:value-type="float" office:value="0.382" calcext:value-type="float">
            <text:p>0.382</text:p>
          </table:table-cell>
          <table:table-cell office:value-type="float" office:value="0" calcext:value-type="float">
            <text:p>0</text:p>
          </table:table-cell>
          <table:table-cell table:formula="of:=SUM([.A80:.D80])" office:value-type="float" office:value="44.056" calcext:value-type="float">
            <text:p>44.056</text:p>
          </table:table-cell>
          <table:table-cell office:value-type="float" office:value="377" calcext:value-type="float">
            <text:p>377</text:p>
          </table:table-cell>
          <table:table-cell office:value-type="float" office:value="43297" calcext:value-type="float">
            <text:p>43297</text:p>
          </table:table-cell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72971" calcext:value-type="float">
            <text:p>72971</text:p>
          </table:table-cell>
          <table:table-cell office:value-type="float" office:value="43127" calcext:value-type="float">
            <text:p>43127</text:p>
          </table:table-cell>
          <table:table-cell office:value-type="float" office:value="364" calcext:value-type="float">
            <text:p>364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43009" calcext:value-type="float">
            <text:p>4300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formula="of:=[.F81]/1000" office:value-type="float" office:value="0.362" calcext:value-type="float">
            <text:p>0.362</text:p>
          </table:table-cell>
          <table:table-cell table:formula="of:=[.G81]/1000" office:value-type="float" office:value="43.495" calcext:value-type="float">
            <text:p>43.495</text:p>
          </table:table-cell>
          <table:table-cell table:formula="of:=[.H81]/1000"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 table:formula="of:=SUM([.A81:.D81])" office:value-type="float" office:value="44.244" calcext:value-type="float">
            <text:p>44.244</text:p>
          </table:table-cell>
          <table:table-cell office:value-type="float" office:value="362" calcext:value-type="float">
            <text:p>362</text:p>
          </table:table-cell>
          <table:table-cell office:value-type="float" office:value="43495" calcext:value-type="float">
            <text:p>43495</text:p>
          </table:table-cell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76072" calcext:value-type="float">
            <text:p>76072</text:p>
          </table:table-cell>
          <table:table-cell office:value-type="float" office:value="43254" calcext:value-type="float">
            <text:p>43254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42913" calcext:value-type="float">
            <text:p>4291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formula="of:=[.F82]/1000" office:value-type="float" office:value="0.351" calcext:value-type="float">
            <text:p>0.351</text:p>
          </table:table-cell>
          <table:table-cell table:formula="of:=[.G82]/1000" office:value-type="float" office:value="43.213" calcext:value-type="float">
            <text:p>43.213</text:p>
          </table:table-cell>
          <table:table-cell table:formula="of:=[.H82]/1000" office:value-type="float" office:value="0.389" calcext:value-type="float">
            <text:p>0.389</text:p>
          </table:table-cell>
          <table:table-cell office:value-type="float" office:value="0" calcext:value-type="float">
            <text:p>0</text:p>
          </table:table-cell>
          <table:table-cell table:formula="of:=SUM([.A82:.D82])" office:value-type="float" office:value="43.953" calcext:value-type="float">
            <text:p>43.953</text:p>
          </table:table-cell>
          <table:table-cell office:value-type="float" office:value="351" calcext:value-type="float">
            <text:p>351</text:p>
          </table:table-cell>
          <table:table-cell office:value-type="float" office:value="43213" calcext:value-type="float">
            <text:p>43213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73234" calcext:value-type="float">
            <text:p>73234</text:p>
          </table:table-cell>
          <table:table-cell office:value-type="float" office:value="43276" calcext:value-type="float">
            <text:p>43276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1" calcext:value-type="float">
            <text:p>381</text:p>
          </table:table-cell>
          <table:table-cell office:value-type="float" office:value="42909" calcext:value-type="float">
            <text:p>4290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formula="of:=[.F83]/1000" office:value-type="float" office:value="0.36" calcext:value-type="float">
            <text:p>0.36</text:p>
          </table:table-cell>
          <table:table-cell table:formula="of:=[.G83]/1000" office:value-type="float" office:value="43.437" calcext:value-type="float">
            <text:p>43.437</text:p>
          </table:table-cell>
          <table:table-cell table:formula="of:=[.H83]/1000" office:value-type="float" office:value="0.393" calcext:value-type="float">
            <text:p>0.393</text:p>
          </table:table-cell>
          <table:table-cell office:value-type="float" office:value="0" calcext:value-type="float">
            <text:p>0</text:p>
          </table:table-cell>
          <table:table-cell table:formula="of:=SUM([.A83:.D83])" office:value-type="float" office:value="44.19" calcext:value-type="float">
            <text:p>44.19</text:p>
          </table:table-cell>
          <table:table-cell office:value-type="float" office:value="360" calcext:value-type="float">
            <text:p>360</text:p>
          </table:table-cell>
          <table:table-cell office:value-type="float" office:value="43437" calcext:value-type="float">
            <text:p>43437</text:p>
          </table:table-cell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77951" calcext:value-type="float">
            <text:p>77951</text:p>
          </table:table-cell>
          <table:table-cell office:value-type="float" office:value="43231" calcext:value-type="float">
            <text:p>43231</text:p>
          </table:table-cell>
          <table:table-cell office:value-type="float" office:value="362" calcext:value-type="float">
            <text:p>362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43324" calcext:value-type="float">
            <text:p>4332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formula="of:=[.F84]/1000" office:value-type="float" office:value="0.368" calcext:value-type="float">
            <text:p>0.368</text:p>
          </table:table-cell>
          <table:table-cell table:formula="of:=[.G84]/1000" office:value-type="float" office:value="43.202" calcext:value-type="float">
            <text:p>43.202</text:p>
          </table:table-cell>
          <table:table-cell table:formula="of:=[.H84]/1000"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table:formula="of:=SUM([.A84:.D84])" office:value-type="float" office:value="43.966" calcext:value-type="float">
            <text:p>43.966</text:p>
          </table:table-cell>
          <table:table-cell office:value-type="float" office:value="368" calcext:value-type="float">
            <text:p>368</text:p>
          </table:table-cell>
          <table:table-cell office:value-type="float" office:value="43202" calcext:value-type="float">
            <text:p>43202</text:p>
          </table:table-cell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75409" calcext:value-type="float">
            <text:p>75409</text:p>
          </table:table-cell>
          <table:table-cell office:value-type="float" office:value="43225" calcext:value-type="float">
            <text:p>43225</text:p>
          </table:table-cell>
          <table:table-cell office:value-type="float" office:value="357" calcext:value-type="float">
            <text:p>357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44106" calcext:value-type="float">
            <text:p>4410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formula="of:=[.F85]/1000" office:value-type="float" office:value="0.472" calcext:value-type="float">
            <text:p>0.472</text:p>
          </table:table-cell>
          <table:table-cell table:formula="of:=[.G85]/1000" office:value-type="float" office:value="43.428" calcext:value-type="float">
            <text:p>43.428</text:p>
          </table:table-cell>
          <table:table-cell table:formula="of:=[.H85]/1000"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table:formula="of:=SUM([.A85:.D85])" office:value-type="float" office:value="44.255" calcext:value-type="float">
            <text:p>44.255</text:p>
          </table:table-cell>
          <table:table-cell office:value-type="float" office:value="472" calcext:value-type="float">
            <text:p>472</text:p>
          </table:table-cell>
          <table:table-cell office:value-type="float" office:value="43428" calcext:value-type="float">
            <text:p>43428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74358" calcext:value-type="float">
            <text:p>74358</text:p>
          </table:table-cell>
          <table:table-cell office:value-type="float" office:value="43307" calcext:value-type="float">
            <text:p>43307</text:p>
          </table:table-cell>
          <table:table-cell office:value-type="float" office:value="374" calcext:value-type="float">
            <text:p>374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43965" calcext:value-type="float">
            <text:p>4396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formula="of:=[.F86]/1000" office:value-type="float" office:value="0.354" calcext:value-type="float">
            <text:p>0.354</text:p>
          </table:table-cell>
          <table:table-cell table:formula="of:=[.G86]/1000" office:value-type="float" office:value="43.066" calcext:value-type="float">
            <text:p>43.066</text:p>
          </table:table-cell>
          <table:table-cell table:formula="of:=[.H86]/1000"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formula="of:=SUM([.A86:.D86])" office:value-type="float" office:value="43.783" calcext:value-type="float">
            <text:p>43.783</text:p>
          </table:table-cell>
          <table:table-cell office:value-type="float" office:value="354" calcext:value-type="float">
            <text:p>354</text:p>
          </table:table-cell>
          <table:table-cell office:value-type="float" office:value="43066" calcext:value-type="float">
            <text:p>43066</text:p>
          </table:table-cell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74568" calcext:value-type="float">
            <text:p>74568</text:p>
          </table:table-cell>
          <table:table-cell office:value-type="float" office:value="43135" calcext:value-type="float">
            <text:p>43135</text:p>
          </table:table-cell>
          <table:table-cell office:value-type="float" office:value="356" calcext:value-type="float">
            <text:p>356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42899" calcext:value-type="float">
            <text:p>4289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formula="of:=[.F87]/1000" office:value-type="float" office:value="0.342" calcext:value-type="float">
            <text:p>0.342</text:p>
          </table:table-cell>
          <table:table-cell table:formula="of:=[.G87]/1000" office:value-type="float" office:value="46.547" calcext:value-type="float">
            <text:p>46.547</text:p>
          </table:table-cell>
          <table:table-cell table:formula="of:=[.H87]/1000" office:value-type="float" office:value="0.571" calcext:value-type="float">
            <text:p>0.571</text:p>
          </table:table-cell>
          <table:table-cell office:value-type="float" office:value="0" calcext:value-type="float">
            <text:p>0</text:p>
          </table:table-cell>
          <table:table-cell table:formula="of:=SUM([.A87:.D87])" office:value-type="float" office:value="47.46" calcext:value-type="float">
            <text:p>47.46</text:p>
          </table:table-cell>
          <table:table-cell office:value-type="float" office:value="342" calcext:value-type="float">
            <text:p>342</text:p>
          </table:table-cell>
          <table:table-cell office:value-type="float" office:value="46547" calcext:value-type="float">
            <text:p>46547</text:p>
          </table:table-cell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75231" calcext:value-type="float">
            <text:p>75231</text:p>
          </table:table-cell>
          <table:table-cell office:value-type="float" office:value="43228" calcext:value-type="float">
            <text:p>43228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42791" calcext:value-type="float">
            <text:p>4279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formula="of:=[.F88]/1000" office:value-type="float" office:value="0.43" calcext:value-type="float">
            <text:p>0.43</text:p>
          </table:table-cell>
          <table:table-cell table:formula="of:=[.G88]/1000" office:value-type="float" office:value="43.811" calcext:value-type="float">
            <text:p>43.811</text:p>
          </table:table-cell>
          <table:table-cell table:formula="of:=[.H88]/1000" office:value-type="float" office:value="0.476" calcext:value-type="float">
            <text:p>0.476</text:p>
          </table:table-cell>
          <table:table-cell office:value-type="float" office:value="0" calcext:value-type="float">
            <text:p>0</text:p>
          </table:table-cell>
          <table:table-cell table:formula="of:=SUM([.A88:.D88])" office:value-type="float" office:value="44.717" calcext:value-type="float">
            <text:p>44.717</text:p>
          </table:table-cell>
          <table:table-cell office:value-type="float" office:value="430" calcext:value-type="float">
            <text:p>430</text:p>
          </table:table-cell>
          <table:table-cell office:value-type="float" office:value="43811" calcext:value-type="float">
            <text:p>43811</text:p>
          </table:table-cell>
          <table:table-cell office:value-type="float" office:value="476" calcext:value-type="float">
            <text:p>476</text:p>
          </table:table-cell>
          <table:table-cell table:number-columns-repeated="3"/>
          <table:table-cell office:value-type="float" office:value="74369" calcext:value-type="float">
            <text:p>74369</text:p>
          </table:table-cell>
          <table:table-cell office:value-type="float" office:value="43230" calcext:value-type="float">
            <text:p>43230</text:p>
          </table:table-cell>
          <table:table-cell office:value-type="float" office:value="376" calcext:value-type="float">
            <text:p>376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44324" calcext:value-type="float">
            <text:p>4432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formula="of:=[.F89]/1000" office:value-type="float" office:value="0.377" calcext:value-type="float">
            <text:p>0.377</text:p>
          </table:table-cell>
          <table:table-cell table:formula="of:=[.G89]/1000" office:value-type="float" office:value="43.297" calcext:value-type="float">
            <text:p>43.297</text:p>
          </table:table-cell>
          <table:table-cell table:formula="of:=[.H89]/1000" office:value-type="float" office:value="0.382" calcext:value-type="float">
            <text:p>0.382</text:p>
          </table:table-cell>
          <table:table-cell office:value-type="float" office:value="0" calcext:value-type="float">
            <text:p>0</text:p>
          </table:table-cell>
          <table:table-cell table:formula="of:=SUM([.A89:.D89])" office:value-type="float" office:value="44.056" calcext:value-type="float">
            <text:p>44.056</text:p>
          </table:table-cell>
          <table:table-cell office:value-type="float" office:value="377" calcext:value-type="float">
            <text:p>377</text:p>
          </table:table-cell>
          <table:table-cell office:value-type="float" office:value="43297" calcext:value-type="float">
            <text:p>43297</text:p>
          </table:table-cell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76127" calcext:value-type="float">
            <text:p>76127</text:p>
          </table:table-cell>
          <table:table-cell office:value-type="float" office:value="43365" calcext:value-type="float">
            <text:p>43365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2734" calcext:value-type="float">
            <text:p>2734</text:p>
          </table:table-cell>
          <table:table-cell office:value-type="float" office:value="43074" calcext:value-type="float">
            <text:p>4307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formula="of:=[.F90]/1000" office:value-type="float" office:value="0.362" calcext:value-type="float">
            <text:p>0.362</text:p>
          </table:table-cell>
          <table:table-cell table:formula="of:=[.G90]/1000" office:value-type="float" office:value="43.495" calcext:value-type="float">
            <text:p>43.495</text:p>
          </table:table-cell>
          <table:table-cell table:formula="of:=[.H90]/1000"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 table:formula="of:=SUM([.A90:.D90])" office:value-type="float" office:value="44.244" calcext:value-type="float">
            <text:p>44.244</text:p>
          </table:table-cell>
          <table:table-cell office:value-type="float" office:value="362" calcext:value-type="float">
            <text:p>362</text:p>
          </table:table-cell>
          <table:table-cell office:value-type="float" office:value="43495" calcext:value-type="float">
            <text:p>43495</text:p>
          </table:table-cell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83605" calcext:value-type="float">
            <text:p>83605</text:p>
          </table:table-cell>
          <table:table-cell office:value-type="float" office:value="43355" calcext:value-type="float">
            <text:p>43355</text:p>
          </table:table-cell>
          <table:table-cell office:value-type="float" office:value="356" calcext:value-type="float">
            <text:p>356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42976" calcext:value-type="float">
            <text:p>4297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formula="of:=[.F91]/1000" office:value-type="float" office:value="0.351" calcext:value-type="float">
            <text:p>0.351</text:p>
          </table:table-cell>
          <table:table-cell table:formula="of:=[.G91]/1000" office:value-type="float" office:value="43.213" calcext:value-type="float">
            <text:p>43.213</text:p>
          </table:table-cell>
          <table:table-cell table:formula="of:=[.H91]/1000" office:value-type="float" office:value="0.389" calcext:value-type="float">
            <text:p>0.389</text:p>
          </table:table-cell>
          <table:table-cell office:value-type="float" office:value="0" calcext:value-type="float">
            <text:p>0</text:p>
          </table:table-cell>
          <table:table-cell table:formula="of:=SUM([.A91:.D91])" office:value-type="float" office:value="43.953" calcext:value-type="float">
            <text:p>43.953</text:p>
          </table:table-cell>
          <table:table-cell office:value-type="float" office:value="351" calcext:value-type="float">
            <text:p>351</text:p>
          </table:table-cell>
          <table:table-cell office:value-type="float" office:value="43213" calcext:value-type="float">
            <text:p>43213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74203" calcext:value-type="float">
            <text:p>74203</text:p>
          </table:table-cell>
          <table:table-cell office:value-type="float" office:value="43505" calcext:value-type="float">
            <text:p>43505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43444" calcext:value-type="float">
            <text:p>4344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formula="of:=[.F92]/1000" office:value-type="float" office:value="0.36" calcext:value-type="float">
            <text:p>0.36</text:p>
          </table:table-cell>
          <table:table-cell table:formula="of:=[.G92]/1000" office:value-type="float" office:value="43.437" calcext:value-type="float">
            <text:p>43.437</text:p>
          </table:table-cell>
          <table:table-cell table:formula="of:=[.H92]/1000" office:value-type="float" office:value="0.393" calcext:value-type="float">
            <text:p>0.393</text:p>
          </table:table-cell>
          <table:table-cell office:value-type="float" office:value="0" calcext:value-type="float">
            <text:p>0</text:p>
          </table:table-cell>
          <table:table-cell table:formula="of:=SUM([.A92:.D92])" office:value-type="float" office:value="44.19" calcext:value-type="float">
            <text:p>44.19</text:p>
          </table:table-cell>
          <table:table-cell office:value-type="float" office:value="360" calcext:value-type="float">
            <text:p>360</text:p>
          </table:table-cell>
          <table:table-cell office:value-type="float" office:value="43437" calcext:value-type="float">
            <text:p>43437</text:p>
          </table:table-cell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79809" calcext:value-type="float">
            <text:p>79809</text:p>
          </table:table-cell>
          <table:table-cell office:value-type="float" office:value="43724" calcext:value-type="float">
            <text:p>43724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43159" calcext:value-type="float">
            <text:p>4315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formula="of:=[.F93]/1000" office:value-type="float" office:value="0.368" calcext:value-type="float">
            <text:p>0.368</text:p>
          </table:table-cell>
          <table:table-cell table:formula="of:=[.G93]/1000" office:value-type="float" office:value="43.202" calcext:value-type="float">
            <text:p>43.202</text:p>
          </table:table-cell>
          <table:table-cell table:formula="of:=[.H93]/1000"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table:formula="of:=SUM([.A93:.D93])" office:value-type="float" office:value="43.966" calcext:value-type="float">
            <text:p>43.966</text:p>
          </table:table-cell>
          <table:table-cell office:value-type="float" office:value="368" calcext:value-type="float">
            <text:p>368</text:p>
          </table:table-cell>
          <table:table-cell office:value-type="float" office:value="43202" calcext:value-type="float">
            <text:p>43202</text:p>
          </table:table-cell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80524" calcext:value-type="float">
            <text:p>80524</text:p>
          </table:table-cell>
          <table:table-cell office:value-type="float" office:value="43421" calcext:value-type="float">
            <text:p>43421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43299" calcext:value-type="float">
            <text:p>4329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formula="of:=[.F94]/1000" office:value-type="float" office:value="0.472" calcext:value-type="float">
            <text:p>0.472</text:p>
          </table:table-cell>
          <table:table-cell table:formula="of:=[.G94]/1000" office:value-type="float" office:value="43.428" calcext:value-type="float">
            <text:p>43.428</text:p>
          </table:table-cell>
          <table:table-cell table:formula="of:=[.H94]/1000"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table:formula="of:=SUM([.A94:.D94])" office:value-type="float" office:value="44.255" calcext:value-type="float">
            <text:p>44.255</text:p>
          </table:table-cell>
          <table:table-cell office:value-type="float" office:value="472" calcext:value-type="float">
            <text:p>472</text:p>
          </table:table-cell>
          <table:table-cell office:value-type="float" office:value="43428" calcext:value-type="float">
            <text:p>43428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78051" calcext:value-type="float">
            <text:p>78051</text:p>
          </table:table-cell>
          <table:table-cell office:value-type="float" office:value="43492" calcext:value-type="float">
            <text:p>43492</text:p>
          </table:table-cell>
          <table:table-cell office:value-type="float" office:value="358" calcext:value-type="float">
            <text:p>358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42833" calcext:value-type="float">
            <text:p>4283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formula="of:=[.F95]/1000" office:value-type="float" office:value="0.354" calcext:value-type="float">
            <text:p>0.354</text:p>
          </table:table-cell>
          <table:table-cell table:formula="of:=[.G95]/1000" office:value-type="float" office:value="43.066" calcext:value-type="float">
            <text:p>43.066</text:p>
          </table:table-cell>
          <table:table-cell table:formula="of:=[.H95]/1000"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formula="of:=SUM([.A95:.D95])" office:value-type="float" office:value="43.783" calcext:value-type="float">
            <text:p>43.783</text:p>
          </table:table-cell>
          <table:table-cell office:value-type="float" office:value="354" calcext:value-type="float">
            <text:p>354</text:p>
          </table:table-cell>
          <table:table-cell office:value-type="float" office:value="43066" calcext:value-type="float">
            <text:p>43066</text:p>
          </table:table-cell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76162" calcext:value-type="float">
            <text:p>76162</text:p>
          </table:table-cell>
          <table:table-cell office:value-type="float" office:value="43844" calcext:value-type="float">
            <text:p>43844</text:p>
          </table:table-cell>
          <table:table-cell office:value-type="float" office:value="391" calcext:value-type="float">
            <text:p>391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43057" calcext:value-type="float">
            <text:p>4305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formula="of:=[.F96]/1000" office:value-type="float" office:value="0.342" calcext:value-type="float">
            <text:p>0.342</text:p>
          </table:table-cell>
          <table:table-cell table:formula="of:=[.G96]/1000" office:value-type="float" office:value="46.547" calcext:value-type="float">
            <text:p>46.547</text:p>
          </table:table-cell>
          <table:table-cell table:formula="of:=[.H96]/1000" office:value-type="float" office:value="0.571" calcext:value-type="float">
            <text:p>0.571</text:p>
          </table:table-cell>
          <table:table-cell office:value-type="float" office:value="0" calcext:value-type="float">
            <text:p>0</text:p>
          </table:table-cell>
          <table:table-cell table:formula="of:=SUM([.A96:.D96])" office:value-type="float" office:value="47.46" calcext:value-type="float">
            <text:p>47.46</text:p>
          </table:table-cell>
          <table:table-cell office:value-type="float" office:value="342" calcext:value-type="float">
            <text:p>342</text:p>
          </table:table-cell>
          <table:table-cell office:value-type="float" office:value="46547" calcext:value-type="float">
            <text:p>46547</text:p>
          </table:table-cell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74309" calcext:value-type="float">
            <text:p>74309</text:p>
          </table:table-cell>
          <table:table-cell office:value-type="float" office:value="43404" calcext:value-type="float">
            <text:p>43404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42954" calcext:value-type="float">
            <text:p>4295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formula="of:=[.F97]/1000" office:value-type="float" office:value="0.43" calcext:value-type="float">
            <text:p>0.43</text:p>
          </table:table-cell>
          <table:table-cell table:formula="of:=[.G97]/1000" office:value-type="float" office:value="43.811" calcext:value-type="float">
            <text:p>43.811</text:p>
          </table:table-cell>
          <table:table-cell table:formula="of:=[.H97]/1000" office:value-type="float" office:value="0.476" calcext:value-type="float">
            <text:p>0.476</text:p>
          </table:table-cell>
          <table:table-cell office:value-type="float" office:value="0" calcext:value-type="float">
            <text:p>0</text:p>
          </table:table-cell>
          <table:table-cell table:formula="of:=SUM([.A97:.D97])" office:value-type="float" office:value="44.717" calcext:value-type="float">
            <text:p>44.717</text:p>
          </table:table-cell>
          <table:table-cell office:value-type="float" office:value="430" calcext:value-type="float">
            <text:p>430</text:p>
          </table:table-cell>
          <table:table-cell office:value-type="float" office:value="43811" calcext:value-type="float">
            <text:p>43811</text:p>
          </table:table-cell>
          <table:table-cell office:value-type="float" office:value="476" calcext:value-type="float">
            <text:p>476</text:p>
          </table:table-cell>
          <table:table-cell table:number-columns-repeated="3"/>
          <table:table-cell office:value-type="float" office:value="74435" calcext:value-type="float">
            <text:p>74435</text:p>
          </table:table-cell>
          <table:table-cell office:value-type="float" office:value="43570" calcext:value-type="float">
            <text:p>43570</text:p>
          </table:table-cell>
          <table:table-cell office:value-type="float" office:value="356" calcext:value-type="float">
            <text:p>356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43977" calcext:value-type="float">
            <text:p>4397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[.F98]/1000" office:value-type="float" office:value="0.377" calcext:value-type="float">
            <text:p>0.377</text:p>
          </table:table-cell>
          <table:table-cell table:formula="of:=[.G98]/1000" office:value-type="float" office:value="43.297" calcext:value-type="float">
            <text:p>43.297</text:p>
          </table:table-cell>
          <table:table-cell table:formula="of:=[.H98]/1000" office:value-type="float" office:value="0.382" calcext:value-type="float">
            <text:p>0.382</text:p>
          </table:table-cell>
          <table:table-cell office:value-type="float" office:value="0" calcext:value-type="float">
            <text:p>0</text:p>
          </table:table-cell>
          <table:table-cell table:formula="of:=SUM([.A98:.D98])" office:value-type="float" office:value="44.056" calcext:value-type="float">
            <text:p>44.056</text:p>
          </table:table-cell>
          <table:table-cell office:value-type="float" office:value="377" calcext:value-type="float">
            <text:p>377</text:p>
          </table:table-cell>
          <table:table-cell office:value-type="float" office:value="43297" calcext:value-type="float">
            <text:p>43297</text:p>
          </table:table-cell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76901" calcext:value-type="float">
            <text:p>76901</text:p>
          </table:table-cell>
          <table:table-cell office:value-type="float" office:value="43321" calcext:value-type="float">
            <text:p>43321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42995" calcext:value-type="float">
            <text:p>4299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[.F99]/1000" office:value-type="float" office:value="0.362" calcext:value-type="float">
            <text:p>0.362</text:p>
          </table:table-cell>
          <table:table-cell table:formula="of:=[.G99]/1000" office:value-type="float" office:value="43.495" calcext:value-type="float">
            <text:p>43.495</text:p>
          </table:table-cell>
          <table:table-cell table:formula="of:=[.H99]/1000"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 table:formula="of:=SUM([.A99:.D99])" office:value-type="float" office:value="44.244" calcext:value-type="float">
            <text:p>44.244</text:p>
          </table:table-cell>
          <table:table-cell office:value-type="float" office:value="362" calcext:value-type="float">
            <text:p>362</text:p>
          </table:table-cell>
          <table:table-cell office:value-type="float" office:value="43495" calcext:value-type="float">
            <text:p>43495</text:p>
          </table:table-cell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73765" calcext:value-type="float">
            <text:p>73765</text:p>
          </table:table-cell>
          <table:table-cell office:value-type="float" office:value="43222" calcext:value-type="float">
            <text:p>43222</text:p>
          </table:table-cell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381" calcext:value-type="float">
            <text:p>381</text:p>
          </table:table-cell>
          <table:table-cell office:value-type="float" office:value="42992" calcext:value-type="float">
            <text:p>4299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formula="of:=[.F100]/1000" office:value-type="float" office:value="0.351" calcext:value-type="float">
            <text:p>0.351</text:p>
          </table:table-cell>
          <table:table-cell table:formula="of:=[.G100]/1000" office:value-type="float" office:value="43.213" calcext:value-type="float">
            <text:p>43.213</text:p>
          </table:table-cell>
          <table:table-cell table:formula="of:=[.H100]/1000" office:value-type="float" office:value="0.389" calcext:value-type="float">
            <text:p>0.389</text:p>
          </table:table-cell>
          <table:table-cell office:value-type="float" office:value="0" calcext:value-type="float">
            <text:p>0</text:p>
          </table:table-cell>
          <table:table-cell table:formula="of:=SUM([.A100:.D100])" office:value-type="float" office:value="43.953" calcext:value-type="float">
            <text:p>43.953</text:p>
          </table:table-cell>
          <table:table-cell office:value-type="float" office:value="351" calcext:value-type="float">
            <text:p>351</text:p>
          </table:table-cell>
          <table:table-cell office:value-type="float" office:value="43213" calcext:value-type="float">
            <text:p>43213</text:p>
          </table:table-cell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73120" calcext:value-type="float">
            <text:p>73120</text:p>
          </table:table-cell>
          <table:table-cell office:value-type="float" office:value="43549" calcext:value-type="float">
            <text:p>43549</text:p>
          </table:table-cell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2824" calcext:value-type="float">
            <text:p>2824</text:p>
          </table:table-cell>
          <table:table-cell office:value-type="float" office:value="42947" calcext:value-type="float">
            <text:p>4294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formula="of:=[.F101]/1000" office:value-type="float" office:value="0.36" calcext:value-type="float">
            <text:p>0.36</text:p>
          </table:table-cell>
          <table:table-cell table:formula="of:=[.G101]/1000" office:value-type="float" office:value="43.437" calcext:value-type="float">
            <text:p>43.437</text:p>
          </table:table-cell>
          <table:table-cell table:formula="of:=[.H101]/1000" office:value-type="float" office:value="0.393" calcext:value-type="float">
            <text:p>0.393</text:p>
          </table:table-cell>
          <table:table-cell office:value-type="float" office:value="0" calcext:value-type="float">
            <text:p>0</text:p>
          </table:table-cell>
          <table:table-cell table:formula="of:=SUM([.A101:.D101])" office:value-type="float" office:value="44.19" calcext:value-type="float">
            <text:p>44.19</text:p>
          </table:table-cell>
          <table:table-cell office:value-type="float" office:value="360" calcext:value-type="float">
            <text:p>360</text:p>
          </table:table-cell>
          <table:table-cell office:value-type="float" office:value="43437" calcext:value-type="float">
            <text:p>43437</text:p>
          </table:table-cell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77040" calcext:value-type="float">
            <text:p>77040</text:p>
          </table:table-cell>
          <table:table-cell office:value-type="float" office:value="43315" calcext:value-type="float">
            <text:p>43315</text:p>
          </table:table-cell>
          <table:table-cell office:value-type="float" office:value="362" calcext:value-type="float">
            <text:p>362</text:p>
          </table:table-cell>
          <table:table-cell table:number-columns-repeated="6"/>
          <table:table-cell office:value-type="float" office:value="459" calcext:value-type="float">
            <text:p>459</text:p>
          </table:table-cell>
          <table:table-cell office:value-type="float" office:value="42915" calcext:value-type="float">
            <text:p>4291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11"/>
          <table:table-cell office:value-type="float" office:value="75436" calcext:value-type="float">
            <text:p>75436</text:p>
          </table:table-cell>
          <table:table-cell office:value-type="float" office:value="43328" calcext:value-type="float">
            <text:p>43328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2921" calcext:value-type="float">
            <text:p>4292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formula="of:=AVERAGE([.A1:.A101])" office:value-type="float" office:value="0.374356435643564" calcext:value-type="float">
            <text:p>0.374356435643564</text:p>
          </table:table-cell>
          <table:table-cell table:formula="of:=AVERAGE([.B1:.B101])/2" office:value-type="float" office:value="21.9249603960396" calcext:value-type="float">
            <text:p>21.9249603960396</text:p>
          </table:table-cell>
          <table:table-cell office:value-type="float" office:value="0.334554455445544" calcext:value-type="float">
            <text:p>0.334554455445544</text:p>
          </table:table-cell>
          <table:table-cell table:formula="of:=AVERAGE([.D1:.D101])" office:value-type="float" office:value="0" calcext:value-type="float">
            <text:p>0</text:p>
          </table:table-cell>
          <table:table-cell table:formula="of:=SUM([.A103:.D103])" office:value-type="float" office:value="22.6338712871287" calcext:value-type="float">
            <text:p>22.6338712871287</text:p>
          </table:table-cell>
          <table:table-cell/>
          <table:table-cell office:value-type="float" office:value="201707" calcext:value-type="float">
            <text:p>201707</text:p>
          </table:table-cell>
          <table:table-cell office:value-type="float" office:value="433.831" calcext:value-type="float">
            <text:p>433.831</text:p>
          </table:table-cell>
          <table:table-cell office:value-type="float" office:value="5.688" calcext:value-type="float">
            <text:p>5.688</text:p>
          </table:table-cell>
          <table:table-cell office:value-type="float" office:value="6.012" calcext:value-type="float">
            <text:p>6.012</text:p>
          </table:table-cell>
          <table:table-cell table:formula="of:=SUM([.G103:.J103])" office:value-type="float" office:value="202152.531" calcext:value-type="float">
            <text:p>202152.531</text:p>
          </table:table-cell>
          <table:table-cell office:value-type="float" office:value="73446" calcext:value-type="float">
            <text:p>73446</text:p>
          </table:table-cell>
          <table:table-cell office:value-type="float" office:value="43179" calcext:value-type="float">
            <text:p>43179</text:p>
          </table:table-cell>
          <table:table-cell office:value-type="float" office:value="364" calcext:value-type="float">
            <text:p>364</text:p>
          </table:table-cell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42850" calcext:value-type="float">
            <text:p>4285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formula="of:=STDEV([.A$11:.A$101])" office:value-type="float" office:value="0.0320440097244174" calcext:value-type="float">
            <text:p>0.0320440097244174</text:p>
          </table:table-cell>
          <table:table-cell table:formula="of:=STDEV([.B$1:.B$101])" office:value-type="float" office:value="1.61217253842862" calcext:value-type="float">
            <text:p>1.61217253842862</text:p>
          </table:table-cell>
          <table:table-cell table:formula="of:=STDEV([.C$1:.C$101])" office:value-type="float" office:value="0.0450632317026326" calcext:value-type="float">
            <text:p>0.0450632317026326</text:p>
          </table:table-cell>
          <table:table-cell table:formula="of:=STDEV([.D$1:.D$101])" office:value-type="float" office:value="0" calcext:value-type="float">
            <text:p>0</text:p>
          </table:table-cell>
          <table:table-cell table:formula="of:=STDEV([.E$2:.E$101])" office:value-type="float" office:value="1.64031024153507" calcext:value-type="float">
            <text:p>1.64031024153507</text:p>
          </table:table-cell>
          <table:table-cell/>
          <table:table-cell office:value-type="float" office:value="5.1581647688086" calcext:value-type="float">
            <text:p>5.1581647688086</text:p>
          </table:table-cell>
          <table:table-cell office:value-type="float" office:value="0.763632461617263" calcext:value-type="float">
            <text:p>0.763632461617263</text:p>
          </table:table-cell>
          <table:table-cell office:value-type="float" office:value="0.0879931725524292" calcext:value-type="float">
            <text:p>0.0879931725524292</text:p>
          </table:table-cell>
          <table:table-cell office:value-type="float" office:value="0.164094785456033" calcext:value-type="float">
            <text:p>0.164094785456033</text:p>
          </table:table-cell>
          <table:table-cell/>
          <table:table-cell office:value-type="float" office:value="73829" calcext:value-type="float">
            <text:p>73829</text:p>
          </table:table-cell>
          <table:table-cell office:value-type="float" office:value="43406" calcext:value-type="float">
            <text:p>43406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42944" calcext:value-type="float">
            <text:p>4294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1"/>
          <table:table-cell office:value-type="float" office:value="77055" calcext:value-type="float">
            <text:p>77055</text:p>
          </table:table-cell>
          <table:table-cell office:value-type="float" office:value="43505" calcext:value-type="float">
            <text:p>43505</text:p>
          </table:table-cell>
          <table:table-cell office:value-type="float" office:value="366" calcext:value-type="float">
            <text:p>366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42898" calcext:value-type="float">
            <text:p>4289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formula="of:=[.A103]/([.D103]+[.C103]+[.B103]+[.A103])*100" office:value-type="float" office:value="1.65396555849662" calcext:value-type="float">
            <text:p>1.65396555849662</text:p>
          </table:table-cell>
          <table:table-cell table:formula="of:=[.B103]/([.D103]+[.C103]+[.B103]+[.A103])*100" office:value-type="float" office:value="96.8679202859466" calcext:value-type="float">
            <text:p>96.8679202859466</text:p>
          </table:table-cell>
          <table:table-cell table:formula="of:=[.C103]/([.D103]+[.C103]+[.B103]+[.A103])*100" office:value-type="float" office:value="1.47811415555675" calcext:value-type="float">
            <text:p>1.47811415555675</text:p>
          </table:table-cell>
          <table:table-cell table:formula="of:=[.D103]/([.D103]+[.C103]+[.B103]+[.A103])*100" office:value-type="float" office:value="0" calcext:value-type="float">
            <text:p>0</text:p>
          </table:table-cell>
          <table:table-cell table:number-columns-repeated="2"/>
          <table:table-cell table:formula="of:=[.G103]/([.J103]+[.I103]+[.H103]+[.G103])*100" office:value-type="float" office:value="99.7796065190003" calcext:value-type="float">
            <text:p>99.7796065190003</text:p>
          </table:table-cell>
          <table:table-cell table:formula="of:=[.H103]/([.J103]+[.I103]+[.H103]+[.G103])*100" office:value-type="float" office:value="0.214605772113731" calcext:value-type="float">
            <text:p>0.214605772113731</text:p>
          </table:table-cell>
          <table:table-cell table:formula="of:=[.I103]/([.J103]+[.I103]+[.H103]+[.G103])*100" office:value-type="float" office:value="0.00281371693535709" calcext:value-type="float">
            <text:p>0.00281371693535709</text:p>
          </table:table-cell>
          <table:table-cell table:formula="of:=[.J103]/([.J103]+[.I103]+[.H103]+[.G103])*100" office:value-type="float" office:value="0.00297399195066225" calcext:value-type="float">
            <text:p>0.00297399195066225</text:p>
          </table:table-cell>
          <table:table-cell/>
          <table:table-cell office:value-type="float" office:value="74237" calcext:value-type="float">
            <text:p>74237</text:p>
          </table:table-cell>
          <table:table-cell office:value-type="float" office:value="43334" calcext:value-type="float">
            <text:p>43334</text:p>
          </table:table-cell>
          <table:table-cell office:value-type="float" office:value="359" calcext:value-type="float">
            <text:p>359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42991" calcext:value-type="float">
            <text:p>4299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formula="of:=[.A104]/([.D103]+[.C103]+[.B103]+[.A103])*100" office:value-type="float" office:value="0.141575470311347" calcext:value-type="float">
            <text:p>0.141575470311347</text:p>
          </table:table-cell>
          <table:table-cell table:formula="of:=[.B104]/([.D103]+[.C103]+[.B103]+[.A103])*100" office:value-type="float" office:value="7.12283160921488" calcext:value-type="float">
            <text:p>7.12283160921488</text:p>
          </table:table-cell>
          <table:table-cell table:formula="of:=[.C104]/([.D103]+[.C103]+[.B103]+[.A103])*100" office:value-type="float" office:value="0.199096438832622" calcext:value-type="float">
            <text:p>0.199096438832622</text:p>
          </table:table-cell>
          <table:table-cell table:formula="of:=[.D104]/([.D103]+[.C103]+[.B103]+[.A103])*100" office:value-type="float" office:value="0" calcext:value-type="float">
            <text:p>0</text:p>
          </table:table-cell>
          <table:table-cell table:number-columns-repeated="2"/>
          <table:table-cell table:formula="of:=[.G104]/([.J103]+[.I103]+[.H103]+[.G103])*100" office:value-type="float" office:value="0.00255162017675089" calcext:value-type="float">
            <text:p>0.00255162017675089</text:p>
          </table:table-cell>
          <table:table-cell table:formula="of:=[.H104]/([.J103]+[.I103]+[.H103]+[.G103])*100" office:value-type="float" office:value="0.000377750631090175" calcext:value-type="float">
            <text:p>0.000377750631090175</text:p>
          </table:table-cell>
          <table:table-cell table:formula="of:=[.I104]/([.J103]+[.I103]+[.H103]+[.G103])*100" office:value-type="float" office:value="0.0000435281082641648" calcext:value-type="float">
            <text:p>4.35281082641648E-05</text:p>
          </table:table-cell>
          <table:table-cell table:formula="of:=[.J104]/([.J103]+[.I103]+[.H103]+[.G103])*100" office:value-type="float" office:value="0.0000811737476866083" calcext:value-type="float">
            <text:p>8.11737476866083E-05</text:p>
          </table:table-cell>
          <table:table-cell/>
          <table:table-cell office:value-type="float" office:value="75444" calcext:value-type="float">
            <text:p>75444</text:p>
          </table:table-cell>
          <table:table-cell office:value-type="float" office:value="43536" calcext:value-type="float">
            <text:p>43536</text:p>
          </table:table-cell>
          <table:table-cell office:value-type="float" office:value="359" calcext:value-type="float">
            <text:p>359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42887" calcext:value-type="float">
            <text:p>4288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11"/>
          <table:table-cell office:value-type="float" office:value="79073" calcext:value-type="float">
            <text:p>79073</text:p>
          </table:table-cell>
          <table:table-cell office:value-type="float" office:value="43897" calcext:value-type="float">
            <text:p>43897</text:p>
          </table:table-cell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2931" calcext:value-type="float">
            <text:p>4293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11"/>
          <table:table-cell office:value-type="float" office:value="78720" calcext:value-type="float">
            <text:p>78720</text:p>
          </table:table-cell>
          <table:table-cell office:value-type="float" office:value="43788" calcext:value-type="float">
            <text:p>43788</text:p>
          </table:table-cell>
          <table:table-cell office:value-type="float" office:value="391" calcext:value-type="float">
            <text:p>391</text:p>
          </table:table-cell>
          <table:table-cell table:number-columns-repeated="6"/>
          <table:table-cell office:value-type="float" office:value="369" calcext:value-type="float">
            <text:p>369</text:p>
          </table:table-cell>
          <table:table-cell office:value-type="float" office:value="42922" calcext:value-type="float">
            <text:p>4292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number-columns-repeated="4"/>
          <table:table-cell office:value-type="float" office:value="202152.531" calcext:value-type="float">
            <text:p>202152.531</text:p>
          </table:table-cell>
          <table:table-cell table:number-columns-repeated="6"/>
          <table:table-cell office:value-type="float" office:value="75776" calcext:value-type="float">
            <text:p>75776</text:p>
          </table:table-cell>
          <table:table-cell office:value-type="float" office:value="43403" calcext:value-type="float">
            <text:p>43403</text:p>
          </table:table-cell>
          <table:table-cell office:value-type="float" office:value="382" calcext:value-type="float">
            <text:p>382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42924" calcext:value-type="float">
            <text:p>4292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4"/>
          <table:table-cell office:value-type="float" office:value="1699.63084653465" calcext:value-type="float">
            <text:p>1699.63084653465</text:p>
          </table:table-cell>
          <table:table-cell table:number-columns-repeated="6"/>
          <table:table-cell office:value-type="float" office:value="75516" calcext:value-type="float">
            <text:p>75516</text:p>
          </table:table-cell>
          <table:table-cell office:value-type="float" office:value="43824" calcext:value-type="float">
            <text:p>43824</text:p>
          </table:table-cell>
          <table:table-cell office:value-type="float" office:value="362" calcext:value-type="float">
            <text:p>362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42889" calcext:value-type="float">
            <text:p>4288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1"/>
          <table:table-cell office:value-type="float" office:value="84092" calcext:value-type="float">
            <text:p>84092</text:p>
          </table:table-cell>
          <table:table-cell office:value-type="float" office:value="43689" calcext:value-type="float">
            <text:p>43689</text:p>
          </table:table-cell>
          <table:table-cell office:value-type="float" office:value="364" calcext:value-type="float">
            <text:p>364</text:p>
          </table:table-cell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42925" calcext:value-type="float">
            <text:p>4292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table:number-columns-repeated="11"/>
          <table:table-cell office:value-type="float" office:value="74487" calcext:value-type="float">
            <text:p>74487</text:p>
          </table:table-cell>
          <table:table-cell office:value-type="float" office:value="43834" calcext:value-type="float">
            <text:p>43834</text:p>
          </table:table-cell>
          <table:table-cell office:value-type="float" office:value="386" calcext:value-type="float">
            <text:p>386</text:p>
          </table:table-cell>
          <table:table-cell table:number-columns-repeated="6"/>
          <table:table-cell office:value-type="float" office:value="383" calcext:value-type="float">
            <text:p>383</text:p>
          </table:table-cell>
          <table:table-cell office:value-type="float" office:value="42842" calcext:value-type="float">
            <text:p>4284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8"/>
          <table:table-cell office:value-type="float" office:value="1543.02267326733" calcext:value-type="float">
            <text:p>1543.02267326733</text:p>
          </table:table-cell>
          <table:table-cell table:formula="of:=[.I116]/[.I114]" office:value-type="float" office:value="0.491172166897055" calcext:value-type="float">
            <text:p>0.491172166897055</text:p>
          </table:table-cell>
          <table:table-cell/>
          <table:table-cell office:value-type="float" office:value="78573" calcext:value-type="float">
            <text:p>78573</text:p>
          </table:table-cell>
          <table:table-cell office:value-type="float" office:value="43550" calcext:value-type="float">
            <text:p>43550</text:p>
          </table:table-cell>
          <table:table-cell office:value-type="float" office:value="352" calcext:value-type="float">
            <text:p>352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2837" calcext:value-type="float">
            <text:p>4283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217.904933286186" calcext:value-type="float">
            <text:p>217.904933286186</text:p>
          </table:table-cell>
          <table:table-cell table:number-columns-repeated="9"/>
          <table:table-cell office:value-type="float" office:value="74388" calcext:value-type="float">
            <text:p>74388</text:p>
          </table:table-cell>
          <table:table-cell office:value-type="float" office:value="43508" calcext:value-type="float">
            <text:p>43508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43071" calcext:value-type="float">
            <text:p>4307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table:formula="of:=([.B115]-[.E103])/[.B115]" office:value-type="float" office:value="0.896129605944247" calcext:value-type="float">
            <text:p>0.896129605944247</text:p>
          </table:table-cell>
          <table:table-cell table:number-columns-repeated="2"/>
          <table:table-cell table:formula="of:=SUM([.B103:.D103])" office:value-type="float" office:value="22.2595148514851" calcext:value-type="float">
            <text:p>22.2595148514851</text:p>
          </table:table-cell>
          <table:table-cell table:number-columns-repeated="3"/>
          <table:table-cell office:value-type="float" office:value="757.88979" calcext:value-type="float">
            <text:p>757.88979</text:p>
          </table:table-cell>
          <table:table-cell table:number-columns-repeated="2"/>
          <table:table-cell office:value-type="float" office:value="75872" calcext:value-type="float">
            <text:p>75872</text:p>
          </table:table-cell>
          <table:table-cell office:value-type="float" office:value="43483" calcext:value-type="float">
            <text:p>43483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374" calcext:value-type="float">
            <text:p>374</text:p>
          </table:table-cell>
          <table:table-cell office:value-type="float" office:value="42881" calcext:value-type="float">
            <text:p>4288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8"/>
          <table:table-cell office:value-type="float" office:value="80.810305" calcext:value-type="float">
            <text:p>80.810305</text:p>
          </table:table-cell>
          <table:table-cell table:number-columns-repeated="2"/>
          <table:table-cell office:value-type="float" office:value="77793" calcext:value-type="float">
            <text:p>77793</text:p>
          </table:table-cell>
          <table:table-cell office:value-type="float" office:value="43412" calcext:value-type="float">
            <text:p>43412</text:p>
          </table:table-cell>
          <table:table-cell office:value-type="float" office:value="362" calcext:value-type="float">
            <text:p>362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2878" calcext:value-type="float">
            <text:p>4287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number-columns-repeated="11"/>
          <table:table-cell office:value-type="float" office:value="75623" calcext:value-type="float">
            <text:p>75623</text:p>
          </table:table-cell>
          <table:table-cell office:value-type="float" office:value="43138" calcext:value-type="float">
            <text:p>43138</text:p>
          </table:table-cell>
          <table:table-cell office:value-type="float" office:value="382" calcext:value-type="float">
            <text:p>382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3197" calcext:value-type="float">
            <text:p>4319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11"/>
          <table:table-cell office:value-type="float" office:value="76825" calcext:value-type="float">
            <text:p>76825</text:p>
          </table:table-cell>
          <table:table-cell office:value-type="float" office:value="43173" calcext:value-type="float">
            <text:p>43173</text:p>
          </table:table-cell>
          <table:table-cell office:value-type="float" office:value="356" calcext:value-type="float">
            <text:p>356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43096" calcext:value-type="float">
            <text:p>4309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11"/>
          <table:table-cell office:value-type="float" office:value="75025" calcext:value-type="float">
            <text:p>75025</text:p>
          </table:table-cell>
          <table:table-cell office:value-type="float" office:value="43590" calcext:value-type="float">
            <text:p>43590</text:p>
          </table:table-cell>
          <table:table-cell office:value-type="float" office:value="366" calcext:value-type="float">
            <text:p>366</text:p>
          </table:table-cell>
          <table:table-cell table:number-columns-repeated="6"/>
          <table:table-cell office:value-type="float" office:value="371" calcext:value-type="float">
            <text:p>371</text:p>
          </table:table-cell>
          <table:table-cell office:value-type="float" office:value="43172" calcext:value-type="float">
            <text:p>4317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11"/>
          <table:table-cell office:value-type="float" office:value="76972" calcext:value-type="float">
            <text:p>76972</text:p>
          </table:table-cell>
          <table:table-cell office:value-type="float" office:value="43143" calcext:value-type="float">
            <text:p>43143</text:p>
          </table:table-cell>
          <table:table-cell office:value-type="float" office:value="383" calcext:value-type="float">
            <text:p>383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43253" calcext:value-type="float">
            <text:p>4325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11"/>
          <table:table-cell office:value-type="float" office:value="88631" calcext:value-type="float">
            <text:p>88631</text:p>
          </table:table-cell>
          <table:table-cell office:value-type="float" office:value="48075" calcext:value-type="float">
            <text:p>48075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43165" calcext:value-type="float">
            <text:p>4316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11"/>
          <table:table-cell office:value-type="float" office:value="76843" calcext:value-type="float">
            <text:p>76843</text:p>
          </table:table-cell>
          <table:table-cell office:value-type="float" office:value="43164" calcext:value-type="float">
            <text:p>43164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367" calcext:value-type="float">
            <text:p>367</text:p>
          </table:table-cell>
          <table:table-cell office:value-type="float" office:value="43708" calcext:value-type="float">
            <text:p>4370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11"/>
          <table:table-cell office:value-type="float" office:value="74203" calcext:value-type="float">
            <text:p>74203</text:p>
          </table:table-cell>
          <table:table-cell office:value-type="float" office:value="43314" calcext:value-type="float">
            <text:p>43314</text:p>
          </table:table-cell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43381" calcext:value-type="float">
            <text:p>4338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11"/>
          <table:table-cell office:value-type="float" office:value="76474" calcext:value-type="float">
            <text:p>76474</text:p>
          </table:table-cell>
          <table:table-cell office:value-type="float" office:value="43173" calcext:value-type="float">
            <text:p>43173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43530" calcext:value-type="float">
            <text:p>4353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11"/>
          <table:table-cell office:value-type="float" office:value="74820" calcext:value-type="float">
            <text:p>74820</text:p>
          </table:table-cell>
          <table:table-cell office:value-type="float" office:value="43096" calcext:value-type="float">
            <text:p>43096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77" calcext:value-type="float">
            <text:p>377</text:p>
          </table:table-cell>
          <table:table-cell office:value-type="float" office:value="43096" calcext:value-type="float">
            <text:p>4309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11"/>
          <table:table-cell office:value-type="float" office:value="74876" calcext:value-type="float">
            <text:p>74876</text:p>
          </table:table-cell>
          <table:table-cell office:value-type="float" office:value="43238" calcext:value-type="float">
            <text:p>43238</text:p>
          </table:table-cell>
          <table:table-cell office:value-type="float" office:value="356" calcext:value-type="float">
            <text:p>356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43920" calcext:value-type="float">
            <text:p>4392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11"/>
          <table:table-cell office:value-type="float" office:value="76189" calcext:value-type="float">
            <text:p>76189</text:p>
          </table:table-cell>
          <table:table-cell office:value-type="float" office:value="43153" calcext:value-type="float">
            <text:p>43153</text:p>
          </table:table-cell>
          <table:table-cell office:value-type="float" office:value="362" calcext:value-type="float">
            <text:p>362</text:p>
          </table:table-cell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42906" calcext:value-type="float">
            <text:p>4290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11"/>
          <table:table-cell office:value-type="float" office:value="74166" calcext:value-type="float">
            <text:p>74166</text:p>
          </table:table-cell>
          <table:table-cell office:value-type="float" office:value="43159" calcext:value-type="float">
            <text:p>43159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42843" calcext:value-type="float">
            <text:p>4284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11"/>
          <table:table-cell office:value-type="float" office:value="75751" calcext:value-type="float">
            <text:p>75751</text:p>
          </table:table-cell>
          <table:table-cell office:value-type="float" office:value="43205" calcext:value-type="float">
            <text:p>43205</text:p>
          </table:table-cell>
          <table:table-cell office:value-type="float" office:value="362" calcext:value-type="float">
            <text:p>362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43095" calcext:value-type="float">
            <text:p>4309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11"/>
          <table:table-cell office:value-type="float" office:value="75069" calcext:value-type="float">
            <text:p>75069</text:p>
          </table:table-cell>
          <table:table-cell office:value-type="float" office:value="43301" calcext:value-type="float">
            <text:p>43301</text:p>
          </table:table-cell>
          <table:table-cell office:value-type="float" office:value="366" calcext:value-type="float">
            <text:p>366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43056" calcext:value-type="float">
            <text:p>4305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11"/>
          <table:table-cell office:value-type="float" office:value="75006" calcext:value-type="float">
            <text:p>75006</text:p>
          </table:table-cell>
          <table:table-cell office:value-type="float" office:value="43200" calcext:value-type="float">
            <text:p>43200</text:p>
          </table:table-cell>
          <table:table-cell office:value-type="float" office:value="396" calcext:value-type="float">
            <text:p>396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42964" calcext:value-type="float">
            <text:p>4296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11"/>
          <table:table-cell office:value-type="float" office:value="77926" calcext:value-type="float">
            <text:p>77926</text:p>
          </table:table-cell>
          <table:table-cell office:value-type="float" office:value="43156" calcext:value-type="float">
            <text:p>43156</text:p>
          </table:table-cell>
          <table:table-cell office:value-type="float" office:value="377" calcext:value-type="float">
            <text:p>377</text:p>
          </table:table-cell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48975" calcext:value-type="float">
            <text:p>4897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1"/>
          <table:table-cell office:value-type="float" office:value="74685" calcext:value-type="float">
            <text:p>74685</text:p>
          </table:table-cell>
          <table:table-cell office:value-type="float" office:value="43188" calcext:value-type="float">
            <text:p>43188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office:value-type="float" office:value="2608" calcext:value-type="float">
            <text:p>2608</text:p>
          </table:table-cell>
          <table:table-cell office:value-type="float" office:value="43359" calcext:value-type="float">
            <text:p>4335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11"/>
          <table:table-cell office:value-type="float" office:value="72703" calcext:value-type="float">
            <text:p>72703</text:p>
          </table:table-cell>
          <table:table-cell office:value-type="float" office:value="43267" calcext:value-type="float">
            <text:p>43267</text:p>
          </table:table-cell>
          <table:table-cell office:value-type="float" office:value="359" calcext:value-type="float">
            <text:p>359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43339" calcext:value-type="float">
            <text:p>4333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11"/>
          <table:table-cell office:value-type="float" office:value="73431" calcext:value-type="float">
            <text:p>73431</text:p>
          </table:table-cell>
          <table:table-cell office:value-type="float" office:value="43164" calcext:value-type="float">
            <text:p>43164</text:p>
          </table:table-cell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437" calcext:value-type="float">
            <text:p>437</text:p>
          </table:table-cell>
          <table:table-cell office:value-type="float" office:value="43374" calcext:value-type="float">
            <text:p>4337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11"/>
          <table:table-cell office:value-type="float" office:value="76544" calcext:value-type="float">
            <text:p>76544</text:p>
          </table:table-cell>
          <table:table-cell office:value-type="float" office:value="43241" calcext:value-type="float">
            <text:p>43241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3307" calcext:value-type="float">
            <text:p>4330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11"/>
          <table:table-cell office:value-type="float" office:value="75015" calcext:value-type="float">
            <text:p>75015</text:p>
          </table:table-cell>
          <table:table-cell office:value-type="float" office:value="43324" calcext:value-type="float">
            <text:p>43324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3366" calcext:value-type="float">
            <text:p>4336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number-columns-repeated="11"/>
          <table:table-cell office:value-type="float" office:value="75104" calcext:value-type="float">
            <text:p>75104</text:p>
          </table:table-cell>
          <table:table-cell office:value-type="float" office:value="43193" calcext:value-type="float">
            <text:p>43193</text:p>
          </table:table-cell>
          <table:table-cell office:value-type="float" office:value="358" calcext:value-type="float">
            <text:p>358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46122" calcext:value-type="float">
            <text:p>4612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number-columns-repeated="11"/>
          <table:table-cell office:value-type="float" office:value="74342" calcext:value-type="float">
            <text:p>74342</text:p>
          </table:table-cell>
          <table:table-cell office:value-type="float" office:value="43200" calcext:value-type="float">
            <text:p>43200</text:p>
          </table:table-cell>
          <table:table-cell office:value-type="float" office:value="364" calcext:value-type="float">
            <text:p>364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44080" calcext:value-type="float">
            <text:p>4408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11"/>
          <table:table-cell office:value-type="float" office:value="74813" calcext:value-type="float">
            <text:p>74813</text:p>
          </table:table-cell>
          <table:table-cell office:value-type="float" office:value="43234" calcext:value-type="float">
            <text:p>43234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43376" calcext:value-type="float">
            <text:p>4337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11"/>
          <table:table-cell office:value-type="float" office:value="74790" calcext:value-type="float">
            <text:p>74790</text:p>
          </table:table-cell>
          <table:table-cell office:value-type="float" office:value="43117" calcext:value-type="float">
            <text:p>43117</text:p>
          </table:table-cell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43379" calcext:value-type="float">
            <text:p>4337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number-columns-repeated="11"/>
          <table:table-cell office:value-type="float" office:value="77796" calcext:value-type="float">
            <text:p>77796</text:p>
          </table:table-cell>
          <table:table-cell office:value-type="float" office:value="43173" calcext:value-type="float">
            <text:p>43173</text:p>
          </table:table-cell>
          <table:table-cell office:value-type="float" office:value="418" calcext:value-type="float">
            <text:p>418</text:p>
          </table:table-cell>
          <table:table-cell table:number-columns-repeated="6"/>
          <table:table-cell office:value-type="float" office:value="433" calcext:value-type="float">
            <text:p>433</text:p>
          </table:table-cell>
          <table:table-cell office:value-type="float" office:value="43574" calcext:value-type="float">
            <text:p>4357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number-columns-repeated="11"/>
          <table:table-cell office:value-type="float" office:value="74743" calcext:value-type="float">
            <text:p>74743</text:p>
          </table:table-cell>
          <table:table-cell office:value-type="float" office:value="43267" calcext:value-type="float">
            <text:p>43267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office:value-type="float" office:value="43933" calcext:value-type="float">
            <text:p>4393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11"/>
          <table:table-cell office:value-type="float" office:value="74850" calcext:value-type="float">
            <text:p>74850</text:p>
          </table:table-cell>
          <table:table-cell office:value-type="float" office:value="43197" calcext:value-type="float">
            <text:p>43197</text:p>
          </table:table-cell>
          <table:table-cell office:value-type="float" office:value="366" calcext:value-type="float">
            <text:p>366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45040" calcext:value-type="float">
            <text:p>4504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11"/>
          <table:table-cell office:value-type="float" office:value="77763" calcext:value-type="float">
            <text:p>77763</text:p>
          </table:table-cell>
          <table:table-cell office:value-type="float" office:value="43208" calcext:value-type="float">
            <text:p>43208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office:value-type="float" office:value="45907" calcext:value-type="float">
            <text:p>4590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11"/>
          <table:table-cell office:value-type="float" office:value="76592" calcext:value-type="float">
            <text:p>76592</text:p>
          </table:table-cell>
          <table:table-cell office:value-type="float" office:value="43259" calcext:value-type="float">
            <text:p>43259</text:p>
          </table:table-cell>
          <table:table-cell office:value-type="float" office:value="365" calcext:value-type="float">
            <text:p>365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43853" calcext:value-type="float">
            <text:p>4385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11"/>
          <table:table-cell office:value-type="float" office:value="76127" calcext:value-type="float">
            <text:p>76127</text:p>
          </table:table-cell>
          <table:table-cell office:value-type="float" office:value="43212" calcext:value-type="float">
            <text:p>43212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3483" calcext:value-type="float">
            <text:p>4348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number-columns-repeated="11"/>
          <table:table-cell office:value-type="float" office:value="76902" calcext:value-type="float">
            <text:p>76902</text:p>
          </table:table-cell>
          <table:table-cell office:value-type="float" office:value="43207" calcext:value-type="float">
            <text:p>43207</text:p>
          </table:table-cell>
          <table:table-cell office:value-type="float" office:value="352" calcext:value-type="float">
            <text:p>352</text:p>
          </table:table-cell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44017" calcext:value-type="float">
            <text:p>4401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1"/>
          <table:table-cell office:value-type="float" office:value="86188" calcext:value-type="float">
            <text:p>86188</text:p>
          </table:table-cell>
          <table:table-cell office:value-type="float" office:value="43058" calcext:value-type="float">
            <text:p>43058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office:value-type="float" office:value="468" calcext:value-type="float">
            <text:p>468</text:p>
          </table:table-cell>
          <table:table-cell office:value-type="float" office:value="43307" calcext:value-type="float">
            <text:p>4330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11"/>
          <table:table-cell office:value-type="float" office:value="75743" calcext:value-type="float">
            <text:p>75743</text:p>
          </table:table-cell>
          <table:table-cell office:value-type="float" office:value="43155" calcext:value-type="float">
            <text:p>43155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43654" calcext:value-type="float">
            <text:p>4365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1"/>
          <table:table-cell office:value-type="float" office:value="77399" calcext:value-type="float">
            <text:p>77399</text:p>
          </table:table-cell>
          <table:table-cell office:value-type="float" office:value="43215" calcext:value-type="float">
            <text:p>43215</text:p>
          </table:table-cell>
          <table:table-cell office:value-type="float" office:value="357" calcext:value-type="float">
            <text:p>357</text:p>
          </table:table-cell>
          <table:table-cell table:number-columns-repeated="6"/>
          <table:table-cell office:value-type="float" office:value="371" calcext:value-type="float">
            <text:p>371</text:p>
          </table:table-cell>
          <table:table-cell office:value-type="float" office:value="43794" calcext:value-type="float">
            <text:p>4379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11"/>
          <table:table-cell office:value-type="float" office:value="74619" calcext:value-type="float">
            <text:p>74619</text:p>
          </table:table-cell>
          <table:table-cell office:value-type="float" office:value="43181" calcext:value-type="float">
            <text:p>43181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43795" calcext:value-type="float">
            <text:p>4379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11"/>
          <table:table-cell office:value-type="float" office:value="75697" calcext:value-type="float">
            <text:p>75697</text:p>
          </table:table-cell>
          <table:table-cell office:value-type="float" office:value="43222" calcext:value-type="float">
            <text:p>43222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43334" calcext:value-type="float">
            <text:p>4333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11"/>
          <table:table-cell office:value-type="float" office:value="74311" calcext:value-type="float">
            <text:p>74311</text:p>
          </table:table-cell>
          <table:table-cell office:value-type="float" office:value="43112" calcext:value-type="float">
            <text:p>43112</text:p>
          </table:table-cell>
          <table:table-cell office:value-type="float" office:value="365" calcext:value-type="float">
            <text:p>365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3669" calcext:value-type="float">
            <text:p>4366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1"/>
          <table:table-cell office:value-type="float" office:value="74783" calcext:value-type="float">
            <text:p>74783</text:p>
          </table:table-cell>
          <table:table-cell office:value-type="float" office:value="43194" calcext:value-type="float">
            <text:p>43194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43421" calcext:value-type="float">
            <text:p>4342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11"/>
          <table:table-cell office:value-type="float" office:value="73423" calcext:value-type="float">
            <text:p>73423</text:p>
          </table:table-cell>
          <table:table-cell office:value-type="float" office:value="43185" calcext:value-type="float">
            <text:p>43185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3564" calcext:value-type="float">
            <text:p>4356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11"/>
          <table:table-cell office:value-type="float" office:value="77485" calcext:value-type="float">
            <text:p>77485</text:p>
          </table:table-cell>
          <table:table-cell office:value-type="float" office:value="43106" calcext:value-type="float">
            <text:p>43106</text:p>
          </table:table-cell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43682" calcext:value-type="float">
            <text:p>4368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number-columns-repeated="11"/>
          <table:table-cell office:value-type="float" office:value="76045" calcext:value-type="float">
            <text:p>76045</text:p>
          </table:table-cell>
          <table:table-cell office:value-type="float" office:value="44525" calcext:value-type="float">
            <text:p>44525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43085" calcext:value-type="float">
            <text:p>4308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number-columns-repeated="11"/>
          <table:table-cell office:value-type="float" office:value="75700" calcext:value-type="float">
            <text:p>75700</text:p>
          </table:table-cell>
          <table:table-cell office:value-type="float" office:value="43210" calcext:value-type="float">
            <text:p>43210</text:p>
          </table:table-cell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43705" calcext:value-type="float">
            <text:p>4370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11"/>
          <table:table-cell office:value-type="float" office:value="77691" calcext:value-type="float">
            <text:p>77691</text:p>
          </table:table-cell>
          <table:table-cell office:value-type="float" office:value="43258" calcext:value-type="float">
            <text:p>43258</text:p>
          </table:table-cell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2928" calcext:value-type="float">
            <text:p>4292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11"/>
          <table:table-cell office:value-type="float" office:value="76067" calcext:value-type="float">
            <text:p>76067</text:p>
          </table:table-cell>
          <table:table-cell office:value-type="float" office:value="43208" calcext:value-type="float">
            <text:p>43208</text:p>
          </table:table-cell>
          <table:table-cell office:value-type="float" office:value="358" calcext:value-type="float">
            <text:p>358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43053" calcext:value-type="float">
            <text:p>4305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11"/>
          <table:table-cell office:value-type="float" office:value="76795" calcext:value-type="float">
            <text:p>76795</text:p>
          </table:table-cell>
          <table:table-cell office:value-type="float" office:value="43206" calcext:value-type="float">
            <text:p>43206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426" calcext:value-type="float">
            <text:p>426</text:p>
          </table:table-cell>
          <table:table-cell office:value-type="float" office:value="42996" calcext:value-type="float">
            <text:p>4299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11"/>
          <table:table-cell office:value-type="float" office:value="76435" calcext:value-type="float">
            <text:p>76435</text:p>
          </table:table-cell>
          <table:table-cell office:value-type="float" office:value="43066" calcext:value-type="float">
            <text:p>43066</text:p>
          </table:table-cell>
          <table:table-cell office:value-type="float" office:value="351" calcext:value-type="float">
            <text:p>351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42964" calcext:value-type="float">
            <text:p>4296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11"/>
          <table:table-cell office:value-type="float" office:value="73386" calcext:value-type="float">
            <text:p>73386</text:p>
          </table:table-cell>
          <table:table-cell office:value-type="float" office:value="43233" calcext:value-type="float">
            <text:p>43233</text:p>
          </table:table-cell>
          <table:table-cell office:value-type="float" office:value="356" calcext:value-type="float">
            <text:p>356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2930" calcext:value-type="float">
            <text:p>4293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11"/>
          <table:table-cell office:value-type="float" office:value="78809" calcext:value-type="float">
            <text:p>78809</text:p>
          </table:table-cell>
          <table:table-cell office:value-type="float" office:value="44382" calcext:value-type="float">
            <text:p>44382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43020" calcext:value-type="float">
            <text:p>4302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11"/>
          <table:table-cell office:value-type="float" office:value="77502" calcext:value-type="float">
            <text:p>77502</text:p>
          </table:table-cell>
          <table:table-cell office:value-type="float" office:value="43312" calcext:value-type="float">
            <text:p>43312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42951" calcext:value-type="float">
            <text:p>4295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1"/>
          <table:table-cell office:value-type="float" office:value="76344" calcext:value-type="float">
            <text:p>76344</text:p>
          </table:table-cell>
          <table:table-cell office:value-type="float" office:value="43265" calcext:value-type="float">
            <text:p>43265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42989" calcext:value-type="float">
            <text:p>4298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11"/>
          <table:table-cell office:value-type="float" office:value="75492" calcext:value-type="float">
            <text:p>75492</text:p>
          </table:table-cell>
          <table:table-cell office:value-type="float" office:value="43247" calcext:value-type="float">
            <text:p>43247</text:p>
          </table:table-cell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43043" calcext:value-type="float">
            <text:p>4304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11"/>
          <table:table-cell office:value-type="float" office:value="75109" calcext:value-type="float">
            <text:p>75109</text:p>
          </table:table-cell>
          <table:table-cell office:value-type="float" office:value="44691" calcext:value-type="float">
            <text:p>44691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43035" calcext:value-type="float">
            <text:p>4303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11"/>
          <table:table-cell office:value-type="float" office:value="73575" calcext:value-type="float">
            <text:p>73575</text:p>
          </table:table-cell>
          <table:table-cell office:value-type="float" office:value="43279" calcext:value-type="float">
            <text:p>43279</text:p>
          </table:table-cell>
          <table:table-cell office:value-type="float" office:value="364" calcext:value-type="float">
            <text:p>364</text:p>
          </table:table-cell>
          <table:table-cell table:number-columns-repeated="6"/>
          <table:table-cell office:value-type="float" office:value="353" calcext:value-type="float">
            <text:p>353</text:p>
          </table:table-cell>
          <table:table-cell office:value-type="float" office:value="43329" calcext:value-type="float">
            <text:p>4332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11"/>
          <table:table-cell office:value-type="float" office:value="77438" calcext:value-type="float">
            <text:p>77438</text:p>
          </table:table-cell>
          <table:table-cell office:value-type="float" office:value="43089" calcext:value-type="float">
            <text:p>43089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43371" calcext:value-type="float">
            <text:p>4337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11"/>
          <table:table-cell office:value-type="float" office:value="75365" calcext:value-type="float">
            <text:p>75365</text:p>
          </table:table-cell>
          <table:table-cell office:value-type="float" office:value="43240" calcext:value-type="float">
            <text:p>43240</text:p>
          </table:table-cell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398" calcext:value-type="float">
            <text:p>398</text:p>
          </table:table-cell>
          <table:table-cell office:value-type="float" office:value="43232" calcext:value-type="float">
            <text:p>4323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11"/>
          <table:table-cell office:value-type="float" office:value="76530" calcext:value-type="float">
            <text:p>76530</text:p>
          </table:table-cell>
          <table:table-cell office:value-type="float" office:value="43189" calcext:value-type="float">
            <text:p>43189</text:p>
          </table:table-cell>
          <table:table-cell office:value-type="float" office:value="364" calcext:value-type="float">
            <text:p>364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43171" calcext:value-type="float">
            <text:p>4317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11"/>
          <table:table-cell office:value-type="float" office:value="74734" calcext:value-type="float">
            <text:p>74734</text:p>
          </table:table-cell>
          <table:table-cell office:value-type="float" office:value="43217" calcext:value-type="float">
            <text:p>43217</text:p>
          </table:table-cell>
          <table:table-cell office:value-type="float" office:value="357" calcext:value-type="float">
            <text:p>357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43125" calcext:value-type="float">
            <text:p>4312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11"/>
          <table:table-cell office:value-type="float" office:value="75197" calcext:value-type="float">
            <text:p>75197</text:p>
          </table:table-cell>
          <table:table-cell office:value-type="float" office:value="43251" calcext:value-type="float">
            <text:p>43251</text:p>
          </table:table-cell>
          <table:table-cell office:value-type="float" office:value="362" calcext:value-type="float">
            <text:p>362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43654" calcext:value-type="float">
            <text:p>4365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11"/>
          <table:table-cell office:value-type="float" office:value="77363" calcext:value-type="float">
            <text:p>77363</text:p>
          </table:table-cell>
          <table:table-cell office:value-type="float" office:value="43309" calcext:value-type="float">
            <text:p>43309</text:p>
          </table:table-cell>
          <table:table-cell office:value-type="float" office:value="358" calcext:value-type="float">
            <text:p>358</text:p>
          </table:table-cell>
          <table:table-cell table:number-columns-repeated="6"/>
          <table:table-cell office:value-type="float" office:value="412" calcext:value-type="float">
            <text:p>412</text:p>
          </table:table-cell>
          <table:table-cell office:value-type="float" office:value="47274" calcext:value-type="float">
            <text:p>4727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number-columns-repeated="11"/>
          <table:table-cell office:value-type="float" office:value="74072" calcext:value-type="float">
            <text:p>74072</text:p>
          </table:table-cell>
          <table:table-cell office:value-type="float" office:value="43265" calcext:value-type="float">
            <text:p>43265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office:value-type="float" office:value="381" calcext:value-type="float">
            <text:p>381</text:p>
          </table:table-cell>
          <table:table-cell office:value-type="float" office:value="44075" calcext:value-type="float">
            <text:p>4407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11"/>
          <table:table-cell office:value-type="float" office:value="74048" calcext:value-type="float">
            <text:p>74048</text:p>
          </table:table-cell>
          <table:table-cell office:value-type="float" office:value="43185" calcext:value-type="float">
            <text:p>43185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3678" calcext:value-type="float">
            <text:p>4367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11"/>
          <table:table-cell office:value-type="float" office:value="77141" calcext:value-type="float">
            <text:p>77141</text:p>
          </table:table-cell>
          <table:table-cell office:value-type="float" office:value="43395" calcext:value-type="float">
            <text:p>43395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371" calcext:value-type="float">
            <text:p>371</text:p>
          </table:table-cell>
          <table:table-cell office:value-type="float" office:value="43881" calcext:value-type="float">
            <text:p>4388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number-columns-repeated="11"/>
          <table:table-cell office:value-type="float" office:value="76422" calcext:value-type="float">
            <text:p>76422</text:p>
          </table:table-cell>
          <table:table-cell office:value-type="float" office:value="43243" calcext:value-type="float">
            <text:p>43243</text:p>
          </table:table-cell>
          <table:table-cell office:value-type="float" office:value="372" calcext:value-type="float">
            <text:p>372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43312" calcext:value-type="float">
            <text:p>4331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11"/>
          <table:table-cell office:value-type="float" office:value="80565" calcext:value-type="float">
            <text:p>80565</text:p>
          </table:table-cell>
          <table:table-cell office:value-type="float" office:value="43164" calcext:value-type="float">
            <text:p>43164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3305" calcext:value-type="float">
            <text:p>4330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1"/>
          <table:table-cell office:value-type="float" office:value="73507" calcext:value-type="float">
            <text:p>73507</text:p>
          </table:table-cell>
          <table:table-cell office:value-type="float" office:value="43157" calcext:value-type="float">
            <text:p>43157</text:p>
          </table:table-cell>
          <table:table-cell office:value-type="float" office:value="358" calcext:value-type="float">
            <text:p>358</text:p>
          </table:table-cell>
          <table:table-cell table:number-columns-repeated="6"/>
          <table:table-cell office:value-type="float" office:value="383" calcext:value-type="float">
            <text:p>383</text:p>
          </table:table-cell>
          <table:table-cell office:value-type="float" office:value="43674" calcext:value-type="float">
            <text:p>4367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11"/>
          <table:table-cell office:value-type="float" office:value="74936" calcext:value-type="float">
            <text:p>74936</text:p>
          </table:table-cell>
          <table:table-cell office:value-type="float" office:value="43651" calcext:value-type="float">
            <text:p>43651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374" calcext:value-type="float">
            <text:p>374</text:p>
          </table:table-cell>
          <table:table-cell office:value-type="float" office:value="53125" calcext:value-type="float">
            <text:p>5312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11"/>
          <table:table-cell office:value-type="float" office:value="77174" calcext:value-type="float">
            <text:p>77174</text:p>
          </table:table-cell>
          <table:table-cell office:value-type="float" office:value="43199" calcext:value-type="float">
            <text:p>43199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office:value-type="float" office:value="51710" calcext:value-type="float">
            <text:p>5171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11"/>
          <table:table-cell office:value-type="float" office:value="73865" calcext:value-type="float">
            <text:p>73865</text:p>
          </table:table-cell>
          <table:table-cell office:value-type="float" office:value="43186" calcext:value-type="float">
            <text:p>43186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43968" calcext:value-type="float">
            <text:p>4396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11"/>
          <table:table-cell office:value-type="float" office:value="79123" calcext:value-type="float">
            <text:p>79123</text:p>
          </table:table-cell>
          <table:table-cell office:value-type="float" office:value="43191" calcext:value-type="float">
            <text:p>43191</text:p>
          </table:table-cell>
          <table:table-cell office:value-type="float" office:value="374" calcext:value-type="float">
            <text:p>374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43883" calcext:value-type="float">
            <text:p>4388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11"/>
          <table:table-cell office:value-type="float" office:value="75681" calcext:value-type="float">
            <text:p>75681</text:p>
          </table:table-cell>
          <table:table-cell office:value-type="float" office:value="43140" calcext:value-type="float">
            <text:p>43140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49496" calcext:value-type="float">
            <text:p>4949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table:number-columns-repeated="11"/>
          <table:table-cell office:value-type="float" office:value="77756" calcext:value-type="float">
            <text:p>77756</text:p>
          </table:table-cell>
          <table:table-cell office:value-type="float" office:value="43092" calcext:value-type="float">
            <text:p>43092</text:p>
          </table:table-cell>
          <table:table-cell office:value-type="float" office:value="357" calcext:value-type="float">
            <text:p>357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43864" calcext:value-type="float">
            <text:p>4386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11"/>
          <table:table-cell office:value-type="float" office:value="75616" calcext:value-type="float">
            <text:p>75616</text:p>
          </table:table-cell>
          <table:table-cell office:value-type="float" office:value="43205" calcext:value-type="float">
            <text:p>43205</text:p>
          </table:table-cell>
          <table:table-cell office:value-type="float" office:value="366" calcext:value-type="float">
            <text:p>366</text:p>
          </table:table-cell>
          <table:table-cell table:number-columns-repeated="6"/>
          <table:table-cell office:value-type="float" office:value="378" calcext:value-type="float">
            <text:p>378</text:p>
          </table:table-cell>
          <table:table-cell office:value-type="float" office:value="43043" calcext:value-type="float">
            <text:p>4304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1"/>
          <table:table-cell office:value-type="float" office:value="73283" calcext:value-type="float">
            <text:p>73283</text:p>
          </table:table-cell>
          <table:table-cell office:value-type="float" office:value="51137" calcext:value-type="float">
            <text:p>51137</text:p>
          </table:table-cell>
          <table:table-cell office:value-type="float" office:value="491" calcext:value-type="float">
            <text:p>491</text:p>
          </table:table-cell>
          <table:table-cell table:number-columns-repeated="6"/>
          <table:table-cell office:value-type="float" office:value="367" calcext:value-type="float">
            <text:p>367</text:p>
          </table:table-cell>
          <table:table-cell office:value-type="float" office:value="43028" calcext:value-type="float">
            <text:p>4302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11"/>
          <table:table-cell office:value-type="float" office:value="80128" calcext:value-type="float">
            <text:p>80128</text:p>
          </table:table-cell>
          <table:table-cell office:value-type="float" office:value="42958" calcext:value-type="float">
            <text:p>42958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353" calcext:value-type="float">
            <text:p>353</text:p>
          </table:table-cell>
          <table:table-cell office:value-type="float" office:value="42882" calcext:value-type="float">
            <text:p>4288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11"/>
          <table:table-cell office:value-type="float" office:value="77365" calcext:value-type="float">
            <text:p>77365</text:p>
          </table:table-cell>
          <table:table-cell office:value-type="float" office:value="43262" calcext:value-type="float">
            <text:p>43262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43131" calcext:value-type="float">
            <text:p>4313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11"/>
          <table:table-cell office:value-type="float" office:value="78363" calcext:value-type="float">
            <text:p>78363</text:p>
          </table:table-cell>
          <table:table-cell office:value-type="float" office:value="43188" calcext:value-type="float">
            <text:p>43188</text:p>
          </table:table-cell>
          <table:table-cell office:value-type="float" office:value="365" calcext:value-type="float">
            <text:p>365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3363" calcext:value-type="float">
            <text:p>4336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11"/>
          <table:table-cell office:value-type="float" office:value="80370" calcext:value-type="float">
            <text:p>80370</text:p>
          </table:table-cell>
          <table:table-cell office:value-type="float" office:value="43157" calcext:value-type="float">
            <text:p>43157</text:p>
          </table:table-cell>
          <table:table-cell office:value-type="float" office:value="374" calcext:value-type="float">
            <text:p>374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42916" calcext:value-type="float">
            <text:p>42916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number-columns-repeated="11"/>
          <table:table-cell office:value-type="float" office:value="78237" calcext:value-type="float">
            <text:p>78237</text:p>
          </table:table-cell>
          <table:table-cell office:value-type="float" office:value="43192" calcext:value-type="float">
            <text:p>43192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43105" calcext:value-type="float">
            <text:p>4310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11"/>
          <table:table-cell office:value-type="float" office:value="76725" calcext:value-type="float">
            <text:p>76725</text:p>
          </table:table-cell>
          <table:table-cell office:value-type="float" office:value="43181" calcext:value-type="float">
            <text:p>43181</text:p>
          </table:table-cell>
          <table:table-cell office:value-type="float" office:value="360" calcext:value-type="float">
            <text:p>360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43301" calcext:value-type="float">
            <text:p>4330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number-columns-repeated="11"/>
          <table:table-cell office:value-type="float" office:value="78446" calcext:value-type="float">
            <text:p>78446</text:p>
          </table:table-cell>
          <table:table-cell office:value-type="float" office:value="43211" calcext:value-type="float">
            <text:p>43211</text:p>
          </table:table-cell>
          <table:table-cell office:value-type="float" office:value="361" calcext:value-type="float">
            <text:p>361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43010" calcext:value-type="float">
            <text:p>4301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11"/>
          <table:table-cell office:value-type="float" office:value="78413" calcext:value-type="float">
            <text:p>78413</text:p>
          </table:table-cell>
          <table:table-cell office:value-type="float" office:value="43184" calcext:value-type="float">
            <text:p>43184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42883" calcext:value-type="float">
            <text:p>4288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11"/>
          <table:table-cell office:value-type="float" office:value="76101" calcext:value-type="float">
            <text:p>76101</text:p>
          </table:table-cell>
          <table:table-cell office:value-type="float" office:value="43191" calcext:value-type="float">
            <text:p>43191</text:p>
          </table:table-cell>
          <table:table-cell office:value-type="float" office:value="370" calcext:value-type="float">
            <text:p>370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43202" calcext:value-type="float">
            <text:p>4320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11"/>
          <table:table-cell office:value-type="float" office:value="77780" calcext:value-type="float">
            <text:p>77780</text:p>
          </table:table-cell>
          <table:table-cell office:value-type="float" office:value="43183" calcext:value-type="float">
            <text:p>43183</text:p>
          </table:table-cell>
          <table:table-cell office:value-type="float" office:value="365" calcext:value-type="float">
            <text:p>365</text:p>
          </table:table-cell>
          <table:table-cell table:number-columns-repeated="6"/>
          <table:table-cell office:value-type="float" office:value="472" calcext:value-type="float">
            <text:p>472</text:p>
          </table:table-cell>
          <table:table-cell office:value-type="float" office:value="43428" calcext:value-type="float">
            <text:p>4342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11"/>
          <table:table-cell office:value-type="float" office:value="77884" calcext:value-type="float">
            <text:p>77884</text:p>
          </table:table-cell>
          <table:table-cell office:value-type="float" office:value="43242" calcext:value-type="float">
            <text:p>43242</text:p>
          </table:table-cell>
          <table:table-cell office:value-type="float" office:value="369" calcext:value-type="float">
            <text:p>369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43066" calcext:value-type="float">
            <text:p>43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11"/>
          <table:table-cell office:value-type="float" office:value="74563" calcext:value-type="float">
            <text:p>74563</text:p>
          </table:table-cell>
          <table:table-cell office:value-type="float" office:value="43250" calcext:value-type="float">
            <text:p>43250</text:p>
          </table:table-cell>
          <table:table-cell office:value-type="float" office:value="378" calcext:value-type="float">
            <text:p>378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46547" calcext:value-type="float">
            <text:p>4654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number-columns-repeated="11"/>
          <table:table-cell office:value-type="float" office:value="75590" calcext:value-type="float">
            <text:p>75590</text:p>
          </table:table-cell>
          <table:table-cell office:value-type="float" office:value="43186" calcext:value-type="float">
            <text:p>43186</text:p>
          </table:table-cell>
          <table:table-cell office:value-type="float" office:value="365" calcext:value-type="float">
            <text:p>365</text:p>
          </table:table-cell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43811" calcext:value-type="float">
            <text:p>43811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11"/>
          <table:table-cell office:value-type="float" office:value="81706" calcext:value-type="float">
            <text:p>81706</text:p>
          </table:table-cell>
          <table:table-cell office:value-type="float" office:value="43190" calcext:value-type="float">
            <text:p>43190</text:p>
          </table:table-cell>
          <table:table-cell office:value-type="float" office:value="363" calcext:value-type="float">
            <text:p>363</text:p>
          </table:table-cell>
          <table:table-cell table:number-columns-repeated="6"/>
          <table:table-cell office:value-type="float" office:value="377" calcext:value-type="float">
            <text:p>377</text:p>
          </table:table-cell>
          <table:table-cell office:value-type="float" office:value="43297" calcext:value-type="float">
            <text:p>4329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number-columns-repeated="11"/>
          <table:table-cell office:value-type="float" office:value="78688" calcext:value-type="float">
            <text:p>78688</text:p>
          </table:table-cell>
          <table:table-cell office:value-type="float" office:value="43266" calcext:value-type="float">
            <text:p>43266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3495" calcext:value-type="float">
            <text:p>4349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11"/>
          <table:table-cell office:value-type="float" office:value="77969" calcext:value-type="float">
            <text:p>77969</text:p>
          </table:table-cell>
          <table:table-cell office:value-type="float" office:value="43130" calcext:value-type="float">
            <text:p>43130</text:p>
          </table:table-cell>
          <table:table-cell office:value-type="float" office:value="393" calcext:value-type="float">
            <text:p>393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43213" calcext:value-type="float">
            <text:p>4321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11"/>
          <table:table-cell office:value-type="float" office:value="75943" calcext:value-type="float">
            <text:p>75943</text:p>
          </table:table-cell>
          <table:table-cell office:value-type="float" office:value="43164" calcext:value-type="float">
            <text:p>43164</text:p>
          </table:table-cell>
          <table:table-cell office:value-type="float" office:value="367" calcext:value-type="float">
            <text:p>367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3437" calcext:value-type="float">
            <text:p>4343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11"/>
          <table:table-cell office:value-type="float" office:value="77087" calcext:value-type="float">
            <text:p>77087</text:p>
          </table:table-cell>
          <table:table-cell office:value-type="float" office:value="43235" calcext:value-type="float">
            <text:p>43235</text:p>
          </table:table-cell>
          <table:table-cell office:value-type="float" office:value="372" calcext:value-type="float">
            <text:p>37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672" calcext:value-type="float">
            <text:p>78672</text:p>
          </table:table-cell>
          <table:table-cell office:value-type="float" office:value="43135" calcext:value-type="float">
            <text:p>43135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604" calcext:value-type="float">
            <text:p>75604</text:p>
          </table:table-cell>
          <table:table-cell office:value-type="float" office:value="43207" calcext:value-type="float">
            <text:p>43207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181" calcext:value-type="float">
            <text:p>74181</text:p>
          </table:table-cell>
          <table:table-cell office:value-type="float" office:value="43201" calcext:value-type="float">
            <text:p>43201</text:p>
          </table:table-cell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618" calcext:value-type="float">
            <text:p>75618</text:p>
          </table:table-cell>
          <table:table-cell office:value-type="float" office:value="43238" calcext:value-type="float">
            <text:p>43238</text:p>
          </table:table-cell>
          <table:table-cell office:value-type="float" office:value="366" calcext:value-type="float">
            <text:p>36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864" calcext:value-type="float">
            <text:p>75864</text:p>
          </table:table-cell>
          <table:table-cell office:value-type="float" office:value="43191" calcext:value-type="float">
            <text:p>43191</text:p>
          </table:table-cell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3554" calcext:value-type="float">
            <text:p>83554</text:p>
          </table:table-cell>
          <table:table-cell office:value-type="float" office:value="43169" calcext:value-type="float">
            <text:p>43169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974" calcext:value-type="float">
            <text:p>75974</text:p>
          </table:table-cell>
          <table:table-cell office:value-type="float" office:value="43066" calcext:value-type="float">
            <text:p>43066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543" calcext:value-type="float">
            <text:p>79543</text:p>
          </table:table-cell>
          <table:table-cell office:value-type="float" office:value="43128" calcext:value-type="float">
            <text:p>43128</text:p>
          </table:table-cell>
          <table:table-cell office:value-type="float" office:value="364" calcext:value-type="float">
            <text:p>36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255" calcext:value-type="float">
            <text:p>77255</text:p>
          </table:table-cell>
          <table:table-cell office:value-type="float" office:value="43195" calcext:value-type="float">
            <text:p>43195</text:p>
          </table:table-cell>
          <table:table-cell office:value-type="float" office:value="356" calcext:value-type="float">
            <text:p>35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717" calcext:value-type="float">
            <text:p>77717</text:p>
          </table:table-cell>
          <table:table-cell office:value-type="float" office:value="43132" calcext:value-type="float">
            <text:p>43132</text:p>
          </table:table-cell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141" calcext:value-type="float">
            <text:p>74141</text:p>
          </table:table-cell>
          <table:table-cell office:value-type="float" office:value="43258" calcext:value-type="float">
            <text:p>43258</text:p>
          </table:table-cell>
          <table:table-cell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068" calcext:value-type="float">
            <text:p>76068</text:p>
          </table:table-cell>
          <table:table-cell office:value-type="float" office:value="43473" calcext:value-type="float">
            <text:p>43473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462" calcext:value-type="float">
            <text:p>75462</text:p>
          </table:table-cell>
          <table:table-cell office:value-type="float" office:value="43325" calcext:value-type="float">
            <text:p>43325</text:p>
          </table:table-cell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310" calcext:value-type="float">
            <text:p>77310</text:p>
          </table:table-cell>
          <table:table-cell office:value-type="float" office:value="43124" calcext:value-type="float">
            <text:p>43124</text:p>
          </table:table-cell>
          <table:table-cell office:value-type="float" office:value="355" calcext:value-type="float">
            <text:p>35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728" calcext:value-type="float">
            <text:p>78728</text:p>
          </table:table-cell>
          <table:table-cell office:value-type="float" office:value="43297" calcext:value-type="float">
            <text:p>43297</text:p>
          </table:table-cell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058" calcext:value-type="float">
            <text:p>76058</text:p>
          </table:table-cell>
          <table:table-cell office:value-type="float" office:value="43299" calcext:value-type="float">
            <text:p>43299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001" calcext:value-type="float">
            <text:p>75001</text:p>
          </table:table-cell>
          <table:table-cell office:value-type="float" office:value="43330" calcext:value-type="float">
            <text:p>43330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102" calcext:value-type="float">
            <text:p>74102</text:p>
          </table:table-cell>
          <table:table-cell office:value-type="float" office:value="43253" calcext:value-type="float">
            <text:p>43253</text:p>
          </table:table-cell>
          <table:table-cell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041" calcext:value-type="float">
            <text:p>78041</text:p>
          </table:table-cell>
          <table:table-cell office:value-type="float" office:value="43242" calcext:value-type="float">
            <text:p>43242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116" calcext:value-type="float">
            <text:p>75116</text:p>
          </table:table-cell>
          <table:table-cell office:value-type="float" office:value="43666" calcext:value-type="float">
            <text:p>43666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821" calcext:value-type="float">
            <text:p>78821</text:p>
          </table:table-cell>
          <table:table-cell office:value-type="float" office:value="43514" calcext:value-type="float">
            <text:p>43514</text:p>
          </table:table-cell>
          <table:table-cell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539" calcext:value-type="float">
            <text:p>77539</text:p>
          </table:table-cell>
          <table:table-cell office:value-type="float" office:value="43107" calcext:value-type="float">
            <text:p>43107</text:p>
          </table:table-cell>
          <table:table-cell office:value-type="float" office:value="355" calcext:value-type="float">
            <text:p>35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945" calcext:value-type="float">
            <text:p>74945</text:p>
          </table:table-cell>
          <table:table-cell office:value-type="float" office:value="43198" calcext:value-type="float">
            <text:p>43198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956" calcext:value-type="float">
            <text:p>77956</text:p>
          </table:table-cell>
          <table:table-cell office:value-type="float" office:value="48660" calcext:value-type="float">
            <text:p>48660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646" calcext:value-type="float">
            <text:p>75646</text:p>
          </table:table-cell>
          <table:table-cell office:value-type="float" office:value="43196" calcext:value-type="float">
            <text:p>43196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3558" calcext:value-type="float">
            <text:p>73558</text:p>
          </table:table-cell>
          <table:table-cell office:value-type="float" office:value="43124" calcext:value-type="float">
            <text:p>43124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162" calcext:value-type="float">
            <text:p>76162</text:p>
          </table:table-cell>
          <table:table-cell office:value-type="float" office:value="43170" calcext:value-type="float">
            <text:p>43170</text:p>
          </table:table-cell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456" calcext:value-type="float">
            <text:p>74456</text:p>
          </table:table-cell>
          <table:table-cell office:value-type="float" office:value="43232" calcext:value-type="float">
            <text:p>43232</text:p>
          </table:table-cell>
          <table:table-cell office:value-type="float" office:value="366" calcext:value-type="float">
            <text:p>36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795" calcext:value-type="float">
            <text:p>75795</text:p>
          </table:table-cell>
          <table:table-cell office:value-type="float" office:value="43131" calcext:value-type="float">
            <text:p>43131</text:p>
          </table:table-cell>
          <table:table-cell office:value-type="float" office:value="391" calcext:value-type="float">
            <text:p>39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245" calcext:value-type="float">
            <text:p>74245</text:p>
          </table:table-cell>
          <table:table-cell office:value-type="float" office:value="43196" calcext:value-type="float">
            <text:p>43196</text:p>
          </table:table-cell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422" calcext:value-type="float">
            <text:p>76422</text:p>
          </table:table-cell>
          <table:table-cell office:value-type="float" office:value="43149" calcext:value-type="float">
            <text:p>43149</text:p>
          </table:table-cell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481" calcext:value-type="float">
            <text:p>74481</text:p>
          </table:table-cell>
          <table:table-cell office:value-type="float" office:value="43276" calcext:value-type="float">
            <text:p>43276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3314" calcext:value-type="float">
            <text:p>73314</text:p>
          </table:table-cell>
          <table:table-cell office:value-type="float" office:value="43229" calcext:value-type="float">
            <text:p>43229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661" calcext:value-type="float">
            <text:p>79661</text:p>
          </table:table-cell>
          <table:table-cell office:value-type="float" office:value="43072" calcext:value-type="float">
            <text:p>43072</text:p>
          </table:table-cell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977" calcext:value-type="float">
            <text:p>76977</text:p>
          </table:table-cell>
          <table:table-cell office:value-type="float" office:value="43252" calcext:value-type="float">
            <text:p>43252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754" calcext:value-type="float">
            <text:p>78754</text:p>
          </table:table-cell>
          <table:table-cell office:value-type="float" office:value="43189" calcext:value-type="float">
            <text:p>43189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322" calcext:value-type="float">
            <text:p>77322</text:p>
          </table:table-cell>
          <table:table-cell office:value-type="float" office:value="43148" calcext:value-type="float">
            <text:p>43148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482" calcext:value-type="float">
            <text:p>76482</text:p>
          </table:table-cell>
          <table:table-cell office:value-type="float" office:value="43204" calcext:value-type="float">
            <text:p>43204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065" calcext:value-type="float">
            <text:p>75065</text:p>
          </table:table-cell>
          <table:table-cell office:value-type="float" office:value="43187" calcext:value-type="float">
            <text:p>43187</text:p>
          </table:table-cell>
          <table:table-cell office:value-type="float" office:value="366" calcext:value-type="float">
            <text:p>36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909" calcext:value-type="float">
            <text:p>77909</text:p>
          </table:table-cell>
          <table:table-cell office:value-type="float" office:value="43226" calcext:value-type="float">
            <text:p>43226</text:p>
          </table:table-cell>
          <table:table-cell office:value-type="float" office:value="373" calcext:value-type="float">
            <text:p>37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915" calcext:value-type="float">
            <text:p>74915</text:p>
          </table:table-cell>
          <table:table-cell office:value-type="float" office:value="43191" calcext:value-type="float">
            <text:p>43191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935" calcext:value-type="float">
            <text:p>75935</text:p>
          </table:table-cell>
          <table:table-cell office:value-type="float" office:value="43100" calcext:value-type="float">
            <text:p>43100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2028" calcext:value-type="float">
            <text:p>82028</text:p>
          </table:table-cell>
          <table:table-cell office:value-type="float" office:value="43159" calcext:value-type="float">
            <text:p>43159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726" calcext:value-type="float">
            <text:p>74726</text:p>
          </table:table-cell>
          <table:table-cell office:value-type="float" office:value="43133" calcext:value-type="float">
            <text:p>43133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103" calcext:value-type="float">
            <text:p>75103</text:p>
          </table:table-cell>
          <table:table-cell office:value-type="float" office:value="43281" calcext:value-type="float">
            <text:p>43281</text:p>
          </table:table-cell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570" calcext:value-type="float">
            <text:p>78570</text:p>
          </table:table-cell>
          <table:table-cell office:value-type="float" office:value="42970" calcext:value-type="float">
            <text:p>42970</text:p>
          </table:table-cell>
          <table:table-cell office:value-type="float" office:value="349" calcext:value-type="float">
            <text:p>34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404" calcext:value-type="float">
            <text:p>74404</text:p>
          </table:table-cell>
          <table:table-cell office:value-type="float" office:value="43099" calcext:value-type="float">
            <text:p>43099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778" calcext:value-type="float">
            <text:p>77778</text:p>
          </table:table-cell>
          <table:table-cell office:value-type="float" office:value="42997" calcext:value-type="float">
            <text:p>42997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667" calcext:value-type="float">
            <text:p>75667</text:p>
          </table:table-cell>
          <table:table-cell office:value-type="float" office:value="43419" calcext:value-type="float">
            <text:p>43419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1429" calcext:value-type="float">
            <text:p>81429</text:p>
          </table:table-cell>
          <table:table-cell office:value-type="float" office:value="43095" calcext:value-type="float">
            <text:p>43095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364" calcext:value-type="float">
            <text:p>78364</text:p>
          </table:table-cell>
          <table:table-cell office:value-type="float" office:value="43863" calcext:value-type="float">
            <text:p>43863</text:p>
          </table:table-cell>
          <table:table-cell office:value-type="float" office:value="448" calcext:value-type="float">
            <text:p>44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597" calcext:value-type="float">
            <text:p>74597</text:p>
          </table:table-cell>
          <table:table-cell office:value-type="float" office:value="43152" calcext:value-type="float">
            <text:p>43152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772" calcext:value-type="float">
            <text:p>75772</text:p>
          </table:table-cell>
          <table:table-cell office:value-type="float" office:value="43156" calcext:value-type="float">
            <text:p>43156</text:p>
          </table:table-cell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7440" calcext:value-type="float">
            <text:p>87440</text:p>
          </table:table-cell>
          <table:table-cell office:value-type="float" office:value="52513" calcext:value-type="float">
            <text:p>52513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559" calcext:value-type="float">
            <text:p>78559</text:p>
          </table:table-cell>
          <table:table-cell office:value-type="float" office:value="43174" calcext:value-type="float">
            <text:p>43174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904" calcext:value-type="float">
            <text:p>75904</text:p>
          </table:table-cell>
          <table:table-cell office:value-type="float" office:value="43156" calcext:value-type="float">
            <text:p>43156</text:p>
          </table:table-cell>
          <table:table-cell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591" calcext:value-type="float">
            <text:p>74591</text:p>
          </table:table-cell>
          <table:table-cell office:value-type="float" office:value="43161" calcext:value-type="float">
            <text:p>43161</text:p>
          </table:table-cell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073" calcext:value-type="float">
            <text:p>75073</text:p>
          </table:table-cell>
          <table:table-cell office:value-type="float" office:value="43338" calcext:value-type="float">
            <text:p>43338</text:p>
          </table:table-cell>
          <table:table-cell office:value-type="float" office:value="392" calcext:value-type="float">
            <text:p>39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515" calcext:value-type="float">
            <text:p>74515</text:p>
          </table:table-cell>
          <table:table-cell office:value-type="float" office:value="43508" calcext:value-type="float">
            <text:p>4350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025" calcext:value-type="float">
            <text:p>78025</text:p>
          </table:table-cell>
          <table:table-cell office:value-type="float" office:value="44695" calcext:value-type="float">
            <text:p>44695</text:p>
          </table:table-cell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308" calcext:value-type="float">
            <text:p>75308</text:p>
          </table:table-cell>
          <table:table-cell office:value-type="float" office:value="43172" calcext:value-type="float">
            <text:p>43172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3488" calcext:value-type="float">
            <text:p>73488</text:p>
          </table:table-cell>
          <table:table-cell office:value-type="float" office:value="43079" calcext:value-type="float">
            <text:p>43079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042" calcext:value-type="float">
            <text:p>75042</text:p>
          </table:table-cell>
          <table:table-cell office:value-type="float" office:value="43143" calcext:value-type="float">
            <text:p>43143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868" calcext:value-type="float">
            <text:p>77868</text:p>
          </table:table-cell>
          <table:table-cell office:value-type="float" office:value="43655" calcext:value-type="float">
            <text:p>43655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1310" calcext:value-type="float">
            <text:p>81310</text:p>
          </table:table-cell>
          <table:table-cell office:value-type="float" office:value="43268" calcext:value-type="float">
            <text:p>43268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613" calcext:value-type="float">
            <text:p>77613</text:p>
          </table:table-cell>
          <table:table-cell office:value-type="float" office:value="43593" calcext:value-type="float">
            <text:p>43593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299" calcext:value-type="float">
            <text:p>77299</text:p>
          </table:table-cell>
          <table:table-cell office:value-type="float" office:value="43230" calcext:value-type="float">
            <text:p>43230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1274" calcext:value-type="float">
            <text:p>81274</text:p>
          </table:table-cell>
          <table:table-cell office:value-type="float" office:value="43140" calcext:value-type="float">
            <text:p>43140</text:p>
          </table:table-cell>
          <table:table-cell office:value-type="float" office:value="364" calcext:value-type="float">
            <text:p>36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724" calcext:value-type="float">
            <text:p>74724</text:p>
          </table:table-cell>
          <table:table-cell office:value-type="float" office:value="43149" calcext:value-type="float">
            <text:p>43149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160" calcext:value-type="float">
            <text:p>76160</text:p>
          </table:table-cell>
          <table:table-cell office:value-type="float" office:value="43200" calcext:value-type="float">
            <text:p>43200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707" calcext:value-type="float">
            <text:p>74707</text:p>
          </table:table-cell>
          <table:table-cell office:value-type="float" office:value="43213" calcext:value-type="float">
            <text:p>43213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084" calcext:value-type="float">
            <text:p>74084</text:p>
          </table:table-cell>
          <table:table-cell office:value-type="float" office:value="43340" calcext:value-type="float">
            <text:p>43340</text:p>
          </table:table-cell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141" calcext:value-type="float">
            <text:p>74141</text:p>
          </table:table-cell>
          <table:table-cell office:value-type="float" office:value="43194" calcext:value-type="float">
            <text:p>43194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162" calcext:value-type="float">
            <text:p>79162</text:p>
          </table:table-cell>
          <table:table-cell office:value-type="float" office:value="43309" calcext:value-type="float">
            <text:p>43309</text:p>
          </table:table-cell>
          <table:table-cell office:value-type="float" office:value="407" calcext:value-type="float">
            <text:p>40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778" calcext:value-type="float">
            <text:p>74778</text:p>
          </table:table-cell>
          <table:table-cell office:value-type="float" office:value="43301" calcext:value-type="float">
            <text:p>43301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461" calcext:value-type="float">
            <text:p>79461</text:p>
          </table:table-cell>
          <table:table-cell office:value-type="float" office:value="43126" calcext:value-type="float">
            <text:p>43126</text:p>
          </table:table-cell>
          <table:table-cell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819" calcext:value-type="float">
            <text:p>79819</text:p>
          </table:table-cell>
          <table:table-cell office:value-type="float" office:value="43235" calcext:value-type="float">
            <text:p>43235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751" calcext:value-type="float">
            <text:p>77751</text:p>
          </table:table-cell>
          <table:table-cell office:value-type="float" office:value="45470" calcext:value-type="float">
            <text:p>45470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1629" calcext:value-type="float">
            <text:p>81629</text:p>
          </table:table-cell>
          <table:table-cell office:value-type="float" office:value="45615" calcext:value-type="float">
            <text:p>45615</text:p>
          </table:table-cell>
          <table:table-cell office:value-type="float" office:value="459" calcext:value-type="float">
            <text:p>45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903" calcext:value-type="float">
            <text:p>77903</text:p>
          </table:table-cell>
          <table:table-cell office:value-type="float" office:value="43361" calcext:value-type="float">
            <text:p>43361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4899" calcext:value-type="float">
            <text:p>84899</text:p>
          </table:table-cell>
          <table:table-cell office:value-type="float" office:value="44660" calcext:value-type="float">
            <text:p>44660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312" calcext:value-type="float">
            <text:p>76312</text:p>
          </table:table-cell>
          <table:table-cell office:value-type="float" office:value="43246" calcext:value-type="float">
            <text:p>43246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312" calcext:value-type="float">
            <text:p>77312</text:p>
          </table:table-cell>
          <table:table-cell office:value-type="float" office:value="42823" calcext:value-type="float">
            <text:p>42823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760" calcext:value-type="float">
            <text:p>75760</text:p>
          </table:table-cell>
          <table:table-cell office:value-type="float" office:value="42904" calcext:value-type="float">
            <text:p>42904</text:p>
          </table:table-cell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171" calcext:value-type="float">
            <text:p>76171</text:p>
          </table:table-cell>
          <table:table-cell office:value-type="float" office:value="42840" calcext:value-type="float">
            <text:p>42840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0028" calcext:value-type="float">
            <text:p>80028</text:p>
          </table:table-cell>
          <table:table-cell office:value-type="float" office:value="43918" calcext:value-type="float">
            <text:p>43918</text:p>
          </table:table-cell>
          <table:table-cell office:value-type="float" office:value="354" calcext:value-type="float">
            <text:p>35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867" calcext:value-type="float">
            <text:p>79867</text:p>
          </table:table-cell>
          <table:table-cell office:value-type="float" office:value="44028" calcext:value-type="float">
            <text:p>44028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764" calcext:value-type="float">
            <text:p>75764</text:p>
          </table:table-cell>
          <table:table-cell office:value-type="float" office:value="43258" calcext:value-type="float">
            <text:p>43258</text:p>
          </table:table-cell>
          <table:table-cell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294" calcext:value-type="float">
            <text:p>77294</text:p>
          </table:table-cell>
          <table:table-cell office:value-type="float" office:value="43113" calcext:value-type="float">
            <text:p>43113</text:p>
          </table:table-cell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504" calcext:value-type="float">
            <text:p>77504</text:p>
          </table:table-cell>
          <table:table-cell office:value-type="float" office:value="43621" calcext:value-type="float">
            <text:p>43621</text:p>
          </table:table-cell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047" calcext:value-type="float">
            <text:p>76047</text:p>
          </table:table-cell>
          <table:table-cell office:value-type="float" office:value="43211" calcext:value-type="float">
            <text:p>43211</text:p>
          </table:table-cell>
          <table:table-cell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020" calcext:value-type="float">
            <text:p>77020</text:p>
          </table:table-cell>
          <table:table-cell office:value-type="float" office:value="43433" calcext:value-type="float">
            <text:p>43433</text:p>
          </table:table-cell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5200" calcext:value-type="float">
            <text:p>85200</text:p>
          </table:table-cell>
          <table:table-cell office:value-type="float" office:value="47216" calcext:value-type="float">
            <text:p>47216</text:p>
          </table:table-cell>
          <table:table-cell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638" calcext:value-type="float">
            <text:p>79638</text:p>
          </table:table-cell>
          <table:table-cell office:value-type="float" office:value="45546" calcext:value-type="float">
            <text:p>45546</text:p>
          </table:table-cell>
          <table:table-cell office:value-type="float" office:value="456" calcext:value-type="float">
            <text:p>45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340" calcext:value-type="float">
            <text:p>79340</text:p>
          </table:table-cell>
          <table:table-cell office:value-type="float" office:value="45202" calcext:value-type="float">
            <text:p>45202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233" calcext:value-type="float">
            <text:p>78233</text:p>
          </table:table-cell>
          <table:table-cell office:value-type="float" office:value="45860" calcext:value-type="float">
            <text:p>45860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028" calcext:value-type="float">
            <text:p>78028</text:p>
          </table:table-cell>
          <table:table-cell office:value-type="float" office:value="43415" calcext:value-type="float">
            <text:p>43415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695" calcext:value-type="float">
            <text:p>79695</text:p>
          </table:table-cell>
          <table:table-cell office:value-type="float" office:value="42992" calcext:value-type="float">
            <text:p>42992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395" calcext:value-type="float">
            <text:p>76395</text:p>
          </table:table-cell>
          <table:table-cell office:value-type="float" office:value="43047" calcext:value-type="float">
            <text:p>43047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3613" calcext:value-type="float">
            <text:p>73613</text:p>
          </table:table-cell>
          <table:table-cell office:value-type="float" office:value="44977" calcext:value-type="float">
            <text:p>44977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945" calcext:value-type="float">
            <text:p>75945</text:p>
          </table:table-cell>
          <table:table-cell office:value-type="float" office:value="43445" calcext:value-type="float">
            <text:p>43445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177" calcext:value-type="float">
            <text:p>75177</text:p>
          </table:table-cell>
          <table:table-cell office:value-type="float" office:value="43798" calcext:value-type="float">
            <text:p>43798</text:p>
          </table:table-cell>
          <table:table-cell office:value-type="float" office:value="435" calcext:value-type="float">
            <text:p>43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339" calcext:value-type="float">
            <text:p>78339</text:p>
          </table:table-cell>
          <table:table-cell office:value-type="float" office:value="43470" calcext:value-type="float">
            <text:p>43470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984" calcext:value-type="float">
            <text:p>76984</text:p>
          </table:table-cell>
          <table:table-cell office:value-type="float" office:value="42808" calcext:value-type="float">
            <text:p>42808</text:p>
          </table:table-cell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230" calcext:value-type="float">
            <text:p>78230</text:p>
          </table:table-cell>
          <table:table-cell office:value-type="float" office:value="42837" calcext:value-type="float">
            <text:p>42837</text:p>
          </table:table-cell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738" calcext:value-type="float">
            <text:p>77738</text:p>
          </table:table-cell>
          <table:table-cell office:value-type="float" office:value="42728" calcext:value-type="float">
            <text:p>42728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189" calcext:value-type="float">
            <text:p>75189</text:p>
          </table:table-cell>
          <table:table-cell office:value-type="float" office:value="44184" calcext:value-type="float">
            <text:p>44184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841" calcext:value-type="float">
            <text:p>74841</text:p>
          </table:table-cell>
          <table:table-cell office:value-type="float" office:value="43257" calcext:value-type="float">
            <text:p>4325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176" calcext:value-type="float">
            <text:p>74176</text:p>
          </table:table-cell>
          <table:table-cell office:value-type="float" office:value="44251" calcext:value-type="float">
            <text:p>44251</text:p>
          </table:table-cell>
          <table:table-cell office:value-type="float" office:value="412" calcext:value-type="float">
            <text:p>41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547" calcext:value-type="float">
            <text:p>76547</text:p>
          </table:table-cell>
          <table:table-cell office:value-type="float" office:value="42976" calcext:value-type="float">
            <text:p>42976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832" calcext:value-type="float">
            <text:p>74832</text:p>
          </table:table-cell>
          <table:table-cell office:value-type="float" office:value="43874" calcext:value-type="float">
            <text:p>43874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092" calcext:value-type="float">
            <text:p>76092</text:p>
          </table:table-cell>
          <table:table-cell office:value-type="float" office:value="43563" calcext:value-type="float">
            <text:p>43563</text:p>
          </table:table-cell>
          <table:table-cell office:value-type="float" office:value="397" calcext:value-type="float">
            <text:p>39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018" calcext:value-type="float">
            <text:p>76018</text:p>
          </table:table-cell>
          <table:table-cell office:value-type="float" office:value="44275" calcext:value-type="float">
            <text:p>44275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180" calcext:value-type="float">
            <text:p>74180</text:p>
          </table:table-cell>
          <table:table-cell office:value-type="float" office:value="46547" calcext:value-type="float">
            <text:p>46547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314" calcext:value-type="float">
            <text:p>74314</text:p>
          </table:table-cell>
          <table:table-cell office:value-type="float" office:value="44080" calcext:value-type="float">
            <text:p>44080</text:p>
          </table:table-cell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3728" calcext:value-type="float">
            <text:p>73728</text:p>
          </table:table-cell>
          <table:table-cell office:value-type="float" office:value="43446" calcext:value-type="float">
            <text:p>43446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781" calcext:value-type="float">
            <text:p>77781</text:p>
          </table:table-cell>
          <table:table-cell office:value-type="float" office:value="42961" calcext:value-type="float">
            <text:p>42961</text:p>
          </table:table-cell>
          <table:table-cell office:value-type="float" office:value="391" calcext:value-type="float">
            <text:p>39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606" calcext:value-type="float">
            <text:p>77606</text:p>
          </table:table-cell>
          <table:table-cell office:value-type="float" office:value="43388" calcext:value-type="float">
            <text:p>43388</text:p>
          </table:table-cell>
          <table:table-cell office:value-type="float" office:value="366" calcext:value-type="float">
            <text:p>36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737" calcext:value-type="float">
            <text:p>75737</text:p>
          </table:table-cell>
          <table:table-cell office:value-type="float" office:value="42869" calcext:value-type="float">
            <text:p>42869</text:p>
          </table:table-cell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054" calcext:value-type="float">
            <text:p>75054</text:p>
          </table:table-cell>
          <table:table-cell office:value-type="float" office:value="42813" calcext:value-type="float">
            <text:p>42813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502" calcext:value-type="float">
            <text:p>79502</text:p>
          </table:table-cell>
          <table:table-cell office:value-type="float" office:value="44199" calcext:value-type="float">
            <text:p>44199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0296" calcext:value-type="float">
            <text:p>80296</text:p>
          </table:table-cell>
          <table:table-cell office:value-type="float" office:value="44890" calcext:value-type="float">
            <text:p>44890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512" calcext:value-type="float">
            <text:p>78512</text:p>
          </table:table-cell>
          <table:table-cell office:value-type="float" office:value="44505" calcext:value-type="float">
            <text:p>44505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413" calcext:value-type="float">
            <text:p>78413</text:p>
          </table:table-cell>
          <table:table-cell office:value-type="float" office:value="45043" calcext:value-type="float">
            <text:p>45043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285" calcext:value-type="float">
            <text:p>75285</text:p>
          </table:table-cell>
          <table:table-cell office:value-type="float" office:value="48074" calcext:value-type="float">
            <text:p>48074</text:p>
          </table:table-cell>
          <table:table-cell office:value-type="float" office:value="519" calcext:value-type="float">
            <text:p>51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8283" calcext:value-type="float">
            <text:p>88283</text:p>
          </table:table-cell>
          <table:table-cell office:value-type="float" office:value="43030" calcext:value-type="float">
            <text:p>43030</text:p>
          </table:table-cell>
          <table:table-cell office:value-type="float" office:value="364" calcext:value-type="float">
            <text:p>36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586" calcext:value-type="float">
            <text:p>75586</text:p>
          </table:table-cell>
          <table:table-cell office:value-type="float" office:value="50401" calcext:value-type="float">
            <text:p>50401</text:p>
          </table:table-cell>
          <table:table-cell office:value-type="float" office:value="665" calcext:value-type="float">
            <text:p>665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0029" calcext:value-type="float">
            <text:p>80029</text:p>
          </table:table-cell>
          <table:table-cell office:value-type="float" office:value="43600" calcext:value-type="float">
            <text:p>43600</text:p>
          </table:table-cell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099" calcext:value-type="float">
            <text:p>76099</text:p>
          </table:table-cell>
          <table:table-cell office:value-type="float" office:value="43533" calcext:value-type="float">
            <text:p>43533</text:p>
          </table:table-cell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594" calcext:value-type="float">
            <text:p>76594</text:p>
          </table:table-cell>
          <table:table-cell office:value-type="float" office:value="43254" calcext:value-type="float">
            <text:p>43254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506" calcext:value-type="float">
            <text:p>78506</text:p>
          </table:table-cell>
          <table:table-cell office:value-type="float" office:value="43087" calcext:value-type="float">
            <text:p>43087</text:p>
          </table:table-cell>
          <table:table-cell office:value-type="float" office:value="364" calcext:value-type="float">
            <text:p>36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009" calcext:value-type="float">
            <text:p>75009</text:p>
          </table:table-cell>
          <table:table-cell office:value-type="float" office:value="44272" calcext:value-type="float">
            <text:p>44272</text:p>
          </table:table-cell>
          <table:table-cell office:value-type="float" office:value="372" calcext:value-type="float">
            <text:p>37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465" calcext:value-type="float">
            <text:p>74465</text:p>
          </table:table-cell>
          <table:table-cell office:value-type="float" office:value="43240" calcext:value-type="float">
            <text:p>43240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2081" calcext:value-type="float">
            <text:p>82081</text:p>
          </table:table-cell>
          <table:table-cell office:value-type="float" office:value="44226" calcext:value-type="float">
            <text:p>44226</text:p>
          </table:table-cell>
          <table:table-cell office:value-type="float" office:value="392" calcext:value-type="float">
            <text:p>39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652" calcext:value-type="float">
            <text:p>76652</text:p>
          </table:table-cell>
          <table:table-cell office:value-type="float" office:value="44815" calcext:value-type="float">
            <text:p>44815</text:p>
          </table:table-cell>
          <table:table-cell office:value-type="float" office:value="414" calcext:value-type="float">
            <text:p>41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936" calcext:value-type="float">
            <text:p>76936</text:p>
          </table:table-cell>
          <table:table-cell office:value-type="float" office:value="43302" calcext:value-type="float">
            <text:p>43302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3799" calcext:value-type="float">
            <text:p>73799</text:p>
          </table:table-cell>
          <table:table-cell office:value-type="float" office:value="43497" calcext:value-type="float">
            <text:p>43497</text:p>
          </table:table-cell>
          <table:table-cell office:value-type="float" office:value="354" calcext:value-type="float">
            <text:p>35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252" calcext:value-type="float">
            <text:p>75252</text:p>
          </table:table-cell>
          <table:table-cell office:value-type="float" office:value="43776" calcext:value-type="float">
            <text:p>43776</text:p>
          </table:table-cell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752" calcext:value-type="float">
            <text:p>75752</text:p>
          </table:table-cell>
          <table:table-cell office:value-type="float" office:value="42964" calcext:value-type="float">
            <text:p>42964</text:p>
          </table:table-cell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035" calcext:value-type="float">
            <text:p>75035</text:p>
          </table:table-cell>
          <table:table-cell office:value-type="float" office:value="43934" calcext:value-type="float">
            <text:p>43934</text:p>
          </table:table-cell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714" calcext:value-type="float">
            <text:p>75714</text:p>
          </table:table-cell>
          <table:table-cell office:value-type="float" office:value="43681" calcext:value-type="float">
            <text:p>43681</text:p>
          </table:table-cell>
          <table:table-cell office:value-type="float" office:value="366" calcext:value-type="float">
            <text:p>36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539" calcext:value-type="float">
            <text:p>75539</text:p>
          </table:table-cell>
          <table:table-cell office:value-type="float" office:value="43056" calcext:value-type="float">
            <text:p>43056</text:p>
          </table:table-cell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236" calcext:value-type="float">
            <text:p>76236</text:p>
          </table:table-cell>
          <table:table-cell office:value-type="float" office:value="43410" calcext:value-type="float">
            <text:p>43410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264" calcext:value-type="float">
            <text:p>75264</text:p>
          </table:table-cell>
          <table:table-cell office:value-type="float" office:value="44830" calcext:value-type="float">
            <text:p>44830</text:p>
          </table:table-cell>
          <table:table-cell office:value-type="float" office:value="433" calcext:value-type="float">
            <text:p>43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430" calcext:value-type="float">
            <text:p>76430</text:p>
          </table:table-cell>
          <table:table-cell office:value-type="float" office:value="43219" calcext:value-type="float">
            <text:p>43219</text:p>
          </table:table-cell>
          <table:table-cell office:value-type="float" office:value="393" calcext:value-type="float">
            <text:p>39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574" calcext:value-type="float">
            <text:p>75574</text:p>
          </table:table-cell>
          <table:table-cell office:value-type="float" office:value="43600" calcext:value-type="float">
            <text:p>43600</text:p>
          </table:table-cell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95392" calcext:value-type="float">
            <text:p>95392</text:p>
          </table:table-cell>
          <table:table-cell office:value-type="float" office:value="43160" calcext:value-type="float">
            <text:p>43160</text:p>
          </table:table-cell>
          <table:table-cell office:value-type="float" office:value="451" calcext:value-type="float">
            <text:p>45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937" calcext:value-type="float">
            <text:p>79937</text:p>
          </table:table-cell>
          <table:table-cell office:value-type="float" office:value="43682" calcext:value-type="float">
            <text:p>43682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683" calcext:value-type="float">
            <text:p>77683</text:p>
          </table:table-cell>
          <table:table-cell office:value-type="float" office:value="43258" calcext:value-type="float">
            <text:p>43258</text:p>
          </table:table-cell>
          <table:table-cell office:value-type="float" office:value="367" calcext:value-type="float">
            <text:p>36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9786" calcext:value-type="float">
            <text:p>79786</text:p>
          </table:table-cell>
          <table:table-cell office:value-type="float" office:value="43872" calcext:value-type="float">
            <text:p>43872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729" calcext:value-type="float">
            <text:p>76729</text:p>
          </table:table-cell>
          <table:table-cell office:value-type="float" office:value="43366" calcext:value-type="float">
            <text:p>43366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491" calcext:value-type="float">
            <text:p>76491</text:p>
          </table:table-cell>
          <table:table-cell office:value-type="float" office:value="48951" calcext:value-type="float">
            <text:p>48951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89110" calcext:value-type="float">
            <text:p>89110</text:p>
          </table:table-cell>
          <table:table-cell office:value-type="float" office:value="42905" calcext:value-type="float">
            <text:p>42905</text:p>
          </table:table-cell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6762" calcext:value-type="float">
            <text:p>76762</text:p>
          </table:table-cell>
          <table:table-cell office:value-type="float" office:value="43007" calcext:value-type="float">
            <text:p>43007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730" calcext:value-type="float">
            <text:p>77730</text:p>
          </table:table-cell>
          <table:table-cell office:value-type="float" office:value="43310" calcext:value-type="float">
            <text:p>43310</text:p>
          </table:table-cell>
          <table:table-cell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447" calcext:value-type="float">
            <text:p>77447</text:p>
          </table:table-cell>
          <table:table-cell office:value-type="float" office:value="43086" calcext:value-type="float">
            <text:p>43086</text:p>
          </table:table-cell>
          <table:table-cell office:value-type="float" office:value="401" calcext:value-type="float">
            <text:p>40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699" calcext:value-type="float">
            <text:p>74699</text:p>
          </table:table-cell>
          <table:table-cell office:value-type="float" office:value="43041" calcext:value-type="float">
            <text:p>43041</text:p>
          </table:table-cell>
          <table:table-cell office:value-type="float" office:value="397" calcext:value-type="float">
            <text:p>39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3459" calcext:value-type="float">
            <text:p>73459</text:p>
          </table:table-cell>
          <table:table-cell office:value-type="float" office:value="43064" calcext:value-type="float">
            <text:p>43064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080" calcext:value-type="float">
            <text:p>74080</text:p>
          </table:table-cell>
          <table:table-cell office:value-type="float" office:value="42859" calcext:value-type="float">
            <text:p>4285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711" calcext:value-type="float">
            <text:p>74711</text:p>
          </table:table-cell>
          <table:table-cell office:value-type="float" office:value="42675" calcext:value-type="float">
            <text:p>42675</text:p>
          </table:table-cell>
          <table:table-cell office:value-type="float" office:value="407" calcext:value-type="float">
            <text:p>40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4492" calcext:value-type="float">
            <text:p>74492</text:p>
          </table:table-cell>
          <table:table-cell office:value-type="float" office:value="47638" calcext:value-type="float">
            <text:p>47638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156" calcext:value-type="float">
            <text:p>75156</text:p>
          </table:table-cell>
          <table:table-cell office:value-type="float" office:value="43078" calcext:value-type="float">
            <text:p>43078</text:p>
          </table:table-cell>
          <table:table-cell office:value-type="float" office:value="377" calcext:value-type="float">
            <text:p>377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8871" calcext:value-type="float">
            <text:p>78871</text:p>
          </table:table-cell>
          <table:table-cell office:value-type="float" office:value="43066" calcext:value-type="float">
            <text:p>43066</text:p>
          </table:table-cell>
          <table:table-cell office:value-type="float" office:value="373" calcext:value-type="float">
            <text:p>37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7047" calcext:value-type="float">
            <text:p>77047</text:p>
          </table:table-cell>
          <table:table-cell office:value-type="float" office:value="43170" calcext:value-type="float">
            <text:p>43170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3948" calcext:value-type="float">
            <text:p>73948</text:p>
          </table:table-cell>
          <table:table-cell office:value-type="float" office:value="43096" calcext:value-type="float">
            <text:p>43096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75073" calcext:value-type="float">
            <text:p>75073</text:p>
          </table:table-cell>
          <table:table-cell office:value-type="float" office:value="43249" calcext:value-type="float">
            <text:p>43249</text:p>
          </table:table-cell>
          <table:table-cell office:value-type="float" office:value="366" calcext:value-type="float">
            <text:p>366</text:p>
          </table:table-cell>
          <table:table-cell table:number-columns-repeated="9"/>
        </table:table-row>
      </table:table>
      <table:table table:name="Sheet3" table:style-name="ta1">
        <table:table-column table:style-name="co3" table:number-columns-repeated="16" table:default-cell-style-name="Default"/>
        <table:table-row table:style-name="ro1">
          <table:table-cell table:number-columns-repeated="7"/>
          <table:table-cell office:value-type="float" office:value="5430675" calcext:value-type="float">
            <text:p>5430675</text:p>
          </table:table-cell>
          <table:table-cell office:value-type="float" office:value="539403" calcext:value-type="float">
            <text:p>539403</text:p>
          </table:table-cell>
          <table:table-cell office:value-type="float" office:value="4458" calcext:value-type="float">
            <text:p>4458</text:p>
          </table:table-cell>
          <table:table-cell table:number-columns-repeated="3"/>
          <table:table-cell office:value-type="float" office:value="1157805" calcext:value-type="float">
            <text:p>1157805</text:p>
          </table:table-cell>
          <table:table-cell office:value-type="float" office:value="565844" calcext:value-type="float">
            <text:p>565844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table:number-columns-repeated="7"/>
          <table:table-cell office:value-type="float" office:value="567016" calcext:value-type="float">
            <text:p>567016</text:p>
          </table:table-cell>
          <table:table-cell office:value-type="float" office:value="546088" calcext:value-type="float">
            <text:p>546088</text:p>
          </table:table-cell>
          <table:table-cell office:value-type="float" office:value="4556" calcext:value-type="float">
            <text:p>4556</text:p>
          </table:table-cell>
          <table:table-cell table:number-columns-repeated="3"/>
          <table:table-cell office:value-type="float" office:value="1157107" calcext:value-type="float">
            <text:p>1157107</text:p>
          </table:table-cell>
          <table:table-cell office:value-type="float" office:value="572447" calcext:value-type="float">
            <text:p>572447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number-columns-repeated="7"/>
          <table:table-cell office:value-type="float" office:value="650981" calcext:value-type="float">
            <text:p>650981</text:p>
          </table:table-cell>
          <table:table-cell office:value-type="float" office:value="541825" calcext:value-type="float">
            <text:p>541825</text:p>
          </table:table-cell>
          <table:table-cell office:value-type="float" office:value="4572" calcext:value-type="float">
            <text:p>4572</text:p>
          </table:table-cell>
          <table:table-cell table:number-columns-repeated="3"/>
          <table:table-cell office:value-type="float" office:value="1161280" calcext:value-type="float">
            <text:p>1161280</text:p>
          </table:table-cell>
          <table:table-cell office:value-type="float" office:value="567884" calcext:value-type="float">
            <text:p>567884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number-columns-repeated="7"/>
          <table:table-cell office:value-type="float" office:value="691952" calcext:value-type="float">
            <text:p>691952</text:p>
          </table:table-cell>
          <table:table-cell office:value-type="float" office:value="551514" calcext:value-type="float">
            <text:p>551514</text:p>
          </table:table-cell>
          <table:table-cell office:value-type="float" office:value="5886" calcext:value-type="float">
            <text:p>5886</text:p>
          </table:table-cell>
          <table:table-cell table:number-columns-repeated="3"/>
          <table:table-cell office:value-type="float" office:value="1155478" calcext:value-type="float">
            <text:p>1155478</text:p>
          </table:table-cell>
          <table:table-cell office:value-type="float" office:value="568795" calcext:value-type="float">
            <text:p>568795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table:number-columns-repeated="7"/>
          <table:table-cell office:value-type="float" office:value="754579" calcext:value-type="float">
            <text:p>754579</text:p>
          </table:table-cell>
          <table:table-cell office:value-type="float" office:value="539389" calcext:value-type="float">
            <text:p>539389</text:p>
          </table:table-cell>
          <table:table-cell office:value-type="float" office:value="4890" calcext:value-type="float">
            <text:p>4890</text:p>
          </table:table-cell>
          <table:table-cell table:number-columns-repeated="3"/>
          <table:table-cell office:value-type="float" office:value="1209616" calcext:value-type="float">
            <text:p>1209616</text:p>
          </table:table-cell>
          <table:table-cell office:value-type="float" office:value="574084" calcext:value-type="float">
            <text:p>574084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table:number-columns-repeated="7"/>
          <table:table-cell office:value-type="float" office:value="808019" calcext:value-type="float">
            <text:p>808019</text:p>
          </table:table-cell>
          <table:table-cell office:value-type="float" office:value="542448" calcext:value-type="float">
            <text:p>542448</text:p>
          </table:table-cell>
          <table:table-cell office:value-type="float" office:value="4588" calcext:value-type="float">
            <text:p>4588</text:p>
          </table:table-cell>
          <table:table-cell table:number-columns-repeated="3"/>
          <table:table-cell office:value-type="float" office:value="1161703" calcext:value-type="float">
            <text:p>1161703</text:p>
          </table:table-cell>
          <table:table-cell office:value-type="float" office:value="566831" calcext:value-type="float">
            <text:p>566831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table:number-columns-repeated="7"/>
          <table:table-cell office:value-type="float" office:value="853128" calcext:value-type="float">
            <text:p>853128</text:p>
          </table:table-cell>
          <table:table-cell office:value-type="float" office:value="545200" calcext:value-type="float">
            <text:p>545200</text:p>
          </table:table-cell>
          <table:table-cell office:value-type="float" office:value="4957" calcext:value-type="float">
            <text:p>4957</text:p>
          </table:table-cell>
          <table:table-cell table:number-columns-repeated="3"/>
          <table:table-cell office:value-type="float" office:value="1163070" calcext:value-type="float">
            <text:p>1163070</text:p>
          </table:table-cell>
          <table:table-cell office:value-type="float" office:value="566948" calcext:value-type="float">
            <text:p>566948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table:number-columns-repeated="7"/>
          <table:table-cell office:value-type="float" office:value="888599" calcext:value-type="float">
            <text:p>888599</text:p>
          </table:table-cell>
          <table:table-cell office:value-type="float" office:value="538658" calcext:value-type="float">
            <text:p>538658</text:p>
          </table:table-cell>
          <table:table-cell office:value-type="float" office:value="4811" calcext:value-type="float">
            <text:p>4811</text:p>
          </table:table-cell>
          <table:table-cell table:number-columns-repeated="3"/>
          <table:table-cell office:value-type="float" office:value="1179454" calcext:value-type="float">
            <text:p>1179454</text:p>
          </table:table-cell>
          <table:table-cell office:value-type="float" office:value="567352" calcext:value-type="float">
            <text:p>567352</text:p>
          </table:table-cell>
          <table:table-cell office:value-type="float" office:value="5522" calcext:value-type="float">
            <text:p>5522</text:p>
          </table:table-cell>
        </table:table-row>
        <table:table-row table:style-name="ro1">
          <table:table-cell table:number-columns-repeated="7"/>
          <table:table-cell office:value-type="float" office:value="940511" calcext:value-type="float">
            <text:p>940511</text:p>
          </table:table-cell>
          <table:table-cell office:value-type="float" office:value="538624" calcext:value-type="float">
            <text:p>538624</text:p>
          </table:table-cell>
          <table:table-cell office:value-type="float" office:value="5234" calcext:value-type="float">
            <text:p>5234</text:p>
          </table:table-cell>
          <table:table-cell table:number-columns-repeated="3"/>
          <table:table-cell office:value-type="float" office:value="1174993" calcext:value-type="float">
            <text:p>1174993</text:p>
          </table:table-cell>
          <table:table-cell office:value-type="float" office:value="566019" calcext:value-type="float">
            <text:p>566019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table:number-columns-repeated="7"/>
          <table:table-cell office:value-type="float" office:value="977470" calcext:value-type="float">
            <text:p>977470</text:p>
          </table:table-cell>
          <table:table-cell office:value-type="float" office:value="539016" calcext:value-type="float">
            <text:p>539016</text:p>
          </table:table-cell>
          <table:table-cell office:value-type="float" office:value="4528" calcext:value-type="float">
            <text:p>4528</text:p>
          </table:table-cell>
          <table:table-cell table:number-columns-repeated="3"/>
          <table:table-cell office:value-type="float" office:value="1188037" calcext:value-type="float">
            <text:p>1188037</text:p>
          </table:table-cell>
          <table:table-cell office:value-type="float" office:value="569660" calcext:value-type="float">
            <text:p>569660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table:number-columns-repeated="7"/>
          <table:table-cell office:value-type="float" office:value="1054311" calcext:value-type="float">
            <text:p>1054311</text:p>
          </table:table-cell>
          <table:table-cell office:value-type="float" office:value="545047" calcext:value-type="float">
            <text:p>545047</text:p>
          </table:table-cell>
          <table:table-cell office:value-type="float" office:value="4523" calcext:value-type="float">
            <text:p>4523</text:p>
          </table:table-cell>
          <table:table-cell table:number-columns-repeated="3"/>
          <table:table-cell office:value-type="float" office:value="1182111" calcext:value-type="float">
            <text:p>1182111</text:p>
          </table:table-cell>
          <table:table-cell office:value-type="float" office:value="569787" calcext:value-type="float">
            <text:p>569787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table:number-columns-repeated="7"/>
          <table:table-cell office:value-type="float" office:value="1053897" calcext:value-type="float">
            <text:p>1053897</text:p>
          </table:table-cell>
          <table:table-cell office:value-type="float" office:value="541103" calcext:value-type="float">
            <text:p>541103</text:p>
          </table:table-cell>
          <table:table-cell office:value-type="float" office:value="5222" calcext:value-type="float">
            <text:p>5222</text:p>
          </table:table-cell>
          <table:table-cell table:number-columns-repeated="3"/>
          <table:table-cell office:value-type="float" office:value="1188935" calcext:value-type="float">
            <text:p>1188935</text:p>
          </table:table-cell>
          <table:table-cell office:value-type="float" office:value="569225" calcext:value-type="float">
            <text:p>569225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table:number-columns-repeated="7"/>
          <table:table-cell office:value-type="float" office:value="1090634" calcext:value-type="float">
            <text:p>1090634</text:p>
          </table:table-cell>
          <table:table-cell office:value-type="float" office:value="544752" calcext:value-type="float">
            <text:p>544752</text:p>
          </table:table-cell>
          <table:table-cell office:value-type="float" office:value="5333" calcext:value-type="float">
            <text:p>5333</text:p>
          </table:table-cell>
          <table:table-cell table:number-columns-repeated="3"/>
          <table:table-cell office:value-type="float" office:value="1193461" calcext:value-type="float">
            <text:p>1193461</text:p>
          </table:table-cell>
          <table:table-cell office:value-type="float" office:value="576396" calcext:value-type="float">
            <text:p>576396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 table:number-columns-repeated="7"/>
          <table:table-cell office:value-type="float" office:value="1102836" calcext:value-type="float">
            <text:p>1102836</text:p>
          </table:table-cell>
          <table:table-cell office:value-type="float" office:value="543437" calcext:value-type="float">
            <text:p>543437</text:p>
          </table:table-cell>
          <table:table-cell office:value-type="float" office:value="4943" calcext:value-type="float">
            <text:p>4943</text:p>
          </table:table-cell>
          <table:table-cell table:number-columns-repeated="3"/>
          <table:table-cell office:value-type="float" office:value="1200003" calcext:value-type="float">
            <text:p>1200003</text:p>
          </table:table-cell>
          <table:table-cell office:value-type="float" office:value="569879" calcext:value-type="float">
            <text:p>569879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table:number-columns-repeated="7"/>
          <table:table-cell office:value-type="float" office:value="1146295" calcext:value-type="float">
            <text:p>1146295</text:p>
          </table:table-cell>
          <table:table-cell office:value-type="float" office:value="545704" calcext:value-type="float">
            <text:p>545704</text:p>
          </table:table-cell>
          <table:table-cell office:value-type="float" office:value="4672" calcext:value-type="float">
            <text:p>4672</text:p>
          </table:table-cell>
          <table:table-cell table:number-columns-repeated="3"/>
          <table:table-cell office:value-type="float" office:value="1206550" calcext:value-type="float">
            <text:p>1206550</text:p>
          </table:table-cell>
          <table:table-cell office:value-type="float" office:value="569430" calcext:value-type="float">
            <text:p>569430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table:number-columns-repeated="7"/>
          <table:table-cell office:value-type="float" office:value="1198736" calcext:value-type="float">
            <text:p>1198736</text:p>
          </table:table-cell>
          <table:table-cell office:value-type="float" office:value="548508" calcext:value-type="float">
            <text:p>548508</text:p>
          </table:table-cell>
          <table:table-cell office:value-type="float" office:value="4604" calcext:value-type="float">
            <text:p>4604</text:p>
          </table:table-cell>
          <table:table-cell table:number-columns-repeated="3"/>
          <table:table-cell office:value-type="float" office:value="1181861" calcext:value-type="float">
            <text:p>1181861</text:p>
          </table:table-cell>
          <table:table-cell office:value-type="float" office:value="569020" calcext:value-type="float">
            <text:p>569020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table:number-columns-repeated="7"/>
          <table:table-cell office:value-type="float" office:value="1209256" calcext:value-type="float">
            <text:p>1209256</text:p>
          </table:table-cell>
          <table:table-cell office:value-type="float" office:value="549305" calcext:value-type="float">
            <text:p>549305</text:p>
          </table:table-cell>
          <table:table-cell office:value-type="float" office:value="4742" calcext:value-type="float">
            <text:p>4742</text:p>
          </table:table-cell>
          <table:table-cell table:number-columns-repeated="3"/>
          <table:table-cell office:value-type="float" office:value="1183502" calcext:value-type="float">
            <text:p>1183502</text:p>
          </table:table-cell>
          <table:table-cell office:value-type="float" office:value="568599" calcext:value-type="float">
            <text:p>568599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table:number-columns-repeated="7"/>
          <table:table-cell office:value-type="float" office:value="1250820" calcext:value-type="float">
            <text:p>1250820</text:p>
          </table:table-cell>
          <table:table-cell office:value-type="float" office:value="543567" calcext:value-type="float">
            <text:p>543567</text:p>
          </table:table-cell>
          <table:table-cell office:value-type="float" office:value="4608" calcext:value-type="float">
            <text:p>4608</text:p>
          </table:table-cell>
          <table:table-cell table:number-columns-repeated="3"/>
          <table:table-cell office:value-type="float" office:value="1185161" calcext:value-type="float">
            <text:p>1185161</text:p>
          </table:table-cell>
          <table:table-cell office:value-type="float" office:value="570533" calcext:value-type="float">
            <text:p>570533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table:number-columns-repeated="7"/>
          <table:table-cell office:value-type="float" office:value="1282036" calcext:value-type="float">
            <text:p>1282036</text:p>
          </table:table-cell>
          <table:table-cell office:value-type="float" office:value="549211" calcext:value-type="float">
            <text:p>549211</text:p>
          </table:table-cell>
          <table:table-cell office:value-type="float" office:value="4720" calcext:value-type="float">
            <text:p>4720</text:p>
          </table:table-cell>
          <table:table-cell table:number-columns-repeated="3"/>
          <table:table-cell office:value-type="float" office:value="1186094" calcext:value-type="float">
            <text:p>1186094</text:p>
          </table:table-cell>
          <table:table-cell office:value-type="float" office:value="567728" calcext:value-type="float">
            <text:p>567728</text:p>
          </table:table-cell>
          <table:table-cell office:value-type="float" office:value="5992" calcext:value-type="float">
            <text:p>5992</text:p>
          </table:table-cell>
        </table:table-row>
        <table:table-row table:style-name="ro1">
          <table:table-cell table:number-columns-repeated="7"/>
          <table:table-cell office:value-type="float" office:value="1297811" calcext:value-type="float">
            <text:p>1297811</text:p>
          </table:table-cell>
          <table:table-cell office:value-type="float" office:value="551659" calcext:value-type="float">
            <text:p>551659</text:p>
          </table:table-cell>
          <table:table-cell office:value-type="float" office:value="4619" calcext:value-type="float">
            <text:p>4619</text:p>
          </table:table-cell>
          <table:table-cell table:number-columns-repeated="3"/>
          <table:table-cell office:value-type="float" office:value="1199664" calcext:value-type="float">
            <text:p>1199664</text:p>
          </table:table-cell>
          <table:table-cell office:value-type="float" office:value="566325" calcext:value-type="float">
            <text:p>566325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table:number-columns-repeated="7"/>
          <table:table-cell office:value-type="float" office:value="1350426" calcext:value-type="float">
            <text:p>1350426</text:p>
          </table:table-cell>
          <table:table-cell office:value-type="float" office:value="542910" calcext:value-type="float">
            <text:p>542910</text:p>
          </table:table-cell>
          <table:table-cell office:value-type="float" office:value="5161" calcext:value-type="float">
            <text:p>5161</text:p>
          </table:table-cell>
          <table:table-cell table:number-columns-repeated="3"/>
          <table:table-cell office:value-type="float" office:value="1180273" calcext:value-type="float">
            <text:p>1180273</text:p>
          </table:table-cell>
          <table:table-cell office:value-type="float" office:value="566275" calcext:value-type="float">
            <text:p>566275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number-columns-repeated="7"/>
          <table:table-cell office:value-type="float" office:value="1343411" calcext:value-type="float">
            <text:p>1343411</text:p>
          </table:table-cell>
          <table:table-cell office:value-type="float" office:value="541392" calcext:value-type="float">
            <text:p>541392</text:p>
          </table:table-cell>
          <table:table-cell office:value-type="float" office:value="5320" calcext:value-type="float">
            <text:p>5320</text:p>
          </table:table-cell>
          <table:table-cell table:number-columns-repeated="3"/>
          <table:table-cell office:value-type="float" office:value="1180169" calcext:value-type="float">
            <text:p>1180169</text:p>
          </table:table-cell>
          <table:table-cell office:value-type="float" office:value="566778" calcext:value-type="float">
            <text:p>566778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number-columns-repeated="7"/>
          <table:table-cell office:value-type="float" office:value="1381901" calcext:value-type="float">
            <text:p>1381901</text:p>
          </table:table-cell>
          <table:table-cell office:value-type="float" office:value="543027" calcext:value-type="float">
            <text:p>543027</text:p>
          </table:table-cell>
          <table:table-cell office:value-type="float" office:value="4522" calcext:value-type="float">
            <text:p>4522</text:p>
          </table:table-cell>
          <table:table-cell table:number-columns-repeated="3"/>
          <table:table-cell office:value-type="float" office:value="1175788" calcext:value-type="float">
            <text:p>1175788</text:p>
          </table:table-cell>
          <table:table-cell office:value-type="float" office:value="566681" calcext:value-type="float">
            <text:p>566681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table:number-columns-repeated="7"/>
          <table:table-cell office:value-type="float" office:value="1400592" calcext:value-type="float">
            <text:p>1400592</text:p>
          </table:table-cell>
          <table:table-cell office:value-type="float" office:value="553759" calcext:value-type="float">
            <text:p>553759</text:p>
          </table:table-cell>
          <table:table-cell office:value-type="float" office:value="4656" calcext:value-type="float">
            <text:p>4656</text:p>
          </table:table-cell>
          <table:table-cell table:number-columns-repeated="3"/>
          <table:table-cell office:value-type="float" office:value="1173926" calcext:value-type="float">
            <text:p>1173926</text:p>
          </table:table-cell>
          <table:table-cell office:value-type="float" office:value="567933" calcext:value-type="float">
            <text:p>567933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table:number-columns-repeated="7"/>
          <table:table-cell office:value-type="float" office:value="1439108" calcext:value-type="float">
            <text:p>1439108</text:p>
          </table:table-cell>
          <table:table-cell office:value-type="float" office:value="556724" calcext:value-type="float">
            <text:p>556724</text:p>
          </table:table-cell>
          <table:table-cell office:value-type="float" office:value="5389" calcext:value-type="float">
            <text:p>5389</text:p>
          </table:table-cell>
          <table:table-cell table:number-columns-repeated="3"/>
          <table:table-cell office:value-type="float" office:value="1189095" calcext:value-type="float">
            <text:p>1189095</text:p>
          </table:table-cell>
          <table:table-cell office:value-type="float" office:value="569415" calcext:value-type="float">
            <text:p>569415</text:p>
          </table:table-cell>
          <table:table-cell office:value-type="float" office:value="5533" calcext:value-type="float">
            <text:p>5533</text:p>
          </table:table-cell>
        </table:table-row>
        <table:table-row table:style-name="ro1">
          <table:table-cell table:number-columns-repeated="7"/>
          <table:table-cell office:value-type="float" office:value="1469648" calcext:value-type="float">
            <text:p>1469648</text:p>
          </table:table-cell>
          <table:table-cell office:value-type="float" office:value="550369" calcext:value-type="float">
            <text:p>550369</text:p>
          </table:table-cell>
          <table:table-cell office:value-type="float" office:value="4644" calcext:value-type="float">
            <text:p>4644</text:p>
          </table:table-cell>
          <table:table-cell table:number-columns-repeated="3"/>
          <table:table-cell office:value-type="float" office:value="1178192" calcext:value-type="float">
            <text:p>1178192</text:p>
          </table:table-cell>
          <table:table-cell office:value-type="float" office:value="570063" calcext:value-type="float">
            <text:p>570063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table:number-columns-repeated="7"/>
          <table:table-cell office:value-type="float" office:value="1428049" calcext:value-type="float">
            <text:p>1428049</text:p>
          </table:table-cell>
          <table:table-cell office:value-type="float" office:value="533950" calcext:value-type="float">
            <text:p>533950</text:p>
          </table:table-cell>
          <table:table-cell office:value-type="float" office:value="5232" calcext:value-type="float">
            <text:p>5232</text:p>
          </table:table-cell>
          <table:table-cell table:number-columns-repeated="3"/>
          <table:table-cell office:value-type="float" office:value="1186951" calcext:value-type="float">
            <text:p>1186951</text:p>
          </table:table-cell>
          <table:table-cell office:value-type="float" office:value="577519" calcext:value-type="float">
            <text:p>577519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table:number-columns-repeated="7"/>
          <table:table-cell office:value-type="float" office:value="1442099" calcext:value-type="float">
            <text:p>1442099</text:p>
          </table:table-cell>
          <table:table-cell office:value-type="float" office:value="536933" calcext:value-type="float">
            <text:p>536933</text:p>
          </table:table-cell>
          <table:table-cell office:value-type="float" office:value="5211" calcext:value-type="float">
            <text:p>5211</text:p>
          </table:table-cell>
          <table:table-cell table:number-columns-repeated="3"/>
          <table:table-cell office:value-type="float" office:value="1198284" calcext:value-type="float">
            <text:p>1198284</text:p>
          </table:table-cell>
          <table:table-cell office:value-type="float" office:value="571241" calcext:value-type="float">
            <text:p>571241</text:p>
          </table:table-cell>
          <table:table-cell office:value-type="float" office:value="6079" calcext:value-type="float">
            <text:p>6079</text:p>
          </table:table-cell>
        </table:table-row>
        <table:table-row table:style-name="ro1">
          <table:table-cell table:number-columns-repeated="7"/>
          <table:table-cell office:value-type="float" office:value="1464336" calcext:value-type="float">
            <text:p>1464336</text:p>
          </table:table-cell>
          <table:table-cell office:value-type="float" office:value="559145" calcext:value-type="float">
            <text:p>559145</text:p>
          </table:table-cell>
          <table:table-cell office:value-type="float" office:value="4463" calcext:value-type="float">
            <text:p>4463</text:p>
          </table:table-cell>
          <table:table-cell table:number-columns-repeated="3"/>
          <table:table-cell office:value-type="float" office:value="1179866" calcext:value-type="float">
            <text:p>1179866</text:p>
          </table:table-cell>
          <table:table-cell office:value-type="float" office:value="566287" calcext:value-type="float">
            <text:p>566287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table:number-columns-repeated="7"/>
          <table:table-cell office:value-type="float" office:value="1532486" calcext:value-type="float">
            <text:p>1532486</text:p>
          </table:table-cell>
          <table:table-cell office:value-type="float" office:value="533778" calcext:value-type="float">
            <text:p>533778</text:p>
          </table:table-cell>
          <table:table-cell office:value-type="float" office:value="5157" calcext:value-type="float">
            <text:p>5157</text:p>
          </table:table-cell>
          <table:table-cell table:number-columns-repeated="3"/>
          <table:table-cell office:value-type="float" office:value="1188238" calcext:value-type="float">
            <text:p>1188238</text:p>
          </table:table-cell>
          <table:table-cell office:value-type="float" office:value="564473" calcext:value-type="float">
            <text:p>564473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table:number-columns-repeated="7"/>
          <table:table-cell office:value-type="float" office:value="1539417" calcext:value-type="float">
            <text:p>1539417</text:p>
          </table:table-cell>
          <table:table-cell office:value-type="float" office:value="534312" calcext:value-type="float">
            <text:p>534312</text:p>
          </table:table-cell>
          <table:table-cell office:value-type="float" office:value="5214" calcext:value-type="float">
            <text:p>5214</text:p>
          </table:table-cell>
          <table:table-cell table:number-columns-repeated="3"/>
          <table:table-cell office:value-type="float" office:value="1177737" calcext:value-type="float">
            <text:p>1177737</text:p>
          </table:table-cell>
          <table:table-cell office:value-type="float" office:value="566162" calcext:value-type="float">
            <text:p>566162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table:number-columns-repeated="7"/>
          <table:table-cell office:value-type="float" office:value="1553666" calcext:value-type="float">
            <text:p>1553666</text:p>
          </table:table-cell>
          <table:table-cell office:value-type="float" office:value="535034" calcext:value-type="float">
            <text:p>535034</text:p>
          </table:table-cell>
          <table:table-cell office:value-type="float" office:value="4478" calcext:value-type="float">
            <text:p>4478</text:p>
          </table:table-cell>
          <table:table-cell table:number-columns-repeated="3"/>
          <table:table-cell office:value-type="float" office:value="1184009" calcext:value-type="float">
            <text:p>1184009</text:p>
          </table:table-cell>
          <table:table-cell office:value-type="float" office:value="568607" calcext:value-type="float">
            <text:p>568607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table:number-columns-repeated="7"/>
          <table:table-cell office:value-type="float" office:value="1567544" calcext:value-type="float">
            <text:p>1567544</text:p>
          </table:table-cell>
          <table:table-cell office:value-type="float" office:value="534742" calcext:value-type="float">
            <text:p>534742</text:p>
          </table:table-cell>
          <table:table-cell office:value-type="float" office:value="4969" calcext:value-type="float">
            <text:p>4969</text:p>
          </table:table-cell>
          <table:table-cell table:number-columns-repeated="3"/>
          <table:table-cell office:value-type="float" office:value="1190783" calcext:value-type="float">
            <text:p>1190783</text:p>
          </table:table-cell>
          <table:table-cell office:value-type="float" office:value="568018" calcext:value-type="float">
            <text:p>568018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table:number-columns-repeated="7"/>
          <table:table-cell office:value-type="float" office:value="1606610" calcext:value-type="float">
            <text:p>1606610</text:p>
          </table:table-cell>
          <table:table-cell office:value-type="float" office:value="534224" calcext:value-type="float">
            <text:p>534224</text:p>
          </table:table-cell>
          <table:table-cell office:value-type="float" office:value="5226" calcext:value-type="float">
            <text:p>5226</text:p>
          </table:table-cell>
          <table:table-cell table:number-columns-repeated="3"/>
          <table:table-cell office:value-type="float" office:value="1184148" calcext:value-type="float">
            <text:p>1184148</text:p>
          </table:table-cell>
          <table:table-cell office:value-type="float" office:value="572083" calcext:value-type="float">
            <text:p>572083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table:number-columns-repeated="7"/>
          <table:table-cell office:value-type="float" office:value="1605294" calcext:value-type="float">
            <text:p>1605294</text:p>
          </table:table-cell>
          <table:table-cell office:value-type="float" office:value="534838" calcext:value-type="float">
            <text:p>534838</text:p>
          </table:table-cell>
          <table:table-cell office:value-type="float" office:value="5212" calcext:value-type="float">
            <text:p>5212</text:p>
          </table:table-cell>
          <table:table-cell table:number-columns-repeated="3"/>
          <table:table-cell office:value-type="float" office:value="1192203" calcext:value-type="float">
            <text:p>1192203</text:p>
          </table:table-cell>
          <table:table-cell office:value-type="float" office:value="569107" calcext:value-type="float">
            <text:p>569107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table:number-columns-repeated="7"/>
          <table:table-cell office:value-type="float" office:value="1628359" calcext:value-type="float">
            <text:p>1628359</text:p>
          </table:table-cell>
          <table:table-cell office:value-type="float" office:value="534217" calcext:value-type="float">
            <text:p>534217</text:p>
          </table:table-cell>
          <table:table-cell office:value-type="float" office:value="4881" calcext:value-type="float">
            <text:p>4881</text:p>
          </table:table-cell>
          <table:table-cell table:number-columns-repeated="3"/>
          <table:table-cell office:value-type="float" office:value="1184496" calcext:value-type="float">
            <text:p>1184496</text:p>
          </table:table-cell>
          <table:table-cell office:value-type="float" office:value="569499" calcext:value-type="float">
            <text:p>569499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table:number-columns-repeated="7"/>
          <table:table-cell office:value-type="float" office:value="1653147" calcext:value-type="float">
            <text:p>1653147</text:p>
          </table:table-cell>
          <table:table-cell office:value-type="float" office:value="536116" calcext:value-type="float">
            <text:p>536116</text:p>
          </table:table-cell>
          <table:table-cell office:value-type="float" office:value="4479" calcext:value-type="float">
            <text:p>4479</text:p>
          </table:table-cell>
          <table:table-cell table:number-columns-repeated="3"/>
          <table:table-cell office:value-type="float" office:value="1180652" calcext:value-type="float">
            <text:p>1180652</text:p>
          </table:table-cell>
          <table:table-cell office:value-type="float" office:value="570354" calcext:value-type="float">
            <text:p>570354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table:number-columns-repeated="7"/>
          <table:table-cell office:value-type="float" office:value="1689347" calcext:value-type="float">
            <text:p>1689347</text:p>
          </table:table-cell>
          <table:table-cell office:value-type="float" office:value="536985" calcext:value-type="float">
            <text:p>536985</text:p>
          </table:table-cell>
          <table:table-cell office:value-type="float" office:value="4532" calcext:value-type="float">
            <text:p>4532</text:p>
          </table:table-cell>
          <table:table-cell table:number-columns-repeated="3"/>
          <table:table-cell office:value-type="float" office:value="1187014" calcext:value-type="float">
            <text:p>1187014</text:p>
          </table:table-cell>
          <table:table-cell office:value-type="float" office:value="569746" calcext:value-type="float">
            <text:p>569746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table:number-columns-repeated="7"/>
          <table:table-cell office:value-type="float" office:value="1687770" calcext:value-type="float">
            <text:p>1687770</text:p>
          </table:table-cell>
          <table:table-cell office:value-type="float" office:value="536263" calcext:value-type="float">
            <text:p>536263</text:p>
          </table:table-cell>
          <table:table-cell office:value-type="float" office:value="4625" calcext:value-type="float">
            <text:p>4625</text:p>
          </table:table-cell>
          <table:table-cell table:number-columns-repeated="3"/>
          <table:table-cell office:value-type="float" office:value="1188127" calcext:value-type="float">
            <text:p>1188127</text:p>
          </table:table-cell>
          <table:table-cell office:value-type="float" office:value="587597" calcext:value-type="float">
            <text:p>587597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table:number-columns-repeated="7"/>
          <table:table-cell office:value-type="float" office:value="1700049" calcext:value-type="float">
            <text:p>1700049</text:p>
          </table:table-cell>
          <table:table-cell office:value-type="float" office:value="542239" calcext:value-type="float">
            <text:p>542239</text:p>
          </table:table-cell>
          <table:table-cell office:value-type="float" office:value="4596" calcext:value-type="float">
            <text:p>4596</text:p>
          </table:table-cell>
          <table:table-cell table:number-columns-repeated="3"/>
          <table:table-cell office:value-type="float" office:value="1194740" calcext:value-type="float">
            <text:p>1194740</text:p>
          </table:table-cell>
          <table:table-cell office:value-type="float" office:value="571947" calcext:value-type="float">
            <text:p>571947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table:number-columns-repeated="7"/>
          <table:table-cell office:value-type="float" office:value="1742739" calcext:value-type="float">
            <text:p>1742739</text:p>
          </table:table-cell>
          <table:table-cell office:value-type="float" office:value="555623" calcext:value-type="float">
            <text:p>555623</text:p>
          </table:table-cell>
          <table:table-cell office:value-type="float" office:value="4605" calcext:value-type="float">
            <text:p>4605</text:p>
          </table:table-cell>
          <table:table-cell table:number-columns-repeated="3"/>
          <table:table-cell office:value-type="float" office:value="1191097" calcext:value-type="float">
            <text:p>1191097</text:p>
          </table:table-cell>
          <table:table-cell office:value-type="float" office:value="570299" calcext:value-type="float">
            <text:p>570299</text:p>
          </table:table-cell>
          <table:table-cell office:value-type="float" office:value="5724" calcext:value-type="float">
            <text:p>5724</text:p>
          </table:table-cell>
        </table:table-row>
        <table:table-row table:style-name="ro1">
          <table:table-cell table:number-columns-repeated="7"/>
          <table:table-cell office:value-type="float" office:value="1741630" calcext:value-type="float">
            <text:p>1741630</text:p>
          </table:table-cell>
          <table:table-cell office:value-type="float" office:value="539722" calcext:value-type="float">
            <text:p>539722</text:p>
          </table:table-cell>
          <table:table-cell office:value-type="float" office:value="4955" calcext:value-type="float">
            <text:p>4955</text:p>
          </table:table-cell>
          <table:table-cell table:number-columns-repeated="3"/>
          <table:table-cell office:value-type="float" office:value="1190115" calcext:value-type="float">
            <text:p>1190115</text:p>
          </table:table-cell>
          <table:table-cell office:value-type="float" office:value="573332" calcext:value-type="float">
            <text:p>573332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table:number-columns-repeated="7"/>
          <table:table-cell office:value-type="float" office:value="1799873" calcext:value-type="float">
            <text:p>1799873</text:p>
          </table:table-cell>
          <table:table-cell office:value-type="float" office:value="560961" calcext:value-type="float">
            <text:p>560961</text:p>
          </table:table-cell>
          <table:table-cell office:value-type="float" office:value="4680" calcext:value-type="float">
            <text:p>4680</text:p>
          </table:table-cell>
          <table:table-cell table:number-columns-repeated="3"/>
          <table:table-cell office:value-type="float" office:value="1179063" calcext:value-type="float">
            <text:p>1179063</text:p>
          </table:table-cell>
          <table:table-cell office:value-type="float" office:value="572648" calcext:value-type="float">
            <text:p>572648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table:number-columns-repeated="7"/>
          <table:table-cell office:value-type="float" office:value="1794871" calcext:value-type="float">
            <text:p>1794871</text:p>
          </table:table-cell>
          <table:table-cell office:value-type="float" office:value="544426" calcext:value-type="float">
            <text:p>544426</text:p>
          </table:table-cell>
          <table:table-cell office:value-type="float" office:value="4628" calcext:value-type="float">
            <text:p>4628</text:p>
          </table:table-cell>
          <table:table-cell table:number-columns-repeated="3"/>
          <table:table-cell office:value-type="float" office:value="1184507" calcext:value-type="float">
            <text:p>1184507</text:p>
          </table:table-cell>
          <table:table-cell office:value-type="float" office:value="585660" calcext:value-type="float">
            <text:p>585660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table:number-columns-repeated="7"/>
          <table:table-cell office:value-type="float" office:value="1828344" calcext:value-type="float">
            <text:p>1828344</text:p>
          </table:table-cell>
          <table:table-cell office:value-type="float" office:value="542704" calcext:value-type="float">
            <text:p>542704</text:p>
          </table:table-cell>
          <table:table-cell office:value-type="float" office:value="5141" calcext:value-type="float">
            <text:p>5141</text:p>
          </table:table-cell>
          <table:table-cell table:number-columns-repeated="3"/>
          <table:table-cell office:value-type="float" office:value="1193467" calcext:value-type="float">
            <text:p>1193467</text:p>
          </table:table-cell>
          <table:table-cell office:value-type="float" office:value="571456" calcext:value-type="float">
            <text:p>571456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number-columns-repeated="7"/>
          <table:table-cell office:value-type="float" office:value="1815120" calcext:value-type="float">
            <text:p>1815120</text:p>
          </table:table-cell>
          <table:table-cell office:value-type="float" office:value="545471" calcext:value-type="float">
            <text:p>545471</text:p>
          </table:table-cell>
          <table:table-cell office:value-type="float" office:value="4699" calcext:value-type="float">
            <text:p>4699</text:p>
          </table:table-cell>
          <table:table-cell table:number-columns-repeated="3"/>
          <table:table-cell office:value-type="float" office:value="1187660" calcext:value-type="float">
            <text:p>1187660</text:p>
          </table:table-cell>
          <table:table-cell office:value-type="float" office:value="570424" calcext:value-type="float">
            <text:p>570424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table:number-columns-repeated="7"/>
          <table:table-cell office:value-type="float" office:value="1829276" calcext:value-type="float">
            <text:p>1829276</text:p>
          </table:table-cell>
          <table:table-cell office:value-type="float" office:value="541371" calcext:value-type="float">
            <text:p>541371</text:p>
          </table:table-cell>
          <table:table-cell office:value-type="float" office:value="4555" calcext:value-type="float">
            <text:p>4555</text:p>
          </table:table-cell>
          <table:table-cell table:number-columns-repeated="3"/>
          <table:table-cell office:value-type="float" office:value="1185432" calcext:value-type="float">
            <text:p>1185432</text:p>
          </table:table-cell>
          <table:table-cell office:value-type="float" office:value="570942" calcext:value-type="float">
            <text:p>570942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table:number-columns-repeated="7"/>
          <table:table-cell office:value-type="float" office:value="1871691" calcext:value-type="float">
            <text:p>1871691</text:p>
          </table:table-cell>
          <table:table-cell office:value-type="float" office:value="542926" calcext:value-type="float">
            <text:p>542926</text:p>
          </table:table-cell>
          <table:table-cell office:value-type="float" office:value="4658" calcext:value-type="float">
            <text:p>4658</text:p>
          </table:table-cell>
          <table:table-cell table:number-columns-repeated="3"/>
          <table:table-cell office:value-type="float" office:value="1183065" calcext:value-type="float">
            <text:p>1183065</text:p>
          </table:table-cell>
          <table:table-cell office:value-type="float" office:value="575336" calcext:value-type="float">
            <text:p>575336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table:number-columns-repeated="7"/>
          <table:table-cell office:value-type="float" office:value="1909397" calcext:value-type="float">
            <text:p>1909397</text:p>
          </table:table-cell>
          <table:table-cell office:value-type="float" office:value="539538" calcext:value-type="float">
            <text:p>539538</text:p>
          </table:table-cell>
          <table:table-cell office:value-type="float" office:value="4805" calcext:value-type="float">
            <text:p>4805</text:p>
          </table:table-cell>
          <table:table-cell table:number-columns-repeated="3"/>
          <table:table-cell office:value-type="float" office:value="1233255" calcext:value-type="float">
            <text:p>1233255</text:p>
          </table:table-cell>
          <table:table-cell office:value-type="float" office:value="581269" calcext:value-type="float">
            <text:p>581269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table:number-columns-repeated="7"/>
          <table:table-cell office:value-type="float" office:value="1881233" calcext:value-type="float">
            <text:p>1881233</text:p>
          </table:table-cell>
          <table:table-cell office:value-type="float" office:value="533716" calcext:value-type="float">
            <text:p>533716</text:p>
          </table:table-cell>
          <table:table-cell office:value-type="float" office:value="4986" calcext:value-type="float">
            <text:p>4986</text:p>
          </table:table-cell>
          <table:table-cell table:number-columns-repeated="3"/>
          <table:table-cell office:value-type="float" office:value="1189992" calcext:value-type="float">
            <text:p>1189992</text:p>
          </table:table-cell>
          <table:table-cell office:value-type="float" office:value="579484" calcext:value-type="float">
            <text:p>579484</text:p>
          </table:table-cell>
          <table:table-cell office:value-type="float" office:value="5596" calcext:value-type="float">
            <text:p>5596</text:p>
          </table:table-cell>
        </table:table-row>
        <table:table-row table:style-name="ro1">
          <table:table-cell table:number-columns-repeated="7"/>
          <table:table-cell office:value-type="float" office:value="1897893" calcext:value-type="float">
            <text:p>1897893</text:p>
          </table:table-cell>
          <table:table-cell office:value-type="float" office:value="536044" calcext:value-type="float">
            <text:p>536044</text:p>
          </table:table-cell>
          <table:table-cell office:value-type="float" office:value="4566" calcext:value-type="float">
            <text:p>4566</text:p>
          </table:table-cell>
          <table:table-cell table:number-columns-repeated="3"/>
          <table:table-cell office:value-type="float" office:value="1193856" calcext:value-type="float">
            <text:p>1193856</text:p>
          </table:table-cell>
          <table:table-cell office:value-type="float" office:value="587971" calcext:value-type="float">
            <text:p>587971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table:number-columns-repeated="7"/>
          <table:table-cell office:value-type="float" office:value="1923836" calcext:value-type="float">
            <text:p>1923836</text:p>
          </table:table-cell>
          <table:table-cell office:value-type="float" office:value="551828" calcext:value-type="float">
            <text:p>551828</text:p>
          </table:table-cell>
          <table:table-cell office:value-type="float" office:value="4559" calcext:value-type="float">
            <text:p>4559</text:p>
          </table:table-cell>
          <table:table-cell table:number-columns-repeated="3"/>
          <table:table-cell office:value-type="float" office:value="1192434" calcext:value-type="float">
            <text:p>1192434</text:p>
          </table:table-cell>
          <table:table-cell office:value-type="float" office:value="582731" calcext:value-type="float">
            <text:p>582731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table:number-columns-repeated="7"/>
          <table:table-cell office:value-type="float" office:value="1908289" calcext:value-type="float">
            <text:p>1908289</text:p>
          </table:table-cell>
          <table:table-cell office:value-type="float" office:value="540962" calcext:value-type="float">
            <text:p>540962</text:p>
          </table:table-cell>
          <table:table-cell office:value-type="float" office:value="4597" calcext:value-type="float">
            <text:p>4597</text:p>
          </table:table-cell>
          <table:table-cell table:number-columns-repeated="3"/>
          <table:table-cell office:value-type="float" office:value="1196420" calcext:value-type="float">
            <text:p>1196420</text:p>
          </table:table-cell>
          <table:table-cell office:value-type="float" office:value="570241" calcext:value-type="float">
            <text:p>570241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table:number-columns-repeated="7"/>
          <table:table-cell office:value-type="float" office:value="1958348" calcext:value-type="float">
            <text:p>1958348</text:p>
          </table:table-cell>
          <table:table-cell office:value-type="float" office:value="541181" calcext:value-type="float">
            <text:p>541181</text:p>
          </table:table-cell>
          <table:table-cell office:value-type="float" office:value="4481" calcext:value-type="float">
            <text:p>4481</text:p>
          </table:table-cell>
          <table:table-cell table:number-columns-repeated="3"/>
          <table:table-cell office:value-type="float" office:value="1188837" calcext:value-type="float">
            <text:p>1188837</text:p>
          </table:table-cell>
          <table:table-cell office:value-type="float" office:value="573085" calcext:value-type="float">
            <text:p>573085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table:number-columns-repeated="7"/>
          <table:table-cell office:value-type="float" office:value="1954757" calcext:value-type="float">
            <text:p>1954757</text:p>
          </table:table-cell>
          <table:table-cell office:value-type="float" office:value="541841" calcext:value-type="float">
            <text:p>541841</text:p>
          </table:table-cell>
          <table:table-cell office:value-type="float" office:value="4563" calcext:value-type="float">
            <text:p>4563</text:p>
          </table:table-cell>
          <table:table-cell table:number-columns-repeated="3"/>
          <table:table-cell office:value-type="float" office:value="1175392" calcext:value-type="float">
            <text:p>1175392</text:p>
          </table:table-cell>
          <table:table-cell office:value-type="float" office:value="576705" calcext:value-type="float">
            <text:p>576705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table:number-columns-repeated="7"/>
          <table:table-cell office:value-type="float" office:value="2012152" calcext:value-type="float">
            <text:p>2012152</text:p>
          </table:table-cell>
          <table:table-cell office:value-type="float" office:value="537977" calcext:value-type="float">
            <text:p>537977</text:p>
          </table:table-cell>
          <table:table-cell office:value-type="float" office:value="4842" calcext:value-type="float">
            <text:p>4842</text:p>
          </table:table-cell>
          <table:table-cell table:number-columns-repeated="3"/>
          <table:table-cell office:value-type="float" office:value="1192877" calcext:value-type="float">
            <text:p>1192877</text:p>
          </table:table-cell>
          <table:table-cell office:value-type="float" office:value="568815" calcext:value-type="float">
            <text:p>568815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table:number-columns-repeated="7"/>
          <table:table-cell office:value-type="float" office:value="1994036" calcext:value-type="float">
            <text:p>1994036</text:p>
          </table:table-cell>
          <table:table-cell office:value-type="float" office:value="549995" calcext:value-type="float">
            <text:p>549995</text:p>
          </table:table-cell>
          <table:table-cell office:value-type="float" office:value="4519" calcext:value-type="float">
            <text:p>4519</text:p>
          </table:table-cell>
          <table:table-cell table:number-columns-repeated="3"/>
          <table:table-cell office:value-type="float" office:value="1180985" calcext:value-type="float">
            <text:p>1180985</text:p>
          </table:table-cell>
          <table:table-cell office:value-type="float" office:value="587069" calcext:value-type="float">
            <text:p>587069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table:number-columns-repeated="7"/>
          <table:table-cell office:value-type="float" office:value="2003907" calcext:value-type="float">
            <text:p>2003907</text:p>
          </table:table-cell>
          <table:table-cell office:value-type="float" office:value="538470" calcext:value-type="float">
            <text:p>538470</text:p>
          </table:table-cell>
          <table:table-cell office:value-type="float" office:value="4489" calcext:value-type="float">
            <text:p>4489</text:p>
          </table:table-cell>
          <table:table-cell table:number-columns-repeated="3"/>
          <table:table-cell office:value-type="float" office:value="1190043" calcext:value-type="float">
            <text:p>1190043</text:p>
          </table:table-cell>
          <table:table-cell office:value-type="float" office:value="588327" calcext:value-type="float">
            <text:p>588327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table:number-columns-repeated="7"/>
          <table:table-cell office:value-type="float" office:value="2019779" calcext:value-type="float">
            <text:p>2019779</text:p>
          </table:table-cell>
          <table:table-cell office:value-type="float" office:value="556750" calcext:value-type="float">
            <text:p>556750</text:p>
          </table:table-cell>
          <table:table-cell office:value-type="float" office:value="5389" calcext:value-type="float">
            <text:p>5389</text:p>
          </table:table-cell>
          <table:table-cell table:number-columns-repeated="3"/>
          <table:table-cell office:value-type="float" office:value="1214537" calcext:value-type="float">
            <text:p>1214537</text:p>
          </table:table-cell>
          <table:table-cell office:value-type="float" office:value="576932" calcext:value-type="float">
            <text:p>576932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table:number-columns-repeated="7"/>
          <table:table-cell office:value-type="float" office:value="2019118" calcext:value-type="float">
            <text:p>2019118</text:p>
          </table:table-cell>
          <table:table-cell office:value-type="float" office:value="564026" calcext:value-type="float">
            <text:p>564026</text:p>
          </table:table-cell>
          <table:table-cell office:value-type="float" office:value="7086" calcext:value-type="float">
            <text:p>7086</text:p>
          </table:table-cell>
          <table:table-cell table:number-columns-repeated="3"/>
          <table:table-cell office:value-type="float" office:value="1189390" calcext:value-type="float">
            <text:p>1189390</text:p>
          </table:table-cell>
          <table:table-cell office:value-type="float" office:value="576225" calcext:value-type="float">
            <text:p>576225</text:p>
          </table:table-cell>
          <table:table-cell office:value-type="float" office:value="5405" calcext:value-type="float">
            <text:p>5405</text:p>
          </table:table-cell>
        </table:table-row>
        <table:table-row table:style-name="ro1">
          <table:table-cell table:number-columns-repeated="7"/>
          <table:table-cell office:value-type="float" office:value="2041135" calcext:value-type="float">
            <text:p>2041135</text:p>
          </table:table-cell>
          <table:table-cell office:value-type="float" office:value="553733" calcext:value-type="float">
            <text:p>553733</text:p>
          </table:table-cell>
          <table:table-cell office:value-type="float" office:value="4707" calcext:value-type="float">
            <text:p>4707</text:p>
          </table:table-cell>
          <table:table-cell table:number-columns-repeated="3"/>
          <table:table-cell office:value-type="float" office:value="1191214" calcext:value-type="float">
            <text:p>1191214</text:p>
          </table:table-cell>
          <table:table-cell office:value-type="float" office:value="574441" calcext:value-type="float">
            <text:p>574441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table:number-columns-repeated="7"/>
          <table:table-cell office:value-type="float" office:value="2044232" calcext:value-type="float">
            <text:p>2044232</text:p>
          </table:table-cell>
          <table:table-cell office:value-type="float" office:value="566390" calcext:value-type="float">
            <text:p>566390</text:p>
          </table:table-cell>
          <table:table-cell office:value-type="float" office:value="6295" calcext:value-type="float">
            <text:p>6295</text:p>
          </table:table-cell>
          <table:table-cell table:number-columns-repeated="3"/>
          <table:table-cell office:value-type="float" office:value="1183849" calcext:value-type="float">
            <text:p>1183849</text:p>
          </table:table-cell>
          <table:table-cell office:value-type="float" office:value="571905" calcext:value-type="float">
            <text:p>571905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table:number-columns-repeated="7"/>
          <table:table-cell office:value-type="float" office:value="2065555" calcext:value-type="float">
            <text:p>2065555</text:p>
          </table:table-cell>
          <table:table-cell office:value-type="float" office:value="539061" calcext:value-type="float">
            <text:p>539061</text:p>
          </table:table-cell>
          <table:table-cell office:value-type="float" office:value="4588" calcext:value-type="float">
            <text:p>4588</text:p>
          </table:table-cell>
          <table:table-cell table:number-columns-repeated="3"/>
          <table:table-cell office:value-type="float" office:value="1183274" calcext:value-type="float">
            <text:p>1183274</text:p>
          </table:table-cell>
          <table:table-cell office:value-type="float" office:value="578953" calcext:value-type="float">
            <text:p>578953</text:p>
          </table:table-cell>
          <table:table-cell office:value-type="float" office:value="7588" calcext:value-type="float">
            <text:p>7588</text:p>
          </table:table-cell>
        </table:table-row>
        <table:table-row table:style-name="ro1">
          <table:table-cell table:number-columns-repeated="7"/>
          <table:table-cell office:value-type="float" office:value="2097806" calcext:value-type="float">
            <text:p>2097806</text:p>
          </table:table-cell>
          <table:table-cell office:value-type="float" office:value="535144" calcext:value-type="float">
            <text:p>535144</text:p>
          </table:table-cell>
          <table:table-cell office:value-type="float" office:value="4511" calcext:value-type="float">
            <text:p>4511</text:p>
          </table:table-cell>
          <table:table-cell table:number-columns-repeated="3"/>
          <table:table-cell office:value-type="float" office:value="1200971" calcext:value-type="float">
            <text:p>1200971</text:p>
          </table:table-cell>
          <table:table-cell office:value-type="float" office:value="568808" calcext:value-type="float">
            <text:p>568808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table:number-columns-repeated="7"/>
          <table:table-cell office:value-type="float" office:value="2046069" calcext:value-type="float">
            <text:p>2046069</text:p>
          </table:table-cell>
          <table:table-cell office:value-type="float" office:value="542436" calcext:value-type="float">
            <text:p>542436</text:p>
          </table:table-cell>
          <table:table-cell office:value-type="float" office:value="4600" calcext:value-type="float">
            <text:p>4600</text:p>
          </table:table-cell>
          <table:table-cell table:number-columns-repeated="3"/>
          <table:table-cell office:value-type="float" office:value="1188098" calcext:value-type="float">
            <text:p>1188098</text:p>
          </table:table-cell>
          <table:table-cell office:value-type="float" office:value="569303" calcext:value-type="float">
            <text:p>569303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table:number-columns-repeated="7"/>
          <table:table-cell office:value-type="float" office:value="2123734" calcext:value-type="float">
            <text:p>2123734</text:p>
          </table:table-cell>
          <table:table-cell office:value-type="float" office:value="534413" calcext:value-type="float">
            <text:p>534413</text:p>
          </table:table-cell>
          <table:table-cell office:value-type="float" office:value="4507" calcext:value-type="float">
            <text:p>4507</text:p>
          </table:table-cell>
          <table:table-cell table:number-columns-repeated="3"/>
          <table:table-cell office:value-type="float" office:value="1200301" calcext:value-type="float">
            <text:p>1200301</text:p>
          </table:table-cell>
          <table:table-cell office:value-type="float" office:value="579017" calcext:value-type="float">
            <text:p>579017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table:number-columns-repeated="7"/>
          <table:table-cell office:value-type="float" office:value="2095367" calcext:value-type="float">
            <text:p>2095367</text:p>
          </table:table-cell>
          <table:table-cell office:value-type="float" office:value="538866" calcext:value-type="float">
            <text:p>538866</text:p>
          </table:table-cell>
          <table:table-cell office:value-type="float" office:value="4718" calcext:value-type="float">
            <text:p>4718</text:p>
          </table:table-cell>
          <table:table-cell table:number-columns-repeated="3"/>
          <table:table-cell office:value-type="float" office:value="1204320" calcext:value-type="float">
            <text:p>1204320</text:p>
          </table:table-cell>
          <table:table-cell office:value-type="float" office:value="572684" calcext:value-type="float">
            <text:p>572684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table:number-columns-repeated="7"/>
          <table:table-cell office:value-type="float" office:value="2086546" calcext:value-type="float">
            <text:p>2086546</text:p>
          </table:table-cell>
          <table:table-cell office:value-type="float" office:value="533426" calcext:value-type="float">
            <text:p>533426</text:p>
          </table:table-cell>
          <table:table-cell office:value-type="float" office:value="4470" calcext:value-type="float">
            <text:p>4470</text:p>
          </table:table-cell>
          <table:table-cell table:number-columns-repeated="3"/>
          <table:table-cell office:value-type="float" office:value="1189665" calcext:value-type="float">
            <text:p>1189665</text:p>
          </table:table-cell>
          <table:table-cell office:value-type="float" office:value="594864" calcext:value-type="float">
            <text:p>594864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 table:number-columns-repeated="7"/>
          <table:table-cell office:value-type="float" office:value="2122275" calcext:value-type="float">
            <text:p>2122275</text:p>
          </table:table-cell>
          <table:table-cell office:value-type="float" office:value="533966" calcext:value-type="float">
            <text:p>533966</text:p>
          </table:table-cell>
          <table:table-cell office:value-type="float" office:value="4802" calcext:value-type="float">
            <text:p>4802</text:p>
          </table:table-cell>
          <table:table-cell table:number-columns-repeated="3"/>
          <table:table-cell office:value-type="float" office:value="1191622" calcext:value-type="float">
            <text:p>1191622</text:p>
          </table:table-cell>
          <table:table-cell office:value-type="float" office:value="578573" calcext:value-type="float">
            <text:p>578573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table:number-columns-repeated="7"/>
          <table:table-cell office:value-type="float" office:value="2116014" calcext:value-type="float">
            <text:p>2116014</text:p>
          </table:table-cell>
          <table:table-cell office:value-type="float" office:value="534793" calcext:value-type="float">
            <text:p>534793</text:p>
          </table:table-cell>
          <table:table-cell office:value-type="float" office:value="5301" calcext:value-type="float">
            <text:p>5301</text:p>
          </table:table-cell>
          <table:table-cell table:number-columns-repeated="3"/>
          <table:table-cell office:value-type="float" office:value="1198049" calcext:value-type="float">
            <text:p>1198049</text:p>
          </table:table-cell>
          <table:table-cell office:value-type="float" office:value="569545" calcext:value-type="float">
            <text:p>569545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table:number-columns-repeated="7"/>
          <table:table-cell office:value-type="float" office:value="2122102" calcext:value-type="float">
            <text:p>2122102</text:p>
          </table:table-cell>
          <table:table-cell office:value-type="float" office:value="534148" calcext:value-type="float">
            <text:p>534148</text:p>
          </table:table-cell>
          <table:table-cell office:value-type="float" office:value="4612" calcext:value-type="float">
            <text:p>4612</text:p>
          </table:table-cell>
          <table:table-cell table:number-columns-repeated="3"/>
          <table:table-cell office:value-type="float" office:value="1222660" calcext:value-type="float">
            <text:p>1222660</text:p>
          </table:table-cell>
          <table:table-cell office:value-type="float" office:value="569382" calcext:value-type="float">
            <text:p>569382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table:number-columns-repeated="7"/>
          <table:table-cell office:value-type="float" office:value="2129817" calcext:value-type="float">
            <text:p>2129817</text:p>
          </table:table-cell>
          <table:table-cell office:value-type="float" office:value="548061" calcext:value-type="float">
            <text:p>548061</text:p>
          </table:table-cell>
          <table:table-cell office:value-type="float" office:value="5146" calcext:value-type="float">
            <text:p>5146</text:p>
          </table:table-cell>
          <table:table-cell table:number-columns-repeated="3"/>
          <table:table-cell office:value-type="float" office:value="1220404" calcext:value-type="float">
            <text:p>1220404</text:p>
          </table:table-cell>
          <table:table-cell office:value-type="float" office:value="568924" calcext:value-type="float">
            <text:p>568924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table:number-columns-repeated="7"/>
          <table:table-cell office:value-type="float" office:value="2133793" calcext:value-type="float">
            <text:p>2133793</text:p>
          </table:table-cell>
          <table:table-cell office:value-type="float" office:value="533304" calcext:value-type="float">
            <text:p>533304</text:p>
          </table:table-cell>
          <table:table-cell office:value-type="float" office:value="4802" calcext:value-type="float">
            <text:p>4802</text:p>
          </table:table-cell>
          <table:table-cell table:number-columns-repeated="3"/>
          <table:table-cell office:value-type="float" office:value="1192554" calcext:value-type="float">
            <text:p>1192554</text:p>
          </table:table-cell>
          <table:table-cell office:value-type="float" office:value="586850" calcext:value-type="float">
            <text:p>586850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table:number-columns-repeated="7"/>
          <table:table-cell office:value-type="float" office:value="2150352" calcext:value-type="float">
            <text:p>2150352</text:p>
          </table:table-cell>
          <table:table-cell office:value-type="float" office:value="537405" calcext:value-type="float">
            <text:p>537405</text:p>
          </table:table-cell>
          <table:table-cell office:value-type="float" office:value="5038" calcext:value-type="float">
            <text:p>5038</text:p>
          </table:table-cell>
          <table:table-cell table:number-columns-repeated="3"/>
          <table:table-cell office:value-type="float" office:value="1197804" calcext:value-type="float">
            <text:p>1197804</text:p>
          </table:table-cell>
          <table:table-cell office:value-type="float" office:value="588962" calcext:value-type="float">
            <text:p>588962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table:number-columns-repeated="7"/>
          <table:table-cell office:value-type="float" office:value="2168497" calcext:value-type="float">
            <text:p>2168497</text:p>
          </table:table-cell>
          <table:table-cell office:value-type="float" office:value="537814" calcext:value-type="float">
            <text:p>537814</text:p>
          </table:table-cell>
          <table:table-cell office:value-type="float" office:value="4865" calcext:value-type="float">
            <text:p>4865</text:p>
          </table:table-cell>
          <table:table-cell table:number-columns-repeated="3"/>
          <table:table-cell office:value-type="float" office:value="1198761" calcext:value-type="float">
            <text:p>1198761</text:p>
          </table:table-cell>
          <table:table-cell office:value-type="float" office:value="578783" calcext:value-type="float">
            <text:p>578783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number-columns-repeated="7"/>
          <table:table-cell office:value-type="float" office:value="2210005" calcext:value-type="float">
            <text:p>2210005</text:p>
          </table:table-cell>
          <table:table-cell office:value-type="float" office:value="536858" calcext:value-type="float">
            <text:p>536858</text:p>
          </table:table-cell>
          <table:table-cell office:value-type="float" office:value="4521" calcext:value-type="float">
            <text:p>4521</text:p>
          </table:table-cell>
          <table:table-cell table:number-columns-repeated="3"/>
          <table:table-cell office:value-type="float" office:value="1201977" calcext:value-type="float">
            <text:p>1201977</text:p>
          </table:table-cell>
          <table:table-cell office:value-type="float" office:value="573595" calcext:value-type="float">
            <text:p>573595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table:number-columns-repeated="7"/>
          <table:table-cell office:value-type="float" office:value="2189069" calcext:value-type="float">
            <text:p>2189069</text:p>
          </table:table-cell>
          <table:table-cell office:value-type="float" office:value="537558" calcext:value-type="float">
            <text:p>537558</text:p>
          </table:table-cell>
          <table:table-cell office:value-type="float" office:value="4577" calcext:value-type="float">
            <text:p>4577</text:p>
          </table:table-cell>
          <table:table-cell table:number-columns-repeated="3"/>
          <table:table-cell office:value-type="float" office:value="1190178" calcext:value-type="float">
            <text:p>1190178</text:p>
          </table:table-cell>
          <table:table-cell office:value-type="float" office:value="566231" calcext:value-type="float">
            <text:p>566231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table:number-columns-repeated="7"/>
          <table:table-cell office:value-type="float" office:value="2183628" calcext:value-type="float">
            <text:p>2183628</text:p>
          </table:table-cell>
          <table:table-cell office:value-type="float" office:value="534531" calcext:value-type="float">
            <text:p>534531</text:p>
          </table:table-cell>
          <table:table-cell office:value-type="float" office:value="5264" calcext:value-type="float">
            <text:p>5264</text:p>
          </table:table-cell>
          <table:table-cell table:number-columns-repeated="3"/>
          <table:table-cell office:value-type="float" office:value="1204100" calcext:value-type="float">
            <text:p>1204100</text:p>
          </table:table-cell>
          <table:table-cell office:value-type="float" office:value="585722" calcext:value-type="float">
            <text:p>585722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table:number-columns-repeated="7"/>
          <table:table-cell office:value-type="float" office:value="2239149" calcext:value-type="float">
            <text:p>2239149</text:p>
          </table:table-cell>
          <table:table-cell office:value-type="float" office:value="529778" calcext:value-type="float">
            <text:p>529778</text:p>
          </table:table-cell>
          <table:table-cell office:value-type="float" office:value="5221" calcext:value-type="float">
            <text:p>5221</text:p>
          </table:table-cell>
          <table:table-cell table:number-columns-repeated="3"/>
          <table:table-cell office:value-type="float" office:value="1201558" calcext:value-type="float">
            <text:p>1201558</text:p>
          </table:table-cell>
          <table:table-cell office:value-type="float" office:value="569792" calcext:value-type="float">
            <text:p>569792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table:number-columns-repeated="7"/>
          <table:table-cell office:value-type="float" office:value="2210094" calcext:value-type="float">
            <text:p>2210094</text:p>
          </table:table-cell>
          <table:table-cell office:value-type="float" office:value="544782" calcext:value-type="float">
            <text:p>544782</text:p>
          </table:table-cell>
          <table:table-cell office:value-type="float" office:value="4722" calcext:value-type="float">
            <text:p>4722</text:p>
          </table:table-cell>
          <table:table-cell table:number-columns-repeated="3"/>
          <table:table-cell office:value-type="float" office:value="1188253" calcext:value-type="float">
            <text:p>1188253</text:p>
          </table:table-cell>
          <table:table-cell office:value-type="float" office:value="569089" calcext:value-type="float">
            <text:p>569089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table:number-columns-repeated="7"/>
          <table:table-cell office:value-type="float" office:value="2261878" calcext:value-type="float">
            <text:p>2261878</text:p>
          </table:table-cell>
          <table:table-cell office:value-type="float" office:value="545276" calcext:value-type="float">
            <text:p>545276</text:p>
          </table:table-cell>
          <table:table-cell office:value-type="float" office:value="4469" calcext:value-type="float">
            <text:p>4469</text:p>
          </table:table-cell>
          <table:table-cell table:number-columns-repeated="3"/>
          <table:table-cell office:value-type="float" office:value="1197691" calcext:value-type="float">
            <text:p>1197691</text:p>
          </table:table-cell>
          <table:table-cell office:value-type="float" office:value="579176" calcext:value-type="float">
            <text:p>579176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table:number-columns-repeated="7"/>
          <table:table-cell office:value-type="float" office:value="2266882" calcext:value-type="float">
            <text:p>2266882</text:p>
          </table:table-cell>
          <table:table-cell office:value-type="float" office:value="534233" calcext:value-type="float">
            <text:p>534233</text:p>
          </table:table-cell>
          <table:table-cell office:value-type="float" office:value="4855" calcext:value-type="float">
            <text:p>4855</text:p>
          </table:table-cell>
          <table:table-cell table:number-columns-repeated="3"/>
          <table:table-cell office:value-type="float" office:value="1205702" calcext:value-type="float">
            <text:p>1205702</text:p>
          </table:table-cell>
          <table:table-cell office:value-type="float" office:value="570031" calcext:value-type="float">
            <text:p>570031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table:number-columns-repeated="7"/>
          <table:table-cell office:value-type="float" office:value="2243214" calcext:value-type="float">
            <text:p>2243214</text:p>
          </table:table-cell>
          <table:table-cell office:value-type="float" office:value="533440" calcext:value-type="float">
            <text:p>533440</text:p>
          </table:table-cell>
          <table:table-cell office:value-type="float" office:value="5229" calcext:value-type="float">
            <text:p>5229</text:p>
          </table:table-cell>
          <table:table-cell table:number-columns-repeated="3"/>
          <table:table-cell office:value-type="float" office:value="1196182" calcext:value-type="float">
            <text:p>1196182</text:p>
          </table:table-cell>
          <table:table-cell office:value-type="float" office:value="577604" calcext:value-type="float">
            <text:p>577604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table:number-columns-repeated="7"/>
          <table:table-cell office:value-type="float" office:value="2255785" calcext:value-type="float">
            <text:p>2255785</text:p>
          </table:table-cell>
          <table:table-cell office:value-type="float" office:value="545814" calcext:value-type="float">
            <text:p>545814</text:p>
          </table:table-cell>
          <table:table-cell office:value-type="float" office:value="4854" calcext:value-type="float">
            <text:p>4854</text:p>
          </table:table-cell>
          <table:table-cell table:number-columns-repeated="3"/>
          <table:table-cell office:value-type="float" office:value="1200523" calcext:value-type="float">
            <text:p>1200523</text:p>
          </table:table-cell>
          <table:table-cell office:value-type="float" office:value="572576" calcext:value-type="float">
            <text:p>572576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table:number-columns-repeated="7"/>
          <table:table-cell office:value-type="float" office:value="2269879" calcext:value-type="float">
            <text:p>2269879</text:p>
          </table:table-cell>
          <table:table-cell office:value-type="float" office:value="534691" calcext:value-type="float">
            <text:p>534691</text:p>
          </table:table-cell>
          <table:table-cell office:value-type="float" office:value="4606" calcext:value-type="float">
            <text:p>4606</text:p>
          </table:table-cell>
          <table:table-cell table:number-columns-repeated="3"/>
          <table:table-cell office:value-type="float" office:value="1193333" calcext:value-type="float">
            <text:p>1193333</text:p>
          </table:table-cell>
          <table:table-cell office:value-type="float" office:value="572207" calcext:value-type="float">
            <text:p>572207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table:number-columns-repeated="13"/>
          <table:table-cell office:value-type="float" office:value="1188997" calcext:value-type="float">
            <text:p>1188997</text:p>
          </table:table-cell>
          <table:table-cell office:value-type="float" office:value="578548" calcext:value-type="float">
            <text:p>578548</text:p>
          </table:table-cell>
          <table:table-cell office:value-type="float" office:value="7477" calcext:value-type="float">
            <text:p>7477</text:p>
          </table:table-cell>
        </table:table-row>
        <table:table-row table:style-name="ro1">
          <table:table-cell table:number-columns-repeated="13"/>
          <table:table-cell office:value-type="float" office:value="1204115" calcext:value-type="float">
            <text:p>1204115</text:p>
          </table:table-cell>
          <table:table-cell office:value-type="float" office:value="602685" calcext:value-type="float">
            <text:p>602685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table:number-columns-repeated="13"/>
          <table:table-cell office:value-type="float" office:value="1188346" calcext:value-type="float">
            <text:p>1188346</text:p>
          </table:table-cell>
          <table:table-cell office:value-type="float" office:value="570442" calcext:value-type="float">
            <text:p>570442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table:number-columns-repeated="13"/>
          <table:table-cell office:value-type="float" office:value="1187761" calcext:value-type="float">
            <text:p>1187761</text:p>
          </table:table-cell>
          <table:table-cell office:value-type="float" office:value="569862" calcext:value-type="float">
            <text:p>569862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table:number-columns-repeated="13"/>
          <table:table-cell office:value-type="float" office:value="1183975" calcext:value-type="float">
            <text:p>1183975</text:p>
          </table:table-cell>
          <table:table-cell office:value-type="float" office:value="569949" calcext:value-type="float">
            <text:p>569949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table:number-columns-repeated="13"/>
          <table:table-cell office:value-type="float" office:value="1180987" calcext:value-type="float">
            <text:p>1180987</text:p>
          </table:table-cell>
          <table:table-cell office:value-type="float" office:value="569572" calcext:value-type="float">
            <text:p>569572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number-columns-repeated="13"/>
          <table:table-cell office:value-type="float" office:value="1182175" calcext:value-type="float">
            <text:p>1182175</text:p>
          </table:table-cell>
          <table:table-cell office:value-type="float" office:value="583912" calcext:value-type="float">
            <text:p>583912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table:number-columns-repeated="13"/>
          <table:table-cell office:value-type="float" office:value="1182481" calcext:value-type="float">
            <text:p>1182481</text:p>
          </table:table-cell>
          <table:table-cell office:value-type="float" office:value="571403" calcext:value-type="float">
            <text:p>571403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table:number-columns-repeated="13"/>
          <table:table-cell office:value-type="float" office:value="1184746" calcext:value-type="float">
            <text:p>1184746</text:p>
          </table:table-cell>
          <table:table-cell office:value-type="float" office:value="570595" calcext:value-type="float">
            <text:p>570595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table:number-columns-repeated="13"/>
          <table:table-cell office:value-type="float" office:value="1198592" calcext:value-type="float">
            <text:p>1198592</text:p>
          </table:table-cell>
          <table:table-cell office:value-type="float" office:value="572747" calcext:value-type="float">
            <text:p>572747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table:number-columns-repeated="13"/>
          <table:table-cell office:value-type="float" office:value="1205573" calcext:value-type="float">
            <text:p>1205573</text:p>
          </table:table-cell>
          <table:table-cell office:value-type="float" office:value="569279" calcext:value-type="float">
            <text:p>569279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table:number-columns-repeated="13"/>
          <table:table-cell office:value-type="float" office:value="1187353" calcext:value-type="float">
            <text:p>1187353</text:p>
          </table:table-cell>
          <table:table-cell office:value-type="float" office:value="581152" calcext:value-type="float">
            <text:p>581152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table:number-columns-repeated="13"/>
          <table:table-cell office:value-type="float" office:value="1197706" calcext:value-type="float">
            <text:p>1197706</text:p>
          </table:table-cell>
          <table:table-cell office:value-type="float" office:value="568788" calcext:value-type="float">
            <text:p>568788</text:p>
          </table:table-cell>
          <table:table-cell office:value-type="float" office:value="5693" calcext:value-type="float">
            <text:p>5693</text:p>
          </table:table-cell>
        </table:table-row>
        <table:table-row table:style-name="ro1">
          <table:table-cell table:number-columns-repeated="13"/>
          <table:table-cell office:value-type="float" office:value="1195919" calcext:value-type="float">
            <text:p>1195919</text:p>
          </table:table-cell>
          <table:table-cell office:value-type="float" office:value="569656" calcext:value-type="float">
            <text:p>569656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table:number-columns-repeated="13"/>
          <table:table-cell office:value-type="float" office:value="1189917" calcext:value-type="float">
            <text:p>1189917</text:p>
          </table:table-cell>
          <table:table-cell office:value-type="float" office:value="568032" calcext:value-type="float">
            <text:p>568032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 table:number-columns-repeated="13"/>
          <table:table-cell office:value-type="float" office:value="1186389" calcext:value-type="float">
            <text:p>1186389</text:p>
          </table:table-cell>
          <table:table-cell office:value-type="float" office:value="567989" calcext:value-type="float">
            <text:p>567989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table:number-columns-repeated="13"/>
          <table:table-cell office:value-type="float" office:value="1205705" calcext:value-type="float">
            <text:p>1205705</text:p>
          </table:table-cell>
          <table:table-cell office:value-type="float" office:value="568470" calcext:value-type="float">
            <text:p>568470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table:number-columns-repeated="13"/>
          <table:table-cell office:value-type="float" office:value="1203033" calcext:value-type="float">
            <text:p>1203033</text:p>
          </table:table-cell>
          <table:table-cell office:value-type="float" office:value="570172" calcext:value-type="float">
            <text:p>570172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table:number-columns-repeated="13"/>
          <table:table-cell office:value-type="float" office:value="1186541" calcext:value-type="float">
            <text:p>1186541</text:p>
          </table:table-cell>
          <table:table-cell office:value-type="float" office:value="569973" calcext:value-type="float">
            <text:p>569973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 table:number-columns-repeated="13"/>
          <table:table-cell office:value-type="float" office:value="1196616" calcext:value-type="float">
            <text:p>1196616</text:p>
          </table:table-cell>
          <table:table-cell office:value-type="float" office:value="567350" calcext:value-type="float">
            <text:p>567350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table:number-columns-repeated="13"/>
          <table:table-cell office:value-type="float" office:value="1186165" calcext:value-type="float">
            <text:p>1186165</text:p>
          </table:table-cell>
          <table:table-cell office:value-type="float" office:value="568922" calcext:value-type="float">
            <text:p>568922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table:number-columns-repeated="13"/>
          <table:table-cell office:value-type="float" office:value="1203721" calcext:value-type="float">
            <text:p>1203721</text:p>
          </table:table-cell>
          <table:table-cell office:value-type="float" office:value="567619" calcext:value-type="float">
            <text:p>567619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table:number-columns-repeated="13"/>
          <table:table-cell office:value-type="float" office:value="1188301" calcext:value-type="float">
            <text:p>1188301</text:p>
          </table:table-cell>
          <table:table-cell office:value-type="float" office:value="567899" calcext:value-type="float">
            <text:p>567899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table:number-columns-repeated="13"/>
          <table:table-cell office:value-type="float" office:value="1186210" calcext:value-type="float">
            <text:p>1186210</text:p>
          </table:table-cell>
          <table:table-cell office:value-type="float" office:value="570433" calcext:value-type="float">
            <text:p>570433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table:number-columns-repeated="13"/>
          <table:table-cell office:value-type="float" office:value="1197727" calcext:value-type="float">
            <text:p>1197727</text:p>
          </table:table-cell>
          <table:table-cell office:value-type="float" office:value="576578" calcext:value-type="float">
            <text:p>576578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table:number-columns-repeated="13"/>
          <table:table-cell office:value-type="float" office:value="1192542" calcext:value-type="float">
            <text:p>1192542</text:p>
          </table:table-cell>
          <table:table-cell office:value-type="float" office:value="575741" calcext:value-type="float">
            <text:p>575741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table:number-columns-repeated="13"/>
          <table:table-cell office:value-type="float" office:value="1214449" calcext:value-type="float">
            <text:p>1214449</text:p>
          </table:table-cell>
          <table:table-cell office:value-type="float" office:value="572253" calcext:value-type="float">
            <text:p>572253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table:number-columns-repeated="13"/>
          <table:table-cell office:value-type="float" office:value="1197427" calcext:value-type="float">
            <text:p>1197427</text:p>
          </table:table-cell>
          <table:table-cell office:value-type="float" office:value="576438" calcext:value-type="float">
            <text:p>576438</text:p>
          </table:table-cell>
          <table:table-cell office:value-type="float" office:value="5634" calcext:value-type="float">
            <text:p>5634</text:p>
          </table:table-cell>
        </table:table-row>
        <table:table-row table:style-name="ro1">
          <table:table-cell table:number-columns-repeated="13"/>
          <table:table-cell office:value-type="float" office:value="1191728" calcext:value-type="float">
            <text:p>1191728</text:p>
          </table:table-cell>
          <table:table-cell office:value-type="float" office:value="570256" calcext:value-type="float">
            <text:p>570256</text:p>
          </table:table-cell>
          <table:table-cell office:value-type="float" office:value="5896" calcext:value-type="float">
            <text:p>5896</text:p>
          </table:table-cell>
        </table:table-row>
        <table:table-row table:style-name="ro1">
          <table:table-cell table:number-columns-repeated="13"/>
          <table:table-cell office:value-type="float" office:value="1196626" calcext:value-type="float">
            <text:p>1196626</text:p>
          </table:table-cell>
          <table:table-cell office:value-type="float" office:value="572455" calcext:value-type="float">
            <text:p>572455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table:number-columns-repeated="13"/>
          <table:table-cell office:value-type="float" office:value="1194194" calcext:value-type="float">
            <text:p>1194194</text:p>
          </table:table-cell>
          <table:table-cell office:value-type="float" office:value="583116" calcext:value-type="float">
            <text:p>583116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table:number-columns-repeated="13"/>
          <table:table-cell office:value-type="float" office:value="1195353" calcext:value-type="float">
            <text:p>1195353</text:p>
          </table:table-cell>
          <table:table-cell office:value-type="float" office:value="579005" calcext:value-type="float">
            <text:p>579005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table:number-columns-repeated="13"/>
          <table:table-cell office:value-type="float" office:value="1193773" calcext:value-type="float">
            <text:p>1193773</text:p>
          </table:table-cell>
          <table:table-cell office:value-type="float" office:value="570610" calcext:value-type="float">
            <text:p>570610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table:number-columns-repeated="13"/>
          <table:table-cell office:value-type="float" office:value="1188870" calcext:value-type="float">
            <text:p>1188870</text:p>
          </table:table-cell>
          <table:table-cell office:value-type="float" office:value="572191" calcext:value-type="float">
            <text:p>572191</text:p>
          </table:table-cell>
          <table:table-cell office:value-type="float" office:value="5396" calcext:value-type="float">
            <text:p>5396</text:p>
          </table:table-cell>
        </table:table-row>
        <table:table-row table:style-name="ro1">
          <table:table-cell table:number-columns-repeated="13"/>
          <table:table-cell office:value-type="float" office:value="1187154" calcext:value-type="float">
            <text:p>1187154</text:p>
          </table:table-cell>
          <table:table-cell office:value-type="float" office:value="572792" calcext:value-type="float">
            <text:p>572792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table:number-columns-repeated="13"/>
          <table:table-cell office:value-type="float" office:value="1197720" calcext:value-type="float">
            <text:p>1197720</text:p>
          </table:table-cell>
          <table:table-cell office:value-type="float" office:value="585189" calcext:value-type="float">
            <text:p>585189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table:number-columns-repeated="13"/>
          <table:table-cell office:value-type="float" office:value="1194764" calcext:value-type="float">
            <text:p>1194764</text:p>
          </table:table-cell>
          <table:table-cell office:value-type="float" office:value="572608" calcext:value-type="float">
            <text:p>572608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table:number-columns-repeated="13"/>
          <table:table-cell office:value-type="float" office:value="1198159" calcext:value-type="float">
            <text:p>1198159</text:p>
          </table:table-cell>
          <table:table-cell office:value-type="float" office:value="570546" calcext:value-type="float">
            <text:p>570546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 table:number-columns-repeated="13"/>
          <table:table-cell office:value-type="float" office:value="1202584" calcext:value-type="float">
            <text:p>1202584</text:p>
          </table:table-cell>
          <table:table-cell office:value-type="float" office:value="574501" calcext:value-type="float">
            <text:p>574501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table:number-columns-repeated="13"/>
          <table:table-cell office:value-type="float" office:value="1170585" calcext:value-type="float">
            <text:p>1170585</text:p>
          </table:table-cell>
          <table:table-cell office:value-type="float" office:value="572429" calcext:value-type="float">
            <text:p>572429</text:p>
          </table:table-cell>
          <table:table-cell office:value-type="float" office:value="5322" calcext:value-type="float">
            <text:p>5322</text:p>
          </table:table-cell>
        </table:table-row>
        <table:table-row table:style-name="ro1">
          <table:table-cell table:number-columns-repeated="13"/>
          <table:table-cell office:value-type="float" office:value="1176678" calcext:value-type="float">
            <text:p>1176678</text:p>
          </table:table-cell>
          <table:table-cell office:value-type="float" office:value="589557" calcext:value-type="float">
            <text:p>589557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table:number-columns-repeated="13"/>
          <table:table-cell office:value-type="float" office:value="1178277" calcext:value-type="float">
            <text:p>1178277</text:p>
          </table:table-cell>
          <table:table-cell office:value-type="float" office:value="572115" calcext:value-type="float">
            <text:p>572115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table:number-columns-repeated="13"/>
          <table:table-cell office:value-type="float" office:value="1171111" calcext:value-type="float">
            <text:p>1171111</text:p>
          </table:table-cell>
          <table:table-cell office:value-type="float" office:value="571764" calcext:value-type="float">
            <text:p>571764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table:number-columns-repeated="13"/>
          <table:table-cell office:value-type="float" office:value="1170704" calcext:value-type="float">
            <text:p>1170704</text:p>
          </table:table-cell>
          <table:table-cell office:value-type="float" office:value="571271" calcext:value-type="float">
            <text:p>571271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table:number-columns-repeated="13"/>
          <table:table-cell office:value-type="float" office:value="1167133" calcext:value-type="float">
            <text:p>1167133</text:p>
          </table:table-cell>
          <table:table-cell office:value-type="float" office:value="572510" calcext:value-type="float">
            <text:p>572510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table:number-columns-repeated="13"/>
          <table:table-cell office:value-type="float" office:value="1195967" calcext:value-type="float">
            <text:p>1195967</text:p>
          </table:table-cell>
          <table:table-cell office:value-type="float" office:value="570592" calcext:value-type="float">
            <text:p>570592</text:p>
          </table:table-cell>
          <table:table-cell office:value-type="float" office:value="6017" calcext:value-type="float">
            <text:p>6017</text:p>
          </table:table-cell>
        </table:table-row>
        <table:table-row table:style-name="ro1">
          <table:table-cell table:number-columns-repeated="13"/>
          <table:table-cell office:value-type="float" office:value="1169572" calcext:value-type="float">
            <text:p>1169572</text:p>
          </table:table-cell>
          <table:table-cell office:value-type="float" office:value="569887" calcext:value-type="float">
            <text:p>569887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table:number-columns-repeated="13"/>
          <table:table-cell office:value-type="float" office:value="1166024" calcext:value-type="float">
            <text:p>1166024</text:p>
          </table:table-cell>
          <table:table-cell office:value-type="float" office:value="570339" calcext:value-type="float">
            <text:p>570339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table:number-columns-repeated="13"/>
          <table:table-cell office:value-type="float" office:value="1164215" calcext:value-type="float">
            <text:p>1164215</text:p>
          </table:table-cell>
          <table:table-cell office:value-type="float" office:value="570661" calcext:value-type="float">
            <text:p>570661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table:number-columns-repeated="13"/>
          <table:table-cell office:value-type="float" office:value="1166890" calcext:value-type="float">
            <text:p>1166890</text:p>
          </table:table-cell>
          <table:table-cell office:value-type="float" office:value="572158" calcext:value-type="float">
            <text:p>572158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table:number-columns-repeated="13"/>
          <table:table-cell office:value-type="float" office:value="1189357" calcext:value-type="float">
            <text:p>1189357</text:p>
          </table:table-cell>
          <table:table-cell office:value-type="float" office:value="573150" calcext:value-type="float">
            <text:p>573150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table:number-columns-repeated="13"/>
          <table:table-cell office:value-type="float" office:value="1174206" calcext:value-type="float">
            <text:p>1174206</text:p>
          </table:table-cell>
          <table:table-cell office:value-type="float" office:value="573814" calcext:value-type="float">
            <text:p>573814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number-columns-repeated="13"/>
          <table:table-cell office:value-type="float" office:value="1172284" calcext:value-type="float">
            <text:p>1172284</text:p>
          </table:table-cell>
          <table:table-cell office:value-type="float" office:value="574057" calcext:value-type="float">
            <text:p>574057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table:number-columns-repeated="13"/>
          <table:table-cell office:value-type="float" office:value="1183073" calcext:value-type="float">
            <text:p>1183073</text:p>
          </table:table-cell>
          <table:table-cell office:value-type="float" office:value="572966" calcext:value-type="float">
            <text:p>572966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table:number-columns-repeated="13"/>
          <table:table-cell office:value-type="float" office:value="1166853" calcext:value-type="float">
            <text:p>1166853</text:p>
          </table:table-cell>
          <table:table-cell office:value-type="float" office:value="572166" calcext:value-type="float">
            <text:p>572166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table:number-columns-repeated="13"/>
          <table:table-cell office:value-type="float" office:value="1182924" calcext:value-type="float">
            <text:p>1182924</text:p>
          </table:table-cell>
          <table:table-cell office:value-type="float" office:value="572024" calcext:value-type="float">
            <text:p>572024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table:number-columns-repeated="13"/>
          <table:table-cell office:value-type="float" office:value="1174682" calcext:value-type="float">
            <text:p>1174682</text:p>
          </table:table-cell>
          <table:table-cell office:value-type="float" office:value="574771" calcext:value-type="float">
            <text:p>574771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table:number-columns-repeated="13"/>
          <table:table-cell office:value-type="float" office:value="1173219" calcext:value-type="float">
            <text:p>1173219</text:p>
          </table:table-cell>
          <table:table-cell office:value-type="float" office:value="581994" calcext:value-type="float">
            <text:p>581994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table:number-columns-repeated="13"/>
          <table:table-cell office:value-type="float" office:value="1164580" calcext:value-type="float">
            <text:p>1164580</text:p>
          </table:table-cell>
          <table:table-cell office:value-type="float" office:value="571205" calcext:value-type="float">
            <text:p>571205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table:number-columns-repeated="13"/>
          <table:table-cell office:value-type="float" office:value="1174624" calcext:value-type="float">
            <text:p>1174624</text:p>
          </table:table-cell>
          <table:table-cell office:value-type="float" office:value="570370" calcext:value-type="float">
            <text:p>570370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table:number-columns-repeated="13"/>
          <table:table-cell office:value-type="float" office:value="1186824" calcext:value-type="float">
            <text:p>1186824</text:p>
          </table:table-cell>
          <table:table-cell office:value-type="float" office:value="571309" calcext:value-type="float">
            <text:p>571309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table:number-columns-repeated="13"/>
          <table:table-cell office:value-type="float" office:value="1167393" calcext:value-type="float">
            <text:p>1167393</text:p>
          </table:table-cell>
          <table:table-cell office:value-type="float" office:value="569796" calcext:value-type="float">
            <text:p>569796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table:number-columns-repeated="13"/>
          <table:table-cell office:value-type="float" office:value="1168481" calcext:value-type="float">
            <text:p>1168481</text:p>
          </table:table-cell>
          <table:table-cell office:value-type="float" office:value="570501" calcext:value-type="float">
            <text:p>570501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table:number-columns-repeated="13"/>
          <table:table-cell office:value-type="float" office:value="1171112" calcext:value-type="float">
            <text:p>1171112</text:p>
          </table:table-cell>
          <table:table-cell office:value-type="float" office:value="570412" calcext:value-type="float">
            <text:p>570412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table:number-columns-repeated="13"/>
          <table:table-cell office:value-type="float" office:value="1168152" calcext:value-type="float">
            <text:p>1168152</text:p>
          </table:table-cell>
          <table:table-cell office:value-type="float" office:value="570589" calcext:value-type="float">
            <text:p>570589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table:number-columns-repeated="13"/>
          <table:table-cell office:value-type="float" office:value="1180482" calcext:value-type="float">
            <text:p>1180482</text:p>
          </table:table-cell>
          <table:table-cell office:value-type="float" office:value="571170" calcext:value-type="float">
            <text:p>571170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table:number-columns-repeated="13"/>
          <table:table-cell office:value-type="float" office:value="1174872" calcext:value-type="float">
            <text:p>1174872</text:p>
          </table:table-cell>
          <table:table-cell office:value-type="float" office:value="571288" calcext:value-type="float">
            <text:p>571288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table:number-columns-repeated="13"/>
          <table:table-cell office:value-type="float" office:value="1183608" calcext:value-type="float">
            <text:p>1183608</text:p>
          </table:table-cell>
          <table:table-cell office:value-type="float" office:value="575715" calcext:value-type="float">
            <text:p>575715</text:p>
          </table:table-cell>
          <table:table-cell office:value-type="float" office:value="5741" calcext:value-type="float">
            <text:p>5741</text:p>
          </table:table-cell>
        </table:table-row>
        <table:table-row table:style-name="ro1">
          <table:table-cell table:number-columns-repeated="13"/>
          <table:table-cell office:value-type="float" office:value="1170886" calcext:value-type="float">
            <text:p>1170886</text:p>
          </table:table-cell>
          <table:table-cell office:value-type="float" office:value="572561" calcext:value-type="float">
            <text:p>572561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table:number-columns-repeated="13"/>
          <table:table-cell office:value-type="float" office:value="1172835" calcext:value-type="float">
            <text:p>1172835</text:p>
          </table:table-cell>
          <table:table-cell office:value-type="float" office:value="572178" calcext:value-type="float">
            <text:p>572178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table:number-columns-repeated="13"/>
          <table:table-cell office:value-type="float" office:value="1189796" calcext:value-type="float">
            <text:p>1189796</text:p>
          </table:table-cell>
          <table:table-cell office:value-type="float" office:value="571698" calcext:value-type="float">
            <text:p>571698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table:number-columns-repeated="13"/>
          <table:table-cell office:value-type="float" office:value="1166566" calcext:value-type="float">
            <text:p>1166566</text:p>
          </table:table-cell>
          <table:table-cell office:value-type="float" office:value="564167" calcext:value-type="float">
            <text:p>564167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table:number-columns-repeated="13"/>
          <table:table-cell office:value-type="float" office:value="1167046" calcext:value-type="float">
            <text:p>1167046</text:p>
          </table:table-cell>
          <table:table-cell office:value-type="float" office:value="564776" calcext:value-type="float">
            <text:p>564776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table:number-columns-repeated="13"/>
          <table:table-cell office:value-type="float" office:value="1169156" calcext:value-type="float">
            <text:p>1169156</text:p>
          </table:table-cell>
          <table:table-cell office:value-type="float" office:value="564659" calcext:value-type="float">
            <text:p>564659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table:number-columns-repeated="13"/>
          <table:table-cell office:value-type="float" office:value="1168143" calcext:value-type="float">
            <text:p>1168143</text:p>
          </table:table-cell>
          <table:table-cell office:value-type="float" office:value="565740" calcext:value-type="float">
            <text:p>565740</text:p>
          </table:table-cell>
          <table:table-cell office:value-type="float" office:value="6487" calcext:value-type="float">
            <text:p>64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8T17:33:54.237732426</dc:date>
    <meta:editing-duration>PT14M41S</meta:editing-duration>
    <meta:editing-cycles>4</meta:editing-cycles>
    <meta:generator>LibreOffice/7.3.6.2$Linux_X86_64 LibreOffice_project/30$Build-2</meta:generator>
    <meta:document-statistic meta:table-count="3" meta:cell-count="5611" meta:object-count="0"/>
  </office:meta>
</office:document-meta>
</file>